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Go Noto Kurrent-Regular" svg:font-family="'Go Noto Kurrent-Regular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5.61mm"/>
    </style:style>
    <style:style style:name="co2" style:family="table-column">
      <style:table-column-properties fo:break-before="auto" style:column-width="36.85mm"/>
    </style:style>
    <style:style style:name="co3" style:family="table-column">
      <style:table-column-properties fo:break-before="auto" style:column-width="44.2mm"/>
    </style:style>
    <style:style style:name="co4" style:family="table-column">
      <style:table-column-properties fo:break-before="auto" style:column-width="15.88mm"/>
    </style:style>
    <style:style style:name="co5" style:family="table-column">
      <style:table-column-properties fo:break-before="auto" style:column-width="16.97mm"/>
    </style:style>
    <style:style style:name="co6" style:family="table-column">
      <style:table-column-properties fo:break-before="auto" style:column-width="18.61mm"/>
    </style:style>
    <style:style style:name="co7" style:family="table-column">
      <style:table-column-properties fo:break-before="auto" style:column-width="20.51mm"/>
    </style:style>
    <style:style style:name="co8" style:family="table-column">
      <style:table-column-properties fo:break-before="auto" style:column-width="16.7mm"/>
    </style:style>
    <style:style style:name="co9" style:family="table-column">
      <style:table-column-properties fo:break-before="auto" style:column-width="18.87mm"/>
    </style:style>
    <style:style style:name="co10" style:family="table-column">
      <style:table-column-properties fo:break-before="auto" style:column-width="17.78mm"/>
    </style:style>
    <style:style style:name="co11" style:family="table-column">
      <style:table-column-properties fo:break-before="auto" style:column-width="22.14mm"/>
    </style:style>
    <style:style style:name="co12" style:family="table-column">
      <style:table-column-properties fo:break-before="auto" style:column-width="24.32mm"/>
    </style:style>
    <style:style style:name="co13" style:family="table-column">
      <style:table-column-properties fo:break-before="auto" style:column-width="26.14mm"/>
    </style:style>
    <style:style style:name="co14" style:family="table-column">
      <style:table-column-properties fo:break-before="auto" style:column-width="91.05mm"/>
    </style:style>
    <style:style style:name="co15" style:family="table-column">
      <style:table-column-properties fo:break-before="auto" style:column-width="22.58mm"/>
    </style:style>
    <style:style style:name="co16" style:family="table-column">
      <style:table-column-properties fo:break-before="auto" style:column-width="42.21mm"/>
    </style:style>
    <style:style style:name="co17" style:family="table-column">
      <style:table-column-properties fo:break-before="auto" style:column-width="48.56mm"/>
    </style:style>
    <style:style style:name="co18" style:family="table-column">
      <style:table-column-properties fo:break-before="auto" style:column-width="12.33mm"/>
    </style:style>
    <style:style style:name="co19" style:family="table-column">
      <style:table-column-properties fo:break-before="auto" style:column-width="21.59mm"/>
    </style:style>
    <style:style style:name="co20" style:family="table-column">
      <style:table-column-properties fo:break-before="auto" style:column-width="12.88mm"/>
    </style:style>
    <style:style style:name="co21" style:family="table-column">
      <style:table-column-properties fo:break-before="auto" style:column-width="22.97mm"/>
    </style:style>
    <style:style style:name="co22" style:family="table-column">
      <style:table-column-properties fo:break-before="auto" style:column-width="24.04mm"/>
    </style:style>
    <style:style style:name="co23" style:family="table-column">
      <style:table-column-properties fo:break-before="auto" style:column-width="90.51mm"/>
    </style:style>
    <style:style style:name="co24" style:family="table-column">
      <style:table-column-properties fo:break-before="auto" style:column-width="124.02mm"/>
    </style:style>
    <style:style style:name="co25" style:family="table-column">
      <style:table-column-properties fo:break-before="auto" style:column-width="73.62mm"/>
    </style:style>
    <style:style style:name="co26" style:family="table-column">
      <style:table-column-properties fo:break-before="auto" style:column-width="74.17mm"/>
    </style:style>
    <style:style style:name="co27" style:family="table-column">
      <style:table-column-properties fo:break-before="auto" style:column-width="60.01mm"/>
    </style:style>
    <style:style style:name="co28" style:family="table-column">
      <style:table-column-properties fo:break-before="auto" style:column-width="55.1mm"/>
    </style:style>
    <style:style style:name="co29" style:family="table-column">
      <style:table-column-properties fo:break-before="auto" style:column-width="59.3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2mm" fo:break-before="auto" style:use-optimal-row-height="false"/>
    </style:style>
    <style:style style:name="ro3" style:family="table-row">
      <style:table-row-properties style:row-height="500.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 fo:wrap-option="no-wrap"/>
      <style:paragraph-properties fo:text-align="start" fo:margin-left="0mm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ourc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5" table:number-columns-repeated="16368" table:default-cell-style-name="ce2"/>
        <table:table-row table:style-name="ro1">
          <table:table-cell table:style-name="ce1" office:value-type="string" calcext:value-type="string">
            <text:p>Name</text:p>
          </table:table-cell>
          <table:table-cell office:value-type="string" calcext:value-type="string">
            <text:p>landscape</text:p>
          </table:table-cell>
          <table:table-cell table:style-name="ce1" office:value-type="string" calcext:value-type="string">
            <text:p>Index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Width</text:p>
          </table:table-cell>
          <table:table-cell office:value-type="float" office:value="2400" calcext:value-type="float">
            <text:p>2400</text:p>
          </table:table-cell>
          <table:table-cell table:style-name="ce1" office:value-type="string" calcext:value-type="string">
            <text:p>Height</text:p>
          </table:table-cell>
          <table:table-cell table:style-name="ce4" office:value-type="float" office:value="1080" calcext:value-type="float">
            <text:p>1080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style-name="ce3" office:value-type="string" calcext:value-type="string">
            <text:p>Index</text:p>
          </table:table-cell>
          <table:table-cell table:style-name="ce3" office:value-type="string" calcext:value-type="string">
            <text:p>Command</text:p>
          </table:table-cell>
          <table:table-cell table:style-name="ce3" office:value-type="string" calcext:value-type="string">
            <text:p>Image</text:p>
          </table:table-cell>
          <table:table-cell table:style-name="ce3" office:value-type="string" calcext:value-type="string">
            <text:p>Width</text:p>
          </table:table-cell>
          <table:table-cell table:style-name="ce3" office:value-type="string" calcext:value-type="string">
            <text:p>Height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Shape</text:p>
          </table:table-cell>
          <table:table-cell table:style-name="ce3" office:value-type="string" calcext:value-type="string">
            <text:p>Hittable</text:p>
          </table:table-cell>
          <table:table-cell table:style-name="ce3" office:value-type="string" calcext:value-type="string">
            <text:p>Is Area</text:p>
          </table:table-cell>
          <table:table-cell table:style-name="ce3" office:value-type="string" calcext:value-type="string">
            <text:p>Is Analog</text:p>
          </table:table-cell>
          <table:table-cell table:style-name="ce3" office:value-type="string" calcext:value-type="string">
            <text:p>Alpha Mod</text:p>
          </table:table-cell>
          <table:table-cell table:style-name="ce3" office:value-type="string" calcext:value-type="string">
            <text:p>Next Overlay</text:p>
          </table:table-cell>
          <table:table-cell table:style-name="ce3" office:value-type="string" calcext:value-type="string">
            <text:p>Description</text:p>
          </table:table-cell>
          <table:table-cell table:number-columns-repeated="1637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oggle_fast_forward</text:p>
          </table:table-cell>
          <table:table-cell office:value-type="string" calcext:value-type="string">
            <text:p>l-light-hotkey.png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36" calcext:value-type="float">
            <text:p>36</text:p>
          </table:table-cell>
          <table:table-cell office:value-type="float" office:value="948" calcext:value-type="float">
            <text:p>948</text:p>
          </table:table-cell>
          <table:table-cell office:value-type="string" calcext:value-type="string">
            <text:p>radial</text:p>
          </table:table-cell>
          <table:table-cell/>
          <table:table-cell table:style-name="ce5"/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toggle_fast_forward'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oad_state</text:p>
          </table:table-cell>
          <table:table-cell office:value-type="string" calcext:value-type="string">
            <text:p>l-light-hotkey.png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780" calcext:value-type="float">
            <text:p>78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load_state'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ave_state</text:p>
          </table:table-cell>
          <table:table-cell office:value-type="string" calcext:value-type="string">
            <text:p>l-light-hotkey.png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1524" calcext:value-type="float">
            <text:p>152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save_state'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enu_toggle</text:p>
          </table:table-cell>
          <table:table-cell office:value-type="string" calcext:value-type="string">
            <text:p>l-light-hotkey.png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2268" calcext:value-type="float">
            <text:p>2268</text:p>
          </table:table-cell>
          <table:table-cell office:value-type="float" office:value="948" calcext:value-type="float">
            <text:p>948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menu_toggle'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l-light-shoulder.png</text:p>
          </table:table-cell>
          <table:table-cell table:number-columns-repeated="2" office:value-type="float" office:value="138" calcext:value-type="float">
            <text:p>138</text:p>
          </table:table-cell>
          <table:table-cell office:value-type="float" office:value="27" calcext:value-type="float">
            <text:p>27</text:p>
          </table:table-cell>
          <table:table-cell office:value-type="float" office:value="122.858" calcext:value-type="float">
            <text:p>122.858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l2'</text:p>
          </table:table-cell>
          <table:table-cell table:number-columns-repeated="1637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-light-shoulder.png</text:p>
          </table:table-cell>
          <table:table-cell table:number-columns-repeated="2" office:value-type="float" office:value="138" calcext:value-type="float">
            <text:p>138</text:p>
          </table:table-cell>
          <table:table-cell office:value-type="float" office:value="228" calcext:value-type="float">
            <text:p>228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l1'</text:p>
          </table:table-cell>
          <table:table-cell table:number-columns-repeated="1637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l-light-shoulder.png</text:p>
          </table:table-cell>
          <table:table-cell table:number-columns-repeated="2" office:value-type="float" office:value="138" calcext:value-type="float">
            <text:p>138</text:p>
          </table:table-cell>
          <table:table-cell office:value-type="float" office:value="429" calcext:value-type="float">
            <text:p>429</text:p>
          </table:table-cell>
          <table:table-cell office:value-type="float" office:value="122.858" calcext:value-type="float">
            <text:p>122.858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select'</text:p>
          </table:table-cell>
          <table:table-cell table:number-columns-repeated="1637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l-light-shoulder.png</text:p>
          </table:table-cell>
          <table:table-cell table:number-columns-repeated="2" office:value-type="float" office:value="138" calcext:value-type="float">
            <text:p>138</text:p>
          </table:table-cell>
          <table:table-cell office:value-type="float" office:value="1833" calcext:value-type="float">
            <text:p>1833</text:p>
          </table:table-cell>
          <table:table-cell office:value-type="float" office:value="122.858" calcext:value-type="float">
            <text:p>122.858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start'</text:p>
          </table:table-cell>
          <table:table-cell table:number-columns-repeated="1637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-light-shoulder.png</text:p>
          </table:table-cell>
          <table:table-cell table:number-columns-repeated="2" office:value-type="float" office:value="138" calcext:value-type="float">
            <text:p>138</text:p>
          </table:table-cell>
          <table:table-cell office:value-type="float" office:value="2034" calcext:value-type="float">
            <text:p>2034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r1'</text:p>
          </table:table-cell>
          <table:table-cell table:number-columns-repeated="1637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l-light-shoulder.png</text:p>
          </table:table-cell>
          <table:table-cell table:number-columns-repeated="2" office:value-type="float" office:value="138" calcext:value-type="float">
            <text:p>138</text:p>
          </table:table-cell>
          <table:table-cell office:value-type="float" office:value="2235" calcext:value-type="float">
            <text:p>2235</text:p>
          </table:table-cell>
          <table:table-cell office:value-type="float" office:value="122.858" calcext:value-type="float">
            <text:p>122.858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r2'</text:p>
          </table:table-cell>
          <table:table-cell table:number-columns-repeated="1637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l-light-act4.png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float" office:value="201" calcext:value-type="float">
            <text:p>201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up'</text:p>
          </table:table-cell>
          <table:table-cell table:number-columns-repeated="1637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-light-act4.png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float" office:value="48" calcext:value-type="float">
            <text:p>48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left'</text:p>
          </table:table-cell>
          <table:table-cell table:number-columns-repeated="1637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l-light-act4.png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float" office:value="354" calcext:value-type="float">
            <text:p>354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right'</text:p>
          </table:table-cell>
          <table:table-cell table:number-columns-repeated="1637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l-light-act4.png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float" office:value="201" calcext:value-type="float">
            <text:p>201</text:p>
          </table:table-cell>
          <table:table-cell office:value-type="float" office:value="597" calcext:value-type="float">
            <text:p>597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down'</text:p>
          </table:table-cell>
          <table:table-cell table:number-columns-repeated="1637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up|left</text:p>
          </table:table-cell>
          <table:table-cell office:value-type="string" calcext:value-type="string">
            <text:p>l-light-corner.png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114.78" calcext:value-type="float">
            <text:p>114.78</text:p>
          </table:table-cell>
          <table:table-cell office:value-type="float" office:value="357.78" calcext:value-type="float">
            <text:p>357.78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up|left'</text:p>
          </table:table-cell>
          <table:table-cell table:number-columns-repeated="1637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p|right</text:p>
          </table:table-cell>
          <table:table-cell office:value-type="string" calcext:value-type="string">
            <text:p>l-light-corner.png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37.22" calcext:value-type="float">
            <text:p>437.22</text:p>
          </table:table-cell>
          <table:table-cell office:value-type="float" office:value="357.78" calcext:value-type="float">
            <text:p>357.78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up|right'</text:p>
          </table:table-cell>
          <table:table-cell table:number-columns-repeated="1637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own|left</text:p>
          </table:table-cell>
          <table:table-cell office:value-type="string" calcext:value-type="string">
            <text:p>l-light-corner.png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114.78" calcext:value-type="float">
            <text:p>114.78</text:p>
          </table:table-cell>
          <table:table-cell office:value-type="float" office:value="680.22" calcext:value-type="float">
            <text:p>680.22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down|left'</text:p>
          </table:table-cell>
          <table:table-cell table:number-columns-repeated="1637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own|right</text:p>
          </table:table-cell>
          <table:table-cell office:value-type="string" calcext:value-type="string">
            <text:p>l-light-corner.png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37.22" calcext:value-type="float">
            <text:p>437.22</text:p>
          </table:table-cell>
          <table:table-cell office:value-type="float" office:value="680.22" calcext:value-type="float">
            <text:p>680.22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down|right'</text:p>
          </table:table-cell>
          <table:table-cell table:number-columns-repeated="1637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-light-act4.png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float" office:value="2007" calcext:value-type="float">
            <text:p>2007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x'</text:p>
          </table:table-cell>
          <table:table-cell table:number-columns-repeated="1637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l-light-act4.png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float" office:value="1854" calcext:value-type="float">
            <text:p>1854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y'</text:p>
          </table:table-cell>
          <table:table-cell table:number-columns-repeated="1637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-light-act4.png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float" office:value="2160" calcext:value-type="float">
            <text:p>2160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a'</text:p>
          </table:table-cell>
          <table:table-cell table:number-columns-repeated="1637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-light-act4.png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float" office:value="2007" calcext:value-type="float">
            <text:p>2007</text:p>
          </table:table-cell>
          <table:table-cell office:value-type="float" office:value="597" calcext:value-type="float">
            <text:p>597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b'</text:p>
          </table:table-cell>
          <table:table-cell table:number-columns-repeated="1637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x|y</text:p>
          </table:table-cell>
          <table:table-cell office:value-type="string" calcext:value-type="string">
            <text:p>l-light-corner.png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1920.78" calcext:value-type="float">
            <text:p>1920.78</text:p>
          </table:table-cell>
          <table:table-cell office:value-type="float" office:value="357.78" calcext:value-type="float">
            <text:p>357.78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x|y'</text:p>
          </table:table-cell>
          <table:table-cell table:number-columns-repeated="1637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x|a</text:p>
          </table:table-cell>
          <table:table-cell office:value-type="string" calcext:value-type="string">
            <text:p>l-light-corner.png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2243.22" calcext:value-type="float">
            <text:p>2243.22</text:p>
          </table:table-cell>
          <table:table-cell office:value-type="float" office:value="357.78" calcext:value-type="float">
            <text:p>357.78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x|a'</text:p>
          </table:table-cell>
          <table:table-cell table:number-columns-repeated="1637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b|y</text:p>
          </table:table-cell>
          <table:table-cell office:value-type="string" calcext:value-type="string">
            <text:p>l-light-corner.png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1920.78" calcext:value-type="float">
            <text:p>1920.78</text:p>
          </table:table-cell>
          <table:table-cell office:value-type="float" office:value="680.22" calcext:value-type="float">
            <text:p>680.22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b|y'</text:p>
          </table:table-cell>
          <table:table-cell table:number-columns-repeated="1637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b|a</text:p>
          </table:table-cell>
          <table:table-cell office:value-type="string" calcext:value-type="string">
            <text:p>l-light-corner.png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2243.22" calcext:value-type="float">
            <text:p>2243.22</text:p>
          </table:table-cell>
          <table:table-cell office:value-type="float" office:value="680.22" calcext:value-type="float">
            <text:p>680.22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ght for 'b|a'</text:p>
          </table:table-cell>
          <table:table-cell table:number-columns-repeated="1637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toggle_fast_forward</text:p>
          </table:table-cell>
          <table:table-cell office:value-type="string" calcext:value-type="string">
            <text:p>l-btn-fast-forward.png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24" calcext:value-type="float">
            <text:p>24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radi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toggle_fast_forward'</text:p>
          </table:table-cell>
          <table:table-cell table:number-columns-repeated="1637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load_state</text:p>
          </table:table-cell>
          <table:table-cell office:value-type="string" calcext:value-type="string">
            <text:p>l-btn-load.png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768" calcext:value-type="float">
            <text:p>76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adi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load_state'</text:p>
          </table:table-cell>
          <table:table-cell table:number-columns-repeated="1637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ave_state</text:p>
          </table:table-cell>
          <table:table-cell office:value-type="string" calcext:value-type="string">
            <text:p>l-btn-save.png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1512" calcext:value-type="float">
            <text:p>151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adi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save_state'</text:p>
          </table:table-cell>
          <table:table-cell table:number-columns-repeated="1637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enu_toggle</text:p>
          </table:table-cell>
          <table:table-cell office:value-type="string" calcext:value-type="string">
            <text:p>l-btn-menu.png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2256" calcext:value-type="float">
            <text:p>2256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radi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menu_toggle'</text:p>
          </table:table-cell>
          <table:table-cell table:number-columns-repeated="1637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l-btn-l2.png</text:p>
          </table:table-cell>
          <table:table-cell table:number-columns-repeated="2" office:value-type="float" office:value="162" calcext:value-type="float">
            <text:p>162</text:p>
          </table:table-cell>
          <table:table-cell office:value-type="float" office:value="15" calcext:value-type="float">
            <text:p>15</text:p>
          </table:table-cell>
          <table:table-cell office:value-type="float" office:value="110.858" calcext:value-type="float">
            <text:p>110.858</text:p>
          </table:table-cell>
          <table:table-cell office:value-type="string" calcext:value-type="string">
            <text:p>radi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l2'</text:p>
          </table:table-cell>
          <table:table-cell table:number-columns-repeated="1637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-btn-l1.png</text:p>
          </table:table-cell>
          <table:table-cell table:number-columns-repeated="2" office:value-type="float" office:value="162" calcext:value-type="float">
            <text:p>162</text:p>
          </table:table-cell>
          <table:table-cell office:value-type="float" office:value="216" calcext:value-type="float">
            <text:p>216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adi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l1'</text:p>
          </table:table-cell>
          <table:table-cell table:number-columns-repeated="1637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l-btn-select.png</text:p>
          </table:table-cell>
          <table:table-cell table:number-columns-repeated="2" office:value-type="float" office:value="162" calcext:value-type="float">
            <text:p>162</text:p>
          </table:table-cell>
          <table:table-cell office:value-type="float" office:value="417" calcext:value-type="float">
            <text:p>417</text:p>
          </table:table-cell>
          <table:table-cell office:value-type="float" office:value="110.858" calcext:value-type="float">
            <text:p>110.858</text:p>
          </table:table-cell>
          <table:table-cell office:value-type="string" calcext:value-type="string">
            <text:p>radi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select'</text:p>
          </table:table-cell>
          <table:table-cell table:number-columns-repeated="1637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l-btn-start.png</text:p>
          </table:table-cell>
          <table:table-cell table:number-columns-repeated="2" office:value-type="float" office:value="162" calcext:value-type="float">
            <text:p>162</text:p>
          </table:table-cell>
          <table:table-cell office:value-type="float" office:value="1821" calcext:value-type="float">
            <text:p>1821</text:p>
          </table:table-cell>
          <table:table-cell office:value-type="float" office:value="110.858" calcext:value-type="float">
            <text:p>110.858</text:p>
          </table:table-cell>
          <table:table-cell office:value-type="string" calcext:value-type="string">
            <text:p>radi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start'</text:p>
          </table:table-cell>
          <table:table-cell table:number-columns-repeated="1637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-btn-r1.png</text:p>
          </table:table-cell>
          <table:table-cell table:number-columns-repeated="2" office:value-type="float" office:value="162" calcext:value-type="float">
            <text:p>162</text:p>
          </table:table-cell>
          <table:table-cell office:value-type="float" office:value="2022" calcext:value-type="float">
            <text:p>202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adi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r1'</text:p>
          </table:table-cell>
          <table:table-cell table:number-columns-repeated="1637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l-btn-r2.png</text:p>
          </table:table-cell>
          <table:table-cell table:number-columns-repeated="2" office:value-type="float" office:value="162" calcext:value-type="float">
            <text:p>162</text:p>
          </table:table-cell>
          <table:table-cell office:value-type="float" office:value="2223" calcext:value-type="float">
            <text:p>2223</text:p>
          </table:table-cell>
          <table:table-cell office:value-type="float" office:value="110.858" calcext:value-type="float">
            <text:p>110.858</text:p>
          </table:table-cell>
          <table:table-cell office:value-type="string" calcext:value-type="string">
            <text:p>radi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r2'</text:p>
          </table:table-cell>
          <table:table-cell table:number-columns-repeated="1637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l-btn-dpad-up.png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float" office:value="201" calcext:value-type="float">
            <text:p>201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up', disabled, handled by dpad_area</text:p>
          </table:table-cell>
          <table:table-cell table:number-columns-repeated="16370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-btn-dpad-left.png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float" office:value="48" calcext:value-type="float">
            <text:p>48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left', disabled, handled by dpad_area</text:p>
          </table:table-cell>
          <table:table-cell table:number-columns-repeated="16370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l-btn-dpad-right.png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float" office:value="354" calcext:value-type="float">
            <text:p>354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right', disabled, handled by dpad_area</text:p>
          </table:table-cell>
          <table:table-cell table:number-columns-repeated="1637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l-btn-dpad-down.png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float" office:value="201" calcext:value-type="float">
            <text:p>201</text:p>
          </table:table-cell>
          <table:table-cell office:value-type="float" office:value="597" calcext:value-type="float">
            <text:p>597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down', disabled, handled by dpad_area</text:p>
          </table:table-cell>
          <table:table-cell table:number-columns-repeated="1637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up|left</text:p>
          </table:table-cell>
          <table:table-cell office:value-type="string" calcext:value-type="string">
            <text:p>l-btn-corner.png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114.78" calcext:value-type="float">
            <text:p>114.78</text:p>
          </table:table-cell>
          <table:table-cell office:value-type="float" office:value="357.78" calcext:value-type="float">
            <text:p>357.78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up|left', disabled, handled by dpad_area</text:p>
          </table:table-cell>
          <table:table-cell table:number-columns-repeated="16370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up|right</text:p>
          </table:table-cell>
          <table:table-cell office:value-type="string" calcext:value-type="string">
            <text:p>l-btn-corner.png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37.22" calcext:value-type="float">
            <text:p>437.22</text:p>
          </table:table-cell>
          <table:table-cell office:value-type="float" office:value="357.78" calcext:value-type="float">
            <text:p>357.78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up|right', disabled, handled by dpad_area</text:p>
          </table:table-cell>
          <table:table-cell table:number-columns-repeated="16370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down|left</text:p>
          </table:table-cell>
          <table:table-cell office:value-type="string" calcext:value-type="string">
            <text:p>l-btn-corner.png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114.78" calcext:value-type="float">
            <text:p>114.78</text:p>
          </table:table-cell>
          <table:table-cell office:value-type="float" office:value="680.22" calcext:value-type="float">
            <text:p>680.22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down|left', disabled, handled by dpad_area</text:p>
          </table:table-cell>
          <table:table-cell table:number-columns-repeated="16370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down|right</text:p>
          </table:table-cell>
          <table:table-cell office:value-type="string" calcext:value-type="string">
            <text:p>l-btn-corner.png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37.22" calcext:value-type="float">
            <text:p>437.22</text:p>
          </table:table-cell>
          <table:table-cell office:value-type="float" office:value="680.22" calcext:value-type="float">
            <text:p>680.22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down|right', disabled, handled by dpad_area</text:p>
          </table:table-cell>
          <table:table-cell table:number-columns-repeated="16370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-btn-act4-x-triangle.png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float" office:value="2007" calcext:value-type="float">
            <text:p>2007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x', disabled, handled by abxy_area</text:p>
          </table:table-cell>
          <table:table-cell table:number-columns-repeated="16370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l-btn-act4-y-square.png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float" office:value="1854" calcext:value-type="float">
            <text:p>1854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y', disabled, handled by abxy_area</text:p>
          </table:table-cell>
          <table:table-cell table:number-columns-repeated="16370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-btn-act4-a-circle.png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float" office:value="2160" calcext:value-type="float">
            <text:p>2160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a', disabled, handled by abxy_area</text:p>
          </table:table-cell>
          <table:table-cell table:number-columns-repeated="16370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-btn-act4-b-cross.png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float" office:value="2007" calcext:value-type="float">
            <text:p>2007</text:p>
          </table:table-cell>
          <table:table-cell office:value-type="float" office:value="597" calcext:value-type="float">
            <text:p>597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b', disabled, handled by abxy_area</text:p>
          </table:table-cell>
          <table:table-cell table:number-columns-repeated="16370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x|y</text:p>
          </table:table-cell>
          <table:table-cell office:value-type="string" calcext:value-type="string">
            <text:p>l-btn-corner.png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1920.78" calcext:value-type="float">
            <text:p>1920.78</text:p>
          </table:table-cell>
          <table:table-cell office:value-type="float" office:value="357.78" calcext:value-type="float">
            <text:p>357.78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x|y', disabled, handled by abxy_area</text:p>
          </table:table-cell>
          <table:table-cell table:number-columns-repeated="16370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x|a</text:p>
          </table:table-cell>
          <table:table-cell office:value-type="string" calcext:value-type="string">
            <text:p>l-btn-corner.png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2243.22" calcext:value-type="float">
            <text:p>2243.22</text:p>
          </table:table-cell>
          <table:table-cell office:value-type="float" office:value="357.78" calcext:value-type="float">
            <text:p>357.78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x|a', disabled, handled by abxy_area</text:p>
          </table:table-cell>
          <table:table-cell table:number-columns-repeated="1637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b|y</text:p>
          </table:table-cell>
          <table:table-cell office:value-type="string" calcext:value-type="string">
            <text:p>l-btn-corner.png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1920.78" calcext:value-type="float">
            <text:p>1920.78</text:p>
          </table:table-cell>
          <table:table-cell office:value-type="float" office:value="680.22" calcext:value-type="float">
            <text:p>680.22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b|y', disabled, handled by abxy_area</text:p>
          </table:table-cell>
          <table:table-cell table:number-columns-repeated="1637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b|a</text:p>
          </table:table-cell>
          <table:table-cell office:value-type="string" calcext:value-type="string">
            <text:p>l-btn-corner.png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2243.22" calcext:value-type="float">
            <text:p>2243.22</text:p>
          </table:table-cell>
          <table:table-cell office:value-type="float" office:value="680.22" calcext:value-type="float">
            <text:p>680.22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utton for 'b|a', disabled, handled by abxy_area</text:p>
          </table:table-cell>
          <table:table-cell table:number-columns-repeated="16370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dpad_area</text:p>
          </table:table-cell>
          <table:table-cell office:value-type="string" calcext:value-type="string">
            <text:p>l-area-dpad.png</text:p>
          </table:table-cell>
          <table:table-cell table:number-columns-repeated="2" office:value-type="float" office:value="546" calcext:value-type="float">
            <text:p>546</text:p>
          </table:table-cell>
          <table:table-cell office:value-type="float" office:value="24" calcext:value-type="float">
            <text:p>24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radi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andler for 'dpad_area'</text:p>
          </table:table-cell>
          <table:table-cell table:number-columns-repeated="1637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abxy_area</text:p>
          </table:table-cell>
          <table:table-cell office:value-type="string" calcext:value-type="string">
            <text:p>l-area-act.png</text:p>
          </table:table-cell>
          <table:table-cell table:number-columns-repeated="2" office:value-type="float" office:value="546" calcext:value-type="float">
            <text:p>546</text:p>
          </table:table-cell>
          <table:table-cell office:value-type="float" office:value="1830" calcext:value-type="float">
            <text:p>1830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radia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andler for 'abxy_area'</text:p>
          </table:table-cell>
          <table:table-cell table:number-columns-repeated="16370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overlay_next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radial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portrait</text:p>
          </table:table-cell>
          <table:table-cell office:value-type="string" calcext:value-type="string">
            <text:p>link to portrait overlay</text:p>
          </table:table-cell>
          <table:table-cell table:number-columns-repeated="16370"/>
        </table:table-row>
        <table:table-row table:style-name="ro1" table:number-rows-repeated="104851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parameter" table:style-name="ta1">
        <table:table-column table:style-name="co17" table:default-cell-style-name="ce2"/>
        <table:table-column table:style-name="co15" table:number-columns-repeated="2" table:default-cell-style-name="ce2"/>
        <table:table-column table:style-name="co18" table:default-cell-style-name="ce2"/>
        <table:table-column table:style-name="co7" table:default-cell-style-name="ce2"/>
        <table:table-column table:style-name="co19" table:default-cell-style-name="ce2"/>
        <table:table-column table:style-name="co20" table:number-columns-repeated="2" table:default-cell-style-name="ce2"/>
        <table:table-column table:style-name="co21" table:default-cell-style-name="ce2"/>
        <table:table-column table:style-name="co22" table:default-cell-style-name="ce2"/>
        <table:table-column table:style-name="co1" table:number-columns-repeated="2" table:default-cell-style-name="ce2"/>
        <table:table-column table:style-name="co23" table:default-cell-style-name="ce2"/>
        <table:table-column table:style-name="co24" table:default-cell-style-name="ce2"/>
        <table:table-column table:style-name="co25" table:default-cell-style-name="ce2"/>
        <table:table-column table:style-name="co17" table:default-cell-style-name="ce2"/>
        <table:table-column table:style-name="co26" table:default-cell-style-name="ce2"/>
        <table:table-column table:style-name="co27" table:default-cell-style-name="ce2"/>
        <table:table-column table:style-name="co28" table:default-cell-style-name="ce2"/>
        <table:table-column table:style-name="co29" table:default-cell-style-name="ce2"/>
        <table:table-column table:style-name="co15" table:number-columns-repeated="16364" table:default-cell-style-name="ce2"/>
        <table:table-row table:style-name="ro2">
          <table:table-cell table:style-name="ce6" table:formula="of:=&quot;## Overlay '&quot;&amp;[$source.$B$1]&amp;&quot;'&quot;&amp; CHAR(10)&amp; &quot;overlay&quot;&amp;[$source.$D$1]&amp;&quot;_name = &quot;&quot;&quot;&amp;[$source.$B$1]&amp;&quot;&quot;&quot;&quot;&amp; CHAR(10)&amp; &quot;overlay&quot;&amp;[$source.$D$1]&amp;&quot;_full_screen = true&quot;&amp; CHAR(10)&amp; &quot;overlay&quot;&amp;[$source.$D$1]&amp;&quot;_normalized = true&quot;&amp; CHAR(10)&amp; &quot;overlay&quot;&amp;[$source.$D$1]&amp;&quot;_range_mod = 1.5&quot;&amp; CHAR(10)&amp; &quot;overlay&quot;&amp;[$source.$D$1]&amp;&quot;_alpha_mod = 1&quot;&amp; CHAR(10)&amp; &quot;overlay&quot;&amp;[$source.$D$1]&amp;&quot;_aspect_ratio = &quot;&amp;[$source.$F$1]/[$source.$H$1]&amp; CHAR(10)&amp; &quot;overlay&quot;&amp;[$source.$D$1]&amp;&quot;_descs = &quot;&amp;COUNT([$source.$A$4:.$A$100])" office:value-type="string" office:string-value="## Overlay 'landscape'&#10;overlay1_name = &quot;landscape&quot;&#10;overlay1_full_screen = true&#10;overlay1_normalized = true&#10;overlay1_range_mod = 1.5&#10;overlay1_alpha_mod = 1&#10;overlay1_aspect_ratio = 2.22222222222222&#10;overlay1_descs = 55" calcext:value-type="string">
            <text:p>## Overlay 'landscape'</text:p>
            <text:p>overlay1_name = "landscape"</text:p>
            <text:p>overlay1_full_screen = true</text:p>
            <text:p>overlay1_normalized = true</text:p>
            <text:p>overlay1_range_mod = 1.5</text:p>
            <text:p>overlay1_alpha_mod = 1</text:p>
            <text:p>overlay1_aspect_ratio = 2.22222222222222</text:p>
            <text:p>overlay1_descs = 55</text:p>
          </table:table-cell>
          <table:table-cell table:number-columns-repeated="16383"/>
        </table:table-row>
        <table:table-row table:style-name="ro2">
          <table:table-cell table:style-name="ce7"/>
          <table:table-cell table:number-columns-repeated="2"/>
          <table:table-cell table:style-name="ce1" office:value-type="string" calcext:value-type="string">
            <text:p>Index</text:p>
          </table:table-cell>
          <table:table-cell table:style-name="ce1" office:value-type="string" calcext:value-type="string">
            <text:p>Half Width</text:p>
          </table:table-cell>
          <table:table-cell table:style-name="ce1" office:value-type="string" calcext:value-type="string">
            <text:p>Half Height</text:p>
          </table:table-cell>
          <table:table-cell table:style-name="ce1" office:value-type="string" calcext:value-type="string">
            <text:p>Mid X</text:p>
          </table:table-cell>
          <table:table-cell table:style-name="ce1" office:value-type="string" calcext:value-type="string">
            <text:p>Mid Y</text:p>
          </table:table-cell>
          <table:table-cell table:style-name="ce1" office:value-type="string" calcext:value-type="string">
            <text:p>Retro Width</text:p>
          </table:table-cell>
          <table:table-cell table:style-name="ce1" office:value-type="string" calcext:value-type="string">
            <text:p>Retro Height</text:p>
          </table:table-cell>
          <table:table-cell table:style-name="ce1" office:value-type="string" calcext:value-type="string">
            <text:p>Retro X</text:p>
          </table:table-cell>
          <table:table-cell table:style-name="ce1" office:value-type="string" calcext:value-type="string">
            <text:p>Retro Y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Desc</text:p>
          </table:table-cell>
          <table:table-cell table:style-name="ce1" office:value-type="string" calcext:value-type="string">
            <text:p>Overlay</text:p>
          </table:table-cell>
          <table:table-cell table:style-name="ce1" office:value-type="string" calcext:value-type="string">
            <text:p>Hittable</text:p>
          </table:table-cell>
          <table:table-cell table:style-name="ce1" office:value-type="string" calcext:value-type="string">
            <text:p>Area</text:p>
          </table:table-cell>
          <table:table-cell table:style-name="ce1" office:value-type="string" calcext:value-type="string">
            <text:p>Analog</text:p>
          </table:table-cell>
          <table:table-cell table:style-name="ce1" office:value-type="string" calcext:value-type="string">
            <text:p>Alpha</text:p>
          </table:table-cell>
          <table:table-cell table:style-name="ce1" office:value-type="string" calcext:value-type="string">
            <text:p>Next Overlay</text:p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3:.T3])" office:value-type="string" office:string-value="### Overlay 'landscape' &gt; 0 &gt; light for 'toggle_fast_forward'&#10;overlay1_desc0 = &quot;toggle_fast_forward,0.035,0.92222,radial,0.02,0.04444&quot;&#10;overlay1_desc0_overlay = l-light-hotkey.png&#10;overlay1_desc0_reach_x = 0&#10;overlay1_desc0_alpha_mod = 20" calcext:value-type="string">
            <text:p>### Overlay 'landscape' &gt; 0 &gt; light for 'toggle_fast_forward'</text:p>
            <text:p>overlay1_desc0 = "toggle_fast_forward,0.035,0.92222,radial,0.02,0.04444"</text:p>
            <text:p>overlay1_desc0_overlay = l-light-hotkey.png</text:p>
            <text:p>overlay1_desc0_reach_x = 0</text:p>
            <text:p>overlay1_desc0_alpha_mod = 20</text:p>
          </table:table-cell>
          <table:table-cell table:number-columns-repeated="2"/>
          <table:table-cell table:formula="of:=[$source.A4]" office:value-type="float" office:value="0" calcext:value-type="float">
            <text:p>0</text:p>
          </table:table-cell>
          <table:table-cell table:formula="of:=[$source.D4]/2" office:value-type="float" office:value="48" calcext:value-type="float">
            <text:p>48</text:p>
          </table:table-cell>
          <table:table-cell table:formula="of:=[$source.E4]/2" office:value-type="float" office:value="48" calcext:value-type="float">
            <text:p>48</text:p>
          </table:table-cell>
          <table:table-cell table:formula="of:=[$source.F4]+[.E3]" office:value-type="float" office:value="84" calcext:value-type="float">
            <text:p>84</text:p>
          </table:table-cell>
          <table:table-cell table:formula="of:=[$source.G4]+[.F3]" office:value-type="float" office:value="996" calcext:value-type="float">
            <text:p>996</text:p>
          </table:table-cell>
          <table:table-cell table:formula="of:=ROUND([.E3]/[$source.$F$1];5)" office:value-type="float" office:value="0.02" calcext:value-type="float">
            <text:p>0.02</text:p>
          </table:table-cell>
          <table:table-cell table:formula="of:=ROUND([.F3]/[$source.$H$1];5)" office:value-type="float" office:value="0.04444" calcext:value-type="float">
            <text:p>0.04444</text:p>
          </table:table-cell>
          <table:table-cell table:formula="of:=ROUND([.G3]/[$source.$F$1];5)" office:value-type="float" office:value="0.035" calcext:value-type="float">
            <text:p>0.035</text:p>
          </table:table-cell>
          <table:table-cell table:formula="of:=ROUND([.H3]/[$source.$H$1];5)" office:value-type="float" office:value="0.92222" calcext:value-type="float">
            <text:p>0.92222</text:p>
          </table:table-cell>
          <table:table-cell table:style-name="ce4" table:formula="of:=&quot;### Overlay '&quot;&amp;[$source.$B$1]&amp;&quot;' &gt; &quot;&amp;[.D3]&amp;&quot; &gt; &quot;&amp;[$source.N4]" office:value-type="string" office:string-value="### Overlay 'landscape' &gt; 0 &gt; light for 'toggle_fast_forward'" calcext:value-type="string">
            <text:p>### Overlay 'landscape' &gt; 0 &gt; light for 'toggle_fast_forward'</text:p>
          </table:table-cell>
          <table:table-cell table:style-name="ce4" table:formula="of:=&quot;overlay&quot;&amp;[$source.$D$1]&amp;&quot;_desc&quot;&amp;[.D3]&amp;&quot; = &quot;&quot;&quot;&amp;COM.MICROSOFT.TEXTJOIN(&quot;,&quot;;0;[$source.B4];[.K3];[.L3];[$source.H4];[.I3];[.J3])&amp;&quot;&quot;&quot;&quot;" office:value-type="string" office:string-value="overlay1_desc0 = &quot;toggle_fast_forward,0.035,0.92222,radial,0.02,0.04444&quot;" calcext:value-type="string">
            <text:p>overlay1_desc0 = "toggle_fast_forward,0.035,0.92222,radial,0.02,0.04444"</text:p>
          </table:table-cell>
          <table:table-cell table:formula="of:=IF([$source.C4]=&quot;&quot;;&quot;&quot;;&quot;overlay&quot;&amp;[$source.$D$1]&amp;&quot;_desc&quot;&amp;[.D3]&amp;&quot;_overlay = &quot;&amp;[$source.C4])" office:value-type="string" office:string-value="overlay1_desc0_overlay = l-light-hotkey.png" calcext:value-type="string">
            <text:p>overlay1_desc0_overlay = l-light-hotkey.png</text:p>
          </table:table-cell>
          <table:table-cell table:formula="of:=IF([$source.I4]=&quot;&quot;; &quot;overlay&quot;&amp;[$source.$D$1]&amp;&quot;_desc&quot;&amp;[.D3]&amp;&quot;_reach_x = 0&quot;; &quot;overlay&quot;&amp;[$source.$D$1]&amp;&quot;_desc&quot;&amp;[.D3]&amp;&quot;_reach_x = 1.25&quot;&amp;CHAR(10)&amp;&quot;overlay&quot;&amp;[$source.$D$1]&amp;&quot;_desc&quot;&amp;[.D3]&amp;&quot;_reach_y = 1.25&quot; )" office:value-type="string" office:string-value="overlay1_desc0_reach_x = 0" calcext:value-type="string">
            <text:p>overlay1_desc0_reach_x = 0</text:p>
          </table:table-cell>
          <table:table-cell table:style-name="ce4" table:formula="of:=IF([$source.J4]=&quot;&quot;;&quot;&quot;; &quot;overlay&quot;&amp;[$source.$D$1]&amp;&quot;_desc&quot;&amp;[.D3]&amp;&quot;_range_mod = 15&quot;&amp; CHAR(10)&amp; &quot;overlay&quot;&amp;[$source.$D$1]&amp;&quot;_desc&quot;&amp;[.D3]&amp;&quot;_range_mod_exclusive = true&quot; )">
            <text:p/>
          </table:table-cell>
          <table:table-cell table:style-name="ce4" table:formula="of:=IF([$source.K4]=&quot;&quot;;&quot;&quot;; &quot;overlay&quot;&amp;[$source.$D$1]&amp;&quot;_desc&quot;&amp;[.D3]&amp;&quot;_movable = true&quot;&amp; CHAR(10)&amp; &quot;overlay&quot;&amp;[$source.$D$1]&amp;&quot;_desc&quot;&amp;[.D3]&amp;&quot;_saturate_pct = 0.65&quot; )">
            <text:p/>
          </table:table-cell>
          <table:table-cell table:formula="of:=&quot;overlay&quot;&amp;[$source.$D$1]&amp;&quot;_desc&quot;&amp;[.D3]&amp;&quot;_alpha_mod = &quot;&amp;[$source.L4]" office:value-type="string" office:string-value="overlay1_desc0_alpha_mod = 20" calcext:value-type="string">
            <text:p>overlay1_desc0_alpha_mod = 20</text:p>
          </table:table-cell>
          <table:table-cell table:formula="of:=IF([$source.M4]=&quot;&quot;;&quot;&quot;; &quot;overlay&quot;&amp;[$source.$D$1]&amp;&quot;_desc&quot;&amp;[.D3]&amp;&quot;_next_target = &quot;&quot;&quot;&amp;[$source.M4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4:.T4])" office:value-type="string" office:string-value="### Overlay 'landscape' &gt; 1 &gt; light for 'load_state'&#10;overlay1_desc1 = &quot;load_state,0.345,0.07778,radial,0.02,0.04444&quot;&#10;overlay1_desc1_overlay = l-light-hotkey.png&#10;overlay1_desc1_reach_x = 0&#10;overlay1_desc1_alpha_mod = 20" calcext:value-type="string">
            <text:p>### Overlay 'landscape' &gt; 1 &gt; light for 'load_state'</text:p>
            <text:p>overlay1_desc1 = "load_state,0.345,0.07778,radial,0.02,0.04444"</text:p>
            <text:p>overlay1_desc1_overlay = l-light-hotkey.png</text:p>
            <text:p>overlay1_desc1_reach_x = 0</text:p>
            <text:p>overlay1_desc1_alpha_mod = 20</text:p>
          </table:table-cell>
          <table:table-cell table:number-columns-repeated="2"/>
          <table:table-cell table:formula="of:=[$source.A5]" office:value-type="float" office:value="1" calcext:value-type="float">
            <text:p>1</text:p>
          </table:table-cell>
          <table:table-cell table:formula="of:=[$source.D5]/2" office:value-type="float" office:value="48" calcext:value-type="float">
            <text:p>48</text:p>
          </table:table-cell>
          <table:table-cell table:formula="of:=[$source.E5]/2" office:value-type="float" office:value="48" calcext:value-type="float">
            <text:p>48</text:p>
          </table:table-cell>
          <table:table-cell table:formula="of:=[$source.F5]+[.E4]" office:value-type="float" office:value="828" calcext:value-type="float">
            <text:p>828</text:p>
          </table:table-cell>
          <table:table-cell table:formula="of:=[$source.G5]+[.F4]" office:value-type="float" office:value="84" calcext:value-type="float">
            <text:p>84</text:p>
          </table:table-cell>
          <table:table-cell table:formula="of:=ROUND([.E4]/[$source.$F$1];5)" office:value-type="float" office:value="0.02" calcext:value-type="float">
            <text:p>0.02</text:p>
          </table:table-cell>
          <table:table-cell table:formula="of:=ROUND([.F4]/[$source.$H$1];5)" office:value-type="float" office:value="0.04444" calcext:value-type="float">
            <text:p>0.04444</text:p>
          </table:table-cell>
          <table:table-cell table:formula="of:=ROUND([.G4]/[$source.$F$1];5)" office:value-type="float" office:value="0.345" calcext:value-type="float">
            <text:p>0.345</text:p>
          </table:table-cell>
          <table:table-cell table:formula="of:=ROUND([.H4]/[$source.$H$1];5)" office:value-type="float" office:value="0.07778" calcext:value-type="float">
            <text:p>0.07778</text:p>
          </table:table-cell>
          <table:table-cell table:style-name="ce4" table:formula="of:=&quot;### Overlay '&quot;&amp;[$source.$B$1]&amp;&quot;' &gt; &quot;&amp;[.D4]&amp;&quot; &gt; &quot;&amp;[$source.N5]" office:value-type="string" office:string-value="### Overlay 'landscape' &gt; 1 &gt; light for 'load_state'" calcext:value-type="string">
            <text:p>### Overlay 'landscape' &gt; 1 &gt; light for 'load_state'</text:p>
          </table:table-cell>
          <table:table-cell table:style-name="ce4" table:formula="of:=&quot;overlay&quot;&amp;[$source.$D$1]&amp;&quot;_desc&quot;&amp;[.D4]&amp;&quot; = &quot;&quot;&quot;&amp;COM.MICROSOFT.TEXTJOIN(&quot;,&quot;;0;[$source.B5];[.K4];[.L4];[$source.H5];[.I4];[.J4])&amp;&quot;&quot;&quot;&quot;" office:value-type="string" office:string-value="overlay1_desc1 = &quot;load_state,0.345,0.07778,radial,0.02,0.04444&quot;" calcext:value-type="string">
            <text:p>overlay1_desc1 = "load_state,0.345,0.07778,radial,0.02,0.04444"</text:p>
          </table:table-cell>
          <table:table-cell table:formula="of:=IF([$source.C5]=&quot;&quot;;&quot;&quot;;&quot;overlay&quot;&amp;[$source.$D$1]&amp;&quot;_desc&quot;&amp;[.D4]&amp;&quot;_overlay = &quot;&amp;[$source.C5])" office:value-type="string" office:string-value="overlay1_desc1_overlay = l-light-hotkey.png" calcext:value-type="string">
            <text:p>overlay1_desc1_overlay = l-light-hotkey.png</text:p>
          </table:table-cell>
          <table:table-cell table:formula="of:=IF([$source.I5]=&quot;&quot;; &quot;overlay&quot;&amp;[$source.$D$1]&amp;&quot;_desc&quot;&amp;[.D4]&amp;&quot;_reach_x = 0&quot;; &quot;overlay&quot;&amp;[$source.$D$1]&amp;&quot;_desc&quot;&amp;[.D4]&amp;&quot;_reach_x = 1.25&quot;&amp;CHAR(10)&amp;&quot;overlay&quot;&amp;[$source.$D$1]&amp;&quot;_desc&quot;&amp;[.D4]&amp;&quot;_reach_y = 1.25&quot; )" office:value-type="string" office:string-value="overlay1_desc1_reach_x = 0" calcext:value-type="string">
            <text:p>overlay1_desc1_reach_x = 0</text:p>
          </table:table-cell>
          <table:table-cell table:style-name="ce4" table:formula="of:=IF([$source.J5]=&quot;&quot;;&quot;&quot;; &quot;overlay&quot;&amp;[$source.$D$1]&amp;&quot;_desc&quot;&amp;[.D4]&amp;&quot;_range_mod = 15&quot;&amp; CHAR(10)&amp; &quot;overlay&quot;&amp;[$source.$D$1]&amp;&quot;_desc&quot;&amp;[.D4]&amp;&quot;_range_mod_exclusive = true&quot; )">
            <text:p/>
          </table:table-cell>
          <table:table-cell table:style-name="ce4" table:formula="of:=IF([$source.K5]=&quot;&quot;;&quot;&quot;; &quot;overlay&quot;&amp;[$source.$D$1]&amp;&quot;_desc&quot;&amp;[.D4]&amp;&quot;_movable = true&quot;&amp; CHAR(10)&amp; &quot;overlay&quot;&amp;[$source.$D$1]&amp;&quot;_desc&quot;&amp;[.D4]&amp;&quot;_saturate_pct = 0.65&quot; )">
            <text:p/>
          </table:table-cell>
          <table:table-cell table:formula="of:=&quot;overlay&quot;&amp;[$source.$D$1]&amp;&quot;_desc&quot;&amp;[.D4]&amp;&quot;_alpha_mod = &quot;&amp;[$source.L5]" office:value-type="string" office:string-value="overlay1_desc1_alpha_mod = 20" calcext:value-type="string">
            <text:p>overlay1_desc1_alpha_mod = 20</text:p>
          </table:table-cell>
          <table:table-cell table:formula="of:=IF([$source.M5]=&quot;&quot;;&quot;&quot;; &quot;overlay&quot;&amp;[$source.$D$1]&amp;&quot;_desc&quot;&amp;[.D4]&amp;&quot;_next_target = &quot;&quot;&quot;&amp;[$source.M5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5:.T5])" office:value-type="string" office:string-value="### Overlay 'landscape' &gt; 2 &gt; light for 'save_state'&#10;overlay1_desc2 = &quot;save_state,0.655,0.07778,radial,0.02,0.04444&quot;&#10;overlay1_desc2_overlay = l-light-hotkey.png&#10;overlay1_desc2_reach_x = 0&#10;overlay1_desc2_alpha_mod = 20" calcext:value-type="string">
            <text:p>### Overlay 'landscape' &gt; 2 &gt; light for 'save_state'</text:p>
            <text:p>overlay1_desc2 = "save_state,0.655,0.07778,radial,0.02,0.04444"</text:p>
            <text:p>overlay1_desc2_overlay = l-light-hotkey.png</text:p>
            <text:p>overlay1_desc2_reach_x = 0</text:p>
            <text:p>overlay1_desc2_alpha_mod = 20</text:p>
          </table:table-cell>
          <table:table-cell table:number-columns-repeated="2"/>
          <table:table-cell table:formula="of:=[$source.A6]" office:value-type="float" office:value="2" calcext:value-type="float">
            <text:p>2</text:p>
          </table:table-cell>
          <table:table-cell table:formula="of:=[$source.D6]/2" office:value-type="float" office:value="48" calcext:value-type="float">
            <text:p>48</text:p>
          </table:table-cell>
          <table:table-cell table:formula="of:=[$source.E6]/2" office:value-type="float" office:value="48" calcext:value-type="float">
            <text:p>48</text:p>
          </table:table-cell>
          <table:table-cell table:formula="of:=[$source.F6]+[.E5]" office:value-type="float" office:value="1572" calcext:value-type="float">
            <text:p>1572</text:p>
          </table:table-cell>
          <table:table-cell table:formula="of:=[$source.G6]+[.F5]" office:value-type="float" office:value="84" calcext:value-type="float">
            <text:p>84</text:p>
          </table:table-cell>
          <table:table-cell table:formula="of:=ROUND([.E5]/[$source.$F$1];5)" office:value-type="float" office:value="0.02" calcext:value-type="float">
            <text:p>0.02</text:p>
          </table:table-cell>
          <table:table-cell table:formula="of:=ROUND([.F5]/[$source.$H$1];5)" office:value-type="float" office:value="0.04444" calcext:value-type="float">
            <text:p>0.04444</text:p>
          </table:table-cell>
          <table:table-cell table:formula="of:=ROUND([.G5]/[$source.$F$1];5)" office:value-type="float" office:value="0.655" calcext:value-type="float">
            <text:p>0.655</text:p>
          </table:table-cell>
          <table:table-cell table:formula="of:=ROUND([.H5]/[$source.$H$1];5)" office:value-type="float" office:value="0.07778" calcext:value-type="float">
            <text:p>0.07778</text:p>
          </table:table-cell>
          <table:table-cell table:style-name="ce4" table:formula="of:=&quot;### Overlay '&quot;&amp;[$source.$B$1]&amp;&quot;' &gt; &quot;&amp;[.D5]&amp;&quot; &gt; &quot;&amp;[$source.N6]" office:value-type="string" office:string-value="### Overlay 'landscape' &gt; 2 &gt; light for 'save_state'" calcext:value-type="string">
            <text:p>### Overlay 'landscape' &gt; 2 &gt; light for 'save_state'</text:p>
          </table:table-cell>
          <table:table-cell table:style-name="ce4" table:formula="of:=&quot;overlay&quot;&amp;[$source.$D$1]&amp;&quot;_desc&quot;&amp;[.D5]&amp;&quot; = &quot;&quot;&quot;&amp;COM.MICROSOFT.TEXTJOIN(&quot;,&quot;;0;[$source.B6];[.K5];[.L5];[$source.H6];[.I5];[.J5])&amp;&quot;&quot;&quot;&quot;" office:value-type="string" office:string-value="overlay1_desc2 = &quot;save_state,0.655,0.07778,radial,0.02,0.04444&quot;" calcext:value-type="string">
            <text:p>overlay1_desc2 = "save_state,0.655,0.07778,radial,0.02,0.04444"</text:p>
          </table:table-cell>
          <table:table-cell table:formula="of:=IF([$source.C6]=&quot;&quot;;&quot;&quot;;&quot;overlay&quot;&amp;[$source.$D$1]&amp;&quot;_desc&quot;&amp;[.D5]&amp;&quot;_overlay = &quot;&amp;[$source.C6])" office:value-type="string" office:string-value="overlay1_desc2_overlay = l-light-hotkey.png" calcext:value-type="string">
            <text:p>overlay1_desc2_overlay = l-light-hotkey.png</text:p>
          </table:table-cell>
          <table:table-cell table:formula="of:=IF([$source.I6]=&quot;&quot;; &quot;overlay&quot;&amp;[$source.$D$1]&amp;&quot;_desc&quot;&amp;[.D5]&amp;&quot;_reach_x = 0&quot;; &quot;overlay&quot;&amp;[$source.$D$1]&amp;&quot;_desc&quot;&amp;[.D5]&amp;&quot;_reach_x = 1.25&quot;&amp;CHAR(10)&amp;&quot;overlay&quot;&amp;[$source.$D$1]&amp;&quot;_desc&quot;&amp;[.D5]&amp;&quot;_reach_y = 1.25&quot; )" office:value-type="string" office:string-value="overlay1_desc2_reach_x = 0" calcext:value-type="string">
            <text:p>overlay1_desc2_reach_x = 0</text:p>
          </table:table-cell>
          <table:table-cell table:style-name="ce4" table:formula="of:=IF([$source.J6]=&quot;&quot;;&quot;&quot;; &quot;overlay&quot;&amp;[$source.$D$1]&amp;&quot;_desc&quot;&amp;[.D5]&amp;&quot;_range_mod = 15&quot;&amp; CHAR(10)&amp; &quot;overlay&quot;&amp;[$source.$D$1]&amp;&quot;_desc&quot;&amp;[.D5]&amp;&quot;_range_mod_exclusive = true&quot; )">
            <text:p/>
          </table:table-cell>
          <table:table-cell table:style-name="ce4" table:formula="of:=IF([$source.K6]=&quot;&quot;;&quot;&quot;; &quot;overlay&quot;&amp;[$source.$D$1]&amp;&quot;_desc&quot;&amp;[.D5]&amp;&quot;_movable = true&quot;&amp; CHAR(10)&amp; &quot;overlay&quot;&amp;[$source.$D$1]&amp;&quot;_desc&quot;&amp;[.D5]&amp;&quot;_saturate_pct = 0.65&quot; )">
            <text:p/>
          </table:table-cell>
          <table:table-cell table:formula="of:=&quot;overlay&quot;&amp;[$source.$D$1]&amp;&quot;_desc&quot;&amp;[.D5]&amp;&quot;_alpha_mod = &quot;&amp;[$source.L6]" office:value-type="string" office:string-value="overlay1_desc2_alpha_mod = 20" calcext:value-type="string">
            <text:p>overlay1_desc2_alpha_mod = 20</text:p>
          </table:table-cell>
          <table:table-cell table:formula="of:=IF([$source.M6]=&quot;&quot;;&quot;&quot;; &quot;overlay&quot;&amp;[$source.$D$1]&amp;&quot;_desc&quot;&amp;[.D5]&amp;&quot;_next_target = &quot;&quot;&quot;&amp;[$source.M6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6:.T6])" office:value-type="string" office:string-value="### Overlay 'landscape' &gt; 3 &gt; light for 'menu_toggle'&#10;overlay1_desc3 = &quot;menu_toggle,0.965,0.92222,radial,0.02,0.04444&quot;&#10;overlay1_desc3_overlay = l-light-hotkey.png&#10;overlay1_desc3_reach_x = 0&#10;overlay1_desc3_alpha_mod = 20" calcext:value-type="string">
            <text:p>### Overlay 'landscape' &gt; 3 &gt; light for 'menu_toggle'</text:p>
            <text:p>overlay1_desc3 = "menu_toggle,0.965,0.92222,radial,0.02,0.04444"</text:p>
            <text:p>overlay1_desc3_overlay = l-light-hotkey.png</text:p>
            <text:p>overlay1_desc3_reach_x = 0</text:p>
            <text:p>overlay1_desc3_alpha_mod = 20</text:p>
          </table:table-cell>
          <table:table-cell table:number-columns-repeated="2"/>
          <table:table-cell table:formula="of:=[$source.A7]" office:value-type="float" office:value="3" calcext:value-type="float">
            <text:p>3</text:p>
          </table:table-cell>
          <table:table-cell table:formula="of:=[$source.D7]/2" office:value-type="float" office:value="48" calcext:value-type="float">
            <text:p>48</text:p>
          </table:table-cell>
          <table:table-cell table:formula="of:=[$source.E7]/2" office:value-type="float" office:value="48" calcext:value-type="float">
            <text:p>48</text:p>
          </table:table-cell>
          <table:table-cell table:formula="of:=[$source.F7]+[.E6]" office:value-type="float" office:value="2316" calcext:value-type="float">
            <text:p>2316</text:p>
          </table:table-cell>
          <table:table-cell table:formula="of:=[$source.G7]+[.F6]" office:value-type="float" office:value="996" calcext:value-type="float">
            <text:p>996</text:p>
          </table:table-cell>
          <table:table-cell table:formula="of:=ROUND([.E6]/[$source.$F$1];5)" office:value-type="float" office:value="0.02" calcext:value-type="float">
            <text:p>0.02</text:p>
          </table:table-cell>
          <table:table-cell table:formula="of:=ROUND([.F6]/[$source.$H$1];5)" office:value-type="float" office:value="0.04444" calcext:value-type="float">
            <text:p>0.04444</text:p>
          </table:table-cell>
          <table:table-cell table:formula="of:=ROUND([.G6]/[$source.$F$1];5)" office:value-type="float" office:value="0.965" calcext:value-type="float">
            <text:p>0.965</text:p>
          </table:table-cell>
          <table:table-cell table:formula="of:=ROUND([.H6]/[$source.$H$1];5)" office:value-type="float" office:value="0.92222" calcext:value-type="float">
            <text:p>0.92222</text:p>
          </table:table-cell>
          <table:table-cell table:style-name="ce4" table:formula="of:=&quot;### Overlay '&quot;&amp;[$source.$B$1]&amp;&quot;' &gt; &quot;&amp;[.D6]&amp;&quot; &gt; &quot;&amp;[$source.N7]" office:value-type="string" office:string-value="### Overlay 'landscape' &gt; 3 &gt; light for 'menu_toggle'" calcext:value-type="string">
            <text:p>### Overlay 'landscape' &gt; 3 &gt; light for 'menu_toggle'</text:p>
          </table:table-cell>
          <table:table-cell table:style-name="ce4" table:formula="of:=&quot;overlay&quot;&amp;[$source.$D$1]&amp;&quot;_desc&quot;&amp;[.D6]&amp;&quot; = &quot;&quot;&quot;&amp;COM.MICROSOFT.TEXTJOIN(&quot;,&quot;;0;[$source.B7];[.K6];[.L6];[$source.H7];[.I6];[.J6])&amp;&quot;&quot;&quot;&quot;" office:value-type="string" office:string-value="overlay1_desc3 = &quot;menu_toggle,0.965,0.92222,radial,0.02,0.04444&quot;" calcext:value-type="string">
            <text:p>overlay1_desc3 = "menu_toggle,0.965,0.92222,radial,0.02,0.04444"</text:p>
          </table:table-cell>
          <table:table-cell table:formula="of:=IF([$source.C7]=&quot;&quot;;&quot;&quot;;&quot;overlay&quot;&amp;[$source.$D$1]&amp;&quot;_desc&quot;&amp;[.D6]&amp;&quot;_overlay = &quot;&amp;[$source.C7])" office:value-type="string" office:string-value="overlay1_desc3_overlay = l-light-hotkey.png" calcext:value-type="string">
            <text:p>overlay1_desc3_overlay = l-light-hotkey.png</text:p>
          </table:table-cell>
          <table:table-cell table:formula="of:=IF([$source.I7]=&quot;&quot;; &quot;overlay&quot;&amp;[$source.$D$1]&amp;&quot;_desc&quot;&amp;[.D6]&amp;&quot;_reach_x = 0&quot;; &quot;overlay&quot;&amp;[$source.$D$1]&amp;&quot;_desc&quot;&amp;[.D6]&amp;&quot;_reach_x = 1.25&quot;&amp;CHAR(10)&amp;&quot;overlay&quot;&amp;[$source.$D$1]&amp;&quot;_desc&quot;&amp;[.D6]&amp;&quot;_reach_y = 1.25&quot; )" office:value-type="string" office:string-value="overlay1_desc3_reach_x = 0" calcext:value-type="string">
            <text:p>overlay1_desc3_reach_x = 0</text:p>
          </table:table-cell>
          <table:table-cell table:style-name="ce4" table:formula="of:=IF([$source.J7]=&quot;&quot;;&quot;&quot;; &quot;overlay&quot;&amp;[$source.$D$1]&amp;&quot;_desc&quot;&amp;[.D6]&amp;&quot;_range_mod = 15&quot;&amp; CHAR(10)&amp; &quot;overlay&quot;&amp;[$source.$D$1]&amp;&quot;_desc&quot;&amp;[.D6]&amp;&quot;_range_mod_exclusive = true&quot; )">
            <text:p/>
          </table:table-cell>
          <table:table-cell table:style-name="ce4" table:formula="of:=IF([$source.K7]=&quot;&quot;;&quot;&quot;; &quot;overlay&quot;&amp;[$source.$D$1]&amp;&quot;_desc&quot;&amp;[.D6]&amp;&quot;_movable = true&quot;&amp; CHAR(10)&amp; &quot;overlay&quot;&amp;[$source.$D$1]&amp;&quot;_desc&quot;&amp;[.D6]&amp;&quot;_saturate_pct = 0.65&quot; )">
            <text:p/>
          </table:table-cell>
          <table:table-cell table:formula="of:=&quot;overlay&quot;&amp;[$source.$D$1]&amp;&quot;_desc&quot;&amp;[.D6]&amp;&quot;_alpha_mod = &quot;&amp;[$source.L7]" office:value-type="string" office:string-value="overlay1_desc3_alpha_mod = 20" calcext:value-type="string">
            <text:p>overlay1_desc3_alpha_mod = 20</text:p>
          </table:table-cell>
          <table:table-cell table:formula="of:=IF([$source.M7]=&quot;&quot;;&quot;&quot;; &quot;overlay&quot;&amp;[$source.$D$1]&amp;&quot;_desc&quot;&amp;[.D6]&amp;&quot;_next_target = &quot;&quot;&quot;&amp;[$source.M7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7:.T7])" office:value-type="string" office:string-value="### Overlay 'landscape' &gt; 4 &gt; light for 'l2'&#10;overlay1_desc4 = &quot;l2,0.04,0.17765,radial,0.02875,0.06389&quot;&#10;overlay1_desc4_overlay = l-light-shoulder.png&#10;overlay1_desc4_reach_x = 0&#10;overlay1_desc4_alpha_mod = 20" calcext:value-type="string">
            <text:p>### Overlay 'landscape' &gt; 4 &gt; light for 'l2'</text:p>
            <text:p>overlay1_desc4 = "l2,0.04,0.17765,radial,0.02875,0.06389"</text:p>
            <text:p>overlay1_desc4_overlay = l-light-shoulder.png</text:p>
            <text:p>overlay1_desc4_reach_x = 0</text:p>
            <text:p>overlay1_desc4_alpha_mod = 20</text:p>
          </table:table-cell>
          <table:table-cell table:number-columns-repeated="2"/>
          <table:table-cell table:formula="of:=[$source.A8]" office:value-type="float" office:value="4" calcext:value-type="float">
            <text:p>4</text:p>
          </table:table-cell>
          <table:table-cell table:formula="of:=[$source.D8]/2" office:value-type="float" office:value="69" calcext:value-type="float">
            <text:p>69</text:p>
          </table:table-cell>
          <table:table-cell table:formula="of:=[$source.E8]/2" office:value-type="float" office:value="69" calcext:value-type="float">
            <text:p>69</text:p>
          </table:table-cell>
          <table:table-cell table:formula="of:=[$source.F8]+[.E7]" office:value-type="float" office:value="96" calcext:value-type="float">
            <text:p>96</text:p>
          </table:table-cell>
          <table:table-cell table:formula="of:=[$source.G8]+[.F7]" office:value-type="float" office:value="191.858" calcext:value-type="float">
            <text:p>191.858</text:p>
          </table:table-cell>
          <table:table-cell table:formula="of:=ROUND([.E7]/[$source.$F$1];5)" office:value-type="float" office:value="0.02875" calcext:value-type="float">
            <text:p>0.02875</text:p>
          </table:table-cell>
          <table:table-cell table:formula="of:=ROUND([.F7]/[$source.$H$1];5)" office:value-type="float" office:value="0.06389" calcext:value-type="float">
            <text:p>0.06389</text:p>
          </table:table-cell>
          <table:table-cell table:formula="of:=ROUND([.G7]/[$source.$F$1];5)" office:value-type="float" office:value="0.04" calcext:value-type="float">
            <text:p>0.04</text:p>
          </table:table-cell>
          <table:table-cell table:formula="of:=ROUND([.H7]/[$source.$H$1];5)" office:value-type="float" office:value="0.17765" calcext:value-type="float">
            <text:p>0.17765</text:p>
          </table:table-cell>
          <table:table-cell table:style-name="ce4" table:formula="of:=&quot;### Overlay '&quot;&amp;[$source.$B$1]&amp;&quot;' &gt; &quot;&amp;[.D7]&amp;&quot; &gt; &quot;&amp;[$source.N8]" office:value-type="string" office:string-value="### Overlay 'landscape' &gt; 4 &gt; light for 'l2'" calcext:value-type="string">
            <text:p>### Overlay 'landscape' &gt; 4 &gt; light for 'l2'</text:p>
          </table:table-cell>
          <table:table-cell table:style-name="ce4" table:formula="of:=&quot;overlay&quot;&amp;[$source.$D$1]&amp;&quot;_desc&quot;&amp;[.D7]&amp;&quot; = &quot;&quot;&quot;&amp;COM.MICROSOFT.TEXTJOIN(&quot;,&quot;;0;[$source.B8];[.K7];[.L7];[$source.H8];[.I7];[.J7])&amp;&quot;&quot;&quot;&quot;" office:value-type="string" office:string-value="overlay1_desc4 = &quot;l2,0.04,0.17765,radial,0.02875,0.06389&quot;" calcext:value-type="string">
            <text:p>overlay1_desc4 = "l2,0.04,0.17765,radial,0.02875,0.06389"</text:p>
          </table:table-cell>
          <table:table-cell table:formula="of:=IF([$source.C8]=&quot;&quot;;&quot;&quot;;&quot;overlay&quot;&amp;[$source.$D$1]&amp;&quot;_desc&quot;&amp;[.D7]&amp;&quot;_overlay = &quot;&amp;[$source.C8])" office:value-type="string" office:string-value="overlay1_desc4_overlay = l-light-shoulder.png" calcext:value-type="string">
            <text:p>overlay1_desc4_overlay = l-light-shoulder.png</text:p>
          </table:table-cell>
          <table:table-cell table:formula="of:=IF([$source.I8]=&quot;&quot;; &quot;overlay&quot;&amp;[$source.$D$1]&amp;&quot;_desc&quot;&amp;[.D7]&amp;&quot;_reach_x = 0&quot;; &quot;overlay&quot;&amp;[$source.$D$1]&amp;&quot;_desc&quot;&amp;[.D7]&amp;&quot;_reach_x = 1.25&quot;&amp;CHAR(10)&amp;&quot;overlay&quot;&amp;[$source.$D$1]&amp;&quot;_desc&quot;&amp;[.D7]&amp;&quot;_reach_y = 1.25&quot; )" office:value-type="string" office:string-value="overlay1_desc4_reach_x = 0" calcext:value-type="string">
            <text:p>overlay1_desc4_reach_x = 0</text:p>
          </table:table-cell>
          <table:table-cell table:style-name="ce4" table:formula="of:=IF([$source.J8]=&quot;&quot;;&quot;&quot;; &quot;overlay&quot;&amp;[$source.$D$1]&amp;&quot;_desc&quot;&amp;[.D7]&amp;&quot;_range_mod = 15&quot;&amp; CHAR(10)&amp; &quot;overlay&quot;&amp;[$source.$D$1]&amp;&quot;_desc&quot;&amp;[.D7]&amp;&quot;_range_mod_exclusive = true&quot; )">
            <text:p/>
          </table:table-cell>
          <table:table-cell table:style-name="ce4" table:formula="of:=IF([$source.K8]=&quot;&quot;;&quot;&quot;; &quot;overlay&quot;&amp;[$source.$D$1]&amp;&quot;_desc&quot;&amp;[.D7]&amp;&quot;_movable = true&quot;&amp; CHAR(10)&amp; &quot;overlay&quot;&amp;[$source.$D$1]&amp;&quot;_desc&quot;&amp;[.D7]&amp;&quot;_saturate_pct = 0.65&quot; )">
            <text:p/>
          </table:table-cell>
          <table:table-cell table:formula="of:=&quot;overlay&quot;&amp;[$source.$D$1]&amp;&quot;_desc&quot;&amp;[.D7]&amp;&quot;_alpha_mod = &quot;&amp;[$source.L8]" office:value-type="string" office:string-value="overlay1_desc4_alpha_mod = 20" calcext:value-type="string">
            <text:p>overlay1_desc4_alpha_mod = 20</text:p>
          </table:table-cell>
          <table:table-cell table:formula="of:=IF([$source.M8]=&quot;&quot;;&quot;&quot;; &quot;overlay&quot;&amp;[$source.$D$1]&amp;&quot;_desc&quot;&amp;[.D7]&amp;&quot;_next_target = &quot;&quot;&quot;&amp;[$source.M8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8:.T8])" office:value-type="string" office:string-value="### Overlay 'landscape' &gt; 5 &gt; light for 'l1'&#10;overlay1_desc5 = &quot;l,0.12375,0.12778,radial,0.02875,0.06389&quot;&#10;overlay1_desc5_overlay = l-light-shoulder.png&#10;overlay1_desc5_reach_x = 0&#10;overlay1_desc5_alpha_mod = 20" calcext:value-type="string">
            <text:p>### Overlay 'landscape' &gt; 5 &gt; light for 'l1'</text:p>
            <text:p>overlay1_desc5 = "l,0.12375,0.12778,radial,0.02875,0.06389"</text:p>
            <text:p>overlay1_desc5_overlay = l-light-shoulder.png</text:p>
            <text:p>overlay1_desc5_reach_x = 0</text:p>
            <text:p>overlay1_desc5_alpha_mod = 20</text:p>
          </table:table-cell>
          <table:table-cell table:number-columns-repeated="2"/>
          <table:table-cell table:formula="of:=[$source.A9]" office:value-type="float" office:value="5" calcext:value-type="float">
            <text:p>5</text:p>
          </table:table-cell>
          <table:table-cell table:formula="of:=[$source.D9]/2" office:value-type="float" office:value="69" calcext:value-type="float">
            <text:p>69</text:p>
          </table:table-cell>
          <table:table-cell table:formula="of:=[$source.E9]/2" office:value-type="float" office:value="69" calcext:value-type="float">
            <text:p>69</text:p>
          </table:table-cell>
          <table:table-cell table:formula="of:=[$source.F9]+[.E8]" office:value-type="float" office:value="297" calcext:value-type="float">
            <text:p>297</text:p>
          </table:table-cell>
          <table:table-cell table:formula="of:=[$source.G9]+[.F8]" office:value-type="float" office:value="138" calcext:value-type="float">
            <text:p>138</text:p>
          </table:table-cell>
          <table:table-cell table:formula="of:=ROUND([.E8]/[$source.$F$1];5)" office:value-type="float" office:value="0.02875" calcext:value-type="float">
            <text:p>0.02875</text:p>
          </table:table-cell>
          <table:table-cell table:formula="of:=ROUND([.F8]/[$source.$H$1];5)" office:value-type="float" office:value="0.06389" calcext:value-type="float">
            <text:p>0.06389</text:p>
          </table:table-cell>
          <table:table-cell table:formula="of:=ROUND([.G8]/[$source.$F$1];5)" office:value-type="float" office:value="0.12375" calcext:value-type="float">
            <text:p>0.12375</text:p>
          </table:table-cell>
          <table:table-cell table:formula="of:=ROUND([.H8]/[$source.$H$1];5)" office:value-type="float" office:value="0.12778" calcext:value-type="float">
            <text:p>0.12778</text:p>
          </table:table-cell>
          <table:table-cell table:style-name="ce4" table:formula="of:=&quot;### Overlay '&quot;&amp;[$source.$B$1]&amp;&quot;' &gt; &quot;&amp;[.D8]&amp;&quot; &gt; &quot;&amp;[$source.N9]" office:value-type="string" office:string-value="### Overlay 'landscape' &gt; 5 &gt; light for 'l1'" calcext:value-type="string">
            <text:p>### Overlay 'landscape' &gt; 5 &gt; light for 'l1'</text:p>
          </table:table-cell>
          <table:table-cell table:style-name="ce4" table:formula="of:=&quot;overlay&quot;&amp;[$source.$D$1]&amp;&quot;_desc&quot;&amp;[.D8]&amp;&quot; = &quot;&quot;&quot;&amp;COM.MICROSOFT.TEXTJOIN(&quot;,&quot;;0;[$source.B9];[.K8];[.L8];[$source.H9];[.I8];[.J8])&amp;&quot;&quot;&quot;&quot;" office:value-type="string" office:string-value="overlay1_desc5 = &quot;l,0.12375,0.12778,radial,0.02875,0.06389&quot;" calcext:value-type="string">
            <text:p>overlay1_desc5 = "l,0.12375,0.12778,radial,0.02875,0.06389"</text:p>
          </table:table-cell>
          <table:table-cell table:formula="of:=IF([$source.C9]=&quot;&quot;;&quot;&quot;;&quot;overlay&quot;&amp;[$source.$D$1]&amp;&quot;_desc&quot;&amp;[.D8]&amp;&quot;_overlay = &quot;&amp;[$source.C9])" office:value-type="string" office:string-value="overlay1_desc5_overlay = l-light-shoulder.png" calcext:value-type="string">
            <text:p>overlay1_desc5_overlay = l-light-shoulder.png</text:p>
          </table:table-cell>
          <table:table-cell table:formula="of:=IF([$source.I9]=&quot;&quot;; &quot;overlay&quot;&amp;[$source.$D$1]&amp;&quot;_desc&quot;&amp;[.D8]&amp;&quot;_reach_x = 0&quot;; &quot;overlay&quot;&amp;[$source.$D$1]&amp;&quot;_desc&quot;&amp;[.D8]&amp;&quot;_reach_x = 1.25&quot;&amp;CHAR(10)&amp;&quot;overlay&quot;&amp;[$source.$D$1]&amp;&quot;_desc&quot;&amp;[.D8]&amp;&quot;_reach_y = 1.25&quot; )" office:value-type="string" office:string-value="overlay1_desc5_reach_x = 0" calcext:value-type="string">
            <text:p>overlay1_desc5_reach_x = 0</text:p>
          </table:table-cell>
          <table:table-cell table:style-name="ce4" table:formula="of:=IF([$source.J9]=&quot;&quot;;&quot;&quot;; &quot;overlay&quot;&amp;[$source.$D$1]&amp;&quot;_desc&quot;&amp;[.D8]&amp;&quot;_range_mod = 15&quot;&amp; CHAR(10)&amp; &quot;overlay&quot;&amp;[$source.$D$1]&amp;&quot;_desc&quot;&amp;[.D8]&amp;&quot;_range_mod_exclusive = true&quot; )">
            <text:p/>
          </table:table-cell>
          <table:table-cell table:style-name="ce4" table:formula="of:=IF([$source.K9]=&quot;&quot;;&quot;&quot;; &quot;overlay&quot;&amp;[$source.$D$1]&amp;&quot;_desc&quot;&amp;[.D8]&amp;&quot;_movable = true&quot;&amp; CHAR(10)&amp; &quot;overlay&quot;&amp;[$source.$D$1]&amp;&quot;_desc&quot;&amp;[.D8]&amp;&quot;_saturate_pct = 0.65&quot; )">
            <text:p/>
          </table:table-cell>
          <table:table-cell table:formula="of:=&quot;overlay&quot;&amp;[$source.$D$1]&amp;&quot;_desc&quot;&amp;[.D8]&amp;&quot;_alpha_mod = &quot;&amp;[$source.L9]" office:value-type="string" office:string-value="overlay1_desc5_alpha_mod = 20" calcext:value-type="string">
            <text:p>overlay1_desc5_alpha_mod = 20</text:p>
          </table:table-cell>
          <table:table-cell table:formula="of:=IF([$source.M9]=&quot;&quot;;&quot;&quot;; &quot;overlay&quot;&amp;[$source.$D$1]&amp;&quot;_desc&quot;&amp;[.D8]&amp;&quot;_next_target = &quot;&quot;&quot;&amp;[$source.M9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9:.T9])" office:value-type="string" office:string-value="### Overlay 'landscape' &gt; 6 &gt; light for 'select'&#10;overlay1_desc6 = &quot;select,0.2075,0.17765,radial,0.02875,0.06389&quot;&#10;overlay1_desc6_overlay = l-light-shoulder.png&#10;overlay1_desc6_reach_x = 0&#10;overlay1_desc6_alpha_mod = 20" calcext:value-type="string">
            <text:p>### Overlay 'landscape' &gt; 6 &gt; light for 'select'</text:p>
            <text:p>overlay1_desc6 = "select,0.2075,0.17765,radial,0.02875,0.06389"</text:p>
            <text:p>overlay1_desc6_overlay = l-light-shoulder.png</text:p>
            <text:p>overlay1_desc6_reach_x = 0</text:p>
            <text:p>overlay1_desc6_alpha_mod = 20</text:p>
          </table:table-cell>
          <table:table-cell table:number-columns-repeated="2"/>
          <table:table-cell table:formula="of:=[$source.A10]" office:value-type="float" office:value="6" calcext:value-type="float">
            <text:p>6</text:p>
          </table:table-cell>
          <table:table-cell table:formula="of:=[$source.D10]/2" office:value-type="float" office:value="69" calcext:value-type="float">
            <text:p>69</text:p>
          </table:table-cell>
          <table:table-cell table:formula="of:=[$source.E10]/2" office:value-type="float" office:value="69" calcext:value-type="float">
            <text:p>69</text:p>
          </table:table-cell>
          <table:table-cell table:formula="of:=[$source.F10]+[.E9]" office:value-type="float" office:value="498" calcext:value-type="float">
            <text:p>498</text:p>
          </table:table-cell>
          <table:table-cell table:formula="of:=[$source.G10]+[.F9]" office:value-type="float" office:value="191.858" calcext:value-type="float">
            <text:p>191.858</text:p>
          </table:table-cell>
          <table:table-cell table:formula="of:=ROUND([.E9]/[$source.$F$1];5)" office:value-type="float" office:value="0.02875" calcext:value-type="float">
            <text:p>0.02875</text:p>
          </table:table-cell>
          <table:table-cell table:formula="of:=ROUND([.F9]/[$source.$H$1];5)" office:value-type="float" office:value="0.06389" calcext:value-type="float">
            <text:p>0.06389</text:p>
          </table:table-cell>
          <table:table-cell table:formula="of:=ROUND([.G9]/[$source.$F$1];5)" office:value-type="float" office:value="0.2075" calcext:value-type="float">
            <text:p>0.2075</text:p>
          </table:table-cell>
          <table:table-cell table:formula="of:=ROUND([.H9]/[$source.$H$1];5)" office:value-type="float" office:value="0.17765" calcext:value-type="float">
            <text:p>0.17765</text:p>
          </table:table-cell>
          <table:table-cell table:style-name="ce4" table:formula="of:=&quot;### Overlay '&quot;&amp;[$source.$B$1]&amp;&quot;' &gt; &quot;&amp;[.D9]&amp;&quot; &gt; &quot;&amp;[$source.N10]" office:value-type="string" office:string-value="### Overlay 'landscape' &gt; 6 &gt; light for 'select'" calcext:value-type="string">
            <text:p>### Overlay 'landscape' &gt; 6 &gt; light for 'select'</text:p>
          </table:table-cell>
          <table:table-cell table:style-name="ce4" table:formula="of:=&quot;overlay&quot;&amp;[$source.$D$1]&amp;&quot;_desc&quot;&amp;[.D9]&amp;&quot; = &quot;&quot;&quot;&amp;COM.MICROSOFT.TEXTJOIN(&quot;,&quot;;0;[$source.B10];[.K9];[.L9];[$source.H10];[.I9];[.J9])&amp;&quot;&quot;&quot;&quot;" office:value-type="string" office:string-value="overlay1_desc6 = &quot;select,0.2075,0.17765,radial,0.02875,0.06389&quot;" calcext:value-type="string">
            <text:p>overlay1_desc6 = "select,0.2075,0.17765,radial,0.02875,0.06389"</text:p>
          </table:table-cell>
          <table:table-cell table:formula="of:=IF([$source.C10]=&quot;&quot;;&quot;&quot;;&quot;overlay&quot;&amp;[$source.$D$1]&amp;&quot;_desc&quot;&amp;[.D9]&amp;&quot;_overlay = &quot;&amp;[$source.C10])" office:value-type="string" office:string-value="overlay1_desc6_overlay = l-light-shoulder.png" calcext:value-type="string">
            <text:p>overlay1_desc6_overlay = l-light-shoulder.png</text:p>
          </table:table-cell>
          <table:table-cell table:formula="of:=IF([$source.I10]=&quot;&quot;; &quot;overlay&quot;&amp;[$source.$D$1]&amp;&quot;_desc&quot;&amp;[.D9]&amp;&quot;_reach_x = 0&quot;; &quot;overlay&quot;&amp;[$source.$D$1]&amp;&quot;_desc&quot;&amp;[.D9]&amp;&quot;_reach_x = 1.25&quot;&amp;CHAR(10)&amp;&quot;overlay&quot;&amp;[$source.$D$1]&amp;&quot;_desc&quot;&amp;[.D9]&amp;&quot;_reach_y = 1.25&quot; )" office:value-type="string" office:string-value="overlay1_desc6_reach_x = 0" calcext:value-type="string">
            <text:p>overlay1_desc6_reach_x = 0</text:p>
          </table:table-cell>
          <table:table-cell table:style-name="ce4" table:formula="of:=IF([$source.J10]=&quot;&quot;;&quot;&quot;; &quot;overlay&quot;&amp;[$source.$D$1]&amp;&quot;_desc&quot;&amp;[.D9]&amp;&quot;_range_mod = 15&quot;&amp; CHAR(10)&amp; &quot;overlay&quot;&amp;[$source.$D$1]&amp;&quot;_desc&quot;&amp;[.D9]&amp;&quot;_range_mod_exclusive = true&quot; )">
            <text:p/>
          </table:table-cell>
          <table:table-cell table:style-name="ce4" table:formula="of:=IF([$source.K10]=&quot;&quot;;&quot;&quot;; &quot;overlay&quot;&amp;[$source.$D$1]&amp;&quot;_desc&quot;&amp;[.D9]&amp;&quot;_movable = true&quot;&amp; CHAR(10)&amp; &quot;overlay&quot;&amp;[$source.$D$1]&amp;&quot;_desc&quot;&amp;[.D9]&amp;&quot;_saturate_pct = 0.65&quot; )">
            <text:p/>
          </table:table-cell>
          <table:table-cell table:formula="of:=&quot;overlay&quot;&amp;[$source.$D$1]&amp;&quot;_desc&quot;&amp;[.D9]&amp;&quot;_alpha_mod = &quot;&amp;[$source.L10]" office:value-type="string" office:string-value="overlay1_desc6_alpha_mod = 20" calcext:value-type="string">
            <text:p>overlay1_desc6_alpha_mod = 20</text:p>
          </table:table-cell>
          <table:table-cell table:formula="of:=IF([$source.M10]=&quot;&quot;;&quot;&quot;; &quot;overlay&quot;&amp;[$source.$D$1]&amp;&quot;_desc&quot;&amp;[.D9]&amp;&quot;_next_target = &quot;&quot;&quot;&amp;[$source.M10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10:.T10])" office:value-type="string" office:string-value="### Overlay 'landscape' &gt; 7 &gt; light for 'start'&#10;overlay1_desc7 = &quot;start,0.7925,0.17765,radial,0.02875,0.06389&quot;&#10;overlay1_desc7_overlay = l-light-shoulder.png&#10;overlay1_desc7_reach_x = 0&#10;overlay1_desc7_alpha_mod = 20" calcext:value-type="string">
            <text:p>### Overlay 'landscape' &gt; 7 &gt; light for 'start'</text:p>
            <text:p>overlay1_desc7 = "start,0.7925,0.17765,radial,0.02875,0.06389"</text:p>
            <text:p>overlay1_desc7_overlay = l-light-shoulder.png</text:p>
            <text:p>overlay1_desc7_reach_x = 0</text:p>
            <text:p>overlay1_desc7_alpha_mod = 20</text:p>
          </table:table-cell>
          <table:table-cell table:number-columns-repeated="2"/>
          <table:table-cell table:formula="of:=[$source.A11]" office:value-type="float" office:value="7" calcext:value-type="float">
            <text:p>7</text:p>
          </table:table-cell>
          <table:table-cell table:formula="of:=[$source.D11]/2" office:value-type="float" office:value="69" calcext:value-type="float">
            <text:p>69</text:p>
          </table:table-cell>
          <table:table-cell table:formula="of:=[$source.E11]/2" office:value-type="float" office:value="69" calcext:value-type="float">
            <text:p>69</text:p>
          </table:table-cell>
          <table:table-cell table:formula="of:=[$source.F11]+[.E10]" office:value-type="float" office:value="1902" calcext:value-type="float">
            <text:p>1902</text:p>
          </table:table-cell>
          <table:table-cell table:formula="of:=[$source.G11]+[.F10]" office:value-type="float" office:value="191.858" calcext:value-type="float">
            <text:p>191.858</text:p>
          </table:table-cell>
          <table:table-cell table:formula="of:=ROUND([.E10]/[$source.$F$1];5)" office:value-type="float" office:value="0.02875" calcext:value-type="float">
            <text:p>0.02875</text:p>
          </table:table-cell>
          <table:table-cell table:formula="of:=ROUND([.F10]/[$source.$H$1];5)" office:value-type="float" office:value="0.06389" calcext:value-type="float">
            <text:p>0.06389</text:p>
          </table:table-cell>
          <table:table-cell table:formula="of:=ROUND([.G10]/[$source.$F$1];5)" office:value-type="float" office:value="0.7925" calcext:value-type="float">
            <text:p>0.7925</text:p>
          </table:table-cell>
          <table:table-cell table:formula="of:=ROUND([.H10]/[$source.$H$1];5)" office:value-type="float" office:value="0.17765" calcext:value-type="float">
            <text:p>0.17765</text:p>
          </table:table-cell>
          <table:table-cell table:style-name="ce4" table:formula="of:=&quot;### Overlay '&quot;&amp;[$source.$B$1]&amp;&quot;' &gt; &quot;&amp;[.D10]&amp;&quot; &gt; &quot;&amp;[$source.N11]" office:value-type="string" office:string-value="### Overlay 'landscape' &gt; 7 &gt; light for 'start'" calcext:value-type="string">
            <text:p>### Overlay 'landscape' &gt; 7 &gt; light for 'start'</text:p>
          </table:table-cell>
          <table:table-cell table:style-name="ce4" table:formula="of:=&quot;overlay&quot;&amp;[$source.$D$1]&amp;&quot;_desc&quot;&amp;[.D10]&amp;&quot; = &quot;&quot;&quot;&amp;COM.MICROSOFT.TEXTJOIN(&quot;,&quot;;0;[$source.B11];[.K10];[.L10];[$source.H11];[.I10];[.J10])&amp;&quot;&quot;&quot;&quot;" office:value-type="string" office:string-value="overlay1_desc7 = &quot;start,0.7925,0.17765,radial,0.02875,0.06389&quot;" calcext:value-type="string">
            <text:p>overlay1_desc7 = "start,0.7925,0.17765,radial,0.02875,0.06389"</text:p>
          </table:table-cell>
          <table:table-cell table:formula="of:=IF([$source.C11]=&quot;&quot;;&quot;&quot;;&quot;overlay&quot;&amp;[$source.$D$1]&amp;&quot;_desc&quot;&amp;[.D10]&amp;&quot;_overlay = &quot;&amp;[$source.C11])" office:value-type="string" office:string-value="overlay1_desc7_overlay = l-light-shoulder.png" calcext:value-type="string">
            <text:p>overlay1_desc7_overlay = l-light-shoulder.png</text:p>
          </table:table-cell>
          <table:table-cell table:formula="of:=IF([$source.I11]=&quot;&quot;; &quot;overlay&quot;&amp;[$source.$D$1]&amp;&quot;_desc&quot;&amp;[.D10]&amp;&quot;_reach_x = 0&quot;; &quot;overlay&quot;&amp;[$source.$D$1]&amp;&quot;_desc&quot;&amp;[.D10]&amp;&quot;_reach_x = 1.25&quot;&amp;CHAR(10)&amp;&quot;overlay&quot;&amp;[$source.$D$1]&amp;&quot;_desc&quot;&amp;[.D10]&amp;&quot;_reach_y = 1.25&quot; )" office:value-type="string" office:string-value="overlay1_desc7_reach_x = 0" calcext:value-type="string">
            <text:p>overlay1_desc7_reach_x = 0</text:p>
          </table:table-cell>
          <table:table-cell table:style-name="ce4" table:formula="of:=IF([$source.J11]=&quot;&quot;;&quot;&quot;; &quot;overlay&quot;&amp;[$source.$D$1]&amp;&quot;_desc&quot;&amp;[.D10]&amp;&quot;_range_mod = 15&quot;&amp; CHAR(10)&amp; &quot;overlay&quot;&amp;[$source.$D$1]&amp;&quot;_desc&quot;&amp;[.D10]&amp;&quot;_range_mod_exclusive = true&quot; )">
            <text:p/>
          </table:table-cell>
          <table:table-cell table:style-name="ce4" table:formula="of:=IF([$source.K11]=&quot;&quot;;&quot;&quot;; &quot;overlay&quot;&amp;[$source.$D$1]&amp;&quot;_desc&quot;&amp;[.D10]&amp;&quot;_movable = true&quot;&amp; CHAR(10)&amp; &quot;overlay&quot;&amp;[$source.$D$1]&amp;&quot;_desc&quot;&amp;[.D10]&amp;&quot;_saturate_pct = 0.65&quot; )">
            <text:p/>
          </table:table-cell>
          <table:table-cell table:formula="of:=&quot;overlay&quot;&amp;[$source.$D$1]&amp;&quot;_desc&quot;&amp;[.D10]&amp;&quot;_alpha_mod = &quot;&amp;[$source.L11]" office:value-type="string" office:string-value="overlay1_desc7_alpha_mod = 20" calcext:value-type="string">
            <text:p>overlay1_desc7_alpha_mod = 20</text:p>
          </table:table-cell>
          <table:table-cell table:formula="of:=IF([$source.M11]=&quot;&quot;;&quot;&quot;; &quot;overlay&quot;&amp;[$source.$D$1]&amp;&quot;_desc&quot;&amp;[.D10]&amp;&quot;_next_target = &quot;&quot;&quot;&amp;[$source.M11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11:.T11])" office:value-type="string" office:string-value="### Overlay 'landscape' &gt; 8 &gt; light for 'r1'&#10;overlay1_desc8 = &quot;r,0.87625,0.12778,radial,0.02875,0.06389&quot;&#10;overlay1_desc8_overlay = l-light-shoulder.png&#10;overlay1_desc8_reach_x = 0&#10;overlay1_desc8_alpha_mod = 20" calcext:value-type="string">
            <text:p>### Overlay 'landscape' &gt; 8 &gt; light for 'r1'</text:p>
            <text:p>overlay1_desc8 = "r,0.87625,0.12778,radial,0.02875,0.06389"</text:p>
            <text:p>overlay1_desc8_overlay = l-light-shoulder.png</text:p>
            <text:p>overlay1_desc8_reach_x = 0</text:p>
            <text:p>overlay1_desc8_alpha_mod = 20</text:p>
          </table:table-cell>
          <table:table-cell table:number-columns-repeated="2"/>
          <table:table-cell table:formula="of:=[$source.A12]" office:value-type="float" office:value="8" calcext:value-type="float">
            <text:p>8</text:p>
          </table:table-cell>
          <table:table-cell table:formula="of:=[$source.D12]/2" office:value-type="float" office:value="69" calcext:value-type="float">
            <text:p>69</text:p>
          </table:table-cell>
          <table:table-cell table:formula="of:=[$source.E12]/2" office:value-type="float" office:value="69" calcext:value-type="float">
            <text:p>69</text:p>
          </table:table-cell>
          <table:table-cell table:formula="of:=[$source.F12]+[.E11]" office:value-type="float" office:value="2103" calcext:value-type="float">
            <text:p>2103</text:p>
          </table:table-cell>
          <table:table-cell table:formula="of:=[$source.G12]+[.F11]" office:value-type="float" office:value="138" calcext:value-type="float">
            <text:p>138</text:p>
          </table:table-cell>
          <table:table-cell table:formula="of:=ROUND([.E11]/[$source.$F$1];5)" office:value-type="float" office:value="0.02875" calcext:value-type="float">
            <text:p>0.02875</text:p>
          </table:table-cell>
          <table:table-cell table:formula="of:=ROUND([.F11]/[$source.$H$1];5)" office:value-type="float" office:value="0.06389" calcext:value-type="float">
            <text:p>0.06389</text:p>
          </table:table-cell>
          <table:table-cell table:formula="of:=ROUND([.G11]/[$source.$F$1];5)" office:value-type="float" office:value="0.87625" calcext:value-type="float">
            <text:p>0.87625</text:p>
          </table:table-cell>
          <table:table-cell table:formula="of:=ROUND([.H11]/[$source.$H$1];5)" office:value-type="float" office:value="0.12778" calcext:value-type="float">
            <text:p>0.12778</text:p>
          </table:table-cell>
          <table:table-cell table:style-name="ce4" table:formula="of:=&quot;### Overlay '&quot;&amp;[$source.$B$1]&amp;&quot;' &gt; &quot;&amp;[.D11]&amp;&quot; &gt; &quot;&amp;[$source.N12]" office:value-type="string" office:string-value="### Overlay 'landscape' &gt; 8 &gt; light for 'r1'" calcext:value-type="string">
            <text:p>### Overlay 'landscape' &gt; 8 &gt; light for 'r1'</text:p>
          </table:table-cell>
          <table:table-cell table:style-name="ce4" table:formula="of:=&quot;overlay&quot;&amp;[$source.$D$1]&amp;&quot;_desc&quot;&amp;[.D11]&amp;&quot; = &quot;&quot;&quot;&amp;COM.MICROSOFT.TEXTJOIN(&quot;,&quot;;0;[$source.B12];[.K11];[.L11];[$source.H12];[.I11];[.J11])&amp;&quot;&quot;&quot;&quot;" office:value-type="string" office:string-value="overlay1_desc8 = &quot;r,0.87625,0.12778,radial,0.02875,0.06389&quot;" calcext:value-type="string">
            <text:p>overlay1_desc8 = "r,0.87625,0.12778,radial,0.02875,0.06389"</text:p>
          </table:table-cell>
          <table:table-cell table:formula="of:=IF([$source.C12]=&quot;&quot;;&quot;&quot;;&quot;overlay&quot;&amp;[$source.$D$1]&amp;&quot;_desc&quot;&amp;[.D11]&amp;&quot;_overlay = &quot;&amp;[$source.C12])" office:value-type="string" office:string-value="overlay1_desc8_overlay = l-light-shoulder.png" calcext:value-type="string">
            <text:p>overlay1_desc8_overlay = l-light-shoulder.png</text:p>
          </table:table-cell>
          <table:table-cell table:formula="of:=IF([$source.I12]=&quot;&quot;; &quot;overlay&quot;&amp;[$source.$D$1]&amp;&quot;_desc&quot;&amp;[.D11]&amp;&quot;_reach_x = 0&quot;; &quot;overlay&quot;&amp;[$source.$D$1]&amp;&quot;_desc&quot;&amp;[.D11]&amp;&quot;_reach_x = 1.25&quot;&amp;CHAR(10)&amp;&quot;overlay&quot;&amp;[$source.$D$1]&amp;&quot;_desc&quot;&amp;[.D11]&amp;&quot;_reach_y = 1.25&quot; )" office:value-type="string" office:string-value="overlay1_desc8_reach_x = 0" calcext:value-type="string">
            <text:p>overlay1_desc8_reach_x = 0</text:p>
          </table:table-cell>
          <table:table-cell table:style-name="ce4" table:formula="of:=IF([$source.J12]=&quot;&quot;;&quot;&quot;; &quot;overlay&quot;&amp;[$source.$D$1]&amp;&quot;_desc&quot;&amp;[.D11]&amp;&quot;_range_mod = 15&quot;&amp; CHAR(10)&amp; &quot;overlay&quot;&amp;[$source.$D$1]&amp;&quot;_desc&quot;&amp;[.D11]&amp;&quot;_range_mod_exclusive = true&quot; )">
            <text:p/>
          </table:table-cell>
          <table:table-cell table:style-name="ce4" table:formula="of:=IF([$source.K12]=&quot;&quot;;&quot;&quot;; &quot;overlay&quot;&amp;[$source.$D$1]&amp;&quot;_desc&quot;&amp;[.D11]&amp;&quot;_movable = true&quot;&amp; CHAR(10)&amp; &quot;overlay&quot;&amp;[$source.$D$1]&amp;&quot;_desc&quot;&amp;[.D11]&amp;&quot;_saturate_pct = 0.65&quot; )">
            <text:p/>
          </table:table-cell>
          <table:table-cell table:formula="of:=&quot;overlay&quot;&amp;[$source.$D$1]&amp;&quot;_desc&quot;&amp;[.D11]&amp;&quot;_alpha_mod = &quot;&amp;[$source.L12]" office:value-type="string" office:string-value="overlay1_desc8_alpha_mod = 20" calcext:value-type="string">
            <text:p>overlay1_desc8_alpha_mod = 20</text:p>
          </table:table-cell>
          <table:table-cell table:formula="of:=IF([$source.M12]=&quot;&quot;;&quot;&quot;; &quot;overlay&quot;&amp;[$source.$D$1]&amp;&quot;_desc&quot;&amp;[.D11]&amp;&quot;_next_target = &quot;&quot;&quot;&amp;[$source.M12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12:.T12])" office:value-type="string" office:string-value="### Overlay 'landscape' &gt; 9 &gt; light for 'r2'&#10;overlay1_desc9 = &quot;r2,0.96,0.17765,radial,0.02875,0.06389&quot;&#10;overlay1_desc9_overlay = l-light-shoulder.png&#10;overlay1_desc9_reach_x = 0&#10;overlay1_desc9_alpha_mod = 20" calcext:value-type="string">
            <text:p>### Overlay 'landscape' &gt; 9 &gt; light for 'r2'</text:p>
            <text:p>overlay1_desc9 = "r2,0.96,0.17765,radial,0.02875,0.06389"</text:p>
            <text:p>overlay1_desc9_overlay = l-light-shoulder.png</text:p>
            <text:p>overlay1_desc9_reach_x = 0</text:p>
            <text:p>overlay1_desc9_alpha_mod = 20</text:p>
          </table:table-cell>
          <table:table-cell table:number-columns-repeated="2"/>
          <table:table-cell table:formula="of:=[$source.A13]" office:value-type="float" office:value="9" calcext:value-type="float">
            <text:p>9</text:p>
          </table:table-cell>
          <table:table-cell table:formula="of:=[$source.D13]/2" office:value-type="float" office:value="69" calcext:value-type="float">
            <text:p>69</text:p>
          </table:table-cell>
          <table:table-cell table:formula="of:=[$source.E13]/2" office:value-type="float" office:value="69" calcext:value-type="float">
            <text:p>69</text:p>
          </table:table-cell>
          <table:table-cell table:formula="of:=[$source.F13]+[.E12]" office:value-type="float" office:value="2304" calcext:value-type="float">
            <text:p>2304</text:p>
          </table:table-cell>
          <table:table-cell table:formula="of:=[$source.G13]+[.F12]" office:value-type="float" office:value="191.858" calcext:value-type="float">
            <text:p>191.858</text:p>
          </table:table-cell>
          <table:table-cell table:formula="of:=ROUND([.E12]/[$source.$F$1];5)" office:value-type="float" office:value="0.02875" calcext:value-type="float">
            <text:p>0.02875</text:p>
          </table:table-cell>
          <table:table-cell table:formula="of:=ROUND([.F12]/[$source.$H$1];5)" office:value-type="float" office:value="0.06389" calcext:value-type="float">
            <text:p>0.06389</text:p>
          </table:table-cell>
          <table:table-cell table:formula="of:=ROUND([.G12]/[$source.$F$1];5)" office:value-type="float" office:value="0.96" calcext:value-type="float">
            <text:p>0.96</text:p>
          </table:table-cell>
          <table:table-cell table:formula="of:=ROUND([.H12]/[$source.$H$1];5)" office:value-type="float" office:value="0.17765" calcext:value-type="float">
            <text:p>0.17765</text:p>
          </table:table-cell>
          <table:table-cell table:style-name="ce4" table:formula="of:=&quot;### Overlay '&quot;&amp;[$source.$B$1]&amp;&quot;' &gt; &quot;&amp;[.D12]&amp;&quot; &gt; &quot;&amp;[$source.N13]" office:value-type="string" office:string-value="### Overlay 'landscape' &gt; 9 &gt; light for 'r2'" calcext:value-type="string">
            <text:p>### Overlay 'landscape' &gt; 9 &gt; light for 'r2'</text:p>
          </table:table-cell>
          <table:table-cell table:style-name="ce4" table:formula="of:=&quot;overlay&quot;&amp;[$source.$D$1]&amp;&quot;_desc&quot;&amp;[.D12]&amp;&quot; = &quot;&quot;&quot;&amp;COM.MICROSOFT.TEXTJOIN(&quot;,&quot;;0;[$source.B13];[.K12];[.L12];[$source.H13];[.I12];[.J12])&amp;&quot;&quot;&quot;&quot;" office:value-type="string" office:string-value="overlay1_desc9 = &quot;r2,0.96,0.17765,radial,0.02875,0.06389&quot;" calcext:value-type="string">
            <text:p>overlay1_desc9 = "r2,0.96,0.17765,radial,0.02875,0.06389"</text:p>
          </table:table-cell>
          <table:table-cell table:formula="of:=IF([$source.C13]=&quot;&quot;;&quot;&quot;;&quot;overlay&quot;&amp;[$source.$D$1]&amp;&quot;_desc&quot;&amp;[.D12]&amp;&quot;_overlay = &quot;&amp;[$source.C13])" office:value-type="string" office:string-value="overlay1_desc9_overlay = l-light-shoulder.png" calcext:value-type="string">
            <text:p>overlay1_desc9_overlay = l-light-shoulder.png</text:p>
          </table:table-cell>
          <table:table-cell table:formula="of:=IF([$source.I13]=&quot;&quot;; &quot;overlay&quot;&amp;[$source.$D$1]&amp;&quot;_desc&quot;&amp;[.D12]&amp;&quot;_reach_x = 0&quot;; &quot;overlay&quot;&amp;[$source.$D$1]&amp;&quot;_desc&quot;&amp;[.D12]&amp;&quot;_reach_x = 1.25&quot;&amp;CHAR(10)&amp;&quot;overlay&quot;&amp;[$source.$D$1]&amp;&quot;_desc&quot;&amp;[.D12]&amp;&quot;_reach_y = 1.25&quot; )" office:value-type="string" office:string-value="overlay1_desc9_reach_x = 0" calcext:value-type="string">
            <text:p>overlay1_desc9_reach_x = 0</text:p>
          </table:table-cell>
          <table:table-cell table:style-name="ce4" table:formula="of:=IF([$source.J13]=&quot;&quot;;&quot;&quot;; &quot;overlay&quot;&amp;[$source.$D$1]&amp;&quot;_desc&quot;&amp;[.D12]&amp;&quot;_range_mod = 15&quot;&amp; CHAR(10)&amp; &quot;overlay&quot;&amp;[$source.$D$1]&amp;&quot;_desc&quot;&amp;[.D12]&amp;&quot;_range_mod_exclusive = true&quot; )">
            <text:p/>
          </table:table-cell>
          <table:table-cell table:style-name="ce4" table:formula="of:=IF([$source.K13]=&quot;&quot;;&quot;&quot;; &quot;overlay&quot;&amp;[$source.$D$1]&amp;&quot;_desc&quot;&amp;[.D12]&amp;&quot;_movable = true&quot;&amp; CHAR(10)&amp; &quot;overlay&quot;&amp;[$source.$D$1]&amp;&quot;_desc&quot;&amp;[.D12]&amp;&quot;_saturate_pct = 0.65&quot; )">
            <text:p/>
          </table:table-cell>
          <table:table-cell table:formula="of:=&quot;overlay&quot;&amp;[$source.$D$1]&amp;&quot;_desc&quot;&amp;[.D12]&amp;&quot;_alpha_mod = &quot;&amp;[$source.L13]" office:value-type="string" office:string-value="overlay1_desc9_alpha_mod = 20" calcext:value-type="string">
            <text:p>overlay1_desc9_alpha_mod = 20</text:p>
          </table:table-cell>
          <table:table-cell table:formula="of:=IF([$source.M13]=&quot;&quot;;&quot;&quot;; &quot;overlay&quot;&amp;[$source.$D$1]&amp;&quot;_desc&quot;&amp;[.D12]&amp;&quot;_next_target = &quot;&quot;&quot;&amp;[$source.M13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13:.T13])" office:value-type="string" office:string-value="### Overlay 'landscape' &gt; 10 &gt; light for 'up'&#10;overlay1_desc10 = &quot;up,0.12375,0.35833,radial,0.04,0.08889&quot;&#10;overlay1_desc10_overlay = l-light-act4.png&#10;overlay1_desc10_reach_x = 0&#10;overlay1_desc10_alpha_mod = 20" calcext:value-type="string">
            <text:p>### Overlay 'landscape' &gt; 10 &gt; light for 'up'</text:p>
            <text:p>overlay1_desc10 = "up,0.12375,0.35833,radial,0.04,0.08889"</text:p>
            <text:p>overlay1_desc10_overlay = l-light-act4.png</text:p>
            <text:p>overlay1_desc10_reach_x = 0</text:p>
            <text:p>overlay1_desc10_alpha_mod = 20</text:p>
          </table:table-cell>
          <table:table-cell table:number-columns-repeated="2"/>
          <table:table-cell table:formula="of:=[$source.A14]" office:value-type="float" office:value="10" calcext:value-type="float">
            <text:p>10</text:p>
          </table:table-cell>
          <table:table-cell table:formula="of:=[$source.D14]/2" office:value-type="float" office:value="96" calcext:value-type="float">
            <text:p>96</text:p>
          </table:table-cell>
          <table:table-cell table:formula="of:=[$source.E14]/2" office:value-type="float" office:value="96" calcext:value-type="float">
            <text:p>96</text:p>
          </table:table-cell>
          <table:table-cell table:formula="of:=[$source.F14]+[.E13]" office:value-type="float" office:value="297" calcext:value-type="float">
            <text:p>297</text:p>
          </table:table-cell>
          <table:table-cell table:formula="of:=[$source.G14]+[.F13]" office:value-type="float" office:value="387" calcext:value-type="float">
            <text:p>387</text:p>
          </table:table-cell>
          <table:table-cell table:formula="of:=ROUND([.E13]/[$source.$F$1];5)" office:value-type="float" office:value="0.04" calcext:value-type="float">
            <text:p>0.04</text:p>
          </table:table-cell>
          <table:table-cell table:formula="of:=ROUND([.F13]/[$source.$H$1];5)" office:value-type="float" office:value="0.08889" calcext:value-type="float">
            <text:p>0.08889</text:p>
          </table:table-cell>
          <table:table-cell table:formula="of:=ROUND([.G13]/[$source.$F$1];5)" office:value-type="float" office:value="0.12375" calcext:value-type="float">
            <text:p>0.12375</text:p>
          </table:table-cell>
          <table:table-cell table:formula="of:=ROUND([.H13]/[$source.$H$1];5)" office:value-type="float" office:value="0.35833" calcext:value-type="float">
            <text:p>0.35833</text:p>
          </table:table-cell>
          <table:table-cell table:style-name="ce4" table:formula="of:=&quot;### Overlay '&quot;&amp;[$source.$B$1]&amp;&quot;' &gt; &quot;&amp;[.D13]&amp;&quot; &gt; &quot;&amp;[$source.N14]" office:value-type="string" office:string-value="### Overlay 'landscape' &gt; 10 &gt; light for 'up'" calcext:value-type="string">
            <text:p>### Overlay 'landscape' &gt; 10 &gt; light for 'up'</text:p>
          </table:table-cell>
          <table:table-cell table:style-name="ce4" table:formula="of:=&quot;overlay&quot;&amp;[$source.$D$1]&amp;&quot;_desc&quot;&amp;[.D13]&amp;&quot; = &quot;&quot;&quot;&amp;COM.MICROSOFT.TEXTJOIN(&quot;,&quot;;0;[$source.B14];[.K13];[.L13];[$source.H14];[.I13];[.J13])&amp;&quot;&quot;&quot;&quot;" office:value-type="string" office:string-value="overlay1_desc10 = &quot;up,0.12375,0.35833,radial,0.04,0.08889&quot;" calcext:value-type="string">
            <text:p>overlay1_desc10 = "up,0.12375,0.35833,radial,0.04,0.08889"</text:p>
          </table:table-cell>
          <table:table-cell table:formula="of:=IF([$source.C14]=&quot;&quot;;&quot;&quot;;&quot;overlay&quot;&amp;[$source.$D$1]&amp;&quot;_desc&quot;&amp;[.D13]&amp;&quot;_overlay = &quot;&amp;[$source.C14])" office:value-type="string" office:string-value="overlay1_desc10_overlay = l-light-act4.png" calcext:value-type="string">
            <text:p>overlay1_desc10_overlay = l-light-act4.png</text:p>
          </table:table-cell>
          <table:table-cell table:formula="of:=IF([$source.I14]=&quot;&quot;; &quot;overlay&quot;&amp;[$source.$D$1]&amp;&quot;_desc&quot;&amp;[.D13]&amp;&quot;_reach_x = 0&quot;; &quot;overlay&quot;&amp;[$source.$D$1]&amp;&quot;_desc&quot;&amp;[.D13]&amp;&quot;_reach_x = 1.25&quot;&amp;CHAR(10)&amp;&quot;overlay&quot;&amp;[$source.$D$1]&amp;&quot;_desc&quot;&amp;[.D13]&amp;&quot;_reach_y = 1.25&quot; )" office:value-type="string" office:string-value="overlay1_desc10_reach_x = 0" calcext:value-type="string">
            <text:p>overlay1_desc10_reach_x = 0</text:p>
          </table:table-cell>
          <table:table-cell table:style-name="ce4" table:formula="of:=IF([$source.J14]=&quot;&quot;;&quot;&quot;; &quot;overlay&quot;&amp;[$source.$D$1]&amp;&quot;_desc&quot;&amp;[.D13]&amp;&quot;_range_mod = 15&quot;&amp; CHAR(10)&amp; &quot;overlay&quot;&amp;[$source.$D$1]&amp;&quot;_desc&quot;&amp;[.D13]&amp;&quot;_range_mod_exclusive = true&quot; )">
            <text:p/>
          </table:table-cell>
          <table:table-cell table:style-name="ce4" table:formula="of:=IF([$source.K14]=&quot;&quot;;&quot;&quot;; &quot;overlay&quot;&amp;[$source.$D$1]&amp;&quot;_desc&quot;&amp;[.D13]&amp;&quot;_movable = true&quot;&amp; CHAR(10)&amp; &quot;overlay&quot;&amp;[$source.$D$1]&amp;&quot;_desc&quot;&amp;[.D13]&amp;&quot;_saturate_pct = 0.65&quot; )">
            <text:p/>
          </table:table-cell>
          <table:table-cell table:formula="of:=&quot;overlay&quot;&amp;[$source.$D$1]&amp;&quot;_desc&quot;&amp;[.D13]&amp;&quot;_alpha_mod = &quot;&amp;[$source.L14]" office:value-type="string" office:string-value="overlay1_desc10_alpha_mod = 20" calcext:value-type="string">
            <text:p>overlay1_desc10_alpha_mod = 20</text:p>
          </table:table-cell>
          <table:table-cell table:formula="of:=IF([$source.M14]=&quot;&quot;;&quot;&quot;; &quot;overlay&quot;&amp;[$source.$D$1]&amp;&quot;_desc&quot;&amp;[.D13]&amp;&quot;_next_target = &quot;&quot;&quot;&amp;[$source.M14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14:.T14])" office:value-type="string" office:string-value="### Overlay 'landscape' &gt; 11 &gt; light for 'left'&#10;overlay1_desc11 = &quot;left,0.06,0.5,radial,0.04,0.08889&quot;&#10;overlay1_desc11_overlay = l-light-act4.png&#10;overlay1_desc11_reach_x = 0&#10;overlay1_desc11_alpha_mod = 20" calcext:value-type="string">
            <text:p>### Overlay 'landscape' &gt; 11 &gt; light for 'left'</text:p>
            <text:p>overlay1_desc11 = "left,0.06,0.5,radial,0.04,0.08889"</text:p>
            <text:p>overlay1_desc11_overlay = l-light-act4.png</text:p>
            <text:p>overlay1_desc11_reach_x = 0</text:p>
            <text:p>overlay1_desc11_alpha_mod = 20</text:p>
          </table:table-cell>
          <table:table-cell table:number-columns-repeated="2"/>
          <table:table-cell table:formula="of:=[$source.A15]" office:value-type="float" office:value="11" calcext:value-type="float">
            <text:p>11</text:p>
          </table:table-cell>
          <table:table-cell table:formula="of:=[$source.D15]/2" office:value-type="float" office:value="96" calcext:value-type="float">
            <text:p>96</text:p>
          </table:table-cell>
          <table:table-cell table:formula="of:=[$source.E15]/2" office:value-type="float" office:value="96" calcext:value-type="float">
            <text:p>96</text:p>
          </table:table-cell>
          <table:table-cell table:formula="of:=[$source.F15]+[.E14]" office:value-type="float" office:value="144" calcext:value-type="float">
            <text:p>144</text:p>
          </table:table-cell>
          <table:table-cell table:formula="of:=[$source.G15]+[.F14]" office:value-type="float" office:value="540" calcext:value-type="float">
            <text:p>540</text:p>
          </table:table-cell>
          <table:table-cell table:formula="of:=ROUND([.E14]/[$source.$F$1];5)" office:value-type="float" office:value="0.04" calcext:value-type="float">
            <text:p>0.04</text:p>
          </table:table-cell>
          <table:table-cell table:formula="of:=ROUND([.F14]/[$source.$H$1];5)" office:value-type="float" office:value="0.08889" calcext:value-type="float">
            <text:p>0.08889</text:p>
          </table:table-cell>
          <table:table-cell table:formula="of:=ROUND([.G14]/[$source.$F$1];5)" office:value-type="float" office:value="0.06" calcext:value-type="float">
            <text:p>0.06</text:p>
          </table:table-cell>
          <table:table-cell table:formula="of:=ROUND([.H14]/[$source.$H$1];5)" office:value-type="float" office:value="0.5" calcext:value-type="float">
            <text:p>0.5</text:p>
          </table:table-cell>
          <table:table-cell table:style-name="ce4" table:formula="of:=&quot;### Overlay '&quot;&amp;[$source.$B$1]&amp;&quot;' &gt; &quot;&amp;[.D14]&amp;&quot; &gt; &quot;&amp;[$source.N15]" office:value-type="string" office:string-value="### Overlay 'landscape' &gt; 11 &gt; light for 'left'" calcext:value-type="string">
            <text:p>### Overlay 'landscape' &gt; 11 &gt; light for 'left'</text:p>
          </table:table-cell>
          <table:table-cell table:style-name="ce4" table:formula="of:=&quot;overlay&quot;&amp;[$source.$D$1]&amp;&quot;_desc&quot;&amp;[.D14]&amp;&quot; = &quot;&quot;&quot;&amp;COM.MICROSOFT.TEXTJOIN(&quot;,&quot;;0;[$source.B15];[.K14];[.L14];[$source.H15];[.I14];[.J14])&amp;&quot;&quot;&quot;&quot;" office:value-type="string" office:string-value="overlay1_desc11 = &quot;left,0.06,0.5,radial,0.04,0.08889&quot;" calcext:value-type="string">
            <text:p>overlay1_desc11 = "left,0.06,0.5,radial,0.04,0.08889"</text:p>
          </table:table-cell>
          <table:table-cell table:formula="of:=IF([$source.C15]=&quot;&quot;;&quot;&quot;;&quot;overlay&quot;&amp;[$source.$D$1]&amp;&quot;_desc&quot;&amp;[.D14]&amp;&quot;_overlay = &quot;&amp;[$source.C15])" office:value-type="string" office:string-value="overlay1_desc11_overlay = l-light-act4.png" calcext:value-type="string">
            <text:p>overlay1_desc11_overlay = l-light-act4.png</text:p>
          </table:table-cell>
          <table:table-cell table:formula="of:=IF([$source.I15]=&quot;&quot;; &quot;overlay&quot;&amp;[$source.$D$1]&amp;&quot;_desc&quot;&amp;[.D14]&amp;&quot;_reach_x = 0&quot;; &quot;overlay&quot;&amp;[$source.$D$1]&amp;&quot;_desc&quot;&amp;[.D14]&amp;&quot;_reach_x = 1.25&quot;&amp;CHAR(10)&amp;&quot;overlay&quot;&amp;[$source.$D$1]&amp;&quot;_desc&quot;&amp;[.D14]&amp;&quot;_reach_y = 1.25&quot; )" office:value-type="string" office:string-value="overlay1_desc11_reach_x = 0" calcext:value-type="string">
            <text:p>overlay1_desc11_reach_x = 0</text:p>
          </table:table-cell>
          <table:table-cell table:style-name="ce4" table:formula="of:=IF([$source.J15]=&quot;&quot;;&quot;&quot;; &quot;overlay&quot;&amp;[$source.$D$1]&amp;&quot;_desc&quot;&amp;[.D14]&amp;&quot;_range_mod = 15&quot;&amp; CHAR(10)&amp; &quot;overlay&quot;&amp;[$source.$D$1]&amp;&quot;_desc&quot;&amp;[.D14]&amp;&quot;_range_mod_exclusive = true&quot; )">
            <text:p/>
          </table:table-cell>
          <table:table-cell table:style-name="ce4" table:formula="of:=IF([$source.K15]=&quot;&quot;;&quot;&quot;; &quot;overlay&quot;&amp;[$source.$D$1]&amp;&quot;_desc&quot;&amp;[.D14]&amp;&quot;_movable = true&quot;&amp; CHAR(10)&amp; &quot;overlay&quot;&amp;[$source.$D$1]&amp;&quot;_desc&quot;&amp;[.D14]&amp;&quot;_saturate_pct = 0.65&quot; )">
            <text:p/>
          </table:table-cell>
          <table:table-cell table:formula="of:=&quot;overlay&quot;&amp;[$source.$D$1]&amp;&quot;_desc&quot;&amp;[.D14]&amp;&quot;_alpha_mod = &quot;&amp;[$source.L15]" office:value-type="string" office:string-value="overlay1_desc11_alpha_mod = 20" calcext:value-type="string">
            <text:p>overlay1_desc11_alpha_mod = 20</text:p>
          </table:table-cell>
          <table:table-cell table:formula="of:=IF([$source.M15]=&quot;&quot;;&quot;&quot;; &quot;overlay&quot;&amp;[$source.$D$1]&amp;&quot;_desc&quot;&amp;[.D14]&amp;&quot;_next_target = &quot;&quot;&quot;&amp;[$source.M15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15:.T15])" office:value-type="string" office:string-value="### Overlay 'landscape' &gt; 12 &gt; light for 'right'&#10;overlay1_desc12 = &quot;right,0.1875,0.5,radial,0.04,0.08889&quot;&#10;overlay1_desc12_overlay = l-light-act4.png&#10;overlay1_desc12_reach_x = 0&#10;overlay1_desc12_alpha_mod = 20" calcext:value-type="string">
            <text:p>### Overlay 'landscape' &gt; 12 &gt; light for 'right'</text:p>
            <text:p>overlay1_desc12 = "right,0.1875,0.5,radial,0.04,0.08889"</text:p>
            <text:p>overlay1_desc12_overlay = l-light-act4.png</text:p>
            <text:p>overlay1_desc12_reach_x = 0</text:p>
            <text:p>overlay1_desc12_alpha_mod = 20</text:p>
          </table:table-cell>
          <table:table-cell table:number-columns-repeated="2"/>
          <table:table-cell table:formula="of:=[$source.A16]" office:value-type="float" office:value="12" calcext:value-type="float">
            <text:p>12</text:p>
          </table:table-cell>
          <table:table-cell table:formula="of:=[$source.D16]/2" office:value-type="float" office:value="96" calcext:value-type="float">
            <text:p>96</text:p>
          </table:table-cell>
          <table:table-cell table:formula="of:=[$source.E16]/2" office:value-type="float" office:value="96" calcext:value-type="float">
            <text:p>96</text:p>
          </table:table-cell>
          <table:table-cell table:formula="of:=[$source.F16]+[.E15]" office:value-type="float" office:value="450" calcext:value-type="float">
            <text:p>450</text:p>
          </table:table-cell>
          <table:table-cell table:formula="of:=[$source.G16]+[.F15]" office:value-type="float" office:value="540" calcext:value-type="float">
            <text:p>540</text:p>
          </table:table-cell>
          <table:table-cell table:formula="of:=ROUND([.E15]/[$source.$F$1];5)" office:value-type="float" office:value="0.04" calcext:value-type="float">
            <text:p>0.04</text:p>
          </table:table-cell>
          <table:table-cell table:formula="of:=ROUND([.F15]/[$source.$H$1];5)" office:value-type="float" office:value="0.08889" calcext:value-type="float">
            <text:p>0.08889</text:p>
          </table:table-cell>
          <table:table-cell table:formula="of:=ROUND([.G15]/[$source.$F$1];5)" office:value-type="float" office:value="0.1875" calcext:value-type="float">
            <text:p>0.1875</text:p>
          </table:table-cell>
          <table:table-cell table:formula="of:=ROUND([.H15]/[$source.$H$1];5)" office:value-type="float" office:value="0.5" calcext:value-type="float">
            <text:p>0.5</text:p>
          </table:table-cell>
          <table:table-cell table:style-name="ce4" table:formula="of:=&quot;### Overlay '&quot;&amp;[$source.$B$1]&amp;&quot;' &gt; &quot;&amp;[.D15]&amp;&quot; &gt; &quot;&amp;[$source.N16]" office:value-type="string" office:string-value="### Overlay 'landscape' &gt; 12 &gt; light for 'right'" calcext:value-type="string">
            <text:p>### Overlay 'landscape' &gt; 12 &gt; light for 'right'</text:p>
          </table:table-cell>
          <table:table-cell table:style-name="ce4" table:formula="of:=&quot;overlay&quot;&amp;[$source.$D$1]&amp;&quot;_desc&quot;&amp;[.D15]&amp;&quot; = &quot;&quot;&quot;&amp;COM.MICROSOFT.TEXTJOIN(&quot;,&quot;;0;[$source.B16];[.K15];[.L15];[$source.H16];[.I15];[.J15])&amp;&quot;&quot;&quot;&quot;" office:value-type="string" office:string-value="overlay1_desc12 = &quot;right,0.1875,0.5,radial,0.04,0.08889&quot;" calcext:value-type="string">
            <text:p>overlay1_desc12 = "right,0.1875,0.5,radial,0.04,0.08889"</text:p>
          </table:table-cell>
          <table:table-cell table:formula="of:=IF([$source.C16]=&quot;&quot;;&quot;&quot;;&quot;overlay&quot;&amp;[$source.$D$1]&amp;&quot;_desc&quot;&amp;[.D15]&amp;&quot;_overlay = &quot;&amp;[$source.C16])" office:value-type="string" office:string-value="overlay1_desc12_overlay = l-light-act4.png" calcext:value-type="string">
            <text:p>overlay1_desc12_overlay = l-light-act4.png</text:p>
          </table:table-cell>
          <table:table-cell table:formula="of:=IF([$source.I16]=&quot;&quot;; &quot;overlay&quot;&amp;[$source.$D$1]&amp;&quot;_desc&quot;&amp;[.D15]&amp;&quot;_reach_x = 0&quot;; &quot;overlay&quot;&amp;[$source.$D$1]&amp;&quot;_desc&quot;&amp;[.D15]&amp;&quot;_reach_x = 1.25&quot;&amp;CHAR(10)&amp;&quot;overlay&quot;&amp;[$source.$D$1]&amp;&quot;_desc&quot;&amp;[.D15]&amp;&quot;_reach_y = 1.25&quot; )" office:value-type="string" office:string-value="overlay1_desc12_reach_x = 0" calcext:value-type="string">
            <text:p>overlay1_desc12_reach_x = 0</text:p>
          </table:table-cell>
          <table:table-cell table:style-name="ce4" table:formula="of:=IF([$source.J16]=&quot;&quot;;&quot;&quot;; &quot;overlay&quot;&amp;[$source.$D$1]&amp;&quot;_desc&quot;&amp;[.D15]&amp;&quot;_range_mod = 15&quot;&amp; CHAR(10)&amp; &quot;overlay&quot;&amp;[$source.$D$1]&amp;&quot;_desc&quot;&amp;[.D15]&amp;&quot;_range_mod_exclusive = true&quot; )">
            <text:p/>
          </table:table-cell>
          <table:table-cell table:style-name="ce4" table:formula="of:=IF([$source.K16]=&quot;&quot;;&quot;&quot;; &quot;overlay&quot;&amp;[$source.$D$1]&amp;&quot;_desc&quot;&amp;[.D15]&amp;&quot;_movable = true&quot;&amp; CHAR(10)&amp; &quot;overlay&quot;&amp;[$source.$D$1]&amp;&quot;_desc&quot;&amp;[.D15]&amp;&quot;_saturate_pct = 0.65&quot; )">
            <text:p/>
          </table:table-cell>
          <table:table-cell table:formula="of:=&quot;overlay&quot;&amp;[$source.$D$1]&amp;&quot;_desc&quot;&amp;[.D15]&amp;&quot;_alpha_mod = &quot;&amp;[$source.L16]" office:value-type="string" office:string-value="overlay1_desc12_alpha_mod = 20" calcext:value-type="string">
            <text:p>overlay1_desc12_alpha_mod = 20</text:p>
          </table:table-cell>
          <table:table-cell table:formula="of:=IF([$source.M16]=&quot;&quot;;&quot;&quot;; &quot;overlay&quot;&amp;[$source.$D$1]&amp;&quot;_desc&quot;&amp;[.D15]&amp;&quot;_next_target = &quot;&quot;&quot;&amp;[$source.M16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16:.T16])" office:value-type="string" office:string-value="### Overlay 'landscape' &gt; 13 &gt; light for 'down'&#10;overlay1_desc13 = &quot;down,0.12375,0.64167,radial,0.04,0.08889&quot;&#10;overlay1_desc13_overlay = l-light-act4.png&#10;overlay1_desc13_reach_x = 0&#10;overlay1_desc13_alpha_mod = 20" calcext:value-type="string">
            <text:p>### Overlay 'landscape' &gt; 13 &gt; light for 'down'</text:p>
            <text:p>overlay1_desc13 = "down,0.12375,0.64167,radial,0.04,0.08889"</text:p>
            <text:p>overlay1_desc13_overlay = l-light-act4.png</text:p>
            <text:p>overlay1_desc13_reach_x = 0</text:p>
            <text:p>overlay1_desc13_alpha_mod = 20</text:p>
          </table:table-cell>
          <table:table-cell table:number-columns-repeated="2"/>
          <table:table-cell table:formula="of:=[$source.A17]" office:value-type="float" office:value="13" calcext:value-type="float">
            <text:p>13</text:p>
          </table:table-cell>
          <table:table-cell table:formula="of:=[$source.D17]/2" office:value-type="float" office:value="96" calcext:value-type="float">
            <text:p>96</text:p>
          </table:table-cell>
          <table:table-cell table:formula="of:=[$source.E17]/2" office:value-type="float" office:value="96" calcext:value-type="float">
            <text:p>96</text:p>
          </table:table-cell>
          <table:table-cell table:formula="of:=[$source.F17]+[.E16]" office:value-type="float" office:value="297" calcext:value-type="float">
            <text:p>297</text:p>
          </table:table-cell>
          <table:table-cell table:formula="of:=[$source.G17]+[.F16]" office:value-type="float" office:value="693" calcext:value-type="float">
            <text:p>693</text:p>
          </table:table-cell>
          <table:table-cell table:formula="of:=ROUND([.E16]/[$source.$F$1];5)" office:value-type="float" office:value="0.04" calcext:value-type="float">
            <text:p>0.04</text:p>
          </table:table-cell>
          <table:table-cell table:formula="of:=ROUND([.F16]/[$source.$H$1];5)" office:value-type="float" office:value="0.08889" calcext:value-type="float">
            <text:p>0.08889</text:p>
          </table:table-cell>
          <table:table-cell table:formula="of:=ROUND([.G16]/[$source.$F$1];5)" office:value-type="float" office:value="0.12375" calcext:value-type="float">
            <text:p>0.12375</text:p>
          </table:table-cell>
          <table:table-cell table:formula="of:=ROUND([.H16]/[$source.$H$1];5)" office:value-type="float" office:value="0.64167" calcext:value-type="float">
            <text:p>0.64167</text:p>
          </table:table-cell>
          <table:table-cell table:style-name="ce4" table:formula="of:=&quot;### Overlay '&quot;&amp;[$source.$B$1]&amp;&quot;' &gt; &quot;&amp;[.D16]&amp;&quot; &gt; &quot;&amp;[$source.N17]" office:value-type="string" office:string-value="### Overlay 'landscape' &gt; 13 &gt; light for 'down'" calcext:value-type="string">
            <text:p>### Overlay 'landscape' &gt; 13 &gt; light for 'down'</text:p>
          </table:table-cell>
          <table:table-cell table:style-name="ce4" table:formula="of:=&quot;overlay&quot;&amp;[$source.$D$1]&amp;&quot;_desc&quot;&amp;[.D16]&amp;&quot; = &quot;&quot;&quot;&amp;COM.MICROSOFT.TEXTJOIN(&quot;,&quot;;0;[$source.B17];[.K16];[.L16];[$source.H17];[.I16];[.J16])&amp;&quot;&quot;&quot;&quot;" office:value-type="string" office:string-value="overlay1_desc13 = &quot;down,0.12375,0.64167,radial,0.04,0.08889&quot;" calcext:value-type="string">
            <text:p>overlay1_desc13 = "down,0.12375,0.64167,radial,0.04,0.08889"</text:p>
          </table:table-cell>
          <table:table-cell table:formula="of:=IF([$source.C17]=&quot;&quot;;&quot;&quot;;&quot;overlay&quot;&amp;[$source.$D$1]&amp;&quot;_desc&quot;&amp;[.D16]&amp;&quot;_overlay = &quot;&amp;[$source.C17])" office:value-type="string" office:string-value="overlay1_desc13_overlay = l-light-act4.png" calcext:value-type="string">
            <text:p>overlay1_desc13_overlay = l-light-act4.png</text:p>
          </table:table-cell>
          <table:table-cell table:formula="of:=IF([$source.I17]=&quot;&quot;; &quot;overlay&quot;&amp;[$source.$D$1]&amp;&quot;_desc&quot;&amp;[.D16]&amp;&quot;_reach_x = 0&quot;; &quot;overlay&quot;&amp;[$source.$D$1]&amp;&quot;_desc&quot;&amp;[.D16]&amp;&quot;_reach_x = 1.25&quot;&amp;CHAR(10)&amp;&quot;overlay&quot;&amp;[$source.$D$1]&amp;&quot;_desc&quot;&amp;[.D16]&amp;&quot;_reach_y = 1.25&quot; )" office:value-type="string" office:string-value="overlay1_desc13_reach_x = 0" calcext:value-type="string">
            <text:p>overlay1_desc13_reach_x = 0</text:p>
          </table:table-cell>
          <table:table-cell table:style-name="ce4" table:formula="of:=IF([$source.J17]=&quot;&quot;;&quot;&quot;; &quot;overlay&quot;&amp;[$source.$D$1]&amp;&quot;_desc&quot;&amp;[.D16]&amp;&quot;_range_mod = 15&quot;&amp; CHAR(10)&amp; &quot;overlay&quot;&amp;[$source.$D$1]&amp;&quot;_desc&quot;&amp;[.D16]&amp;&quot;_range_mod_exclusive = true&quot; )">
            <text:p/>
          </table:table-cell>
          <table:table-cell table:style-name="ce4" table:formula="of:=IF([$source.K17]=&quot;&quot;;&quot;&quot;; &quot;overlay&quot;&amp;[$source.$D$1]&amp;&quot;_desc&quot;&amp;[.D16]&amp;&quot;_movable = true&quot;&amp; CHAR(10)&amp; &quot;overlay&quot;&amp;[$source.$D$1]&amp;&quot;_desc&quot;&amp;[.D16]&amp;&quot;_saturate_pct = 0.65&quot; )">
            <text:p/>
          </table:table-cell>
          <table:table-cell table:formula="of:=&quot;overlay&quot;&amp;[$source.$D$1]&amp;&quot;_desc&quot;&amp;[.D16]&amp;&quot;_alpha_mod = &quot;&amp;[$source.L17]" office:value-type="string" office:string-value="overlay1_desc13_alpha_mod = 20" calcext:value-type="string">
            <text:p>overlay1_desc13_alpha_mod = 20</text:p>
          </table:table-cell>
          <table:table-cell table:formula="of:=IF([$source.M17]=&quot;&quot;;&quot;&quot;; &quot;overlay&quot;&amp;[$source.$D$1]&amp;&quot;_desc&quot;&amp;[.D16]&amp;&quot;_next_target = &quot;&quot;&quot;&amp;[$source.M17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17:.T17])" office:value-type="string" office:string-value="### Overlay 'landscape' &gt; 14 &gt; light for 'up|left'&#10;overlay1_desc14 = &quot;up|left,0.05658,0.35072,radial,0.00875,0.01944&quot;&#10;overlay1_desc14_overlay = l-light-corner.png&#10;overlay1_desc14_reach_x = 0&#10;overlay1_desc14_alpha_mod = 20" calcext:value-type="string">
            <text:p>### Overlay 'landscape' &gt; 14 &gt; light for 'up|left'</text:p>
            <text:p>overlay1_desc14 = "up|left,0.05658,0.35072,radial,0.00875,0.01944"</text:p>
            <text:p>overlay1_desc14_overlay = l-light-corner.png</text:p>
            <text:p>overlay1_desc14_reach_x = 0</text:p>
            <text:p>overlay1_desc14_alpha_mod = 20</text:p>
          </table:table-cell>
          <table:table-cell table:number-columns-repeated="2"/>
          <table:table-cell table:formula="of:=[$source.A18]" office:value-type="float" office:value="14" calcext:value-type="float">
            <text:p>14</text:p>
          </table:table-cell>
          <table:table-cell table:formula="of:=[$source.D18]/2" office:value-type="float" office:value="21" calcext:value-type="float">
            <text:p>21</text:p>
          </table:table-cell>
          <table:table-cell table:formula="of:=[$source.E18]/2" office:value-type="float" office:value="21" calcext:value-type="float">
            <text:p>21</text:p>
          </table:table-cell>
          <table:table-cell table:formula="of:=[$source.F18]+[.E17]" office:value-type="float" office:value="135.78" calcext:value-type="float">
            <text:p>135.78</text:p>
          </table:table-cell>
          <table:table-cell table:formula="of:=[$source.G18]+[.F17]" office:value-type="float" office:value="378.78" calcext:value-type="float">
            <text:p>378.78</text:p>
          </table:table-cell>
          <table:table-cell table:formula="of:=ROUND([.E17]/[$source.$F$1];5)" office:value-type="float" office:value="0.00875" calcext:value-type="float">
            <text:p>0.00875</text:p>
          </table:table-cell>
          <table:table-cell table:formula="of:=ROUND([.F17]/[$source.$H$1];5)" office:value-type="float" office:value="0.01944" calcext:value-type="float">
            <text:p>0.01944</text:p>
          </table:table-cell>
          <table:table-cell table:formula="of:=ROUND([.G17]/[$source.$F$1];5)" office:value-type="float" office:value="0.05658" calcext:value-type="float">
            <text:p>0.05658</text:p>
          </table:table-cell>
          <table:table-cell table:formula="of:=ROUND([.H17]/[$source.$H$1];5)" office:value-type="float" office:value="0.35072" calcext:value-type="float">
            <text:p>0.35072</text:p>
          </table:table-cell>
          <table:table-cell table:style-name="ce4" table:formula="of:=&quot;### Overlay '&quot;&amp;[$source.$B$1]&amp;&quot;' &gt; &quot;&amp;[.D17]&amp;&quot; &gt; &quot;&amp;[$source.N18]" office:value-type="string" office:string-value="### Overlay 'landscape' &gt; 14 &gt; light for 'up|left'" calcext:value-type="string">
            <text:p>### Overlay 'landscape' &gt; 14 &gt; light for 'up|left'</text:p>
          </table:table-cell>
          <table:table-cell table:style-name="ce4" table:formula="of:=&quot;overlay&quot;&amp;[$source.$D$1]&amp;&quot;_desc&quot;&amp;[.D17]&amp;&quot; = &quot;&quot;&quot;&amp;COM.MICROSOFT.TEXTJOIN(&quot;,&quot;;0;[$source.B18];[.K17];[.L17];[$source.H18];[.I17];[.J17])&amp;&quot;&quot;&quot;&quot;" office:value-type="string" office:string-value="overlay1_desc14 = &quot;up|left,0.05658,0.35072,radial,0.00875,0.01944&quot;" calcext:value-type="string">
            <text:p>overlay1_desc14 = "up|left,0.05658,0.35072,radial,0.00875,0.01944"</text:p>
          </table:table-cell>
          <table:table-cell table:formula="of:=IF([$source.C18]=&quot;&quot;;&quot;&quot;;&quot;overlay&quot;&amp;[$source.$D$1]&amp;&quot;_desc&quot;&amp;[.D17]&amp;&quot;_overlay = &quot;&amp;[$source.C18])" office:value-type="string" office:string-value="overlay1_desc14_overlay = l-light-corner.png" calcext:value-type="string">
            <text:p>overlay1_desc14_overlay = l-light-corner.png</text:p>
          </table:table-cell>
          <table:table-cell table:formula="of:=IF([$source.I18]=&quot;&quot;; &quot;overlay&quot;&amp;[$source.$D$1]&amp;&quot;_desc&quot;&amp;[.D17]&amp;&quot;_reach_x = 0&quot;; &quot;overlay&quot;&amp;[$source.$D$1]&amp;&quot;_desc&quot;&amp;[.D17]&amp;&quot;_reach_x = 1.25&quot;&amp;CHAR(10)&amp;&quot;overlay&quot;&amp;[$source.$D$1]&amp;&quot;_desc&quot;&amp;[.D17]&amp;&quot;_reach_y = 1.25&quot; )" office:value-type="string" office:string-value="overlay1_desc14_reach_x = 0" calcext:value-type="string">
            <text:p>overlay1_desc14_reach_x = 0</text:p>
          </table:table-cell>
          <table:table-cell table:style-name="ce4" table:formula="of:=IF([$source.J18]=&quot;&quot;;&quot;&quot;; &quot;overlay&quot;&amp;[$source.$D$1]&amp;&quot;_desc&quot;&amp;[.D17]&amp;&quot;_range_mod = 15&quot;&amp; CHAR(10)&amp; &quot;overlay&quot;&amp;[$source.$D$1]&amp;&quot;_desc&quot;&amp;[.D17]&amp;&quot;_range_mod_exclusive = true&quot; )">
            <text:p/>
          </table:table-cell>
          <table:table-cell table:style-name="ce4" table:formula="of:=IF([$source.K18]=&quot;&quot;;&quot;&quot;; &quot;overlay&quot;&amp;[$source.$D$1]&amp;&quot;_desc&quot;&amp;[.D17]&amp;&quot;_movable = true&quot;&amp; CHAR(10)&amp; &quot;overlay&quot;&amp;[$source.$D$1]&amp;&quot;_desc&quot;&amp;[.D17]&amp;&quot;_saturate_pct = 0.65&quot; )">
            <text:p/>
          </table:table-cell>
          <table:table-cell table:formula="of:=&quot;overlay&quot;&amp;[$source.$D$1]&amp;&quot;_desc&quot;&amp;[.D17]&amp;&quot;_alpha_mod = &quot;&amp;[$source.L18]" office:value-type="string" office:string-value="overlay1_desc14_alpha_mod = 20" calcext:value-type="string">
            <text:p>overlay1_desc14_alpha_mod = 20</text:p>
          </table:table-cell>
          <table:table-cell table:formula="of:=IF([$source.M18]=&quot;&quot;;&quot;&quot;; &quot;overlay&quot;&amp;[$source.$D$1]&amp;&quot;_desc&quot;&amp;[.D17]&amp;&quot;_next_target = &quot;&quot;&quot;&amp;[$source.M18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18:.T18])" office:value-type="string" office:string-value="### Overlay 'landscape' &gt; 15 &gt; light for 'up|right'&#10;overlay1_desc15 = &quot;up|right,0.19093,0.35072,radial,0.00875,0.01944&quot;&#10;overlay1_desc15_overlay = l-light-corner.png&#10;overlay1_desc15_reach_x = 0&#10;overlay1_desc15_alpha_mod = 20" calcext:value-type="string">
            <text:p>### Overlay 'landscape' &gt; 15 &gt; light for 'up|right'</text:p>
            <text:p>overlay1_desc15 = "up|right,0.19093,0.35072,radial,0.00875,0.01944"</text:p>
            <text:p>overlay1_desc15_overlay = l-light-corner.png</text:p>
            <text:p>overlay1_desc15_reach_x = 0</text:p>
            <text:p>overlay1_desc15_alpha_mod = 20</text:p>
          </table:table-cell>
          <table:table-cell table:number-columns-repeated="2"/>
          <table:table-cell table:formula="of:=[$source.A19]" office:value-type="float" office:value="15" calcext:value-type="float">
            <text:p>15</text:p>
          </table:table-cell>
          <table:table-cell table:formula="of:=[$source.D19]/2" office:value-type="float" office:value="21" calcext:value-type="float">
            <text:p>21</text:p>
          </table:table-cell>
          <table:table-cell table:formula="of:=[$source.E19]/2" office:value-type="float" office:value="21" calcext:value-type="float">
            <text:p>21</text:p>
          </table:table-cell>
          <table:table-cell table:formula="of:=[$source.F19]+[.E18]" office:value-type="float" office:value="458.22" calcext:value-type="float">
            <text:p>458.22</text:p>
          </table:table-cell>
          <table:table-cell table:formula="of:=[$source.G19]+[.F18]" office:value-type="float" office:value="378.78" calcext:value-type="float">
            <text:p>378.78</text:p>
          </table:table-cell>
          <table:table-cell table:formula="of:=ROUND([.E18]/[$source.$F$1];5)" office:value-type="float" office:value="0.00875" calcext:value-type="float">
            <text:p>0.00875</text:p>
          </table:table-cell>
          <table:table-cell table:formula="of:=ROUND([.F18]/[$source.$H$1];5)" office:value-type="float" office:value="0.01944" calcext:value-type="float">
            <text:p>0.01944</text:p>
          </table:table-cell>
          <table:table-cell table:formula="of:=ROUND([.G18]/[$source.$F$1];5)" office:value-type="float" office:value="0.19093" calcext:value-type="float">
            <text:p>0.19093</text:p>
          </table:table-cell>
          <table:table-cell table:formula="of:=ROUND([.H18]/[$source.$H$1];5)" office:value-type="float" office:value="0.35072" calcext:value-type="float">
            <text:p>0.35072</text:p>
          </table:table-cell>
          <table:table-cell table:style-name="ce4" table:formula="of:=&quot;### Overlay '&quot;&amp;[$source.$B$1]&amp;&quot;' &gt; &quot;&amp;[.D18]&amp;&quot; &gt; &quot;&amp;[$source.N19]" office:value-type="string" office:string-value="### Overlay 'landscape' &gt; 15 &gt; light for 'up|right'" calcext:value-type="string">
            <text:p>### Overlay 'landscape' &gt; 15 &gt; light for 'up|right'</text:p>
          </table:table-cell>
          <table:table-cell table:style-name="ce4" table:formula="of:=&quot;overlay&quot;&amp;[$source.$D$1]&amp;&quot;_desc&quot;&amp;[.D18]&amp;&quot; = &quot;&quot;&quot;&amp;COM.MICROSOFT.TEXTJOIN(&quot;,&quot;;0;[$source.B19];[.K18];[.L18];[$source.H19];[.I18];[.J18])&amp;&quot;&quot;&quot;&quot;" office:value-type="string" office:string-value="overlay1_desc15 = &quot;up|right,0.19093,0.35072,radial,0.00875,0.01944&quot;" calcext:value-type="string">
            <text:p>overlay1_desc15 = "up|right,0.19093,0.35072,radial,0.00875,0.01944"</text:p>
          </table:table-cell>
          <table:table-cell table:formula="of:=IF([$source.C19]=&quot;&quot;;&quot;&quot;;&quot;overlay&quot;&amp;[$source.$D$1]&amp;&quot;_desc&quot;&amp;[.D18]&amp;&quot;_overlay = &quot;&amp;[$source.C19])" office:value-type="string" office:string-value="overlay1_desc15_overlay = l-light-corner.png" calcext:value-type="string">
            <text:p>overlay1_desc15_overlay = l-light-corner.png</text:p>
          </table:table-cell>
          <table:table-cell table:formula="of:=IF([$source.I19]=&quot;&quot;; &quot;overlay&quot;&amp;[$source.$D$1]&amp;&quot;_desc&quot;&amp;[.D18]&amp;&quot;_reach_x = 0&quot;; &quot;overlay&quot;&amp;[$source.$D$1]&amp;&quot;_desc&quot;&amp;[.D18]&amp;&quot;_reach_x = 1.25&quot;&amp;CHAR(10)&amp;&quot;overlay&quot;&amp;[$source.$D$1]&amp;&quot;_desc&quot;&amp;[.D18]&amp;&quot;_reach_y = 1.25&quot; )" office:value-type="string" office:string-value="overlay1_desc15_reach_x = 0" calcext:value-type="string">
            <text:p>overlay1_desc15_reach_x = 0</text:p>
          </table:table-cell>
          <table:table-cell table:style-name="ce4" table:formula="of:=IF([$source.J19]=&quot;&quot;;&quot;&quot;; &quot;overlay&quot;&amp;[$source.$D$1]&amp;&quot;_desc&quot;&amp;[.D18]&amp;&quot;_range_mod = 15&quot;&amp; CHAR(10)&amp; &quot;overlay&quot;&amp;[$source.$D$1]&amp;&quot;_desc&quot;&amp;[.D18]&amp;&quot;_range_mod_exclusive = true&quot; )">
            <text:p/>
          </table:table-cell>
          <table:table-cell table:style-name="ce4" table:formula="of:=IF([$source.K19]=&quot;&quot;;&quot;&quot;; &quot;overlay&quot;&amp;[$source.$D$1]&amp;&quot;_desc&quot;&amp;[.D18]&amp;&quot;_movable = true&quot;&amp; CHAR(10)&amp; &quot;overlay&quot;&amp;[$source.$D$1]&amp;&quot;_desc&quot;&amp;[.D18]&amp;&quot;_saturate_pct = 0.65&quot; )">
            <text:p/>
          </table:table-cell>
          <table:table-cell table:formula="of:=&quot;overlay&quot;&amp;[$source.$D$1]&amp;&quot;_desc&quot;&amp;[.D18]&amp;&quot;_alpha_mod = &quot;&amp;[$source.L19]" office:value-type="string" office:string-value="overlay1_desc15_alpha_mod = 20" calcext:value-type="string">
            <text:p>overlay1_desc15_alpha_mod = 20</text:p>
          </table:table-cell>
          <table:table-cell table:formula="of:=IF([$source.M19]=&quot;&quot;;&quot;&quot;; &quot;overlay&quot;&amp;[$source.$D$1]&amp;&quot;_desc&quot;&amp;[.D18]&amp;&quot;_next_target = &quot;&quot;&quot;&amp;[$source.M19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19:.T19])" office:value-type="string" office:string-value="### Overlay 'landscape' &gt; 16 &gt; light for 'down|left'&#10;overlay1_desc16 = &quot;down|left,0.05658,0.64928,radial,0.00875,0.01944&quot;&#10;overlay1_desc16_overlay = l-light-corner.png&#10;overlay1_desc16_reach_x = 0&#10;overlay1_desc16_alpha_mod = 20" calcext:value-type="string">
            <text:p>### Overlay 'landscape' &gt; 16 &gt; light for 'down|left'</text:p>
            <text:p>overlay1_desc16 = "down|left,0.05658,0.64928,radial,0.00875,0.01944"</text:p>
            <text:p>overlay1_desc16_overlay = l-light-corner.png</text:p>
            <text:p>overlay1_desc16_reach_x = 0</text:p>
            <text:p>overlay1_desc16_alpha_mod = 20</text:p>
          </table:table-cell>
          <table:table-cell table:number-columns-repeated="2"/>
          <table:table-cell table:formula="of:=[$source.A20]" office:value-type="float" office:value="16" calcext:value-type="float">
            <text:p>16</text:p>
          </table:table-cell>
          <table:table-cell table:formula="of:=[$source.D20]/2" office:value-type="float" office:value="21" calcext:value-type="float">
            <text:p>21</text:p>
          </table:table-cell>
          <table:table-cell table:formula="of:=[$source.E20]/2" office:value-type="float" office:value="21" calcext:value-type="float">
            <text:p>21</text:p>
          </table:table-cell>
          <table:table-cell table:formula="of:=[$source.F20]+[.E19]" office:value-type="float" office:value="135.78" calcext:value-type="float">
            <text:p>135.78</text:p>
          </table:table-cell>
          <table:table-cell table:formula="of:=[$source.G20]+[.F19]" office:value-type="float" office:value="701.22" calcext:value-type="float">
            <text:p>701.22</text:p>
          </table:table-cell>
          <table:table-cell table:formula="of:=ROUND([.E19]/[$source.$F$1];5)" office:value-type="float" office:value="0.00875" calcext:value-type="float">
            <text:p>0.00875</text:p>
          </table:table-cell>
          <table:table-cell table:formula="of:=ROUND([.F19]/[$source.$H$1];5)" office:value-type="float" office:value="0.01944" calcext:value-type="float">
            <text:p>0.01944</text:p>
          </table:table-cell>
          <table:table-cell table:formula="of:=ROUND([.G19]/[$source.$F$1];5)" office:value-type="float" office:value="0.05658" calcext:value-type="float">
            <text:p>0.05658</text:p>
          </table:table-cell>
          <table:table-cell table:formula="of:=ROUND([.H19]/[$source.$H$1];5)" office:value-type="float" office:value="0.64928" calcext:value-type="float">
            <text:p>0.64928</text:p>
          </table:table-cell>
          <table:table-cell table:style-name="ce4" table:formula="of:=&quot;### Overlay '&quot;&amp;[$source.$B$1]&amp;&quot;' &gt; &quot;&amp;[.D19]&amp;&quot; &gt; &quot;&amp;[$source.N20]" office:value-type="string" office:string-value="### Overlay 'landscape' &gt; 16 &gt; light for 'down|left'" calcext:value-type="string">
            <text:p>### Overlay 'landscape' &gt; 16 &gt; light for 'down|left'</text:p>
          </table:table-cell>
          <table:table-cell table:style-name="ce4" table:formula="of:=&quot;overlay&quot;&amp;[$source.$D$1]&amp;&quot;_desc&quot;&amp;[.D19]&amp;&quot; = &quot;&quot;&quot;&amp;COM.MICROSOFT.TEXTJOIN(&quot;,&quot;;0;[$source.B20];[.K19];[.L19];[$source.H20];[.I19];[.J19])&amp;&quot;&quot;&quot;&quot;" office:value-type="string" office:string-value="overlay1_desc16 = &quot;down|left,0.05658,0.64928,radial,0.00875,0.01944&quot;" calcext:value-type="string">
            <text:p>overlay1_desc16 = "down|left,0.05658,0.64928,radial,0.00875,0.01944"</text:p>
          </table:table-cell>
          <table:table-cell table:formula="of:=IF([$source.C20]=&quot;&quot;;&quot;&quot;;&quot;overlay&quot;&amp;[$source.$D$1]&amp;&quot;_desc&quot;&amp;[.D19]&amp;&quot;_overlay = &quot;&amp;[$source.C20])" office:value-type="string" office:string-value="overlay1_desc16_overlay = l-light-corner.png" calcext:value-type="string">
            <text:p>overlay1_desc16_overlay = l-light-corner.png</text:p>
          </table:table-cell>
          <table:table-cell table:formula="of:=IF([$source.I20]=&quot;&quot;; &quot;overlay&quot;&amp;[$source.$D$1]&amp;&quot;_desc&quot;&amp;[.D19]&amp;&quot;_reach_x = 0&quot;; &quot;overlay&quot;&amp;[$source.$D$1]&amp;&quot;_desc&quot;&amp;[.D19]&amp;&quot;_reach_x = 1.25&quot;&amp;CHAR(10)&amp;&quot;overlay&quot;&amp;[$source.$D$1]&amp;&quot;_desc&quot;&amp;[.D19]&amp;&quot;_reach_y = 1.25&quot; )" office:value-type="string" office:string-value="overlay1_desc16_reach_x = 0" calcext:value-type="string">
            <text:p>overlay1_desc16_reach_x = 0</text:p>
          </table:table-cell>
          <table:table-cell table:style-name="ce4" table:formula="of:=IF([$source.J20]=&quot;&quot;;&quot;&quot;; &quot;overlay&quot;&amp;[$source.$D$1]&amp;&quot;_desc&quot;&amp;[.D19]&amp;&quot;_range_mod = 15&quot;&amp; CHAR(10)&amp; &quot;overlay&quot;&amp;[$source.$D$1]&amp;&quot;_desc&quot;&amp;[.D19]&amp;&quot;_range_mod_exclusive = true&quot; )">
            <text:p/>
          </table:table-cell>
          <table:table-cell table:style-name="ce4" table:formula="of:=IF([$source.K20]=&quot;&quot;;&quot;&quot;; &quot;overlay&quot;&amp;[$source.$D$1]&amp;&quot;_desc&quot;&amp;[.D19]&amp;&quot;_movable = true&quot;&amp; CHAR(10)&amp; &quot;overlay&quot;&amp;[$source.$D$1]&amp;&quot;_desc&quot;&amp;[.D19]&amp;&quot;_saturate_pct = 0.65&quot; )">
            <text:p/>
          </table:table-cell>
          <table:table-cell table:formula="of:=&quot;overlay&quot;&amp;[$source.$D$1]&amp;&quot;_desc&quot;&amp;[.D19]&amp;&quot;_alpha_mod = &quot;&amp;[$source.L20]" office:value-type="string" office:string-value="overlay1_desc16_alpha_mod = 20" calcext:value-type="string">
            <text:p>overlay1_desc16_alpha_mod = 20</text:p>
          </table:table-cell>
          <table:table-cell table:formula="of:=IF([$source.M20]=&quot;&quot;;&quot;&quot;; &quot;overlay&quot;&amp;[$source.$D$1]&amp;&quot;_desc&quot;&amp;[.D19]&amp;&quot;_next_target = &quot;&quot;&quot;&amp;[$source.M20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20:.T20])" office:value-type="string" office:string-value="### Overlay 'landscape' &gt; 17 &gt; light for 'down|right'&#10;overlay1_desc17 = &quot;down|right,0.19093,0.64928,radial,0.00875,0.01944&quot;&#10;overlay1_desc17_overlay = l-light-corner.png&#10;overlay1_desc17_reach_x = 0&#10;overlay1_desc17_alpha_mod = 20" calcext:value-type="string">
            <text:p>### Overlay 'landscape' &gt; 17 &gt; light for 'down|right'</text:p>
            <text:p>overlay1_desc17 = "down|right,0.19093,0.64928,radial,0.00875,0.01944"</text:p>
            <text:p>overlay1_desc17_overlay = l-light-corner.png</text:p>
            <text:p>overlay1_desc17_reach_x = 0</text:p>
            <text:p>overlay1_desc17_alpha_mod = 20</text:p>
          </table:table-cell>
          <table:table-cell table:number-columns-repeated="2"/>
          <table:table-cell table:formula="of:=[$source.A21]" office:value-type="float" office:value="17" calcext:value-type="float">
            <text:p>17</text:p>
          </table:table-cell>
          <table:table-cell table:formula="of:=[$source.D21]/2" office:value-type="float" office:value="21" calcext:value-type="float">
            <text:p>21</text:p>
          </table:table-cell>
          <table:table-cell table:formula="of:=[$source.E21]/2" office:value-type="float" office:value="21" calcext:value-type="float">
            <text:p>21</text:p>
          </table:table-cell>
          <table:table-cell table:formula="of:=[$source.F21]+[.E20]" office:value-type="float" office:value="458.22" calcext:value-type="float">
            <text:p>458.22</text:p>
          </table:table-cell>
          <table:table-cell table:formula="of:=[$source.G21]+[.F20]" office:value-type="float" office:value="701.22" calcext:value-type="float">
            <text:p>701.22</text:p>
          </table:table-cell>
          <table:table-cell table:formula="of:=ROUND([.E20]/[$source.$F$1];5)" office:value-type="float" office:value="0.00875" calcext:value-type="float">
            <text:p>0.00875</text:p>
          </table:table-cell>
          <table:table-cell table:formula="of:=ROUND([.F20]/[$source.$H$1];5)" office:value-type="float" office:value="0.01944" calcext:value-type="float">
            <text:p>0.01944</text:p>
          </table:table-cell>
          <table:table-cell table:formula="of:=ROUND([.G20]/[$source.$F$1];5)" office:value-type="float" office:value="0.19093" calcext:value-type="float">
            <text:p>0.19093</text:p>
          </table:table-cell>
          <table:table-cell table:formula="of:=ROUND([.H20]/[$source.$H$1];5)" office:value-type="float" office:value="0.64928" calcext:value-type="float">
            <text:p>0.64928</text:p>
          </table:table-cell>
          <table:table-cell table:style-name="ce4" table:formula="of:=&quot;### Overlay '&quot;&amp;[$source.$B$1]&amp;&quot;' &gt; &quot;&amp;[.D20]&amp;&quot; &gt; &quot;&amp;[$source.N21]" office:value-type="string" office:string-value="### Overlay 'landscape' &gt; 17 &gt; light for 'down|right'" calcext:value-type="string">
            <text:p>### Overlay 'landscape' &gt; 17 &gt; light for 'down|right'</text:p>
          </table:table-cell>
          <table:table-cell table:style-name="ce4" table:formula="of:=&quot;overlay&quot;&amp;[$source.$D$1]&amp;&quot;_desc&quot;&amp;[.D20]&amp;&quot; = &quot;&quot;&quot;&amp;COM.MICROSOFT.TEXTJOIN(&quot;,&quot;;0;[$source.B21];[.K20];[.L20];[$source.H21];[.I20];[.J20])&amp;&quot;&quot;&quot;&quot;" office:value-type="string" office:string-value="overlay1_desc17 = &quot;down|right,0.19093,0.64928,radial,0.00875,0.01944&quot;" calcext:value-type="string">
            <text:p>overlay1_desc17 = "down|right,0.19093,0.64928,radial,0.00875,0.01944"</text:p>
          </table:table-cell>
          <table:table-cell table:formula="of:=IF([$source.C21]=&quot;&quot;;&quot;&quot;;&quot;overlay&quot;&amp;[$source.$D$1]&amp;&quot;_desc&quot;&amp;[.D20]&amp;&quot;_overlay = &quot;&amp;[$source.C21])" office:value-type="string" office:string-value="overlay1_desc17_overlay = l-light-corner.png" calcext:value-type="string">
            <text:p>overlay1_desc17_overlay = l-light-corner.png</text:p>
          </table:table-cell>
          <table:table-cell table:formula="of:=IF([$source.I21]=&quot;&quot;; &quot;overlay&quot;&amp;[$source.$D$1]&amp;&quot;_desc&quot;&amp;[.D20]&amp;&quot;_reach_x = 0&quot;; &quot;overlay&quot;&amp;[$source.$D$1]&amp;&quot;_desc&quot;&amp;[.D20]&amp;&quot;_reach_x = 1.25&quot;&amp;CHAR(10)&amp;&quot;overlay&quot;&amp;[$source.$D$1]&amp;&quot;_desc&quot;&amp;[.D20]&amp;&quot;_reach_y = 1.25&quot; )" office:value-type="string" office:string-value="overlay1_desc17_reach_x = 0" calcext:value-type="string">
            <text:p>overlay1_desc17_reach_x = 0</text:p>
          </table:table-cell>
          <table:table-cell table:style-name="ce4" table:formula="of:=IF([$source.J21]=&quot;&quot;;&quot;&quot;; &quot;overlay&quot;&amp;[$source.$D$1]&amp;&quot;_desc&quot;&amp;[.D20]&amp;&quot;_range_mod = 15&quot;&amp; CHAR(10)&amp; &quot;overlay&quot;&amp;[$source.$D$1]&amp;&quot;_desc&quot;&amp;[.D20]&amp;&quot;_range_mod_exclusive = true&quot; )">
            <text:p/>
          </table:table-cell>
          <table:table-cell table:style-name="ce4" table:formula="of:=IF([$source.K21]=&quot;&quot;;&quot;&quot;; &quot;overlay&quot;&amp;[$source.$D$1]&amp;&quot;_desc&quot;&amp;[.D20]&amp;&quot;_movable = true&quot;&amp; CHAR(10)&amp; &quot;overlay&quot;&amp;[$source.$D$1]&amp;&quot;_desc&quot;&amp;[.D20]&amp;&quot;_saturate_pct = 0.65&quot; )">
            <text:p/>
          </table:table-cell>
          <table:table-cell table:formula="of:=&quot;overlay&quot;&amp;[$source.$D$1]&amp;&quot;_desc&quot;&amp;[.D20]&amp;&quot;_alpha_mod = &quot;&amp;[$source.L21]" office:value-type="string" office:string-value="overlay1_desc17_alpha_mod = 20" calcext:value-type="string">
            <text:p>overlay1_desc17_alpha_mod = 20</text:p>
          </table:table-cell>
          <table:table-cell table:formula="of:=IF([$source.M21]=&quot;&quot;;&quot;&quot;; &quot;overlay&quot;&amp;[$source.$D$1]&amp;&quot;_desc&quot;&amp;[.D20]&amp;&quot;_next_target = &quot;&quot;&quot;&amp;[$source.M21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21:.T21])" office:value-type="string" office:string-value="### Overlay 'landscape' &gt; 18 &gt; light for 'x'&#10;overlay1_desc18 = &quot;x,0.87625,0.35833,radial,0.04,0.08889&quot;&#10;overlay1_desc18_overlay = l-light-act4.png&#10;overlay1_desc18_reach_x = 0&#10;overlay1_desc18_alpha_mod = 20" calcext:value-type="string">
            <text:p>### Overlay 'landscape' &gt; 18 &gt; light for 'x'</text:p>
            <text:p>overlay1_desc18 = "x,0.87625,0.35833,radial,0.04,0.08889"</text:p>
            <text:p>overlay1_desc18_overlay = l-light-act4.png</text:p>
            <text:p>overlay1_desc18_reach_x = 0</text:p>
            <text:p>overlay1_desc18_alpha_mod = 20</text:p>
          </table:table-cell>
          <table:table-cell table:number-columns-repeated="2"/>
          <table:table-cell table:formula="of:=[$source.A22]" office:value-type="float" office:value="18" calcext:value-type="float">
            <text:p>18</text:p>
          </table:table-cell>
          <table:table-cell table:formula="of:=[$source.D22]/2" office:value-type="float" office:value="96" calcext:value-type="float">
            <text:p>96</text:p>
          </table:table-cell>
          <table:table-cell table:formula="of:=[$source.E22]/2" office:value-type="float" office:value="96" calcext:value-type="float">
            <text:p>96</text:p>
          </table:table-cell>
          <table:table-cell table:formula="of:=[$source.F22]+[.E21]" office:value-type="float" office:value="2103" calcext:value-type="float">
            <text:p>2103</text:p>
          </table:table-cell>
          <table:table-cell table:formula="of:=[$source.G22]+[.F21]" office:value-type="float" office:value="387" calcext:value-type="float">
            <text:p>387</text:p>
          </table:table-cell>
          <table:table-cell table:formula="of:=ROUND([.E21]/[$source.$F$1];5)" office:value-type="float" office:value="0.04" calcext:value-type="float">
            <text:p>0.04</text:p>
          </table:table-cell>
          <table:table-cell table:formula="of:=ROUND([.F21]/[$source.$H$1];5)" office:value-type="float" office:value="0.08889" calcext:value-type="float">
            <text:p>0.08889</text:p>
          </table:table-cell>
          <table:table-cell table:formula="of:=ROUND([.G21]/[$source.$F$1];5)" office:value-type="float" office:value="0.87625" calcext:value-type="float">
            <text:p>0.87625</text:p>
          </table:table-cell>
          <table:table-cell table:formula="of:=ROUND([.H21]/[$source.$H$1];5)" office:value-type="float" office:value="0.35833" calcext:value-type="float">
            <text:p>0.35833</text:p>
          </table:table-cell>
          <table:table-cell table:style-name="ce4" table:formula="of:=&quot;### Overlay '&quot;&amp;[$source.$B$1]&amp;&quot;' &gt; &quot;&amp;[.D21]&amp;&quot; &gt; &quot;&amp;[$source.N22]" office:value-type="string" office:string-value="### Overlay 'landscape' &gt; 18 &gt; light for 'x'" calcext:value-type="string">
            <text:p>### Overlay 'landscape' &gt; 18 &gt; light for 'x'</text:p>
          </table:table-cell>
          <table:table-cell table:style-name="ce4" table:formula="of:=&quot;overlay&quot;&amp;[$source.$D$1]&amp;&quot;_desc&quot;&amp;[.D21]&amp;&quot; = &quot;&quot;&quot;&amp;COM.MICROSOFT.TEXTJOIN(&quot;,&quot;;0;[$source.B22];[.K21];[.L21];[$source.H22];[.I21];[.J21])&amp;&quot;&quot;&quot;&quot;" office:value-type="string" office:string-value="overlay1_desc18 = &quot;x,0.87625,0.35833,radial,0.04,0.08889&quot;" calcext:value-type="string">
            <text:p>overlay1_desc18 = "x,0.87625,0.35833,radial,0.04,0.08889"</text:p>
          </table:table-cell>
          <table:table-cell table:formula="of:=IF([$source.C22]=&quot;&quot;;&quot;&quot;;&quot;overlay&quot;&amp;[$source.$D$1]&amp;&quot;_desc&quot;&amp;[.D21]&amp;&quot;_overlay = &quot;&amp;[$source.C22])" office:value-type="string" office:string-value="overlay1_desc18_overlay = l-light-act4.png" calcext:value-type="string">
            <text:p>overlay1_desc18_overlay = l-light-act4.png</text:p>
          </table:table-cell>
          <table:table-cell table:formula="of:=IF([$source.I22]=&quot;&quot;; &quot;overlay&quot;&amp;[$source.$D$1]&amp;&quot;_desc&quot;&amp;[.D21]&amp;&quot;_reach_x = 0&quot;; &quot;overlay&quot;&amp;[$source.$D$1]&amp;&quot;_desc&quot;&amp;[.D21]&amp;&quot;_reach_x = 1.25&quot;&amp;CHAR(10)&amp;&quot;overlay&quot;&amp;[$source.$D$1]&amp;&quot;_desc&quot;&amp;[.D21]&amp;&quot;_reach_y = 1.25&quot; )" office:value-type="string" office:string-value="overlay1_desc18_reach_x = 0" calcext:value-type="string">
            <text:p>overlay1_desc18_reach_x = 0</text:p>
          </table:table-cell>
          <table:table-cell table:style-name="ce4" table:formula="of:=IF([$source.J22]=&quot;&quot;;&quot;&quot;; &quot;overlay&quot;&amp;[$source.$D$1]&amp;&quot;_desc&quot;&amp;[.D21]&amp;&quot;_range_mod = 15&quot;&amp; CHAR(10)&amp; &quot;overlay&quot;&amp;[$source.$D$1]&amp;&quot;_desc&quot;&amp;[.D21]&amp;&quot;_range_mod_exclusive = true&quot; )">
            <text:p/>
          </table:table-cell>
          <table:table-cell table:style-name="ce4" table:formula="of:=IF([$source.K22]=&quot;&quot;;&quot;&quot;; &quot;overlay&quot;&amp;[$source.$D$1]&amp;&quot;_desc&quot;&amp;[.D21]&amp;&quot;_movable = true&quot;&amp; CHAR(10)&amp; &quot;overlay&quot;&amp;[$source.$D$1]&amp;&quot;_desc&quot;&amp;[.D21]&amp;&quot;_saturate_pct = 0.65&quot; )">
            <text:p/>
          </table:table-cell>
          <table:table-cell table:formula="of:=&quot;overlay&quot;&amp;[$source.$D$1]&amp;&quot;_desc&quot;&amp;[.D21]&amp;&quot;_alpha_mod = &quot;&amp;[$source.L22]" office:value-type="string" office:string-value="overlay1_desc18_alpha_mod = 20" calcext:value-type="string">
            <text:p>overlay1_desc18_alpha_mod = 20</text:p>
          </table:table-cell>
          <table:table-cell table:formula="of:=IF([$source.M22]=&quot;&quot;;&quot;&quot;; &quot;overlay&quot;&amp;[$source.$D$1]&amp;&quot;_desc&quot;&amp;[.D21]&amp;&quot;_next_target = &quot;&quot;&quot;&amp;[$source.M22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22:.T22])" office:value-type="string" office:string-value="### Overlay 'landscape' &gt; 19 &gt; light for 'y'&#10;overlay1_desc19 = &quot;y,0.8125,0.5,radial,0.04,0.08889&quot;&#10;overlay1_desc19_overlay = l-light-act4.png&#10;overlay1_desc19_reach_x = 0&#10;overlay1_desc19_alpha_mod = 20" calcext:value-type="string">
            <text:p>### Overlay 'landscape' &gt; 19 &gt; light for 'y'</text:p>
            <text:p>overlay1_desc19 = "y,0.8125,0.5,radial,0.04,0.08889"</text:p>
            <text:p>overlay1_desc19_overlay = l-light-act4.png</text:p>
            <text:p>overlay1_desc19_reach_x = 0</text:p>
            <text:p>overlay1_desc19_alpha_mod = 20</text:p>
          </table:table-cell>
          <table:table-cell table:number-columns-repeated="2"/>
          <table:table-cell table:formula="of:=[$source.A23]" office:value-type="float" office:value="19" calcext:value-type="float">
            <text:p>19</text:p>
          </table:table-cell>
          <table:table-cell table:formula="of:=[$source.D23]/2" office:value-type="float" office:value="96" calcext:value-type="float">
            <text:p>96</text:p>
          </table:table-cell>
          <table:table-cell table:formula="of:=[$source.E23]/2" office:value-type="float" office:value="96" calcext:value-type="float">
            <text:p>96</text:p>
          </table:table-cell>
          <table:table-cell table:formula="of:=[$source.F23]+[.E22]" office:value-type="float" office:value="1950" calcext:value-type="float">
            <text:p>1950</text:p>
          </table:table-cell>
          <table:table-cell table:formula="of:=[$source.G23]+[.F22]" office:value-type="float" office:value="540" calcext:value-type="float">
            <text:p>540</text:p>
          </table:table-cell>
          <table:table-cell table:formula="of:=ROUND([.E22]/[$source.$F$1];5)" office:value-type="float" office:value="0.04" calcext:value-type="float">
            <text:p>0.04</text:p>
          </table:table-cell>
          <table:table-cell table:formula="of:=ROUND([.F22]/[$source.$H$1];5)" office:value-type="float" office:value="0.08889" calcext:value-type="float">
            <text:p>0.08889</text:p>
          </table:table-cell>
          <table:table-cell table:formula="of:=ROUND([.G22]/[$source.$F$1];5)" office:value-type="float" office:value="0.8125" calcext:value-type="float">
            <text:p>0.8125</text:p>
          </table:table-cell>
          <table:table-cell table:formula="of:=ROUND([.H22]/[$source.$H$1];5)" office:value-type="float" office:value="0.5" calcext:value-type="float">
            <text:p>0.5</text:p>
          </table:table-cell>
          <table:table-cell table:style-name="ce4" table:formula="of:=&quot;### Overlay '&quot;&amp;[$source.$B$1]&amp;&quot;' &gt; &quot;&amp;[.D22]&amp;&quot; &gt; &quot;&amp;[$source.N23]" office:value-type="string" office:string-value="### Overlay 'landscape' &gt; 19 &gt; light for 'y'" calcext:value-type="string">
            <text:p>### Overlay 'landscape' &gt; 19 &gt; light for 'y'</text:p>
          </table:table-cell>
          <table:table-cell table:style-name="ce4" table:formula="of:=&quot;overlay&quot;&amp;[$source.$D$1]&amp;&quot;_desc&quot;&amp;[.D22]&amp;&quot; = &quot;&quot;&quot;&amp;COM.MICROSOFT.TEXTJOIN(&quot;,&quot;;0;[$source.B23];[.K22];[.L22];[$source.H23];[.I22];[.J22])&amp;&quot;&quot;&quot;&quot;" office:value-type="string" office:string-value="overlay1_desc19 = &quot;y,0.8125,0.5,radial,0.04,0.08889&quot;" calcext:value-type="string">
            <text:p>overlay1_desc19 = "y,0.8125,0.5,radial,0.04,0.08889"</text:p>
          </table:table-cell>
          <table:table-cell table:formula="of:=IF([$source.C23]=&quot;&quot;;&quot;&quot;;&quot;overlay&quot;&amp;[$source.$D$1]&amp;&quot;_desc&quot;&amp;[.D22]&amp;&quot;_overlay = &quot;&amp;[$source.C23])" office:value-type="string" office:string-value="overlay1_desc19_overlay = l-light-act4.png" calcext:value-type="string">
            <text:p>overlay1_desc19_overlay = l-light-act4.png</text:p>
          </table:table-cell>
          <table:table-cell table:formula="of:=IF([$source.I23]=&quot;&quot;; &quot;overlay&quot;&amp;[$source.$D$1]&amp;&quot;_desc&quot;&amp;[.D22]&amp;&quot;_reach_x = 0&quot;; &quot;overlay&quot;&amp;[$source.$D$1]&amp;&quot;_desc&quot;&amp;[.D22]&amp;&quot;_reach_x = 1.25&quot;&amp;CHAR(10)&amp;&quot;overlay&quot;&amp;[$source.$D$1]&amp;&quot;_desc&quot;&amp;[.D22]&amp;&quot;_reach_y = 1.25&quot; )" office:value-type="string" office:string-value="overlay1_desc19_reach_x = 0" calcext:value-type="string">
            <text:p>overlay1_desc19_reach_x = 0</text:p>
          </table:table-cell>
          <table:table-cell table:style-name="ce4" table:formula="of:=IF([$source.J23]=&quot;&quot;;&quot;&quot;; &quot;overlay&quot;&amp;[$source.$D$1]&amp;&quot;_desc&quot;&amp;[.D22]&amp;&quot;_range_mod = 15&quot;&amp; CHAR(10)&amp; &quot;overlay&quot;&amp;[$source.$D$1]&amp;&quot;_desc&quot;&amp;[.D22]&amp;&quot;_range_mod_exclusive = true&quot; )">
            <text:p/>
          </table:table-cell>
          <table:table-cell table:style-name="ce4" table:formula="of:=IF([$source.K23]=&quot;&quot;;&quot;&quot;; &quot;overlay&quot;&amp;[$source.$D$1]&amp;&quot;_desc&quot;&amp;[.D22]&amp;&quot;_movable = true&quot;&amp; CHAR(10)&amp; &quot;overlay&quot;&amp;[$source.$D$1]&amp;&quot;_desc&quot;&amp;[.D22]&amp;&quot;_saturate_pct = 0.65&quot; )">
            <text:p/>
          </table:table-cell>
          <table:table-cell table:formula="of:=&quot;overlay&quot;&amp;[$source.$D$1]&amp;&quot;_desc&quot;&amp;[.D22]&amp;&quot;_alpha_mod = &quot;&amp;[$source.L23]" office:value-type="string" office:string-value="overlay1_desc19_alpha_mod = 20" calcext:value-type="string">
            <text:p>overlay1_desc19_alpha_mod = 20</text:p>
          </table:table-cell>
          <table:table-cell table:formula="of:=IF([$source.M23]=&quot;&quot;;&quot;&quot;; &quot;overlay&quot;&amp;[$source.$D$1]&amp;&quot;_desc&quot;&amp;[.D22]&amp;&quot;_next_target = &quot;&quot;&quot;&amp;[$source.M23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23:.T23])" office:value-type="string" office:string-value="### Overlay 'landscape' &gt; 20 &gt; light for 'a'&#10;overlay1_desc20 = &quot;a,0.94,0.5,radial,0.04,0.08889&quot;&#10;overlay1_desc20_overlay = l-light-act4.png&#10;overlay1_desc20_reach_x = 0&#10;overlay1_desc20_alpha_mod = 20" calcext:value-type="string">
            <text:p>### Overlay 'landscape' &gt; 20 &gt; light for 'a'</text:p>
            <text:p>overlay1_desc20 = "a,0.94,0.5,radial,0.04,0.08889"</text:p>
            <text:p>overlay1_desc20_overlay = l-light-act4.png</text:p>
            <text:p>overlay1_desc20_reach_x = 0</text:p>
            <text:p>overlay1_desc20_alpha_mod = 20</text:p>
          </table:table-cell>
          <table:table-cell table:number-columns-repeated="2"/>
          <table:table-cell table:formula="of:=[$source.A24]" office:value-type="float" office:value="20" calcext:value-type="float">
            <text:p>20</text:p>
          </table:table-cell>
          <table:table-cell table:formula="of:=[$source.D24]/2" office:value-type="float" office:value="96" calcext:value-type="float">
            <text:p>96</text:p>
          </table:table-cell>
          <table:table-cell table:formula="of:=[$source.E24]/2" office:value-type="float" office:value="96" calcext:value-type="float">
            <text:p>96</text:p>
          </table:table-cell>
          <table:table-cell table:formula="of:=[$source.F24]+[.E23]" office:value-type="float" office:value="2256" calcext:value-type="float">
            <text:p>2256</text:p>
          </table:table-cell>
          <table:table-cell table:formula="of:=[$source.G24]+[.F23]" office:value-type="float" office:value="540" calcext:value-type="float">
            <text:p>540</text:p>
          </table:table-cell>
          <table:table-cell table:formula="of:=ROUND([.E23]/[$source.$F$1];5)" office:value-type="float" office:value="0.04" calcext:value-type="float">
            <text:p>0.04</text:p>
          </table:table-cell>
          <table:table-cell table:formula="of:=ROUND([.F23]/[$source.$H$1];5)" office:value-type="float" office:value="0.08889" calcext:value-type="float">
            <text:p>0.08889</text:p>
          </table:table-cell>
          <table:table-cell table:formula="of:=ROUND([.G23]/[$source.$F$1];5)" office:value-type="float" office:value="0.94" calcext:value-type="float">
            <text:p>0.94</text:p>
          </table:table-cell>
          <table:table-cell table:formula="of:=ROUND([.H23]/[$source.$H$1];5)" office:value-type="float" office:value="0.5" calcext:value-type="float">
            <text:p>0.5</text:p>
          </table:table-cell>
          <table:table-cell table:style-name="ce4" table:formula="of:=&quot;### Overlay '&quot;&amp;[$source.$B$1]&amp;&quot;' &gt; &quot;&amp;[.D23]&amp;&quot; &gt; &quot;&amp;[$source.N24]" office:value-type="string" office:string-value="### Overlay 'landscape' &gt; 20 &gt; light for 'a'" calcext:value-type="string">
            <text:p>### Overlay 'landscape' &gt; 20 &gt; light for 'a'</text:p>
          </table:table-cell>
          <table:table-cell table:style-name="ce4" table:formula="of:=&quot;overlay&quot;&amp;[$source.$D$1]&amp;&quot;_desc&quot;&amp;[.D23]&amp;&quot; = &quot;&quot;&quot;&amp;COM.MICROSOFT.TEXTJOIN(&quot;,&quot;;0;[$source.B24];[.K23];[.L23];[$source.H24];[.I23];[.J23])&amp;&quot;&quot;&quot;&quot;" office:value-type="string" office:string-value="overlay1_desc20 = &quot;a,0.94,0.5,radial,0.04,0.08889&quot;" calcext:value-type="string">
            <text:p>overlay1_desc20 = "a,0.94,0.5,radial,0.04,0.08889"</text:p>
          </table:table-cell>
          <table:table-cell table:formula="of:=IF([$source.C24]=&quot;&quot;;&quot;&quot;;&quot;overlay&quot;&amp;[$source.$D$1]&amp;&quot;_desc&quot;&amp;[.D23]&amp;&quot;_overlay = &quot;&amp;[$source.C24])" office:value-type="string" office:string-value="overlay1_desc20_overlay = l-light-act4.png" calcext:value-type="string">
            <text:p>overlay1_desc20_overlay = l-light-act4.png</text:p>
          </table:table-cell>
          <table:table-cell table:formula="of:=IF([$source.I24]=&quot;&quot;; &quot;overlay&quot;&amp;[$source.$D$1]&amp;&quot;_desc&quot;&amp;[.D23]&amp;&quot;_reach_x = 0&quot;; &quot;overlay&quot;&amp;[$source.$D$1]&amp;&quot;_desc&quot;&amp;[.D23]&amp;&quot;_reach_x = 1.25&quot;&amp;CHAR(10)&amp;&quot;overlay&quot;&amp;[$source.$D$1]&amp;&quot;_desc&quot;&amp;[.D23]&amp;&quot;_reach_y = 1.25&quot; )" office:value-type="string" office:string-value="overlay1_desc20_reach_x = 0" calcext:value-type="string">
            <text:p>overlay1_desc20_reach_x = 0</text:p>
          </table:table-cell>
          <table:table-cell table:style-name="ce4" table:formula="of:=IF([$source.J24]=&quot;&quot;;&quot;&quot;; &quot;overlay&quot;&amp;[$source.$D$1]&amp;&quot;_desc&quot;&amp;[.D23]&amp;&quot;_range_mod = 15&quot;&amp; CHAR(10)&amp; &quot;overlay&quot;&amp;[$source.$D$1]&amp;&quot;_desc&quot;&amp;[.D23]&amp;&quot;_range_mod_exclusive = true&quot; )">
            <text:p/>
          </table:table-cell>
          <table:table-cell table:style-name="ce4" table:formula="of:=IF([$source.K24]=&quot;&quot;;&quot;&quot;; &quot;overlay&quot;&amp;[$source.$D$1]&amp;&quot;_desc&quot;&amp;[.D23]&amp;&quot;_movable = true&quot;&amp; CHAR(10)&amp; &quot;overlay&quot;&amp;[$source.$D$1]&amp;&quot;_desc&quot;&amp;[.D23]&amp;&quot;_saturate_pct = 0.65&quot; )">
            <text:p/>
          </table:table-cell>
          <table:table-cell table:formula="of:=&quot;overlay&quot;&amp;[$source.$D$1]&amp;&quot;_desc&quot;&amp;[.D23]&amp;&quot;_alpha_mod = &quot;&amp;[$source.L24]" office:value-type="string" office:string-value="overlay1_desc20_alpha_mod = 20" calcext:value-type="string">
            <text:p>overlay1_desc20_alpha_mod = 20</text:p>
          </table:table-cell>
          <table:table-cell table:formula="of:=IF([$source.M24]=&quot;&quot;;&quot;&quot;; &quot;overlay&quot;&amp;[$source.$D$1]&amp;&quot;_desc&quot;&amp;[.D23]&amp;&quot;_next_target = &quot;&quot;&quot;&amp;[$source.M24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24:.T24])" office:value-type="string" office:string-value="### Overlay 'landscape' &gt; 21 &gt; light for 'b'&#10;overlay1_desc21 = &quot;b,0.87625,0.64167,radial,0.04,0.08889&quot;&#10;overlay1_desc21_overlay = l-light-act4.png&#10;overlay1_desc21_reach_x = 0&#10;overlay1_desc21_alpha_mod = 20" calcext:value-type="string">
            <text:p>### Overlay 'landscape' &gt; 21 &gt; light for 'b'</text:p>
            <text:p>overlay1_desc21 = "b,0.87625,0.64167,radial,0.04,0.08889"</text:p>
            <text:p>overlay1_desc21_overlay = l-light-act4.png</text:p>
            <text:p>overlay1_desc21_reach_x = 0</text:p>
            <text:p>overlay1_desc21_alpha_mod = 20</text:p>
          </table:table-cell>
          <table:table-cell table:number-columns-repeated="2"/>
          <table:table-cell table:formula="of:=[$source.A25]" office:value-type="float" office:value="21" calcext:value-type="float">
            <text:p>21</text:p>
          </table:table-cell>
          <table:table-cell table:formula="of:=[$source.D25]/2" office:value-type="float" office:value="96" calcext:value-type="float">
            <text:p>96</text:p>
          </table:table-cell>
          <table:table-cell table:formula="of:=[$source.E25]/2" office:value-type="float" office:value="96" calcext:value-type="float">
            <text:p>96</text:p>
          </table:table-cell>
          <table:table-cell table:formula="of:=[$source.F25]+[.E24]" office:value-type="float" office:value="2103" calcext:value-type="float">
            <text:p>2103</text:p>
          </table:table-cell>
          <table:table-cell table:formula="of:=[$source.G25]+[.F24]" office:value-type="float" office:value="693" calcext:value-type="float">
            <text:p>693</text:p>
          </table:table-cell>
          <table:table-cell table:formula="of:=ROUND([.E24]/[$source.$F$1];5)" office:value-type="float" office:value="0.04" calcext:value-type="float">
            <text:p>0.04</text:p>
          </table:table-cell>
          <table:table-cell table:formula="of:=ROUND([.F24]/[$source.$H$1];5)" office:value-type="float" office:value="0.08889" calcext:value-type="float">
            <text:p>0.08889</text:p>
          </table:table-cell>
          <table:table-cell table:formula="of:=ROUND([.G24]/[$source.$F$1];5)" office:value-type="float" office:value="0.87625" calcext:value-type="float">
            <text:p>0.87625</text:p>
          </table:table-cell>
          <table:table-cell table:formula="of:=ROUND([.H24]/[$source.$H$1];5)" office:value-type="float" office:value="0.64167" calcext:value-type="float">
            <text:p>0.64167</text:p>
          </table:table-cell>
          <table:table-cell table:style-name="ce4" table:formula="of:=&quot;### Overlay '&quot;&amp;[$source.$B$1]&amp;&quot;' &gt; &quot;&amp;[.D24]&amp;&quot; &gt; &quot;&amp;[$source.N25]" office:value-type="string" office:string-value="### Overlay 'landscape' &gt; 21 &gt; light for 'b'" calcext:value-type="string">
            <text:p>### Overlay 'landscape' &gt; 21 &gt; light for 'b'</text:p>
          </table:table-cell>
          <table:table-cell table:style-name="ce4" table:formula="of:=&quot;overlay&quot;&amp;[$source.$D$1]&amp;&quot;_desc&quot;&amp;[.D24]&amp;&quot; = &quot;&quot;&quot;&amp;COM.MICROSOFT.TEXTJOIN(&quot;,&quot;;0;[$source.B25];[.K24];[.L24];[$source.H25];[.I24];[.J24])&amp;&quot;&quot;&quot;&quot;" office:value-type="string" office:string-value="overlay1_desc21 = &quot;b,0.87625,0.64167,radial,0.04,0.08889&quot;" calcext:value-type="string">
            <text:p>overlay1_desc21 = "b,0.87625,0.64167,radial,0.04,0.08889"</text:p>
          </table:table-cell>
          <table:table-cell table:formula="of:=IF([$source.C25]=&quot;&quot;;&quot;&quot;;&quot;overlay&quot;&amp;[$source.$D$1]&amp;&quot;_desc&quot;&amp;[.D24]&amp;&quot;_overlay = &quot;&amp;[$source.C25])" office:value-type="string" office:string-value="overlay1_desc21_overlay = l-light-act4.png" calcext:value-type="string">
            <text:p>overlay1_desc21_overlay = l-light-act4.png</text:p>
          </table:table-cell>
          <table:table-cell table:formula="of:=IF([$source.I25]=&quot;&quot;; &quot;overlay&quot;&amp;[$source.$D$1]&amp;&quot;_desc&quot;&amp;[.D24]&amp;&quot;_reach_x = 0&quot;; &quot;overlay&quot;&amp;[$source.$D$1]&amp;&quot;_desc&quot;&amp;[.D24]&amp;&quot;_reach_x = 1.25&quot;&amp;CHAR(10)&amp;&quot;overlay&quot;&amp;[$source.$D$1]&amp;&quot;_desc&quot;&amp;[.D24]&amp;&quot;_reach_y = 1.25&quot; )" office:value-type="string" office:string-value="overlay1_desc21_reach_x = 0" calcext:value-type="string">
            <text:p>overlay1_desc21_reach_x = 0</text:p>
          </table:table-cell>
          <table:table-cell table:style-name="ce4" table:formula="of:=IF([$source.J25]=&quot;&quot;;&quot;&quot;; &quot;overlay&quot;&amp;[$source.$D$1]&amp;&quot;_desc&quot;&amp;[.D24]&amp;&quot;_range_mod = 15&quot;&amp; CHAR(10)&amp; &quot;overlay&quot;&amp;[$source.$D$1]&amp;&quot;_desc&quot;&amp;[.D24]&amp;&quot;_range_mod_exclusive = true&quot; )">
            <text:p/>
          </table:table-cell>
          <table:table-cell table:style-name="ce4" table:formula="of:=IF([$source.K25]=&quot;&quot;;&quot;&quot;; &quot;overlay&quot;&amp;[$source.$D$1]&amp;&quot;_desc&quot;&amp;[.D24]&amp;&quot;_movable = true&quot;&amp; CHAR(10)&amp; &quot;overlay&quot;&amp;[$source.$D$1]&amp;&quot;_desc&quot;&amp;[.D24]&amp;&quot;_saturate_pct = 0.65&quot; )">
            <text:p/>
          </table:table-cell>
          <table:table-cell table:formula="of:=&quot;overlay&quot;&amp;[$source.$D$1]&amp;&quot;_desc&quot;&amp;[.D24]&amp;&quot;_alpha_mod = &quot;&amp;[$source.L25]" office:value-type="string" office:string-value="overlay1_desc21_alpha_mod = 20" calcext:value-type="string">
            <text:p>overlay1_desc21_alpha_mod = 20</text:p>
          </table:table-cell>
          <table:table-cell table:formula="of:=IF([$source.M25]=&quot;&quot;;&quot;&quot;; &quot;overlay&quot;&amp;[$source.$D$1]&amp;&quot;_desc&quot;&amp;[.D24]&amp;&quot;_next_target = &quot;&quot;&quot;&amp;[$source.M25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25:.T25])" office:value-type="string" office:string-value="### Overlay 'landscape' &gt; 22 &gt; light for 'x|y'&#10;overlay1_desc22 = &quot;x|y,0.80908,0.35072,radial,0.00875,0.01944&quot;&#10;overlay1_desc22_overlay = l-light-corner.png&#10;overlay1_desc22_reach_x = 0&#10;overlay1_desc22_alpha_mod = 20" calcext:value-type="string">
            <text:p>### Overlay 'landscape' &gt; 22 &gt; light for 'x|y'</text:p>
            <text:p>overlay1_desc22 = "x|y,0.80908,0.35072,radial,0.00875,0.01944"</text:p>
            <text:p>overlay1_desc22_overlay = l-light-corner.png</text:p>
            <text:p>overlay1_desc22_reach_x = 0</text:p>
            <text:p>overlay1_desc22_alpha_mod = 20</text:p>
          </table:table-cell>
          <table:table-cell table:number-columns-repeated="2"/>
          <table:table-cell table:formula="of:=[$source.A26]" office:value-type="float" office:value="22" calcext:value-type="float">
            <text:p>22</text:p>
          </table:table-cell>
          <table:table-cell table:formula="of:=[$source.D26]/2" office:value-type="float" office:value="21" calcext:value-type="float">
            <text:p>21</text:p>
          </table:table-cell>
          <table:table-cell table:formula="of:=[$source.E26]/2" office:value-type="float" office:value="21" calcext:value-type="float">
            <text:p>21</text:p>
          </table:table-cell>
          <table:table-cell table:formula="of:=[$source.F26]+[.E25]" office:value-type="float" office:value="1941.78" calcext:value-type="float">
            <text:p>1941.78</text:p>
          </table:table-cell>
          <table:table-cell table:formula="of:=[$source.G26]+[.F25]" office:value-type="float" office:value="378.78" calcext:value-type="float">
            <text:p>378.78</text:p>
          </table:table-cell>
          <table:table-cell table:formula="of:=ROUND([.E25]/[$source.$F$1];5)" office:value-type="float" office:value="0.00875" calcext:value-type="float">
            <text:p>0.00875</text:p>
          </table:table-cell>
          <table:table-cell table:formula="of:=ROUND([.F25]/[$source.$H$1];5)" office:value-type="float" office:value="0.01944" calcext:value-type="float">
            <text:p>0.01944</text:p>
          </table:table-cell>
          <table:table-cell table:formula="of:=ROUND([.G25]/[$source.$F$1];5)" office:value-type="float" office:value="0.80908" calcext:value-type="float">
            <text:p>0.80908</text:p>
          </table:table-cell>
          <table:table-cell table:formula="of:=ROUND([.H25]/[$source.$H$1];5)" office:value-type="float" office:value="0.35072" calcext:value-type="float">
            <text:p>0.35072</text:p>
          </table:table-cell>
          <table:table-cell table:style-name="ce4" table:formula="of:=&quot;### Overlay '&quot;&amp;[$source.$B$1]&amp;&quot;' &gt; &quot;&amp;[.D25]&amp;&quot; &gt; &quot;&amp;[$source.N26]" office:value-type="string" office:string-value="### Overlay 'landscape' &gt; 22 &gt; light for 'x|y'" calcext:value-type="string">
            <text:p>### Overlay 'landscape' &gt; 22 &gt; light for 'x|y'</text:p>
          </table:table-cell>
          <table:table-cell table:style-name="ce4" table:formula="of:=&quot;overlay&quot;&amp;[$source.$D$1]&amp;&quot;_desc&quot;&amp;[.D25]&amp;&quot; = &quot;&quot;&quot;&amp;COM.MICROSOFT.TEXTJOIN(&quot;,&quot;;0;[$source.B26];[.K25];[.L25];[$source.H26];[.I25];[.J25])&amp;&quot;&quot;&quot;&quot;" office:value-type="string" office:string-value="overlay1_desc22 = &quot;x|y,0.80908,0.35072,radial,0.00875,0.01944&quot;" calcext:value-type="string">
            <text:p>overlay1_desc22 = "x|y,0.80908,0.35072,radial,0.00875,0.01944"</text:p>
          </table:table-cell>
          <table:table-cell table:formula="of:=IF([$source.C26]=&quot;&quot;;&quot;&quot;;&quot;overlay&quot;&amp;[$source.$D$1]&amp;&quot;_desc&quot;&amp;[.D25]&amp;&quot;_overlay = &quot;&amp;[$source.C26])" office:value-type="string" office:string-value="overlay1_desc22_overlay = l-light-corner.png" calcext:value-type="string">
            <text:p>overlay1_desc22_overlay = l-light-corner.png</text:p>
          </table:table-cell>
          <table:table-cell table:formula="of:=IF([$source.I26]=&quot;&quot;; &quot;overlay&quot;&amp;[$source.$D$1]&amp;&quot;_desc&quot;&amp;[.D25]&amp;&quot;_reach_x = 0&quot;; &quot;overlay&quot;&amp;[$source.$D$1]&amp;&quot;_desc&quot;&amp;[.D25]&amp;&quot;_reach_x = 1.25&quot;&amp;CHAR(10)&amp;&quot;overlay&quot;&amp;[$source.$D$1]&amp;&quot;_desc&quot;&amp;[.D25]&amp;&quot;_reach_y = 1.25&quot; )" office:value-type="string" office:string-value="overlay1_desc22_reach_x = 0" calcext:value-type="string">
            <text:p>overlay1_desc22_reach_x = 0</text:p>
          </table:table-cell>
          <table:table-cell table:style-name="ce4" table:formula="of:=IF([$source.J26]=&quot;&quot;;&quot;&quot;; &quot;overlay&quot;&amp;[$source.$D$1]&amp;&quot;_desc&quot;&amp;[.D25]&amp;&quot;_range_mod = 15&quot;&amp; CHAR(10)&amp; &quot;overlay&quot;&amp;[$source.$D$1]&amp;&quot;_desc&quot;&amp;[.D25]&amp;&quot;_range_mod_exclusive = true&quot; )">
            <text:p/>
          </table:table-cell>
          <table:table-cell table:style-name="ce4" table:formula="of:=IF([$source.K26]=&quot;&quot;;&quot;&quot;; &quot;overlay&quot;&amp;[$source.$D$1]&amp;&quot;_desc&quot;&amp;[.D25]&amp;&quot;_movable = true&quot;&amp; CHAR(10)&amp; &quot;overlay&quot;&amp;[$source.$D$1]&amp;&quot;_desc&quot;&amp;[.D25]&amp;&quot;_saturate_pct = 0.65&quot; )">
            <text:p/>
          </table:table-cell>
          <table:table-cell table:formula="of:=&quot;overlay&quot;&amp;[$source.$D$1]&amp;&quot;_desc&quot;&amp;[.D25]&amp;&quot;_alpha_mod = &quot;&amp;[$source.L26]" office:value-type="string" office:string-value="overlay1_desc22_alpha_mod = 20" calcext:value-type="string">
            <text:p>overlay1_desc22_alpha_mod = 20</text:p>
          </table:table-cell>
          <table:table-cell table:formula="of:=IF([$source.M26]=&quot;&quot;;&quot;&quot;; &quot;overlay&quot;&amp;[$source.$D$1]&amp;&quot;_desc&quot;&amp;[.D25]&amp;&quot;_next_target = &quot;&quot;&quot;&amp;[$source.M26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26:.T26])" office:value-type="string" office:string-value="### Overlay 'landscape' &gt; 23 &gt; light for 'x|a'&#10;overlay1_desc23 = &quot;x|a,0.94343,0.35072,radial,0.00875,0.01944&quot;&#10;overlay1_desc23_overlay = l-light-corner.png&#10;overlay1_desc23_reach_x = 0&#10;overlay1_desc23_alpha_mod = 20" calcext:value-type="string">
            <text:p>### Overlay 'landscape' &gt; 23 &gt; light for 'x|a'</text:p>
            <text:p>overlay1_desc23 = "x|a,0.94343,0.35072,radial,0.00875,0.01944"</text:p>
            <text:p>overlay1_desc23_overlay = l-light-corner.png</text:p>
            <text:p>overlay1_desc23_reach_x = 0</text:p>
            <text:p>overlay1_desc23_alpha_mod = 20</text:p>
          </table:table-cell>
          <table:table-cell table:number-columns-repeated="2"/>
          <table:table-cell table:formula="of:=[$source.A27]" office:value-type="float" office:value="23" calcext:value-type="float">
            <text:p>23</text:p>
          </table:table-cell>
          <table:table-cell table:formula="of:=[$source.D27]/2" office:value-type="float" office:value="21" calcext:value-type="float">
            <text:p>21</text:p>
          </table:table-cell>
          <table:table-cell table:formula="of:=[$source.E27]/2" office:value-type="float" office:value="21" calcext:value-type="float">
            <text:p>21</text:p>
          </table:table-cell>
          <table:table-cell table:formula="of:=[$source.F27]+[.E26]" office:value-type="float" office:value="2264.22" calcext:value-type="float">
            <text:p>2264.22</text:p>
          </table:table-cell>
          <table:table-cell table:formula="of:=[$source.G27]+[.F26]" office:value-type="float" office:value="378.78" calcext:value-type="float">
            <text:p>378.78</text:p>
          </table:table-cell>
          <table:table-cell table:formula="of:=ROUND([.E26]/[$source.$F$1];5)" office:value-type="float" office:value="0.00875" calcext:value-type="float">
            <text:p>0.00875</text:p>
          </table:table-cell>
          <table:table-cell table:formula="of:=ROUND([.F26]/[$source.$H$1];5)" office:value-type="float" office:value="0.01944" calcext:value-type="float">
            <text:p>0.01944</text:p>
          </table:table-cell>
          <table:table-cell table:formula="of:=ROUND([.G26]/[$source.$F$1];5)" office:value-type="float" office:value="0.94343" calcext:value-type="float">
            <text:p>0.94343</text:p>
          </table:table-cell>
          <table:table-cell table:formula="of:=ROUND([.H26]/[$source.$H$1];5)" office:value-type="float" office:value="0.35072" calcext:value-type="float">
            <text:p>0.35072</text:p>
          </table:table-cell>
          <table:table-cell table:style-name="ce4" table:formula="of:=&quot;### Overlay '&quot;&amp;[$source.$B$1]&amp;&quot;' &gt; &quot;&amp;[.D26]&amp;&quot; &gt; &quot;&amp;[$source.N27]" office:value-type="string" office:string-value="### Overlay 'landscape' &gt; 23 &gt; light for 'x|a'" calcext:value-type="string">
            <text:p>### Overlay 'landscape' &gt; 23 &gt; light for 'x|a'</text:p>
          </table:table-cell>
          <table:table-cell table:style-name="ce4" table:formula="of:=&quot;overlay&quot;&amp;[$source.$D$1]&amp;&quot;_desc&quot;&amp;[.D26]&amp;&quot; = &quot;&quot;&quot;&amp;COM.MICROSOFT.TEXTJOIN(&quot;,&quot;;0;[$source.B27];[.K26];[.L26];[$source.H27];[.I26];[.J26])&amp;&quot;&quot;&quot;&quot;" office:value-type="string" office:string-value="overlay1_desc23 = &quot;x|a,0.94343,0.35072,radial,0.00875,0.01944&quot;" calcext:value-type="string">
            <text:p>overlay1_desc23 = "x|a,0.94343,0.35072,radial,0.00875,0.01944"</text:p>
          </table:table-cell>
          <table:table-cell table:formula="of:=IF([$source.C27]=&quot;&quot;;&quot;&quot;;&quot;overlay&quot;&amp;[$source.$D$1]&amp;&quot;_desc&quot;&amp;[.D26]&amp;&quot;_overlay = &quot;&amp;[$source.C27])" office:value-type="string" office:string-value="overlay1_desc23_overlay = l-light-corner.png" calcext:value-type="string">
            <text:p>overlay1_desc23_overlay = l-light-corner.png</text:p>
          </table:table-cell>
          <table:table-cell table:formula="of:=IF([$source.I27]=&quot;&quot;; &quot;overlay&quot;&amp;[$source.$D$1]&amp;&quot;_desc&quot;&amp;[.D26]&amp;&quot;_reach_x = 0&quot;; &quot;overlay&quot;&amp;[$source.$D$1]&amp;&quot;_desc&quot;&amp;[.D26]&amp;&quot;_reach_x = 1.25&quot;&amp;CHAR(10)&amp;&quot;overlay&quot;&amp;[$source.$D$1]&amp;&quot;_desc&quot;&amp;[.D26]&amp;&quot;_reach_y = 1.25&quot; )" office:value-type="string" office:string-value="overlay1_desc23_reach_x = 0" calcext:value-type="string">
            <text:p>overlay1_desc23_reach_x = 0</text:p>
          </table:table-cell>
          <table:table-cell table:style-name="ce4" table:formula="of:=IF([$source.J27]=&quot;&quot;;&quot;&quot;; &quot;overlay&quot;&amp;[$source.$D$1]&amp;&quot;_desc&quot;&amp;[.D26]&amp;&quot;_range_mod = 15&quot;&amp; CHAR(10)&amp; &quot;overlay&quot;&amp;[$source.$D$1]&amp;&quot;_desc&quot;&amp;[.D26]&amp;&quot;_range_mod_exclusive = true&quot; )">
            <text:p/>
          </table:table-cell>
          <table:table-cell table:style-name="ce4" table:formula="of:=IF([$source.K27]=&quot;&quot;;&quot;&quot;; &quot;overlay&quot;&amp;[$source.$D$1]&amp;&quot;_desc&quot;&amp;[.D26]&amp;&quot;_movable = true&quot;&amp; CHAR(10)&amp; &quot;overlay&quot;&amp;[$source.$D$1]&amp;&quot;_desc&quot;&amp;[.D26]&amp;&quot;_saturate_pct = 0.65&quot; )">
            <text:p/>
          </table:table-cell>
          <table:table-cell table:formula="of:=&quot;overlay&quot;&amp;[$source.$D$1]&amp;&quot;_desc&quot;&amp;[.D26]&amp;&quot;_alpha_mod = &quot;&amp;[$source.L27]" office:value-type="string" office:string-value="overlay1_desc23_alpha_mod = 20" calcext:value-type="string">
            <text:p>overlay1_desc23_alpha_mod = 20</text:p>
          </table:table-cell>
          <table:table-cell table:formula="of:=IF([$source.M27]=&quot;&quot;;&quot;&quot;; &quot;overlay&quot;&amp;[$source.$D$1]&amp;&quot;_desc&quot;&amp;[.D26]&amp;&quot;_next_target = &quot;&quot;&quot;&amp;[$source.M27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27:.T27])" office:value-type="string" office:string-value="### Overlay 'landscape' &gt; 24 &gt; light for 'b|y'&#10;overlay1_desc24 = &quot;b|y,0.80908,0.64928,radial,0.00875,0.01944&quot;&#10;overlay1_desc24_overlay = l-light-corner.png&#10;overlay1_desc24_reach_x = 0&#10;overlay1_desc24_alpha_mod = 20" calcext:value-type="string">
            <text:p>### Overlay 'landscape' &gt; 24 &gt; light for 'b|y'</text:p>
            <text:p>overlay1_desc24 = "b|y,0.80908,0.64928,radial,0.00875,0.01944"</text:p>
            <text:p>overlay1_desc24_overlay = l-light-corner.png</text:p>
            <text:p>overlay1_desc24_reach_x = 0</text:p>
            <text:p>overlay1_desc24_alpha_mod = 20</text:p>
          </table:table-cell>
          <table:table-cell table:number-columns-repeated="2"/>
          <table:table-cell table:formula="of:=[$source.A28]" office:value-type="float" office:value="24" calcext:value-type="float">
            <text:p>24</text:p>
          </table:table-cell>
          <table:table-cell table:formula="of:=[$source.D28]/2" office:value-type="float" office:value="21" calcext:value-type="float">
            <text:p>21</text:p>
          </table:table-cell>
          <table:table-cell table:formula="of:=[$source.E28]/2" office:value-type="float" office:value="21" calcext:value-type="float">
            <text:p>21</text:p>
          </table:table-cell>
          <table:table-cell table:formula="of:=[$source.F28]+[.E27]" office:value-type="float" office:value="1941.78" calcext:value-type="float">
            <text:p>1941.78</text:p>
          </table:table-cell>
          <table:table-cell table:formula="of:=[$source.G28]+[.F27]" office:value-type="float" office:value="701.22" calcext:value-type="float">
            <text:p>701.22</text:p>
          </table:table-cell>
          <table:table-cell table:formula="of:=ROUND([.E27]/[$source.$F$1];5)" office:value-type="float" office:value="0.00875" calcext:value-type="float">
            <text:p>0.00875</text:p>
          </table:table-cell>
          <table:table-cell table:formula="of:=ROUND([.F27]/[$source.$H$1];5)" office:value-type="float" office:value="0.01944" calcext:value-type="float">
            <text:p>0.01944</text:p>
          </table:table-cell>
          <table:table-cell table:formula="of:=ROUND([.G27]/[$source.$F$1];5)" office:value-type="float" office:value="0.80908" calcext:value-type="float">
            <text:p>0.80908</text:p>
          </table:table-cell>
          <table:table-cell table:formula="of:=ROUND([.H27]/[$source.$H$1];5)" office:value-type="float" office:value="0.64928" calcext:value-type="float">
            <text:p>0.64928</text:p>
          </table:table-cell>
          <table:table-cell table:style-name="ce4" table:formula="of:=&quot;### Overlay '&quot;&amp;[$source.$B$1]&amp;&quot;' &gt; &quot;&amp;[.D27]&amp;&quot; &gt; &quot;&amp;[$source.N28]" office:value-type="string" office:string-value="### Overlay 'landscape' &gt; 24 &gt; light for 'b|y'" calcext:value-type="string">
            <text:p>### Overlay 'landscape' &gt; 24 &gt; light for 'b|y'</text:p>
          </table:table-cell>
          <table:table-cell table:style-name="ce4" table:formula="of:=&quot;overlay&quot;&amp;[$source.$D$1]&amp;&quot;_desc&quot;&amp;[.D27]&amp;&quot; = &quot;&quot;&quot;&amp;COM.MICROSOFT.TEXTJOIN(&quot;,&quot;;0;[$source.B28];[.K27];[.L27];[$source.H28];[.I27];[.J27])&amp;&quot;&quot;&quot;&quot;" office:value-type="string" office:string-value="overlay1_desc24 = &quot;b|y,0.80908,0.64928,radial,0.00875,0.01944&quot;" calcext:value-type="string">
            <text:p>overlay1_desc24 = "b|y,0.80908,0.64928,radial,0.00875,0.01944"</text:p>
          </table:table-cell>
          <table:table-cell table:formula="of:=IF([$source.C28]=&quot;&quot;;&quot;&quot;;&quot;overlay&quot;&amp;[$source.$D$1]&amp;&quot;_desc&quot;&amp;[.D27]&amp;&quot;_overlay = &quot;&amp;[$source.C28])" office:value-type="string" office:string-value="overlay1_desc24_overlay = l-light-corner.png" calcext:value-type="string">
            <text:p>overlay1_desc24_overlay = l-light-corner.png</text:p>
          </table:table-cell>
          <table:table-cell table:formula="of:=IF([$source.I28]=&quot;&quot;; &quot;overlay&quot;&amp;[$source.$D$1]&amp;&quot;_desc&quot;&amp;[.D27]&amp;&quot;_reach_x = 0&quot;; &quot;overlay&quot;&amp;[$source.$D$1]&amp;&quot;_desc&quot;&amp;[.D27]&amp;&quot;_reach_x = 1.25&quot;&amp;CHAR(10)&amp;&quot;overlay&quot;&amp;[$source.$D$1]&amp;&quot;_desc&quot;&amp;[.D27]&amp;&quot;_reach_y = 1.25&quot; )" office:value-type="string" office:string-value="overlay1_desc24_reach_x = 0" calcext:value-type="string">
            <text:p>overlay1_desc24_reach_x = 0</text:p>
          </table:table-cell>
          <table:table-cell table:style-name="ce4" table:formula="of:=IF([$source.J28]=&quot;&quot;;&quot;&quot;; &quot;overlay&quot;&amp;[$source.$D$1]&amp;&quot;_desc&quot;&amp;[.D27]&amp;&quot;_range_mod = 15&quot;&amp; CHAR(10)&amp; &quot;overlay&quot;&amp;[$source.$D$1]&amp;&quot;_desc&quot;&amp;[.D27]&amp;&quot;_range_mod_exclusive = true&quot; )">
            <text:p/>
          </table:table-cell>
          <table:table-cell table:style-name="ce4" table:formula="of:=IF([$source.K28]=&quot;&quot;;&quot;&quot;; &quot;overlay&quot;&amp;[$source.$D$1]&amp;&quot;_desc&quot;&amp;[.D27]&amp;&quot;_movable = true&quot;&amp; CHAR(10)&amp; &quot;overlay&quot;&amp;[$source.$D$1]&amp;&quot;_desc&quot;&amp;[.D27]&amp;&quot;_saturate_pct = 0.65&quot; )">
            <text:p/>
          </table:table-cell>
          <table:table-cell table:formula="of:=&quot;overlay&quot;&amp;[$source.$D$1]&amp;&quot;_desc&quot;&amp;[.D27]&amp;&quot;_alpha_mod = &quot;&amp;[$source.L28]" office:value-type="string" office:string-value="overlay1_desc24_alpha_mod = 20" calcext:value-type="string">
            <text:p>overlay1_desc24_alpha_mod = 20</text:p>
          </table:table-cell>
          <table:table-cell table:formula="of:=IF([$source.M28]=&quot;&quot;;&quot;&quot;; &quot;overlay&quot;&amp;[$source.$D$1]&amp;&quot;_desc&quot;&amp;[.D27]&amp;&quot;_next_target = &quot;&quot;&quot;&amp;[$source.M28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28:.T28])" office:value-type="string" office:string-value="### Overlay 'landscape' &gt; 25 &gt; light for 'b|a'&#10;overlay1_desc25 = &quot;b|a,0.94343,0.64928,radial,0.00875,0.01944&quot;&#10;overlay1_desc25_overlay = l-light-corner.png&#10;overlay1_desc25_reach_x = 0&#10;overlay1_desc25_alpha_mod = 20" calcext:value-type="string">
            <text:p>### Overlay 'landscape' &gt; 25 &gt; light for 'b|a'</text:p>
            <text:p>overlay1_desc25 = "b|a,0.94343,0.64928,radial,0.00875,0.01944"</text:p>
            <text:p>overlay1_desc25_overlay = l-light-corner.png</text:p>
            <text:p>overlay1_desc25_reach_x = 0</text:p>
            <text:p>overlay1_desc25_alpha_mod = 20</text:p>
          </table:table-cell>
          <table:table-cell table:number-columns-repeated="2"/>
          <table:table-cell table:formula="of:=[$source.A29]" office:value-type="float" office:value="25" calcext:value-type="float">
            <text:p>25</text:p>
          </table:table-cell>
          <table:table-cell table:formula="of:=[$source.D29]/2" office:value-type="float" office:value="21" calcext:value-type="float">
            <text:p>21</text:p>
          </table:table-cell>
          <table:table-cell table:formula="of:=[$source.E29]/2" office:value-type="float" office:value="21" calcext:value-type="float">
            <text:p>21</text:p>
          </table:table-cell>
          <table:table-cell table:formula="of:=[$source.F29]+[.E28]" office:value-type="float" office:value="2264.22" calcext:value-type="float">
            <text:p>2264.22</text:p>
          </table:table-cell>
          <table:table-cell table:formula="of:=[$source.G29]+[.F28]" office:value-type="float" office:value="701.22" calcext:value-type="float">
            <text:p>701.22</text:p>
          </table:table-cell>
          <table:table-cell table:formula="of:=ROUND([.E28]/[$source.$F$1];5)" office:value-type="float" office:value="0.00875" calcext:value-type="float">
            <text:p>0.00875</text:p>
          </table:table-cell>
          <table:table-cell table:formula="of:=ROUND([.F28]/[$source.$H$1];5)" office:value-type="float" office:value="0.01944" calcext:value-type="float">
            <text:p>0.01944</text:p>
          </table:table-cell>
          <table:table-cell table:formula="of:=ROUND([.G28]/[$source.$F$1];5)" office:value-type="float" office:value="0.94343" calcext:value-type="float">
            <text:p>0.94343</text:p>
          </table:table-cell>
          <table:table-cell table:formula="of:=ROUND([.H28]/[$source.$H$1];5)" office:value-type="float" office:value="0.64928" calcext:value-type="float">
            <text:p>0.64928</text:p>
          </table:table-cell>
          <table:table-cell table:style-name="ce4" table:formula="of:=&quot;### Overlay '&quot;&amp;[$source.$B$1]&amp;&quot;' &gt; &quot;&amp;[.D28]&amp;&quot; &gt; &quot;&amp;[$source.N29]" office:value-type="string" office:string-value="### Overlay 'landscape' &gt; 25 &gt; light for 'b|a'" calcext:value-type="string">
            <text:p>### Overlay 'landscape' &gt; 25 &gt; light for 'b|a'</text:p>
          </table:table-cell>
          <table:table-cell table:style-name="ce4" table:formula="of:=&quot;overlay&quot;&amp;[$source.$D$1]&amp;&quot;_desc&quot;&amp;[.D28]&amp;&quot; = &quot;&quot;&quot;&amp;COM.MICROSOFT.TEXTJOIN(&quot;,&quot;;0;[$source.B29];[.K28];[.L28];[$source.H29];[.I28];[.J28])&amp;&quot;&quot;&quot;&quot;" office:value-type="string" office:string-value="overlay1_desc25 = &quot;b|a,0.94343,0.64928,radial,0.00875,0.01944&quot;" calcext:value-type="string">
            <text:p>overlay1_desc25 = "b|a,0.94343,0.64928,radial,0.00875,0.01944"</text:p>
          </table:table-cell>
          <table:table-cell table:formula="of:=IF([$source.C29]=&quot;&quot;;&quot;&quot;;&quot;overlay&quot;&amp;[$source.$D$1]&amp;&quot;_desc&quot;&amp;[.D28]&amp;&quot;_overlay = &quot;&amp;[$source.C29])" office:value-type="string" office:string-value="overlay1_desc25_overlay = l-light-corner.png" calcext:value-type="string">
            <text:p>overlay1_desc25_overlay = l-light-corner.png</text:p>
          </table:table-cell>
          <table:table-cell table:formula="of:=IF([$source.I29]=&quot;&quot;; &quot;overlay&quot;&amp;[$source.$D$1]&amp;&quot;_desc&quot;&amp;[.D28]&amp;&quot;_reach_x = 0&quot;; &quot;overlay&quot;&amp;[$source.$D$1]&amp;&quot;_desc&quot;&amp;[.D28]&amp;&quot;_reach_x = 1.25&quot;&amp;CHAR(10)&amp;&quot;overlay&quot;&amp;[$source.$D$1]&amp;&quot;_desc&quot;&amp;[.D28]&amp;&quot;_reach_y = 1.25&quot; )" office:value-type="string" office:string-value="overlay1_desc25_reach_x = 0" calcext:value-type="string">
            <text:p>overlay1_desc25_reach_x = 0</text:p>
          </table:table-cell>
          <table:table-cell table:style-name="ce4" table:formula="of:=IF([$source.J29]=&quot;&quot;;&quot;&quot;; &quot;overlay&quot;&amp;[$source.$D$1]&amp;&quot;_desc&quot;&amp;[.D28]&amp;&quot;_range_mod = 15&quot;&amp; CHAR(10)&amp; &quot;overlay&quot;&amp;[$source.$D$1]&amp;&quot;_desc&quot;&amp;[.D28]&amp;&quot;_range_mod_exclusive = true&quot; )">
            <text:p/>
          </table:table-cell>
          <table:table-cell table:style-name="ce4" table:formula="of:=IF([$source.K29]=&quot;&quot;;&quot;&quot;; &quot;overlay&quot;&amp;[$source.$D$1]&amp;&quot;_desc&quot;&amp;[.D28]&amp;&quot;_movable = true&quot;&amp; CHAR(10)&amp; &quot;overlay&quot;&amp;[$source.$D$1]&amp;&quot;_desc&quot;&amp;[.D28]&amp;&quot;_saturate_pct = 0.65&quot; )">
            <text:p/>
          </table:table-cell>
          <table:table-cell table:formula="of:=&quot;overlay&quot;&amp;[$source.$D$1]&amp;&quot;_desc&quot;&amp;[.D28]&amp;&quot;_alpha_mod = &quot;&amp;[$source.L29]" office:value-type="string" office:string-value="overlay1_desc25_alpha_mod = 20" calcext:value-type="string">
            <text:p>overlay1_desc25_alpha_mod = 20</text:p>
          </table:table-cell>
          <table:table-cell table:formula="of:=IF([$source.M29]=&quot;&quot;;&quot;&quot;; &quot;overlay&quot;&amp;[$source.$D$1]&amp;&quot;_desc&quot;&amp;[.D28]&amp;&quot;_next_target = &quot;&quot;&quot;&amp;[$source.M29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29:.T29])" office:value-type="string" office:string-value="### Overlay 'landscape' &gt; 26 &gt; button for 'toggle_fast_forward'&#10;overlay1_desc26 = &quot;toggle_fast_forward,0.035,0.92222,radial,0.025,0.05556&quot;&#10;overlay1_desc26_overlay = l-btn-fast-forward.png&#10;overlay1_desc26_reach_x = 1.25&#10;overlay1_desc26_reach_y = 1.25&#10;overlay1_desc26_alpha_mod = 2" calcext:value-type="string">
            <text:p>### Overlay 'landscape' &gt; 26 &gt; button for 'toggle_fast_forward'</text:p>
            <text:p>overlay1_desc26 = "toggle_fast_forward,0.035,0.92222,radial,0.025,0.05556"</text:p>
            <text:p>overlay1_desc26_overlay = l-btn-fast-forward.png</text:p>
            <text:p>overlay1_desc26_reach_x = 1.25</text:p>
            <text:p>overlay1_desc26_reach_y = 1.25</text:p>
            <text:p>overlay1_desc26_alpha_mod = 2</text:p>
          </table:table-cell>
          <table:table-cell table:number-columns-repeated="2"/>
          <table:table-cell table:formula="of:=[$source.A30]" office:value-type="float" office:value="26" calcext:value-type="float">
            <text:p>26</text:p>
          </table:table-cell>
          <table:table-cell table:formula="of:=[$source.D30]/2" office:value-type="float" office:value="60" calcext:value-type="float">
            <text:p>60</text:p>
          </table:table-cell>
          <table:table-cell table:formula="of:=[$source.E30]/2" office:value-type="float" office:value="60" calcext:value-type="float">
            <text:p>60</text:p>
          </table:table-cell>
          <table:table-cell table:formula="of:=[$source.F30]+[.E29]" office:value-type="float" office:value="84" calcext:value-type="float">
            <text:p>84</text:p>
          </table:table-cell>
          <table:table-cell table:formula="of:=[$source.G30]+[.F29]" office:value-type="float" office:value="996" calcext:value-type="float">
            <text:p>996</text:p>
          </table:table-cell>
          <table:table-cell table:formula="of:=ROUND([.E29]/[$source.$F$1];5)" office:value-type="float" office:value="0.025" calcext:value-type="float">
            <text:p>0.025</text:p>
          </table:table-cell>
          <table:table-cell table:formula="of:=ROUND([.F29]/[$source.$H$1];5)" office:value-type="float" office:value="0.05556" calcext:value-type="float">
            <text:p>0.05556</text:p>
          </table:table-cell>
          <table:table-cell table:formula="of:=ROUND([.G29]/[$source.$F$1];5)" office:value-type="float" office:value="0.035" calcext:value-type="float">
            <text:p>0.035</text:p>
          </table:table-cell>
          <table:table-cell table:formula="of:=ROUND([.H29]/[$source.$H$1];5)" office:value-type="float" office:value="0.92222" calcext:value-type="float">
            <text:p>0.92222</text:p>
          </table:table-cell>
          <table:table-cell table:style-name="ce4" table:formula="of:=&quot;### Overlay '&quot;&amp;[$source.$B$1]&amp;&quot;' &gt; &quot;&amp;[.D29]&amp;&quot; &gt; &quot;&amp;[$source.N30]" office:value-type="string" office:string-value="### Overlay 'landscape' &gt; 26 &gt; button for 'toggle_fast_forward'" calcext:value-type="string">
            <text:p>### Overlay 'landscape' &gt; 26 &gt; button for 'toggle_fast_forward'</text:p>
          </table:table-cell>
          <table:table-cell table:style-name="ce4" table:formula="of:=&quot;overlay&quot;&amp;[$source.$D$1]&amp;&quot;_desc&quot;&amp;[.D29]&amp;&quot; = &quot;&quot;&quot;&amp;COM.MICROSOFT.TEXTJOIN(&quot;,&quot;;0;[$source.B30];[.K29];[.L29];[$source.H30];[.I29];[.J29])&amp;&quot;&quot;&quot;&quot;" office:value-type="string" office:string-value="overlay1_desc26 = &quot;toggle_fast_forward,0.035,0.92222,radial,0.025,0.05556&quot;" calcext:value-type="string">
            <text:p>overlay1_desc26 = "toggle_fast_forward,0.035,0.92222,radial,0.025,0.05556"</text:p>
          </table:table-cell>
          <table:table-cell table:formula="of:=IF([$source.C30]=&quot;&quot;;&quot;&quot;;&quot;overlay&quot;&amp;[$source.$D$1]&amp;&quot;_desc&quot;&amp;[.D29]&amp;&quot;_overlay = &quot;&amp;[$source.C30])" office:value-type="string" office:string-value="overlay1_desc26_overlay = l-btn-fast-forward.png" calcext:value-type="string">
            <text:p>overlay1_desc26_overlay = l-btn-fast-forward.png</text:p>
          </table:table-cell>
          <table:table-cell table:formula="of:=IF([$source.I30]=&quot;&quot;; &quot;overlay&quot;&amp;[$source.$D$1]&amp;&quot;_desc&quot;&amp;[.D29]&amp;&quot;_reach_x = 0&quot;; &quot;overlay&quot;&amp;[$source.$D$1]&amp;&quot;_desc&quot;&amp;[.D29]&amp;&quot;_reach_x = 1.25&quot;&amp;CHAR(10)&amp;&quot;overlay&quot;&amp;[$source.$D$1]&amp;&quot;_desc&quot;&amp;[.D29]&amp;&quot;_reach_y = 1.25&quot; )" office:value-type="string" office:string-value="overlay1_desc26_reach_x = 1.25&#10;overlay1_desc26_reach_y = 1.25" calcext:value-type="string">
            <text:p>overlay1_desc26_reach_x = 1.25</text:p>
            <text:p>overlay1_desc26_reach_y = 1.25</text:p>
          </table:table-cell>
          <table:table-cell table:style-name="ce4" table:formula="of:=IF([$source.J30]=&quot;&quot;;&quot;&quot;; &quot;overlay&quot;&amp;[$source.$D$1]&amp;&quot;_desc&quot;&amp;[.D29]&amp;&quot;_range_mod = 15&quot;&amp; CHAR(10)&amp; &quot;overlay&quot;&amp;[$source.$D$1]&amp;&quot;_desc&quot;&amp;[.D29]&amp;&quot;_range_mod_exclusive = true&quot; )">
            <text:p/>
          </table:table-cell>
          <table:table-cell table:style-name="ce4" table:formula="of:=IF([$source.K30]=&quot;&quot;;&quot;&quot;; &quot;overlay&quot;&amp;[$source.$D$1]&amp;&quot;_desc&quot;&amp;[.D29]&amp;&quot;_movable = true&quot;&amp; CHAR(10)&amp; &quot;overlay&quot;&amp;[$source.$D$1]&amp;&quot;_desc&quot;&amp;[.D29]&amp;&quot;_saturate_pct = 0.65&quot; )">
            <text:p/>
          </table:table-cell>
          <table:table-cell table:formula="of:=&quot;overlay&quot;&amp;[$source.$D$1]&amp;&quot;_desc&quot;&amp;[.D29]&amp;&quot;_alpha_mod = &quot;&amp;[$source.L30]" office:value-type="string" office:string-value="overlay1_desc26_alpha_mod = 2" calcext:value-type="string">
            <text:p>overlay1_desc26_alpha_mod = 2</text:p>
          </table:table-cell>
          <table:table-cell table:formula="of:=IF([$source.M30]=&quot;&quot;;&quot;&quot;; &quot;overlay&quot;&amp;[$source.$D$1]&amp;&quot;_desc&quot;&amp;[.D29]&amp;&quot;_next_target = &quot;&quot;&quot;&amp;[$source.M30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30:.T30])" office:value-type="string" office:string-value="### Overlay 'landscape' &gt; 27 &gt; button for 'load_state'&#10;overlay1_desc27 = &quot;load_state,0.345,0.07778,radial,0.025,0.05556&quot;&#10;overlay1_desc27_overlay = l-btn-load.png&#10;overlay1_desc27_reach_x = 1.25&#10;overlay1_desc27_reach_y = 1.25&#10;overlay1_desc27_alpha_mod = 2" calcext:value-type="string">
            <text:p>### Overlay 'landscape' &gt; 27 &gt; button for 'load_state'</text:p>
            <text:p>overlay1_desc27 = "load_state,0.345,0.07778,radial,0.025,0.05556"</text:p>
            <text:p>overlay1_desc27_overlay = l-btn-load.png</text:p>
            <text:p>overlay1_desc27_reach_x = 1.25</text:p>
            <text:p>overlay1_desc27_reach_y = 1.25</text:p>
            <text:p>overlay1_desc27_alpha_mod = 2</text:p>
          </table:table-cell>
          <table:table-cell table:number-columns-repeated="2"/>
          <table:table-cell table:formula="of:=[$source.A31]" office:value-type="float" office:value="27" calcext:value-type="float">
            <text:p>27</text:p>
          </table:table-cell>
          <table:table-cell table:formula="of:=[$source.D31]/2" office:value-type="float" office:value="60" calcext:value-type="float">
            <text:p>60</text:p>
          </table:table-cell>
          <table:table-cell table:formula="of:=[$source.E31]/2" office:value-type="float" office:value="60" calcext:value-type="float">
            <text:p>60</text:p>
          </table:table-cell>
          <table:table-cell table:formula="of:=[$source.F31]+[.E30]" office:value-type="float" office:value="828" calcext:value-type="float">
            <text:p>828</text:p>
          </table:table-cell>
          <table:table-cell table:formula="of:=[$source.G31]+[.F30]" office:value-type="float" office:value="84" calcext:value-type="float">
            <text:p>84</text:p>
          </table:table-cell>
          <table:table-cell table:formula="of:=ROUND([.E30]/[$source.$F$1];5)" office:value-type="float" office:value="0.025" calcext:value-type="float">
            <text:p>0.025</text:p>
          </table:table-cell>
          <table:table-cell table:formula="of:=ROUND([.F30]/[$source.$H$1];5)" office:value-type="float" office:value="0.05556" calcext:value-type="float">
            <text:p>0.05556</text:p>
          </table:table-cell>
          <table:table-cell table:formula="of:=ROUND([.G30]/[$source.$F$1];5)" office:value-type="float" office:value="0.345" calcext:value-type="float">
            <text:p>0.345</text:p>
          </table:table-cell>
          <table:table-cell table:formula="of:=ROUND([.H30]/[$source.$H$1];5)" office:value-type="float" office:value="0.07778" calcext:value-type="float">
            <text:p>0.07778</text:p>
          </table:table-cell>
          <table:table-cell table:style-name="ce4" table:formula="of:=&quot;### Overlay '&quot;&amp;[$source.$B$1]&amp;&quot;' &gt; &quot;&amp;[.D30]&amp;&quot; &gt; &quot;&amp;[$source.N31]" office:value-type="string" office:string-value="### Overlay 'landscape' &gt; 27 &gt; button for 'load_state'" calcext:value-type="string">
            <text:p>### Overlay 'landscape' &gt; 27 &gt; button for 'load_state'</text:p>
          </table:table-cell>
          <table:table-cell table:style-name="ce4" table:formula="of:=&quot;overlay&quot;&amp;[$source.$D$1]&amp;&quot;_desc&quot;&amp;[.D30]&amp;&quot; = &quot;&quot;&quot;&amp;COM.MICROSOFT.TEXTJOIN(&quot;,&quot;;0;[$source.B31];[.K30];[.L30];[$source.H31];[.I30];[.J30])&amp;&quot;&quot;&quot;&quot;" office:value-type="string" office:string-value="overlay1_desc27 = &quot;load_state,0.345,0.07778,radial,0.025,0.05556&quot;" calcext:value-type="string">
            <text:p>overlay1_desc27 = "load_state,0.345,0.07778,radial,0.025,0.05556"</text:p>
          </table:table-cell>
          <table:table-cell table:formula="of:=IF([$source.C31]=&quot;&quot;;&quot;&quot;;&quot;overlay&quot;&amp;[$source.$D$1]&amp;&quot;_desc&quot;&amp;[.D30]&amp;&quot;_overlay = &quot;&amp;[$source.C31])" office:value-type="string" office:string-value="overlay1_desc27_overlay = l-btn-load.png" calcext:value-type="string">
            <text:p>overlay1_desc27_overlay = l-btn-load.png</text:p>
          </table:table-cell>
          <table:table-cell table:formula="of:=IF([$source.I31]=&quot;&quot;; &quot;overlay&quot;&amp;[$source.$D$1]&amp;&quot;_desc&quot;&amp;[.D30]&amp;&quot;_reach_x = 0&quot;; &quot;overlay&quot;&amp;[$source.$D$1]&amp;&quot;_desc&quot;&amp;[.D30]&amp;&quot;_reach_x = 1.25&quot;&amp;CHAR(10)&amp;&quot;overlay&quot;&amp;[$source.$D$1]&amp;&quot;_desc&quot;&amp;[.D30]&amp;&quot;_reach_y = 1.25&quot; )" office:value-type="string" office:string-value="overlay1_desc27_reach_x = 1.25&#10;overlay1_desc27_reach_y = 1.25" calcext:value-type="string">
            <text:p>overlay1_desc27_reach_x = 1.25</text:p>
            <text:p>overlay1_desc27_reach_y = 1.25</text:p>
          </table:table-cell>
          <table:table-cell table:style-name="ce4" table:formula="of:=IF([$source.J31]=&quot;&quot;;&quot;&quot;; &quot;overlay&quot;&amp;[$source.$D$1]&amp;&quot;_desc&quot;&amp;[.D30]&amp;&quot;_range_mod = 15&quot;&amp; CHAR(10)&amp; &quot;overlay&quot;&amp;[$source.$D$1]&amp;&quot;_desc&quot;&amp;[.D30]&amp;&quot;_range_mod_exclusive = true&quot; )">
            <text:p/>
          </table:table-cell>
          <table:table-cell table:style-name="ce4" table:formula="of:=IF([$source.K31]=&quot;&quot;;&quot;&quot;; &quot;overlay&quot;&amp;[$source.$D$1]&amp;&quot;_desc&quot;&amp;[.D30]&amp;&quot;_movable = true&quot;&amp; CHAR(10)&amp; &quot;overlay&quot;&amp;[$source.$D$1]&amp;&quot;_desc&quot;&amp;[.D30]&amp;&quot;_saturate_pct = 0.65&quot; )">
            <text:p/>
          </table:table-cell>
          <table:table-cell table:formula="of:=&quot;overlay&quot;&amp;[$source.$D$1]&amp;&quot;_desc&quot;&amp;[.D30]&amp;&quot;_alpha_mod = &quot;&amp;[$source.L31]" office:value-type="string" office:string-value="overlay1_desc27_alpha_mod = 2" calcext:value-type="string">
            <text:p>overlay1_desc27_alpha_mod = 2</text:p>
          </table:table-cell>
          <table:table-cell table:formula="of:=IF([$source.M31]=&quot;&quot;;&quot;&quot;; &quot;overlay&quot;&amp;[$source.$D$1]&amp;&quot;_desc&quot;&amp;[.D30]&amp;&quot;_next_target = &quot;&quot;&quot;&amp;[$source.M31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31:.T31])" office:value-type="string" office:string-value="### Overlay 'landscape' &gt; 28 &gt; button for 'save_state'&#10;overlay1_desc28 = &quot;save_state,0.655,0.07778,radial,0.025,0.05556&quot;&#10;overlay1_desc28_overlay = l-btn-save.png&#10;overlay1_desc28_reach_x = 1.25&#10;overlay1_desc28_reach_y = 1.25&#10;overlay1_desc28_alpha_mod = 2" calcext:value-type="string">
            <text:p>### Overlay 'landscape' &gt; 28 &gt; button for 'save_state'</text:p>
            <text:p>overlay1_desc28 = "save_state,0.655,0.07778,radial,0.025,0.05556"</text:p>
            <text:p>overlay1_desc28_overlay = l-btn-save.png</text:p>
            <text:p>overlay1_desc28_reach_x = 1.25</text:p>
            <text:p>overlay1_desc28_reach_y = 1.25</text:p>
            <text:p>overlay1_desc28_alpha_mod = 2</text:p>
          </table:table-cell>
          <table:table-cell table:number-columns-repeated="2"/>
          <table:table-cell table:formula="of:=[$source.A32]" office:value-type="float" office:value="28" calcext:value-type="float">
            <text:p>28</text:p>
          </table:table-cell>
          <table:table-cell table:formula="of:=[$source.D32]/2" office:value-type="float" office:value="60" calcext:value-type="float">
            <text:p>60</text:p>
          </table:table-cell>
          <table:table-cell table:formula="of:=[$source.E32]/2" office:value-type="float" office:value="60" calcext:value-type="float">
            <text:p>60</text:p>
          </table:table-cell>
          <table:table-cell table:formula="of:=[$source.F32]+[.E31]" office:value-type="float" office:value="1572" calcext:value-type="float">
            <text:p>1572</text:p>
          </table:table-cell>
          <table:table-cell table:formula="of:=[$source.G32]+[.F31]" office:value-type="float" office:value="84" calcext:value-type="float">
            <text:p>84</text:p>
          </table:table-cell>
          <table:table-cell table:formula="of:=ROUND([.E31]/[$source.$F$1];5)" office:value-type="float" office:value="0.025" calcext:value-type="float">
            <text:p>0.025</text:p>
          </table:table-cell>
          <table:table-cell table:formula="of:=ROUND([.F31]/[$source.$H$1];5)" office:value-type="float" office:value="0.05556" calcext:value-type="float">
            <text:p>0.05556</text:p>
          </table:table-cell>
          <table:table-cell table:formula="of:=ROUND([.G31]/[$source.$F$1];5)" office:value-type="float" office:value="0.655" calcext:value-type="float">
            <text:p>0.655</text:p>
          </table:table-cell>
          <table:table-cell table:formula="of:=ROUND([.H31]/[$source.$H$1];5)" office:value-type="float" office:value="0.07778" calcext:value-type="float">
            <text:p>0.07778</text:p>
          </table:table-cell>
          <table:table-cell table:style-name="ce4" table:formula="of:=&quot;### Overlay '&quot;&amp;[$source.$B$1]&amp;&quot;' &gt; &quot;&amp;[.D31]&amp;&quot; &gt; &quot;&amp;[$source.N32]" office:value-type="string" office:string-value="### Overlay 'landscape' &gt; 28 &gt; button for 'save_state'" calcext:value-type="string">
            <text:p>### Overlay 'landscape' &gt; 28 &gt; button for 'save_state'</text:p>
          </table:table-cell>
          <table:table-cell table:style-name="ce4" table:formula="of:=&quot;overlay&quot;&amp;[$source.$D$1]&amp;&quot;_desc&quot;&amp;[.D31]&amp;&quot; = &quot;&quot;&quot;&amp;COM.MICROSOFT.TEXTJOIN(&quot;,&quot;;0;[$source.B32];[.K31];[.L31];[$source.H32];[.I31];[.J31])&amp;&quot;&quot;&quot;&quot;" office:value-type="string" office:string-value="overlay1_desc28 = &quot;save_state,0.655,0.07778,radial,0.025,0.05556&quot;" calcext:value-type="string">
            <text:p>overlay1_desc28 = "save_state,0.655,0.07778,radial,0.025,0.05556"</text:p>
          </table:table-cell>
          <table:table-cell table:formula="of:=IF([$source.C32]=&quot;&quot;;&quot;&quot;;&quot;overlay&quot;&amp;[$source.$D$1]&amp;&quot;_desc&quot;&amp;[.D31]&amp;&quot;_overlay = &quot;&amp;[$source.C32])" office:value-type="string" office:string-value="overlay1_desc28_overlay = l-btn-save.png" calcext:value-type="string">
            <text:p>overlay1_desc28_overlay = l-btn-save.png</text:p>
          </table:table-cell>
          <table:table-cell table:formula="of:=IF([$source.I32]=&quot;&quot;; &quot;overlay&quot;&amp;[$source.$D$1]&amp;&quot;_desc&quot;&amp;[.D31]&amp;&quot;_reach_x = 0&quot;; &quot;overlay&quot;&amp;[$source.$D$1]&amp;&quot;_desc&quot;&amp;[.D31]&amp;&quot;_reach_x = 1.25&quot;&amp;CHAR(10)&amp;&quot;overlay&quot;&amp;[$source.$D$1]&amp;&quot;_desc&quot;&amp;[.D31]&amp;&quot;_reach_y = 1.25&quot; )" office:value-type="string" office:string-value="overlay1_desc28_reach_x = 1.25&#10;overlay1_desc28_reach_y = 1.25" calcext:value-type="string">
            <text:p>overlay1_desc28_reach_x = 1.25</text:p>
            <text:p>overlay1_desc28_reach_y = 1.25</text:p>
          </table:table-cell>
          <table:table-cell table:style-name="ce4" table:formula="of:=IF([$source.J32]=&quot;&quot;;&quot;&quot;; &quot;overlay&quot;&amp;[$source.$D$1]&amp;&quot;_desc&quot;&amp;[.D31]&amp;&quot;_range_mod = 15&quot;&amp; CHAR(10)&amp; &quot;overlay&quot;&amp;[$source.$D$1]&amp;&quot;_desc&quot;&amp;[.D31]&amp;&quot;_range_mod_exclusive = true&quot; )">
            <text:p/>
          </table:table-cell>
          <table:table-cell table:style-name="ce4" table:formula="of:=IF([$source.K32]=&quot;&quot;;&quot;&quot;; &quot;overlay&quot;&amp;[$source.$D$1]&amp;&quot;_desc&quot;&amp;[.D31]&amp;&quot;_movable = true&quot;&amp; CHAR(10)&amp; &quot;overlay&quot;&amp;[$source.$D$1]&amp;&quot;_desc&quot;&amp;[.D31]&amp;&quot;_saturate_pct = 0.65&quot; )">
            <text:p/>
          </table:table-cell>
          <table:table-cell table:formula="of:=&quot;overlay&quot;&amp;[$source.$D$1]&amp;&quot;_desc&quot;&amp;[.D31]&amp;&quot;_alpha_mod = &quot;&amp;[$source.L32]" office:value-type="string" office:string-value="overlay1_desc28_alpha_mod = 2" calcext:value-type="string">
            <text:p>overlay1_desc28_alpha_mod = 2</text:p>
          </table:table-cell>
          <table:table-cell table:formula="of:=IF([$source.M32]=&quot;&quot;;&quot;&quot;; &quot;overlay&quot;&amp;[$source.$D$1]&amp;&quot;_desc&quot;&amp;[.D31]&amp;&quot;_next_target = &quot;&quot;&quot;&amp;[$source.M32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32:.T32])" office:value-type="string" office:string-value="### Overlay 'landscape' &gt; 29 &gt; button for 'menu_toggle'&#10;overlay1_desc29 = &quot;menu_toggle,0.965,0.92222,radial,0.025,0.05556&quot;&#10;overlay1_desc29_overlay = l-btn-menu.png&#10;overlay1_desc29_reach_x = 1.25&#10;overlay1_desc29_reach_y = 1.25&#10;overlay1_desc29_alpha_mod = 2" calcext:value-type="string">
            <text:p>### Overlay 'landscape' &gt; 29 &gt; button for 'menu_toggle'</text:p>
            <text:p>overlay1_desc29 = "menu_toggle,0.965,0.92222,radial,0.025,0.05556"</text:p>
            <text:p>overlay1_desc29_overlay = l-btn-menu.png</text:p>
            <text:p>overlay1_desc29_reach_x = 1.25</text:p>
            <text:p>overlay1_desc29_reach_y = 1.25</text:p>
            <text:p>overlay1_desc29_alpha_mod = 2</text:p>
          </table:table-cell>
          <table:table-cell table:number-columns-repeated="2"/>
          <table:table-cell table:formula="of:=[$source.A33]" office:value-type="float" office:value="29" calcext:value-type="float">
            <text:p>29</text:p>
          </table:table-cell>
          <table:table-cell table:formula="of:=[$source.D33]/2" office:value-type="float" office:value="60" calcext:value-type="float">
            <text:p>60</text:p>
          </table:table-cell>
          <table:table-cell table:formula="of:=[$source.E33]/2" office:value-type="float" office:value="60" calcext:value-type="float">
            <text:p>60</text:p>
          </table:table-cell>
          <table:table-cell table:formula="of:=[$source.F33]+[.E32]" office:value-type="float" office:value="2316" calcext:value-type="float">
            <text:p>2316</text:p>
          </table:table-cell>
          <table:table-cell table:formula="of:=[$source.G33]+[.F32]" office:value-type="float" office:value="996" calcext:value-type="float">
            <text:p>996</text:p>
          </table:table-cell>
          <table:table-cell table:formula="of:=ROUND([.E32]/[$source.$F$1];5)" office:value-type="float" office:value="0.025" calcext:value-type="float">
            <text:p>0.025</text:p>
          </table:table-cell>
          <table:table-cell table:formula="of:=ROUND([.F32]/[$source.$H$1];5)" office:value-type="float" office:value="0.05556" calcext:value-type="float">
            <text:p>0.05556</text:p>
          </table:table-cell>
          <table:table-cell table:formula="of:=ROUND([.G32]/[$source.$F$1];5)" office:value-type="float" office:value="0.965" calcext:value-type="float">
            <text:p>0.965</text:p>
          </table:table-cell>
          <table:table-cell table:formula="of:=ROUND([.H32]/[$source.$H$1];5)" office:value-type="float" office:value="0.92222" calcext:value-type="float">
            <text:p>0.92222</text:p>
          </table:table-cell>
          <table:table-cell table:style-name="ce4" table:formula="of:=&quot;### Overlay '&quot;&amp;[$source.$B$1]&amp;&quot;' &gt; &quot;&amp;[.D32]&amp;&quot; &gt; &quot;&amp;[$source.N33]" office:value-type="string" office:string-value="### Overlay 'landscape' &gt; 29 &gt; button for 'menu_toggle'" calcext:value-type="string">
            <text:p>### Overlay 'landscape' &gt; 29 &gt; button for 'menu_toggle'</text:p>
          </table:table-cell>
          <table:table-cell table:style-name="ce4" table:formula="of:=&quot;overlay&quot;&amp;[$source.$D$1]&amp;&quot;_desc&quot;&amp;[.D32]&amp;&quot; = &quot;&quot;&quot;&amp;COM.MICROSOFT.TEXTJOIN(&quot;,&quot;;0;[$source.B33];[.K32];[.L32];[$source.H33];[.I32];[.J32])&amp;&quot;&quot;&quot;&quot;" office:value-type="string" office:string-value="overlay1_desc29 = &quot;menu_toggle,0.965,0.92222,radial,0.025,0.05556&quot;" calcext:value-type="string">
            <text:p>overlay1_desc29 = "menu_toggle,0.965,0.92222,radial,0.025,0.05556"</text:p>
          </table:table-cell>
          <table:table-cell table:formula="of:=IF([$source.C33]=&quot;&quot;;&quot;&quot;;&quot;overlay&quot;&amp;[$source.$D$1]&amp;&quot;_desc&quot;&amp;[.D32]&amp;&quot;_overlay = &quot;&amp;[$source.C33])" office:value-type="string" office:string-value="overlay1_desc29_overlay = l-btn-menu.png" calcext:value-type="string">
            <text:p>overlay1_desc29_overlay = l-btn-menu.png</text:p>
          </table:table-cell>
          <table:table-cell table:formula="of:=IF([$source.I33]=&quot;&quot;; &quot;overlay&quot;&amp;[$source.$D$1]&amp;&quot;_desc&quot;&amp;[.D32]&amp;&quot;_reach_x = 0&quot;; &quot;overlay&quot;&amp;[$source.$D$1]&amp;&quot;_desc&quot;&amp;[.D32]&amp;&quot;_reach_x = 1.25&quot;&amp;CHAR(10)&amp;&quot;overlay&quot;&amp;[$source.$D$1]&amp;&quot;_desc&quot;&amp;[.D32]&amp;&quot;_reach_y = 1.25&quot; )" office:value-type="string" office:string-value="overlay1_desc29_reach_x = 1.25&#10;overlay1_desc29_reach_y = 1.25" calcext:value-type="string">
            <text:p>overlay1_desc29_reach_x = 1.25</text:p>
            <text:p>overlay1_desc29_reach_y = 1.25</text:p>
          </table:table-cell>
          <table:table-cell table:style-name="ce4" table:formula="of:=IF([$source.J33]=&quot;&quot;;&quot;&quot;; &quot;overlay&quot;&amp;[$source.$D$1]&amp;&quot;_desc&quot;&amp;[.D32]&amp;&quot;_range_mod = 15&quot;&amp; CHAR(10)&amp; &quot;overlay&quot;&amp;[$source.$D$1]&amp;&quot;_desc&quot;&amp;[.D32]&amp;&quot;_range_mod_exclusive = true&quot; )">
            <text:p/>
          </table:table-cell>
          <table:table-cell table:style-name="ce4" table:formula="of:=IF([$source.K33]=&quot;&quot;;&quot;&quot;; &quot;overlay&quot;&amp;[$source.$D$1]&amp;&quot;_desc&quot;&amp;[.D32]&amp;&quot;_movable = true&quot;&amp; CHAR(10)&amp; &quot;overlay&quot;&amp;[$source.$D$1]&amp;&quot;_desc&quot;&amp;[.D32]&amp;&quot;_saturate_pct = 0.65&quot; )">
            <text:p/>
          </table:table-cell>
          <table:table-cell table:formula="of:=&quot;overlay&quot;&amp;[$source.$D$1]&amp;&quot;_desc&quot;&amp;[.D32]&amp;&quot;_alpha_mod = &quot;&amp;[$source.L33]" office:value-type="string" office:string-value="overlay1_desc29_alpha_mod = 2" calcext:value-type="string">
            <text:p>overlay1_desc29_alpha_mod = 2</text:p>
          </table:table-cell>
          <table:table-cell table:formula="of:=IF([$source.M33]=&quot;&quot;;&quot;&quot;; &quot;overlay&quot;&amp;[$source.$D$1]&amp;&quot;_desc&quot;&amp;[.D32]&amp;&quot;_next_target = &quot;&quot;&quot;&amp;[$source.M33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33:.T33])" office:value-type="string" office:string-value="### Overlay 'landscape' &gt; 30 &gt; button for 'l2'&#10;overlay1_desc30 = &quot;l2,0.04,0.17765,radial,0.03375,0.075&quot;&#10;overlay1_desc30_overlay = l-btn-l2.png&#10;overlay1_desc30_reach_x = 1.25&#10;overlay1_desc30_reach_y = 1.25&#10;overlay1_desc30_alpha_mod = 2" calcext:value-type="string">
            <text:p>### Overlay 'landscape' &gt; 30 &gt; button for 'l2'</text:p>
            <text:p>overlay1_desc30 = "l2,0.04,0.17765,radial,0.03375,0.075"</text:p>
            <text:p>overlay1_desc30_overlay = l-btn-l2.png</text:p>
            <text:p>overlay1_desc30_reach_x = 1.25</text:p>
            <text:p>overlay1_desc30_reach_y = 1.25</text:p>
            <text:p>overlay1_desc30_alpha_mod = 2</text:p>
          </table:table-cell>
          <table:table-cell table:number-columns-repeated="2"/>
          <table:table-cell table:formula="of:=[$source.A34]" office:value-type="float" office:value="30" calcext:value-type="float">
            <text:p>30</text:p>
          </table:table-cell>
          <table:table-cell table:formula="of:=[$source.D34]/2" office:value-type="float" office:value="81" calcext:value-type="float">
            <text:p>81</text:p>
          </table:table-cell>
          <table:table-cell table:formula="of:=[$source.E34]/2" office:value-type="float" office:value="81" calcext:value-type="float">
            <text:p>81</text:p>
          </table:table-cell>
          <table:table-cell table:formula="of:=[$source.F34]+[.E33]" office:value-type="float" office:value="96" calcext:value-type="float">
            <text:p>96</text:p>
          </table:table-cell>
          <table:table-cell table:formula="of:=[$source.G34]+[.F33]" office:value-type="float" office:value="191.858" calcext:value-type="float">
            <text:p>191.858</text:p>
          </table:table-cell>
          <table:table-cell table:formula="of:=ROUND([.E33]/[$source.$F$1];5)" office:value-type="float" office:value="0.03375" calcext:value-type="float">
            <text:p>0.03375</text:p>
          </table:table-cell>
          <table:table-cell table:formula="of:=ROUND([.F33]/[$source.$H$1];5)" office:value-type="float" office:value="0.075" calcext:value-type="float">
            <text:p>0.075</text:p>
          </table:table-cell>
          <table:table-cell table:formula="of:=ROUND([.G33]/[$source.$F$1];5)" office:value-type="float" office:value="0.04" calcext:value-type="float">
            <text:p>0.04</text:p>
          </table:table-cell>
          <table:table-cell table:formula="of:=ROUND([.H33]/[$source.$H$1];5)" office:value-type="float" office:value="0.17765" calcext:value-type="float">
            <text:p>0.17765</text:p>
          </table:table-cell>
          <table:table-cell table:style-name="ce4" table:formula="of:=&quot;### Overlay '&quot;&amp;[$source.$B$1]&amp;&quot;' &gt; &quot;&amp;[.D33]&amp;&quot; &gt; &quot;&amp;[$source.N34]" office:value-type="string" office:string-value="### Overlay 'landscape' &gt; 30 &gt; button for 'l2'" calcext:value-type="string">
            <text:p>### Overlay 'landscape' &gt; 30 &gt; button for 'l2'</text:p>
          </table:table-cell>
          <table:table-cell table:style-name="ce4" table:formula="of:=&quot;overlay&quot;&amp;[$source.$D$1]&amp;&quot;_desc&quot;&amp;[.D33]&amp;&quot; = &quot;&quot;&quot;&amp;COM.MICROSOFT.TEXTJOIN(&quot;,&quot;;0;[$source.B34];[.K33];[.L33];[$source.H34];[.I33];[.J33])&amp;&quot;&quot;&quot;&quot;" office:value-type="string" office:string-value="overlay1_desc30 = &quot;l2,0.04,0.17765,radial,0.03375,0.075&quot;" calcext:value-type="string">
            <text:p>overlay1_desc30 = "l2,0.04,0.17765,radial,0.03375,0.075"</text:p>
          </table:table-cell>
          <table:table-cell table:formula="of:=IF([$source.C34]=&quot;&quot;;&quot;&quot;;&quot;overlay&quot;&amp;[$source.$D$1]&amp;&quot;_desc&quot;&amp;[.D33]&amp;&quot;_overlay = &quot;&amp;[$source.C34])" office:value-type="string" office:string-value="overlay1_desc30_overlay = l-btn-l2.png" calcext:value-type="string">
            <text:p>overlay1_desc30_overlay = l-btn-l2.png</text:p>
          </table:table-cell>
          <table:table-cell table:formula="of:=IF([$source.I34]=&quot;&quot;; &quot;overlay&quot;&amp;[$source.$D$1]&amp;&quot;_desc&quot;&amp;[.D33]&amp;&quot;_reach_x = 0&quot;; &quot;overlay&quot;&amp;[$source.$D$1]&amp;&quot;_desc&quot;&amp;[.D33]&amp;&quot;_reach_x = 1.25&quot;&amp;CHAR(10)&amp;&quot;overlay&quot;&amp;[$source.$D$1]&amp;&quot;_desc&quot;&amp;[.D33]&amp;&quot;_reach_y = 1.25&quot; )" office:value-type="string" office:string-value="overlay1_desc30_reach_x = 1.25&#10;overlay1_desc30_reach_y = 1.25" calcext:value-type="string">
            <text:p>overlay1_desc30_reach_x = 1.25</text:p>
            <text:p>overlay1_desc30_reach_y = 1.25</text:p>
          </table:table-cell>
          <table:table-cell table:style-name="ce4" table:formula="of:=IF([$source.J34]=&quot;&quot;;&quot;&quot;; &quot;overlay&quot;&amp;[$source.$D$1]&amp;&quot;_desc&quot;&amp;[.D33]&amp;&quot;_range_mod = 15&quot;&amp; CHAR(10)&amp; &quot;overlay&quot;&amp;[$source.$D$1]&amp;&quot;_desc&quot;&amp;[.D33]&amp;&quot;_range_mod_exclusive = true&quot; )">
            <text:p/>
          </table:table-cell>
          <table:table-cell table:style-name="ce4" table:formula="of:=IF([$source.K34]=&quot;&quot;;&quot;&quot;; &quot;overlay&quot;&amp;[$source.$D$1]&amp;&quot;_desc&quot;&amp;[.D33]&amp;&quot;_movable = true&quot;&amp; CHAR(10)&amp; &quot;overlay&quot;&amp;[$source.$D$1]&amp;&quot;_desc&quot;&amp;[.D33]&amp;&quot;_saturate_pct = 0.65&quot; )">
            <text:p/>
          </table:table-cell>
          <table:table-cell table:formula="of:=&quot;overlay&quot;&amp;[$source.$D$1]&amp;&quot;_desc&quot;&amp;[.D33]&amp;&quot;_alpha_mod = &quot;&amp;[$source.L34]" office:value-type="string" office:string-value="overlay1_desc30_alpha_mod = 2" calcext:value-type="string">
            <text:p>overlay1_desc30_alpha_mod = 2</text:p>
          </table:table-cell>
          <table:table-cell table:formula="of:=IF([$source.M34]=&quot;&quot;;&quot;&quot;; &quot;overlay&quot;&amp;[$source.$D$1]&amp;&quot;_desc&quot;&amp;[.D33]&amp;&quot;_next_target = &quot;&quot;&quot;&amp;[$source.M34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34:.T34])" office:value-type="string" office:string-value="### Overlay 'landscape' &gt; 31 &gt; button for 'l1'&#10;overlay1_desc31 = &quot;l,0.12375,0.12778,radial,0.03375,0.075&quot;&#10;overlay1_desc31_overlay = l-btn-l1.png&#10;overlay1_desc31_reach_x = 1.25&#10;overlay1_desc31_reach_y = 1.25&#10;overlay1_desc31_alpha_mod = 2" calcext:value-type="string">
            <text:p>### Overlay 'landscape' &gt; 31 &gt; button for 'l1'</text:p>
            <text:p>overlay1_desc31 = "l,0.12375,0.12778,radial,0.03375,0.075"</text:p>
            <text:p>overlay1_desc31_overlay = l-btn-l1.png</text:p>
            <text:p>overlay1_desc31_reach_x = 1.25</text:p>
            <text:p>overlay1_desc31_reach_y = 1.25</text:p>
            <text:p>overlay1_desc31_alpha_mod = 2</text:p>
          </table:table-cell>
          <table:table-cell table:number-columns-repeated="2"/>
          <table:table-cell table:formula="of:=[$source.A35]" office:value-type="float" office:value="31" calcext:value-type="float">
            <text:p>31</text:p>
          </table:table-cell>
          <table:table-cell table:formula="of:=[$source.D35]/2" office:value-type="float" office:value="81" calcext:value-type="float">
            <text:p>81</text:p>
          </table:table-cell>
          <table:table-cell table:formula="of:=[$source.E35]/2" office:value-type="float" office:value="81" calcext:value-type="float">
            <text:p>81</text:p>
          </table:table-cell>
          <table:table-cell table:formula="of:=[$source.F35]+[.E34]" office:value-type="float" office:value="297" calcext:value-type="float">
            <text:p>297</text:p>
          </table:table-cell>
          <table:table-cell table:formula="of:=[$source.G35]+[.F34]" office:value-type="float" office:value="138" calcext:value-type="float">
            <text:p>138</text:p>
          </table:table-cell>
          <table:table-cell table:formula="of:=ROUND([.E34]/[$source.$F$1];5)" office:value-type="float" office:value="0.03375" calcext:value-type="float">
            <text:p>0.03375</text:p>
          </table:table-cell>
          <table:table-cell table:formula="of:=ROUND([.F34]/[$source.$H$1];5)" office:value-type="float" office:value="0.075" calcext:value-type="float">
            <text:p>0.075</text:p>
          </table:table-cell>
          <table:table-cell table:formula="of:=ROUND([.G34]/[$source.$F$1];5)" office:value-type="float" office:value="0.12375" calcext:value-type="float">
            <text:p>0.12375</text:p>
          </table:table-cell>
          <table:table-cell table:formula="of:=ROUND([.H34]/[$source.$H$1];5)" office:value-type="float" office:value="0.12778" calcext:value-type="float">
            <text:p>0.12778</text:p>
          </table:table-cell>
          <table:table-cell table:style-name="ce4" table:formula="of:=&quot;### Overlay '&quot;&amp;[$source.$B$1]&amp;&quot;' &gt; &quot;&amp;[.D34]&amp;&quot; &gt; &quot;&amp;[$source.N35]" office:value-type="string" office:string-value="### Overlay 'landscape' &gt; 31 &gt; button for 'l1'" calcext:value-type="string">
            <text:p>### Overlay 'landscape' &gt; 31 &gt; button for 'l1'</text:p>
          </table:table-cell>
          <table:table-cell table:style-name="ce4" table:formula="of:=&quot;overlay&quot;&amp;[$source.$D$1]&amp;&quot;_desc&quot;&amp;[.D34]&amp;&quot; = &quot;&quot;&quot;&amp;COM.MICROSOFT.TEXTJOIN(&quot;,&quot;;0;[$source.B35];[.K34];[.L34];[$source.H35];[.I34];[.J34])&amp;&quot;&quot;&quot;&quot;" office:value-type="string" office:string-value="overlay1_desc31 = &quot;l,0.12375,0.12778,radial,0.03375,0.075&quot;" calcext:value-type="string">
            <text:p>overlay1_desc31 = "l,0.12375,0.12778,radial,0.03375,0.075"</text:p>
          </table:table-cell>
          <table:table-cell table:formula="of:=IF([$source.C35]=&quot;&quot;;&quot;&quot;;&quot;overlay&quot;&amp;[$source.$D$1]&amp;&quot;_desc&quot;&amp;[.D34]&amp;&quot;_overlay = &quot;&amp;[$source.C35])" office:value-type="string" office:string-value="overlay1_desc31_overlay = l-btn-l1.png" calcext:value-type="string">
            <text:p>overlay1_desc31_overlay = l-btn-l1.png</text:p>
          </table:table-cell>
          <table:table-cell table:formula="of:=IF([$source.I35]=&quot;&quot;; &quot;overlay&quot;&amp;[$source.$D$1]&amp;&quot;_desc&quot;&amp;[.D34]&amp;&quot;_reach_x = 0&quot;; &quot;overlay&quot;&amp;[$source.$D$1]&amp;&quot;_desc&quot;&amp;[.D34]&amp;&quot;_reach_x = 1.25&quot;&amp;CHAR(10)&amp;&quot;overlay&quot;&amp;[$source.$D$1]&amp;&quot;_desc&quot;&amp;[.D34]&amp;&quot;_reach_y = 1.25&quot; )" office:value-type="string" office:string-value="overlay1_desc31_reach_x = 1.25&#10;overlay1_desc31_reach_y = 1.25" calcext:value-type="string">
            <text:p>overlay1_desc31_reach_x = 1.25</text:p>
            <text:p>overlay1_desc31_reach_y = 1.25</text:p>
          </table:table-cell>
          <table:table-cell table:style-name="ce4" table:formula="of:=IF([$source.J35]=&quot;&quot;;&quot;&quot;; &quot;overlay&quot;&amp;[$source.$D$1]&amp;&quot;_desc&quot;&amp;[.D34]&amp;&quot;_range_mod = 15&quot;&amp; CHAR(10)&amp; &quot;overlay&quot;&amp;[$source.$D$1]&amp;&quot;_desc&quot;&amp;[.D34]&amp;&quot;_range_mod_exclusive = true&quot; )">
            <text:p/>
          </table:table-cell>
          <table:table-cell table:style-name="ce4" table:formula="of:=IF([$source.K35]=&quot;&quot;;&quot;&quot;; &quot;overlay&quot;&amp;[$source.$D$1]&amp;&quot;_desc&quot;&amp;[.D34]&amp;&quot;_movable = true&quot;&amp; CHAR(10)&amp; &quot;overlay&quot;&amp;[$source.$D$1]&amp;&quot;_desc&quot;&amp;[.D34]&amp;&quot;_saturate_pct = 0.65&quot; )">
            <text:p/>
          </table:table-cell>
          <table:table-cell table:formula="of:=&quot;overlay&quot;&amp;[$source.$D$1]&amp;&quot;_desc&quot;&amp;[.D34]&amp;&quot;_alpha_mod = &quot;&amp;[$source.L35]" office:value-type="string" office:string-value="overlay1_desc31_alpha_mod = 2" calcext:value-type="string">
            <text:p>overlay1_desc31_alpha_mod = 2</text:p>
          </table:table-cell>
          <table:table-cell table:formula="of:=IF([$source.M35]=&quot;&quot;;&quot;&quot;; &quot;overlay&quot;&amp;[$source.$D$1]&amp;&quot;_desc&quot;&amp;[.D34]&amp;&quot;_next_target = &quot;&quot;&quot;&amp;[$source.M35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35:.T35])" office:value-type="string" office:string-value="### Overlay 'landscape' &gt; 32 &gt; button for 'select'&#10;overlay1_desc32 = &quot;select,0.2075,0.17765,radial,0.03375,0.075&quot;&#10;overlay1_desc32_overlay = l-btn-select.png&#10;overlay1_desc32_reach_x = 1.25&#10;overlay1_desc32_reach_y = 1.25&#10;overlay1_desc32_alpha_mod = 2" calcext:value-type="string">
            <text:p>### Overlay 'landscape' &gt; 32 &gt; button for 'select'</text:p>
            <text:p>overlay1_desc32 = "select,0.2075,0.17765,radial,0.03375,0.075"</text:p>
            <text:p>overlay1_desc32_overlay = l-btn-select.png</text:p>
            <text:p>overlay1_desc32_reach_x = 1.25</text:p>
            <text:p>overlay1_desc32_reach_y = 1.25</text:p>
            <text:p>overlay1_desc32_alpha_mod = 2</text:p>
          </table:table-cell>
          <table:table-cell table:number-columns-repeated="2"/>
          <table:table-cell table:formula="of:=[$source.A36]" office:value-type="float" office:value="32" calcext:value-type="float">
            <text:p>32</text:p>
          </table:table-cell>
          <table:table-cell table:formula="of:=[$source.D36]/2" office:value-type="float" office:value="81" calcext:value-type="float">
            <text:p>81</text:p>
          </table:table-cell>
          <table:table-cell table:formula="of:=[$source.E36]/2" office:value-type="float" office:value="81" calcext:value-type="float">
            <text:p>81</text:p>
          </table:table-cell>
          <table:table-cell table:formula="of:=[$source.F36]+[.E35]" office:value-type="float" office:value="498" calcext:value-type="float">
            <text:p>498</text:p>
          </table:table-cell>
          <table:table-cell table:formula="of:=[$source.G36]+[.F35]" office:value-type="float" office:value="191.858" calcext:value-type="float">
            <text:p>191.858</text:p>
          </table:table-cell>
          <table:table-cell table:formula="of:=ROUND([.E35]/[$source.$F$1];5)" office:value-type="float" office:value="0.03375" calcext:value-type="float">
            <text:p>0.03375</text:p>
          </table:table-cell>
          <table:table-cell table:formula="of:=ROUND([.F35]/[$source.$H$1];5)" office:value-type="float" office:value="0.075" calcext:value-type="float">
            <text:p>0.075</text:p>
          </table:table-cell>
          <table:table-cell table:formula="of:=ROUND([.G35]/[$source.$F$1];5)" office:value-type="float" office:value="0.2075" calcext:value-type="float">
            <text:p>0.2075</text:p>
          </table:table-cell>
          <table:table-cell table:formula="of:=ROUND([.H35]/[$source.$H$1];5)" office:value-type="float" office:value="0.17765" calcext:value-type="float">
            <text:p>0.17765</text:p>
          </table:table-cell>
          <table:table-cell table:style-name="ce4" table:formula="of:=&quot;### Overlay '&quot;&amp;[$source.$B$1]&amp;&quot;' &gt; &quot;&amp;[.D35]&amp;&quot; &gt; &quot;&amp;[$source.N36]" office:value-type="string" office:string-value="### Overlay 'landscape' &gt; 32 &gt; button for 'select'" calcext:value-type="string">
            <text:p>### Overlay 'landscape' &gt; 32 &gt; button for 'select'</text:p>
          </table:table-cell>
          <table:table-cell table:style-name="ce4" table:formula="of:=&quot;overlay&quot;&amp;[$source.$D$1]&amp;&quot;_desc&quot;&amp;[.D35]&amp;&quot; = &quot;&quot;&quot;&amp;COM.MICROSOFT.TEXTJOIN(&quot;,&quot;;0;[$source.B36];[.K35];[.L35];[$source.H36];[.I35];[.J35])&amp;&quot;&quot;&quot;&quot;" office:value-type="string" office:string-value="overlay1_desc32 = &quot;select,0.2075,0.17765,radial,0.03375,0.075&quot;" calcext:value-type="string">
            <text:p>overlay1_desc32 = "select,0.2075,0.17765,radial,0.03375,0.075"</text:p>
          </table:table-cell>
          <table:table-cell table:formula="of:=IF([$source.C36]=&quot;&quot;;&quot;&quot;;&quot;overlay&quot;&amp;[$source.$D$1]&amp;&quot;_desc&quot;&amp;[.D35]&amp;&quot;_overlay = &quot;&amp;[$source.C36])" office:value-type="string" office:string-value="overlay1_desc32_overlay = l-btn-select.png" calcext:value-type="string">
            <text:p>overlay1_desc32_overlay = l-btn-select.png</text:p>
          </table:table-cell>
          <table:table-cell table:formula="of:=IF([$source.I36]=&quot;&quot;; &quot;overlay&quot;&amp;[$source.$D$1]&amp;&quot;_desc&quot;&amp;[.D35]&amp;&quot;_reach_x = 0&quot;; &quot;overlay&quot;&amp;[$source.$D$1]&amp;&quot;_desc&quot;&amp;[.D35]&amp;&quot;_reach_x = 1.25&quot;&amp;CHAR(10)&amp;&quot;overlay&quot;&amp;[$source.$D$1]&amp;&quot;_desc&quot;&amp;[.D35]&amp;&quot;_reach_y = 1.25&quot; )" office:value-type="string" office:string-value="overlay1_desc32_reach_x = 1.25&#10;overlay1_desc32_reach_y = 1.25" calcext:value-type="string">
            <text:p>overlay1_desc32_reach_x = 1.25</text:p>
            <text:p>overlay1_desc32_reach_y = 1.25</text:p>
          </table:table-cell>
          <table:table-cell table:style-name="ce4" table:formula="of:=IF([$source.J36]=&quot;&quot;;&quot;&quot;; &quot;overlay&quot;&amp;[$source.$D$1]&amp;&quot;_desc&quot;&amp;[.D35]&amp;&quot;_range_mod = 15&quot;&amp; CHAR(10)&amp; &quot;overlay&quot;&amp;[$source.$D$1]&amp;&quot;_desc&quot;&amp;[.D35]&amp;&quot;_range_mod_exclusive = true&quot; )">
            <text:p/>
          </table:table-cell>
          <table:table-cell table:style-name="ce4" table:formula="of:=IF([$source.K36]=&quot;&quot;;&quot;&quot;; &quot;overlay&quot;&amp;[$source.$D$1]&amp;&quot;_desc&quot;&amp;[.D35]&amp;&quot;_movable = true&quot;&amp; CHAR(10)&amp; &quot;overlay&quot;&amp;[$source.$D$1]&amp;&quot;_desc&quot;&amp;[.D35]&amp;&quot;_saturate_pct = 0.65&quot; )">
            <text:p/>
          </table:table-cell>
          <table:table-cell table:formula="of:=&quot;overlay&quot;&amp;[$source.$D$1]&amp;&quot;_desc&quot;&amp;[.D35]&amp;&quot;_alpha_mod = &quot;&amp;[$source.L36]" office:value-type="string" office:string-value="overlay1_desc32_alpha_mod = 2" calcext:value-type="string">
            <text:p>overlay1_desc32_alpha_mod = 2</text:p>
          </table:table-cell>
          <table:table-cell table:formula="of:=IF([$source.M36]=&quot;&quot;;&quot;&quot;; &quot;overlay&quot;&amp;[$source.$D$1]&amp;&quot;_desc&quot;&amp;[.D35]&amp;&quot;_next_target = &quot;&quot;&quot;&amp;[$source.M36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36:.T36])" office:value-type="string" office:string-value="### Overlay 'landscape' &gt; 33 &gt; button for 'start'&#10;overlay1_desc33 = &quot;start,0.7925,0.17765,radial,0.03375,0.075&quot;&#10;overlay1_desc33_overlay = l-btn-start.png&#10;overlay1_desc33_reach_x = 1.25&#10;overlay1_desc33_reach_y = 1.25&#10;overlay1_desc33_alpha_mod = 2" calcext:value-type="string">
            <text:p>### Overlay 'landscape' &gt; 33 &gt; button for 'start'</text:p>
            <text:p>overlay1_desc33 = "start,0.7925,0.17765,radial,0.03375,0.075"</text:p>
            <text:p>overlay1_desc33_overlay = l-btn-start.png</text:p>
            <text:p>overlay1_desc33_reach_x = 1.25</text:p>
            <text:p>overlay1_desc33_reach_y = 1.25</text:p>
            <text:p>overlay1_desc33_alpha_mod = 2</text:p>
          </table:table-cell>
          <table:table-cell table:number-columns-repeated="2"/>
          <table:table-cell table:formula="of:=[$source.A37]" office:value-type="float" office:value="33" calcext:value-type="float">
            <text:p>33</text:p>
          </table:table-cell>
          <table:table-cell table:formula="of:=[$source.D37]/2" office:value-type="float" office:value="81" calcext:value-type="float">
            <text:p>81</text:p>
          </table:table-cell>
          <table:table-cell table:formula="of:=[$source.E37]/2" office:value-type="float" office:value="81" calcext:value-type="float">
            <text:p>81</text:p>
          </table:table-cell>
          <table:table-cell table:formula="of:=[$source.F37]+[.E36]" office:value-type="float" office:value="1902" calcext:value-type="float">
            <text:p>1902</text:p>
          </table:table-cell>
          <table:table-cell table:formula="of:=[$source.G37]+[.F36]" office:value-type="float" office:value="191.858" calcext:value-type="float">
            <text:p>191.858</text:p>
          </table:table-cell>
          <table:table-cell table:formula="of:=ROUND([.E36]/[$source.$F$1];5)" office:value-type="float" office:value="0.03375" calcext:value-type="float">
            <text:p>0.03375</text:p>
          </table:table-cell>
          <table:table-cell table:formula="of:=ROUND([.F36]/[$source.$H$1];5)" office:value-type="float" office:value="0.075" calcext:value-type="float">
            <text:p>0.075</text:p>
          </table:table-cell>
          <table:table-cell table:formula="of:=ROUND([.G36]/[$source.$F$1];5)" office:value-type="float" office:value="0.7925" calcext:value-type="float">
            <text:p>0.7925</text:p>
          </table:table-cell>
          <table:table-cell table:formula="of:=ROUND([.H36]/[$source.$H$1];5)" office:value-type="float" office:value="0.17765" calcext:value-type="float">
            <text:p>0.17765</text:p>
          </table:table-cell>
          <table:table-cell table:style-name="ce4" table:formula="of:=&quot;### Overlay '&quot;&amp;[$source.$B$1]&amp;&quot;' &gt; &quot;&amp;[.D36]&amp;&quot; &gt; &quot;&amp;[$source.N37]" office:value-type="string" office:string-value="### Overlay 'landscape' &gt; 33 &gt; button for 'start'" calcext:value-type="string">
            <text:p>### Overlay 'landscape' &gt; 33 &gt; button for 'start'</text:p>
          </table:table-cell>
          <table:table-cell table:style-name="ce4" table:formula="of:=&quot;overlay&quot;&amp;[$source.$D$1]&amp;&quot;_desc&quot;&amp;[.D36]&amp;&quot; = &quot;&quot;&quot;&amp;COM.MICROSOFT.TEXTJOIN(&quot;,&quot;;0;[$source.B37];[.K36];[.L36];[$source.H37];[.I36];[.J36])&amp;&quot;&quot;&quot;&quot;" office:value-type="string" office:string-value="overlay1_desc33 = &quot;start,0.7925,0.17765,radial,0.03375,0.075&quot;" calcext:value-type="string">
            <text:p>overlay1_desc33 = "start,0.7925,0.17765,radial,0.03375,0.075"</text:p>
          </table:table-cell>
          <table:table-cell table:formula="of:=IF([$source.C37]=&quot;&quot;;&quot;&quot;;&quot;overlay&quot;&amp;[$source.$D$1]&amp;&quot;_desc&quot;&amp;[.D36]&amp;&quot;_overlay = &quot;&amp;[$source.C37])" office:value-type="string" office:string-value="overlay1_desc33_overlay = l-btn-start.png" calcext:value-type="string">
            <text:p>overlay1_desc33_overlay = l-btn-start.png</text:p>
          </table:table-cell>
          <table:table-cell table:formula="of:=IF([$source.I37]=&quot;&quot;; &quot;overlay&quot;&amp;[$source.$D$1]&amp;&quot;_desc&quot;&amp;[.D36]&amp;&quot;_reach_x = 0&quot;; &quot;overlay&quot;&amp;[$source.$D$1]&amp;&quot;_desc&quot;&amp;[.D36]&amp;&quot;_reach_x = 1.25&quot;&amp;CHAR(10)&amp;&quot;overlay&quot;&amp;[$source.$D$1]&amp;&quot;_desc&quot;&amp;[.D36]&amp;&quot;_reach_y = 1.25&quot; )" office:value-type="string" office:string-value="overlay1_desc33_reach_x = 1.25&#10;overlay1_desc33_reach_y = 1.25" calcext:value-type="string">
            <text:p>overlay1_desc33_reach_x = 1.25</text:p>
            <text:p>overlay1_desc33_reach_y = 1.25</text:p>
          </table:table-cell>
          <table:table-cell table:style-name="ce4" table:formula="of:=IF([$source.J37]=&quot;&quot;;&quot;&quot;; &quot;overlay&quot;&amp;[$source.$D$1]&amp;&quot;_desc&quot;&amp;[.D36]&amp;&quot;_range_mod = 15&quot;&amp; CHAR(10)&amp; &quot;overlay&quot;&amp;[$source.$D$1]&amp;&quot;_desc&quot;&amp;[.D36]&amp;&quot;_range_mod_exclusive = true&quot; )">
            <text:p/>
          </table:table-cell>
          <table:table-cell table:style-name="ce4" table:formula="of:=IF([$source.K37]=&quot;&quot;;&quot;&quot;; &quot;overlay&quot;&amp;[$source.$D$1]&amp;&quot;_desc&quot;&amp;[.D36]&amp;&quot;_movable = true&quot;&amp; CHAR(10)&amp; &quot;overlay&quot;&amp;[$source.$D$1]&amp;&quot;_desc&quot;&amp;[.D36]&amp;&quot;_saturate_pct = 0.65&quot; )">
            <text:p/>
          </table:table-cell>
          <table:table-cell table:formula="of:=&quot;overlay&quot;&amp;[$source.$D$1]&amp;&quot;_desc&quot;&amp;[.D36]&amp;&quot;_alpha_mod = &quot;&amp;[$source.L37]" office:value-type="string" office:string-value="overlay1_desc33_alpha_mod = 2" calcext:value-type="string">
            <text:p>overlay1_desc33_alpha_mod = 2</text:p>
          </table:table-cell>
          <table:table-cell table:formula="of:=IF([$source.M37]=&quot;&quot;;&quot;&quot;; &quot;overlay&quot;&amp;[$source.$D$1]&amp;&quot;_desc&quot;&amp;[.D36]&amp;&quot;_next_target = &quot;&quot;&quot;&amp;[$source.M37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37:.T37])" office:value-type="string" office:string-value="### Overlay 'landscape' &gt; 34 &gt; button for 'r1'&#10;overlay1_desc34 = &quot;r,0.87625,0.12778,radial,0.03375,0.075&quot;&#10;overlay1_desc34_overlay = l-btn-r1.png&#10;overlay1_desc34_reach_x = 1.25&#10;overlay1_desc34_reach_y = 1.25&#10;overlay1_desc34_alpha_mod = 2" calcext:value-type="string">
            <text:p>### Overlay 'landscape' &gt; 34 &gt; button for 'r1'</text:p>
            <text:p>overlay1_desc34 = "r,0.87625,0.12778,radial,0.03375,0.075"</text:p>
            <text:p>overlay1_desc34_overlay = l-btn-r1.png</text:p>
            <text:p>overlay1_desc34_reach_x = 1.25</text:p>
            <text:p>overlay1_desc34_reach_y = 1.25</text:p>
            <text:p>overlay1_desc34_alpha_mod = 2</text:p>
          </table:table-cell>
          <table:table-cell table:number-columns-repeated="2"/>
          <table:table-cell table:formula="of:=[$source.A38]" office:value-type="float" office:value="34" calcext:value-type="float">
            <text:p>34</text:p>
          </table:table-cell>
          <table:table-cell table:formula="of:=[$source.D38]/2" office:value-type="float" office:value="81" calcext:value-type="float">
            <text:p>81</text:p>
          </table:table-cell>
          <table:table-cell table:formula="of:=[$source.E38]/2" office:value-type="float" office:value="81" calcext:value-type="float">
            <text:p>81</text:p>
          </table:table-cell>
          <table:table-cell table:formula="of:=[$source.F38]+[.E37]" office:value-type="float" office:value="2103" calcext:value-type="float">
            <text:p>2103</text:p>
          </table:table-cell>
          <table:table-cell table:formula="of:=[$source.G38]+[.F37]" office:value-type="float" office:value="138" calcext:value-type="float">
            <text:p>138</text:p>
          </table:table-cell>
          <table:table-cell table:formula="of:=ROUND([.E37]/[$source.$F$1];5)" office:value-type="float" office:value="0.03375" calcext:value-type="float">
            <text:p>0.03375</text:p>
          </table:table-cell>
          <table:table-cell table:formula="of:=ROUND([.F37]/[$source.$H$1];5)" office:value-type="float" office:value="0.075" calcext:value-type="float">
            <text:p>0.075</text:p>
          </table:table-cell>
          <table:table-cell table:formula="of:=ROUND([.G37]/[$source.$F$1];5)" office:value-type="float" office:value="0.87625" calcext:value-type="float">
            <text:p>0.87625</text:p>
          </table:table-cell>
          <table:table-cell table:formula="of:=ROUND([.H37]/[$source.$H$1];5)" office:value-type="float" office:value="0.12778" calcext:value-type="float">
            <text:p>0.12778</text:p>
          </table:table-cell>
          <table:table-cell table:style-name="ce4" table:formula="of:=&quot;### Overlay '&quot;&amp;[$source.$B$1]&amp;&quot;' &gt; &quot;&amp;[.D37]&amp;&quot; &gt; &quot;&amp;[$source.N38]" office:value-type="string" office:string-value="### Overlay 'landscape' &gt; 34 &gt; button for 'r1'" calcext:value-type="string">
            <text:p>### Overlay 'landscape' &gt; 34 &gt; button for 'r1'</text:p>
          </table:table-cell>
          <table:table-cell table:style-name="ce4" table:formula="of:=&quot;overlay&quot;&amp;[$source.$D$1]&amp;&quot;_desc&quot;&amp;[.D37]&amp;&quot; = &quot;&quot;&quot;&amp;COM.MICROSOFT.TEXTJOIN(&quot;,&quot;;0;[$source.B38];[.K37];[.L37];[$source.H38];[.I37];[.J37])&amp;&quot;&quot;&quot;&quot;" office:value-type="string" office:string-value="overlay1_desc34 = &quot;r,0.87625,0.12778,radial,0.03375,0.075&quot;" calcext:value-type="string">
            <text:p>overlay1_desc34 = "r,0.87625,0.12778,radial,0.03375,0.075"</text:p>
          </table:table-cell>
          <table:table-cell table:formula="of:=IF([$source.C38]=&quot;&quot;;&quot;&quot;;&quot;overlay&quot;&amp;[$source.$D$1]&amp;&quot;_desc&quot;&amp;[.D37]&amp;&quot;_overlay = &quot;&amp;[$source.C38])" office:value-type="string" office:string-value="overlay1_desc34_overlay = l-btn-r1.png" calcext:value-type="string">
            <text:p>overlay1_desc34_overlay = l-btn-r1.png</text:p>
          </table:table-cell>
          <table:table-cell table:formula="of:=IF([$source.I38]=&quot;&quot;; &quot;overlay&quot;&amp;[$source.$D$1]&amp;&quot;_desc&quot;&amp;[.D37]&amp;&quot;_reach_x = 0&quot;; &quot;overlay&quot;&amp;[$source.$D$1]&amp;&quot;_desc&quot;&amp;[.D37]&amp;&quot;_reach_x = 1.25&quot;&amp;CHAR(10)&amp;&quot;overlay&quot;&amp;[$source.$D$1]&amp;&quot;_desc&quot;&amp;[.D37]&amp;&quot;_reach_y = 1.25&quot; )" office:value-type="string" office:string-value="overlay1_desc34_reach_x = 1.25&#10;overlay1_desc34_reach_y = 1.25" calcext:value-type="string">
            <text:p>overlay1_desc34_reach_x = 1.25</text:p>
            <text:p>overlay1_desc34_reach_y = 1.25</text:p>
          </table:table-cell>
          <table:table-cell table:style-name="ce4" table:formula="of:=IF([$source.J38]=&quot;&quot;;&quot;&quot;; &quot;overlay&quot;&amp;[$source.$D$1]&amp;&quot;_desc&quot;&amp;[.D37]&amp;&quot;_range_mod = 15&quot;&amp; CHAR(10)&amp; &quot;overlay&quot;&amp;[$source.$D$1]&amp;&quot;_desc&quot;&amp;[.D37]&amp;&quot;_range_mod_exclusive = true&quot; )">
            <text:p/>
          </table:table-cell>
          <table:table-cell table:style-name="ce4" table:formula="of:=IF([$source.K38]=&quot;&quot;;&quot;&quot;; &quot;overlay&quot;&amp;[$source.$D$1]&amp;&quot;_desc&quot;&amp;[.D37]&amp;&quot;_movable = true&quot;&amp; CHAR(10)&amp; &quot;overlay&quot;&amp;[$source.$D$1]&amp;&quot;_desc&quot;&amp;[.D37]&amp;&quot;_saturate_pct = 0.65&quot; )">
            <text:p/>
          </table:table-cell>
          <table:table-cell table:formula="of:=&quot;overlay&quot;&amp;[$source.$D$1]&amp;&quot;_desc&quot;&amp;[.D37]&amp;&quot;_alpha_mod = &quot;&amp;[$source.L38]" office:value-type="string" office:string-value="overlay1_desc34_alpha_mod = 2" calcext:value-type="string">
            <text:p>overlay1_desc34_alpha_mod = 2</text:p>
          </table:table-cell>
          <table:table-cell table:formula="of:=IF([$source.M38]=&quot;&quot;;&quot;&quot;; &quot;overlay&quot;&amp;[$source.$D$1]&amp;&quot;_desc&quot;&amp;[.D37]&amp;&quot;_next_target = &quot;&quot;&quot;&amp;[$source.M38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38:.T38])" office:value-type="string" office:string-value="### Overlay 'landscape' &gt; 35 &gt; button for 'r2'&#10;overlay1_desc35 = &quot;r2,0.96,0.17765,radial,0.03375,0.075&quot;&#10;overlay1_desc35_overlay = l-btn-r2.png&#10;overlay1_desc35_reach_x = 1.25&#10;overlay1_desc35_reach_y = 1.25&#10;overlay1_desc35_alpha_mod = 2" calcext:value-type="string">
            <text:p>### Overlay 'landscape' &gt; 35 &gt; button for 'r2'</text:p>
            <text:p>overlay1_desc35 = "r2,0.96,0.17765,radial,0.03375,0.075"</text:p>
            <text:p>overlay1_desc35_overlay = l-btn-r2.png</text:p>
            <text:p>overlay1_desc35_reach_x = 1.25</text:p>
            <text:p>overlay1_desc35_reach_y = 1.25</text:p>
            <text:p>overlay1_desc35_alpha_mod = 2</text:p>
          </table:table-cell>
          <table:table-cell table:number-columns-repeated="2"/>
          <table:table-cell table:formula="of:=[$source.A39]" office:value-type="float" office:value="35" calcext:value-type="float">
            <text:p>35</text:p>
          </table:table-cell>
          <table:table-cell table:formula="of:=[$source.D39]/2" office:value-type="float" office:value="81" calcext:value-type="float">
            <text:p>81</text:p>
          </table:table-cell>
          <table:table-cell table:formula="of:=[$source.E39]/2" office:value-type="float" office:value="81" calcext:value-type="float">
            <text:p>81</text:p>
          </table:table-cell>
          <table:table-cell table:formula="of:=[$source.F39]+[.E38]" office:value-type="float" office:value="2304" calcext:value-type="float">
            <text:p>2304</text:p>
          </table:table-cell>
          <table:table-cell table:formula="of:=[$source.G39]+[.F38]" office:value-type="float" office:value="191.858" calcext:value-type="float">
            <text:p>191.858</text:p>
          </table:table-cell>
          <table:table-cell table:formula="of:=ROUND([.E38]/[$source.$F$1];5)" office:value-type="float" office:value="0.03375" calcext:value-type="float">
            <text:p>0.03375</text:p>
          </table:table-cell>
          <table:table-cell table:formula="of:=ROUND([.F38]/[$source.$H$1];5)" office:value-type="float" office:value="0.075" calcext:value-type="float">
            <text:p>0.075</text:p>
          </table:table-cell>
          <table:table-cell table:formula="of:=ROUND([.G38]/[$source.$F$1];5)" office:value-type="float" office:value="0.96" calcext:value-type="float">
            <text:p>0.96</text:p>
          </table:table-cell>
          <table:table-cell table:formula="of:=ROUND([.H38]/[$source.$H$1];5)" office:value-type="float" office:value="0.17765" calcext:value-type="float">
            <text:p>0.17765</text:p>
          </table:table-cell>
          <table:table-cell table:style-name="ce4" table:formula="of:=&quot;### Overlay '&quot;&amp;[$source.$B$1]&amp;&quot;' &gt; &quot;&amp;[.D38]&amp;&quot; &gt; &quot;&amp;[$source.N39]" office:value-type="string" office:string-value="### Overlay 'landscape' &gt; 35 &gt; button for 'r2'" calcext:value-type="string">
            <text:p>### Overlay 'landscape' &gt; 35 &gt; button for 'r2'</text:p>
          </table:table-cell>
          <table:table-cell table:style-name="ce4" table:formula="of:=&quot;overlay&quot;&amp;[$source.$D$1]&amp;&quot;_desc&quot;&amp;[.D38]&amp;&quot; = &quot;&quot;&quot;&amp;COM.MICROSOFT.TEXTJOIN(&quot;,&quot;;0;[$source.B39];[.K38];[.L38];[$source.H39];[.I38];[.J38])&amp;&quot;&quot;&quot;&quot;" office:value-type="string" office:string-value="overlay1_desc35 = &quot;r2,0.96,0.17765,radial,0.03375,0.075&quot;" calcext:value-type="string">
            <text:p>overlay1_desc35 = "r2,0.96,0.17765,radial,0.03375,0.075"</text:p>
          </table:table-cell>
          <table:table-cell table:formula="of:=IF([$source.C39]=&quot;&quot;;&quot;&quot;;&quot;overlay&quot;&amp;[$source.$D$1]&amp;&quot;_desc&quot;&amp;[.D38]&amp;&quot;_overlay = &quot;&amp;[$source.C39])" office:value-type="string" office:string-value="overlay1_desc35_overlay = l-btn-r2.png" calcext:value-type="string">
            <text:p>overlay1_desc35_overlay = l-btn-r2.png</text:p>
          </table:table-cell>
          <table:table-cell table:formula="of:=IF([$source.I39]=&quot;&quot;; &quot;overlay&quot;&amp;[$source.$D$1]&amp;&quot;_desc&quot;&amp;[.D38]&amp;&quot;_reach_x = 0&quot;; &quot;overlay&quot;&amp;[$source.$D$1]&amp;&quot;_desc&quot;&amp;[.D38]&amp;&quot;_reach_x = 1.25&quot;&amp;CHAR(10)&amp;&quot;overlay&quot;&amp;[$source.$D$1]&amp;&quot;_desc&quot;&amp;[.D38]&amp;&quot;_reach_y = 1.25&quot; )" office:value-type="string" office:string-value="overlay1_desc35_reach_x = 1.25&#10;overlay1_desc35_reach_y = 1.25" calcext:value-type="string">
            <text:p>overlay1_desc35_reach_x = 1.25</text:p>
            <text:p>overlay1_desc35_reach_y = 1.25</text:p>
          </table:table-cell>
          <table:table-cell table:style-name="ce4" table:formula="of:=IF([$source.J39]=&quot;&quot;;&quot;&quot;; &quot;overlay&quot;&amp;[$source.$D$1]&amp;&quot;_desc&quot;&amp;[.D38]&amp;&quot;_range_mod = 15&quot;&amp; CHAR(10)&amp; &quot;overlay&quot;&amp;[$source.$D$1]&amp;&quot;_desc&quot;&amp;[.D38]&amp;&quot;_range_mod_exclusive = true&quot; )">
            <text:p/>
          </table:table-cell>
          <table:table-cell table:style-name="ce4" table:formula="of:=IF([$source.K39]=&quot;&quot;;&quot;&quot;; &quot;overlay&quot;&amp;[$source.$D$1]&amp;&quot;_desc&quot;&amp;[.D38]&amp;&quot;_movable = true&quot;&amp; CHAR(10)&amp; &quot;overlay&quot;&amp;[$source.$D$1]&amp;&quot;_desc&quot;&amp;[.D38]&amp;&quot;_saturate_pct = 0.65&quot; )">
            <text:p/>
          </table:table-cell>
          <table:table-cell table:formula="of:=&quot;overlay&quot;&amp;[$source.$D$1]&amp;&quot;_desc&quot;&amp;[.D38]&amp;&quot;_alpha_mod = &quot;&amp;[$source.L39]" office:value-type="string" office:string-value="overlay1_desc35_alpha_mod = 2" calcext:value-type="string">
            <text:p>overlay1_desc35_alpha_mod = 2</text:p>
          </table:table-cell>
          <table:table-cell table:formula="of:=IF([$source.M39]=&quot;&quot;;&quot;&quot;; &quot;overlay&quot;&amp;[$source.$D$1]&amp;&quot;_desc&quot;&amp;[.D38]&amp;&quot;_next_target = &quot;&quot;&quot;&amp;[$source.M39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39:.T39])" office:value-type="string" office:string-value="### Overlay 'landscape' &gt; 36 &gt; button for 'up', disabled, handled by dpad_area&#10;overlay1_desc36 = &quot;up,0.12375,0.35833,radial,0.04,0.08889&quot;&#10;overlay1_desc36_overlay = l-btn-dpad-up.png&#10;overlay1_desc36_reach_x = 0&#10;overlay1_desc36_alpha_mod = 2" calcext:value-type="string">
            <text:p>### Overlay 'landscape' &gt; 36 &gt; button for 'up', disabled, handled by dpad_area</text:p>
            <text:p>overlay1_desc36 = "up,0.12375,0.35833,radial,0.04,0.08889"</text:p>
            <text:p>overlay1_desc36_overlay = l-btn-dpad-up.png</text:p>
            <text:p>overlay1_desc36_reach_x = 0</text:p>
            <text:p>overlay1_desc36_alpha_mod = 2</text:p>
          </table:table-cell>
          <table:table-cell table:number-columns-repeated="2"/>
          <table:table-cell table:formula="of:=[$source.A40]" office:value-type="float" office:value="36" calcext:value-type="float">
            <text:p>36</text:p>
          </table:table-cell>
          <table:table-cell table:formula="of:=[$source.D40]/2" office:value-type="float" office:value="96" calcext:value-type="float">
            <text:p>96</text:p>
          </table:table-cell>
          <table:table-cell table:formula="of:=[$source.E40]/2" office:value-type="float" office:value="96" calcext:value-type="float">
            <text:p>96</text:p>
          </table:table-cell>
          <table:table-cell table:formula="of:=[$source.F40]+[.E39]" office:value-type="float" office:value="297" calcext:value-type="float">
            <text:p>297</text:p>
          </table:table-cell>
          <table:table-cell table:formula="of:=[$source.G40]+[.F39]" office:value-type="float" office:value="387" calcext:value-type="float">
            <text:p>387</text:p>
          </table:table-cell>
          <table:table-cell table:formula="of:=ROUND([.E39]/[$source.$F$1];5)" office:value-type="float" office:value="0.04" calcext:value-type="float">
            <text:p>0.04</text:p>
          </table:table-cell>
          <table:table-cell table:formula="of:=ROUND([.F39]/[$source.$H$1];5)" office:value-type="float" office:value="0.08889" calcext:value-type="float">
            <text:p>0.08889</text:p>
          </table:table-cell>
          <table:table-cell table:formula="of:=ROUND([.G39]/[$source.$F$1];5)" office:value-type="float" office:value="0.12375" calcext:value-type="float">
            <text:p>0.12375</text:p>
          </table:table-cell>
          <table:table-cell table:formula="of:=ROUND([.H39]/[$source.$H$1];5)" office:value-type="float" office:value="0.35833" calcext:value-type="float">
            <text:p>0.35833</text:p>
          </table:table-cell>
          <table:table-cell table:style-name="ce4" table:formula="of:=&quot;### Overlay '&quot;&amp;[$source.$B$1]&amp;&quot;' &gt; &quot;&amp;[.D39]&amp;&quot; &gt; &quot;&amp;[$source.N40]" office:value-type="string" office:string-value="### Overlay 'landscape' &gt; 36 &gt; button for 'up', disabled, handled by dpad_area" calcext:value-type="string">
            <text:p>### Overlay 'landscape' &gt; 36 &gt; button for 'up', disabled, handled by dpad_area</text:p>
          </table:table-cell>
          <table:table-cell table:style-name="ce4" table:formula="of:=&quot;overlay&quot;&amp;[$source.$D$1]&amp;&quot;_desc&quot;&amp;[.D39]&amp;&quot; = &quot;&quot;&quot;&amp;COM.MICROSOFT.TEXTJOIN(&quot;,&quot;;0;[$source.B40];[.K39];[.L39];[$source.H40];[.I39];[.J39])&amp;&quot;&quot;&quot;&quot;" office:value-type="string" office:string-value="overlay1_desc36 = &quot;up,0.12375,0.35833,radial,0.04,0.08889&quot;" calcext:value-type="string">
            <text:p>overlay1_desc36 = "up,0.12375,0.35833,radial,0.04,0.08889"</text:p>
          </table:table-cell>
          <table:table-cell table:formula="of:=IF([$source.C40]=&quot;&quot;;&quot;&quot;;&quot;overlay&quot;&amp;[$source.$D$1]&amp;&quot;_desc&quot;&amp;[.D39]&amp;&quot;_overlay = &quot;&amp;[$source.C40])" office:value-type="string" office:string-value="overlay1_desc36_overlay = l-btn-dpad-up.png" calcext:value-type="string">
            <text:p>overlay1_desc36_overlay = l-btn-dpad-up.png</text:p>
          </table:table-cell>
          <table:table-cell table:formula="of:=IF([$source.I40]=&quot;&quot;; &quot;overlay&quot;&amp;[$source.$D$1]&amp;&quot;_desc&quot;&amp;[.D39]&amp;&quot;_reach_x = 0&quot;; &quot;overlay&quot;&amp;[$source.$D$1]&amp;&quot;_desc&quot;&amp;[.D39]&amp;&quot;_reach_x = 1.25&quot;&amp;CHAR(10)&amp;&quot;overlay&quot;&amp;[$source.$D$1]&amp;&quot;_desc&quot;&amp;[.D39]&amp;&quot;_reach_y = 1.25&quot; )" office:value-type="string" office:string-value="overlay1_desc36_reach_x = 0" calcext:value-type="string">
            <text:p>overlay1_desc36_reach_x = 0</text:p>
          </table:table-cell>
          <table:table-cell table:style-name="ce4" table:formula="of:=IF([$source.J40]=&quot;&quot;;&quot;&quot;; &quot;overlay&quot;&amp;[$source.$D$1]&amp;&quot;_desc&quot;&amp;[.D39]&amp;&quot;_range_mod = 15&quot;&amp; CHAR(10)&amp; &quot;overlay&quot;&amp;[$source.$D$1]&amp;&quot;_desc&quot;&amp;[.D39]&amp;&quot;_range_mod_exclusive = true&quot; )">
            <text:p/>
          </table:table-cell>
          <table:table-cell table:style-name="ce4" table:formula="of:=IF([$source.K40]=&quot;&quot;;&quot;&quot;; &quot;overlay&quot;&amp;[$source.$D$1]&amp;&quot;_desc&quot;&amp;[.D39]&amp;&quot;_movable = true&quot;&amp; CHAR(10)&amp; &quot;overlay&quot;&amp;[$source.$D$1]&amp;&quot;_desc&quot;&amp;[.D39]&amp;&quot;_saturate_pct = 0.65&quot; )">
            <text:p/>
          </table:table-cell>
          <table:table-cell table:formula="of:=&quot;overlay&quot;&amp;[$source.$D$1]&amp;&quot;_desc&quot;&amp;[.D39]&amp;&quot;_alpha_mod = &quot;&amp;[$source.L40]" office:value-type="string" office:string-value="overlay1_desc36_alpha_mod = 2" calcext:value-type="string">
            <text:p>overlay1_desc36_alpha_mod = 2</text:p>
          </table:table-cell>
          <table:table-cell table:formula="of:=IF([$source.M40]=&quot;&quot;;&quot;&quot;; &quot;overlay&quot;&amp;[$source.$D$1]&amp;&quot;_desc&quot;&amp;[.D39]&amp;&quot;_next_target = &quot;&quot;&quot;&amp;[$source.M40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40:.T40])" office:value-type="string" office:string-value="### Overlay 'landscape' &gt; 37 &gt; button for 'left', disabled, handled by dpad_area&#10;overlay1_desc37 = &quot;left,0.06,0.5,radial,0.04,0.08889&quot;&#10;overlay1_desc37_overlay = l-btn-dpad-left.png&#10;overlay1_desc37_reach_x = 0&#10;overlay1_desc37_alpha_mod = 2" calcext:value-type="string">
            <text:p>### Overlay 'landscape' &gt; 37 &gt; button for 'left', disabled, handled by dpad_area</text:p>
            <text:p>overlay1_desc37 = "left,0.06,0.5,radial,0.04,0.08889"</text:p>
            <text:p>overlay1_desc37_overlay = l-btn-dpad-left.png</text:p>
            <text:p>overlay1_desc37_reach_x = 0</text:p>
            <text:p>overlay1_desc37_alpha_mod = 2</text:p>
          </table:table-cell>
          <table:table-cell table:number-columns-repeated="2"/>
          <table:table-cell table:formula="of:=[$source.A41]" office:value-type="float" office:value="37" calcext:value-type="float">
            <text:p>37</text:p>
          </table:table-cell>
          <table:table-cell table:formula="of:=[$source.D41]/2" office:value-type="float" office:value="96" calcext:value-type="float">
            <text:p>96</text:p>
          </table:table-cell>
          <table:table-cell table:formula="of:=[$source.E41]/2" office:value-type="float" office:value="96" calcext:value-type="float">
            <text:p>96</text:p>
          </table:table-cell>
          <table:table-cell table:formula="of:=[$source.F41]+[.E40]" office:value-type="float" office:value="144" calcext:value-type="float">
            <text:p>144</text:p>
          </table:table-cell>
          <table:table-cell table:formula="of:=[$source.G41]+[.F40]" office:value-type="float" office:value="540" calcext:value-type="float">
            <text:p>540</text:p>
          </table:table-cell>
          <table:table-cell table:formula="of:=ROUND([.E40]/[$source.$F$1];5)" office:value-type="float" office:value="0.04" calcext:value-type="float">
            <text:p>0.04</text:p>
          </table:table-cell>
          <table:table-cell table:formula="of:=ROUND([.F40]/[$source.$H$1];5)" office:value-type="float" office:value="0.08889" calcext:value-type="float">
            <text:p>0.08889</text:p>
          </table:table-cell>
          <table:table-cell table:formula="of:=ROUND([.G40]/[$source.$F$1];5)" office:value-type="float" office:value="0.06" calcext:value-type="float">
            <text:p>0.06</text:p>
          </table:table-cell>
          <table:table-cell table:formula="of:=ROUND([.H40]/[$source.$H$1];5)" office:value-type="float" office:value="0.5" calcext:value-type="float">
            <text:p>0.5</text:p>
          </table:table-cell>
          <table:table-cell table:style-name="ce4" table:formula="of:=&quot;### Overlay '&quot;&amp;[$source.$B$1]&amp;&quot;' &gt; &quot;&amp;[.D40]&amp;&quot; &gt; &quot;&amp;[$source.N41]" office:value-type="string" office:string-value="### Overlay 'landscape' &gt; 37 &gt; button for 'left', disabled, handled by dpad_area" calcext:value-type="string">
            <text:p>### Overlay 'landscape' &gt; 37 &gt; button for 'left', disabled, handled by dpad_area</text:p>
          </table:table-cell>
          <table:table-cell table:style-name="ce4" table:formula="of:=&quot;overlay&quot;&amp;[$source.$D$1]&amp;&quot;_desc&quot;&amp;[.D40]&amp;&quot; = &quot;&quot;&quot;&amp;COM.MICROSOFT.TEXTJOIN(&quot;,&quot;;0;[$source.B41];[.K40];[.L40];[$source.H41];[.I40];[.J40])&amp;&quot;&quot;&quot;&quot;" office:value-type="string" office:string-value="overlay1_desc37 = &quot;left,0.06,0.5,radial,0.04,0.08889&quot;" calcext:value-type="string">
            <text:p>overlay1_desc37 = "left,0.06,0.5,radial,0.04,0.08889"</text:p>
          </table:table-cell>
          <table:table-cell table:formula="of:=IF([$source.C41]=&quot;&quot;;&quot;&quot;;&quot;overlay&quot;&amp;[$source.$D$1]&amp;&quot;_desc&quot;&amp;[.D40]&amp;&quot;_overlay = &quot;&amp;[$source.C41])" office:value-type="string" office:string-value="overlay1_desc37_overlay = l-btn-dpad-left.png" calcext:value-type="string">
            <text:p>overlay1_desc37_overlay = l-btn-dpad-left.png</text:p>
          </table:table-cell>
          <table:table-cell table:formula="of:=IF([$source.I41]=&quot;&quot;; &quot;overlay&quot;&amp;[$source.$D$1]&amp;&quot;_desc&quot;&amp;[.D40]&amp;&quot;_reach_x = 0&quot;; &quot;overlay&quot;&amp;[$source.$D$1]&amp;&quot;_desc&quot;&amp;[.D40]&amp;&quot;_reach_x = 1.25&quot;&amp;CHAR(10)&amp;&quot;overlay&quot;&amp;[$source.$D$1]&amp;&quot;_desc&quot;&amp;[.D40]&amp;&quot;_reach_y = 1.25&quot; )" office:value-type="string" office:string-value="overlay1_desc37_reach_x = 0" calcext:value-type="string">
            <text:p>overlay1_desc37_reach_x = 0</text:p>
          </table:table-cell>
          <table:table-cell table:style-name="ce4" table:formula="of:=IF([$source.J41]=&quot;&quot;;&quot;&quot;; &quot;overlay&quot;&amp;[$source.$D$1]&amp;&quot;_desc&quot;&amp;[.D40]&amp;&quot;_range_mod = 15&quot;&amp; CHAR(10)&amp; &quot;overlay&quot;&amp;[$source.$D$1]&amp;&quot;_desc&quot;&amp;[.D40]&amp;&quot;_range_mod_exclusive = true&quot; )">
            <text:p/>
          </table:table-cell>
          <table:table-cell table:style-name="ce4" table:formula="of:=IF([$source.K41]=&quot;&quot;;&quot;&quot;; &quot;overlay&quot;&amp;[$source.$D$1]&amp;&quot;_desc&quot;&amp;[.D40]&amp;&quot;_movable = true&quot;&amp; CHAR(10)&amp; &quot;overlay&quot;&amp;[$source.$D$1]&amp;&quot;_desc&quot;&amp;[.D40]&amp;&quot;_saturate_pct = 0.65&quot; )">
            <text:p/>
          </table:table-cell>
          <table:table-cell table:formula="of:=&quot;overlay&quot;&amp;[$source.$D$1]&amp;&quot;_desc&quot;&amp;[.D40]&amp;&quot;_alpha_mod = &quot;&amp;[$source.L41]" office:value-type="string" office:string-value="overlay1_desc37_alpha_mod = 2" calcext:value-type="string">
            <text:p>overlay1_desc37_alpha_mod = 2</text:p>
          </table:table-cell>
          <table:table-cell table:formula="of:=IF([$source.M41]=&quot;&quot;;&quot;&quot;; &quot;overlay&quot;&amp;[$source.$D$1]&amp;&quot;_desc&quot;&amp;[.D40]&amp;&quot;_next_target = &quot;&quot;&quot;&amp;[$source.M41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41:.T41])" office:value-type="string" office:string-value="### Overlay 'landscape' &gt; 38 &gt; button for 'right', disabled, handled by dpad_area&#10;overlay1_desc38 = &quot;right,0.1875,0.5,radial,0.04,0.08889&quot;&#10;overlay1_desc38_overlay = l-btn-dpad-right.png&#10;overlay1_desc38_reach_x = 0&#10;overlay1_desc38_alpha_mod = 2" calcext:value-type="string">
            <text:p>### Overlay 'landscape' &gt; 38 &gt; button for 'right', disabled, handled by dpad_area</text:p>
            <text:p>overlay1_desc38 = "right,0.1875,0.5,radial,0.04,0.08889"</text:p>
            <text:p>overlay1_desc38_overlay = l-btn-dpad-right.png</text:p>
            <text:p>overlay1_desc38_reach_x = 0</text:p>
            <text:p>overlay1_desc38_alpha_mod = 2</text:p>
          </table:table-cell>
          <table:table-cell table:number-columns-repeated="2"/>
          <table:table-cell table:formula="of:=[$source.A42]" office:value-type="float" office:value="38" calcext:value-type="float">
            <text:p>38</text:p>
          </table:table-cell>
          <table:table-cell table:formula="of:=[$source.D42]/2" office:value-type="float" office:value="96" calcext:value-type="float">
            <text:p>96</text:p>
          </table:table-cell>
          <table:table-cell table:formula="of:=[$source.E42]/2" office:value-type="float" office:value="96" calcext:value-type="float">
            <text:p>96</text:p>
          </table:table-cell>
          <table:table-cell table:formula="of:=[$source.F42]+[.E41]" office:value-type="float" office:value="450" calcext:value-type="float">
            <text:p>450</text:p>
          </table:table-cell>
          <table:table-cell table:formula="of:=[$source.G42]+[.F41]" office:value-type="float" office:value="540" calcext:value-type="float">
            <text:p>540</text:p>
          </table:table-cell>
          <table:table-cell table:formula="of:=ROUND([.E41]/[$source.$F$1];5)" office:value-type="float" office:value="0.04" calcext:value-type="float">
            <text:p>0.04</text:p>
          </table:table-cell>
          <table:table-cell table:formula="of:=ROUND([.F41]/[$source.$H$1];5)" office:value-type="float" office:value="0.08889" calcext:value-type="float">
            <text:p>0.08889</text:p>
          </table:table-cell>
          <table:table-cell table:formula="of:=ROUND([.G41]/[$source.$F$1];5)" office:value-type="float" office:value="0.1875" calcext:value-type="float">
            <text:p>0.1875</text:p>
          </table:table-cell>
          <table:table-cell table:formula="of:=ROUND([.H41]/[$source.$H$1];5)" office:value-type="float" office:value="0.5" calcext:value-type="float">
            <text:p>0.5</text:p>
          </table:table-cell>
          <table:table-cell table:style-name="ce4" table:formula="of:=&quot;### Overlay '&quot;&amp;[$source.$B$1]&amp;&quot;' &gt; &quot;&amp;[.D41]&amp;&quot; &gt; &quot;&amp;[$source.N42]" office:value-type="string" office:string-value="### Overlay 'landscape' &gt; 38 &gt; button for 'right', disabled, handled by dpad_area" calcext:value-type="string">
            <text:p>### Overlay 'landscape' &gt; 38 &gt; button for 'right', disabled, handled by dpad_area</text:p>
          </table:table-cell>
          <table:table-cell table:style-name="ce4" table:formula="of:=&quot;overlay&quot;&amp;[$source.$D$1]&amp;&quot;_desc&quot;&amp;[.D41]&amp;&quot; = &quot;&quot;&quot;&amp;COM.MICROSOFT.TEXTJOIN(&quot;,&quot;;0;[$source.B42];[.K41];[.L41];[$source.H42];[.I41];[.J41])&amp;&quot;&quot;&quot;&quot;" office:value-type="string" office:string-value="overlay1_desc38 = &quot;right,0.1875,0.5,radial,0.04,0.08889&quot;" calcext:value-type="string">
            <text:p>overlay1_desc38 = "right,0.1875,0.5,radial,0.04,0.08889"</text:p>
          </table:table-cell>
          <table:table-cell table:formula="of:=IF([$source.C42]=&quot;&quot;;&quot;&quot;;&quot;overlay&quot;&amp;[$source.$D$1]&amp;&quot;_desc&quot;&amp;[.D41]&amp;&quot;_overlay = &quot;&amp;[$source.C42])" office:value-type="string" office:string-value="overlay1_desc38_overlay = l-btn-dpad-right.png" calcext:value-type="string">
            <text:p>overlay1_desc38_overlay = l-btn-dpad-right.png</text:p>
          </table:table-cell>
          <table:table-cell table:formula="of:=IF([$source.I42]=&quot;&quot;; &quot;overlay&quot;&amp;[$source.$D$1]&amp;&quot;_desc&quot;&amp;[.D41]&amp;&quot;_reach_x = 0&quot;; &quot;overlay&quot;&amp;[$source.$D$1]&amp;&quot;_desc&quot;&amp;[.D41]&amp;&quot;_reach_x = 1.25&quot;&amp;CHAR(10)&amp;&quot;overlay&quot;&amp;[$source.$D$1]&amp;&quot;_desc&quot;&amp;[.D41]&amp;&quot;_reach_y = 1.25&quot; )" office:value-type="string" office:string-value="overlay1_desc38_reach_x = 0" calcext:value-type="string">
            <text:p>overlay1_desc38_reach_x = 0</text:p>
          </table:table-cell>
          <table:table-cell table:style-name="ce4" table:formula="of:=IF([$source.J42]=&quot;&quot;;&quot;&quot;; &quot;overlay&quot;&amp;[$source.$D$1]&amp;&quot;_desc&quot;&amp;[.D41]&amp;&quot;_range_mod = 15&quot;&amp; CHAR(10)&amp; &quot;overlay&quot;&amp;[$source.$D$1]&amp;&quot;_desc&quot;&amp;[.D41]&amp;&quot;_range_mod_exclusive = true&quot; )">
            <text:p/>
          </table:table-cell>
          <table:table-cell table:style-name="ce4" table:formula="of:=IF([$source.K42]=&quot;&quot;;&quot;&quot;; &quot;overlay&quot;&amp;[$source.$D$1]&amp;&quot;_desc&quot;&amp;[.D41]&amp;&quot;_movable = true&quot;&amp; CHAR(10)&amp; &quot;overlay&quot;&amp;[$source.$D$1]&amp;&quot;_desc&quot;&amp;[.D41]&amp;&quot;_saturate_pct = 0.65&quot; )">
            <text:p/>
          </table:table-cell>
          <table:table-cell table:formula="of:=&quot;overlay&quot;&amp;[$source.$D$1]&amp;&quot;_desc&quot;&amp;[.D41]&amp;&quot;_alpha_mod = &quot;&amp;[$source.L42]" office:value-type="string" office:string-value="overlay1_desc38_alpha_mod = 2" calcext:value-type="string">
            <text:p>overlay1_desc38_alpha_mod = 2</text:p>
          </table:table-cell>
          <table:table-cell table:formula="of:=IF([$source.M42]=&quot;&quot;;&quot;&quot;; &quot;overlay&quot;&amp;[$source.$D$1]&amp;&quot;_desc&quot;&amp;[.D41]&amp;&quot;_next_target = &quot;&quot;&quot;&amp;[$source.M42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42:.T42])" office:value-type="string" office:string-value="### Overlay 'landscape' &gt; 39 &gt; button for 'down', disabled, handled by dpad_area&#10;overlay1_desc39 = &quot;down,0.12375,0.64167,radial,0.04,0.08889&quot;&#10;overlay1_desc39_overlay = l-btn-dpad-down.png&#10;overlay1_desc39_reach_x = 0&#10;overlay1_desc39_alpha_mod = 2" calcext:value-type="string">
            <text:p>### Overlay 'landscape' &gt; 39 &gt; button for 'down', disabled, handled by dpad_area</text:p>
            <text:p>overlay1_desc39 = "down,0.12375,0.64167,radial,0.04,0.08889"</text:p>
            <text:p>overlay1_desc39_overlay = l-btn-dpad-down.png</text:p>
            <text:p>overlay1_desc39_reach_x = 0</text:p>
            <text:p>overlay1_desc39_alpha_mod = 2</text:p>
          </table:table-cell>
          <table:table-cell table:number-columns-repeated="2"/>
          <table:table-cell table:formula="of:=[$source.A43]" office:value-type="float" office:value="39" calcext:value-type="float">
            <text:p>39</text:p>
          </table:table-cell>
          <table:table-cell table:formula="of:=[$source.D43]/2" office:value-type="float" office:value="96" calcext:value-type="float">
            <text:p>96</text:p>
          </table:table-cell>
          <table:table-cell table:formula="of:=[$source.E43]/2" office:value-type="float" office:value="96" calcext:value-type="float">
            <text:p>96</text:p>
          </table:table-cell>
          <table:table-cell table:formula="of:=[$source.F43]+[.E42]" office:value-type="float" office:value="297" calcext:value-type="float">
            <text:p>297</text:p>
          </table:table-cell>
          <table:table-cell table:formula="of:=[$source.G43]+[.F42]" office:value-type="float" office:value="693" calcext:value-type="float">
            <text:p>693</text:p>
          </table:table-cell>
          <table:table-cell table:formula="of:=ROUND([.E42]/[$source.$F$1];5)" office:value-type="float" office:value="0.04" calcext:value-type="float">
            <text:p>0.04</text:p>
          </table:table-cell>
          <table:table-cell table:formula="of:=ROUND([.F42]/[$source.$H$1];5)" office:value-type="float" office:value="0.08889" calcext:value-type="float">
            <text:p>0.08889</text:p>
          </table:table-cell>
          <table:table-cell table:formula="of:=ROUND([.G42]/[$source.$F$1];5)" office:value-type="float" office:value="0.12375" calcext:value-type="float">
            <text:p>0.12375</text:p>
          </table:table-cell>
          <table:table-cell table:formula="of:=ROUND([.H42]/[$source.$H$1];5)" office:value-type="float" office:value="0.64167" calcext:value-type="float">
            <text:p>0.64167</text:p>
          </table:table-cell>
          <table:table-cell table:style-name="ce4" table:formula="of:=&quot;### Overlay '&quot;&amp;[$source.$B$1]&amp;&quot;' &gt; &quot;&amp;[.D42]&amp;&quot; &gt; &quot;&amp;[$source.N43]" office:value-type="string" office:string-value="### Overlay 'landscape' &gt; 39 &gt; button for 'down', disabled, handled by dpad_area" calcext:value-type="string">
            <text:p>### Overlay 'landscape' &gt; 39 &gt; button for 'down', disabled, handled by dpad_area</text:p>
          </table:table-cell>
          <table:table-cell table:style-name="ce4" table:formula="of:=&quot;overlay&quot;&amp;[$source.$D$1]&amp;&quot;_desc&quot;&amp;[.D42]&amp;&quot; = &quot;&quot;&quot;&amp;COM.MICROSOFT.TEXTJOIN(&quot;,&quot;;0;[$source.B43];[.K42];[.L42];[$source.H43];[.I42];[.J42])&amp;&quot;&quot;&quot;&quot;" office:value-type="string" office:string-value="overlay1_desc39 = &quot;down,0.12375,0.64167,radial,0.04,0.08889&quot;" calcext:value-type="string">
            <text:p>overlay1_desc39 = "down,0.12375,0.64167,radial,0.04,0.08889"</text:p>
          </table:table-cell>
          <table:table-cell table:formula="of:=IF([$source.C43]=&quot;&quot;;&quot;&quot;;&quot;overlay&quot;&amp;[$source.$D$1]&amp;&quot;_desc&quot;&amp;[.D42]&amp;&quot;_overlay = &quot;&amp;[$source.C43])" office:value-type="string" office:string-value="overlay1_desc39_overlay = l-btn-dpad-down.png" calcext:value-type="string">
            <text:p>overlay1_desc39_overlay = l-btn-dpad-down.png</text:p>
          </table:table-cell>
          <table:table-cell table:formula="of:=IF([$source.I43]=&quot;&quot;; &quot;overlay&quot;&amp;[$source.$D$1]&amp;&quot;_desc&quot;&amp;[.D42]&amp;&quot;_reach_x = 0&quot;; &quot;overlay&quot;&amp;[$source.$D$1]&amp;&quot;_desc&quot;&amp;[.D42]&amp;&quot;_reach_x = 1.25&quot;&amp;CHAR(10)&amp;&quot;overlay&quot;&amp;[$source.$D$1]&amp;&quot;_desc&quot;&amp;[.D42]&amp;&quot;_reach_y = 1.25&quot; )" office:value-type="string" office:string-value="overlay1_desc39_reach_x = 0" calcext:value-type="string">
            <text:p>overlay1_desc39_reach_x = 0</text:p>
          </table:table-cell>
          <table:table-cell table:style-name="ce4" table:formula="of:=IF([$source.J43]=&quot;&quot;;&quot;&quot;; &quot;overlay&quot;&amp;[$source.$D$1]&amp;&quot;_desc&quot;&amp;[.D42]&amp;&quot;_range_mod = 15&quot;&amp; CHAR(10)&amp; &quot;overlay&quot;&amp;[$source.$D$1]&amp;&quot;_desc&quot;&amp;[.D42]&amp;&quot;_range_mod_exclusive = true&quot; )">
            <text:p/>
          </table:table-cell>
          <table:table-cell table:style-name="ce4" table:formula="of:=IF([$source.K43]=&quot;&quot;;&quot;&quot;; &quot;overlay&quot;&amp;[$source.$D$1]&amp;&quot;_desc&quot;&amp;[.D42]&amp;&quot;_movable = true&quot;&amp; CHAR(10)&amp; &quot;overlay&quot;&amp;[$source.$D$1]&amp;&quot;_desc&quot;&amp;[.D42]&amp;&quot;_saturate_pct = 0.65&quot; )">
            <text:p/>
          </table:table-cell>
          <table:table-cell table:formula="of:=&quot;overlay&quot;&amp;[$source.$D$1]&amp;&quot;_desc&quot;&amp;[.D42]&amp;&quot;_alpha_mod = &quot;&amp;[$source.L43]" office:value-type="string" office:string-value="overlay1_desc39_alpha_mod = 2" calcext:value-type="string">
            <text:p>overlay1_desc39_alpha_mod = 2</text:p>
          </table:table-cell>
          <table:table-cell table:formula="of:=IF([$source.M43]=&quot;&quot;;&quot;&quot;; &quot;overlay&quot;&amp;[$source.$D$1]&amp;&quot;_desc&quot;&amp;[.D42]&amp;&quot;_next_target = &quot;&quot;&quot;&amp;[$source.M43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43:.T43])" office:value-type="string" office:string-value="### Overlay 'landscape' &gt; 40 &gt; button for 'up|left', disabled, handled by dpad_area&#10;overlay1_desc40 = &quot;up|left,0.05658,0.35072,radial,0.00875,0.01944&quot;&#10;overlay1_desc40_overlay = l-btn-corner.png&#10;overlay1_desc40_reach_x = 0&#10;overlay1_desc40_alpha_mod = 2" calcext:value-type="string">
            <text:p>### Overlay 'landscape' &gt; 40 &gt; button for 'up|left', disabled, handled by dpad_area</text:p>
            <text:p>overlay1_desc40 = "up|left,0.05658,0.35072,radial,0.00875,0.01944"</text:p>
            <text:p>overlay1_desc40_overlay = l-btn-corner.png</text:p>
            <text:p>overlay1_desc40_reach_x = 0</text:p>
            <text:p>overlay1_desc40_alpha_mod = 2</text:p>
          </table:table-cell>
          <table:table-cell table:number-columns-repeated="2"/>
          <table:table-cell table:formula="of:=[$source.A44]" office:value-type="float" office:value="40" calcext:value-type="float">
            <text:p>40</text:p>
          </table:table-cell>
          <table:table-cell table:formula="of:=[$source.D44]/2" office:value-type="float" office:value="21" calcext:value-type="float">
            <text:p>21</text:p>
          </table:table-cell>
          <table:table-cell table:formula="of:=[$source.E44]/2" office:value-type="float" office:value="21" calcext:value-type="float">
            <text:p>21</text:p>
          </table:table-cell>
          <table:table-cell table:formula="of:=[$source.F44]+[.E43]" office:value-type="float" office:value="135.78" calcext:value-type="float">
            <text:p>135.78</text:p>
          </table:table-cell>
          <table:table-cell table:formula="of:=[$source.G44]+[.F43]" office:value-type="float" office:value="378.78" calcext:value-type="float">
            <text:p>378.78</text:p>
          </table:table-cell>
          <table:table-cell table:formula="of:=ROUND([.E43]/[$source.$F$1];5)" office:value-type="float" office:value="0.00875" calcext:value-type="float">
            <text:p>0.00875</text:p>
          </table:table-cell>
          <table:table-cell table:formula="of:=ROUND([.F43]/[$source.$H$1];5)" office:value-type="float" office:value="0.01944" calcext:value-type="float">
            <text:p>0.01944</text:p>
          </table:table-cell>
          <table:table-cell table:formula="of:=ROUND([.G43]/[$source.$F$1];5)" office:value-type="float" office:value="0.05658" calcext:value-type="float">
            <text:p>0.05658</text:p>
          </table:table-cell>
          <table:table-cell table:formula="of:=ROUND([.H43]/[$source.$H$1];5)" office:value-type="float" office:value="0.35072" calcext:value-type="float">
            <text:p>0.35072</text:p>
          </table:table-cell>
          <table:table-cell table:style-name="ce4" table:formula="of:=&quot;### Overlay '&quot;&amp;[$source.$B$1]&amp;&quot;' &gt; &quot;&amp;[.D43]&amp;&quot; &gt; &quot;&amp;[$source.N44]" office:value-type="string" office:string-value="### Overlay 'landscape' &gt; 40 &gt; button for 'up|left', disabled, handled by dpad_area" calcext:value-type="string">
            <text:p>### Overlay 'landscape' &gt; 40 &gt; button for 'up|left', disabled, handled by dpad_area</text:p>
          </table:table-cell>
          <table:table-cell table:style-name="ce4" table:formula="of:=&quot;overlay&quot;&amp;[$source.$D$1]&amp;&quot;_desc&quot;&amp;[.D43]&amp;&quot; = &quot;&quot;&quot;&amp;COM.MICROSOFT.TEXTJOIN(&quot;,&quot;;0;[$source.B44];[.K43];[.L43];[$source.H44];[.I43];[.J43])&amp;&quot;&quot;&quot;&quot;" office:value-type="string" office:string-value="overlay1_desc40 = &quot;up|left,0.05658,0.35072,radial,0.00875,0.01944&quot;" calcext:value-type="string">
            <text:p>overlay1_desc40 = "up|left,0.05658,0.35072,radial,0.00875,0.01944"</text:p>
          </table:table-cell>
          <table:table-cell table:formula="of:=IF([$source.C44]=&quot;&quot;;&quot;&quot;;&quot;overlay&quot;&amp;[$source.$D$1]&amp;&quot;_desc&quot;&amp;[.D43]&amp;&quot;_overlay = &quot;&amp;[$source.C44])" office:value-type="string" office:string-value="overlay1_desc40_overlay = l-btn-corner.png" calcext:value-type="string">
            <text:p>overlay1_desc40_overlay = l-btn-corner.png</text:p>
          </table:table-cell>
          <table:table-cell table:formula="of:=IF([$source.I44]=&quot;&quot;; &quot;overlay&quot;&amp;[$source.$D$1]&amp;&quot;_desc&quot;&amp;[.D43]&amp;&quot;_reach_x = 0&quot;; &quot;overlay&quot;&amp;[$source.$D$1]&amp;&quot;_desc&quot;&amp;[.D43]&amp;&quot;_reach_x = 1.25&quot;&amp;CHAR(10)&amp;&quot;overlay&quot;&amp;[$source.$D$1]&amp;&quot;_desc&quot;&amp;[.D43]&amp;&quot;_reach_y = 1.25&quot; )" office:value-type="string" office:string-value="overlay1_desc40_reach_x = 0" calcext:value-type="string">
            <text:p>overlay1_desc40_reach_x = 0</text:p>
          </table:table-cell>
          <table:table-cell table:style-name="ce4" table:formula="of:=IF([$source.J44]=&quot;&quot;;&quot;&quot;; &quot;overlay&quot;&amp;[$source.$D$1]&amp;&quot;_desc&quot;&amp;[.D43]&amp;&quot;_range_mod = 15&quot;&amp; CHAR(10)&amp; &quot;overlay&quot;&amp;[$source.$D$1]&amp;&quot;_desc&quot;&amp;[.D43]&amp;&quot;_range_mod_exclusive = true&quot; )">
            <text:p/>
          </table:table-cell>
          <table:table-cell table:style-name="ce4" table:formula="of:=IF([$source.K44]=&quot;&quot;;&quot;&quot;; &quot;overlay&quot;&amp;[$source.$D$1]&amp;&quot;_desc&quot;&amp;[.D43]&amp;&quot;_movable = true&quot;&amp; CHAR(10)&amp; &quot;overlay&quot;&amp;[$source.$D$1]&amp;&quot;_desc&quot;&amp;[.D43]&amp;&quot;_saturate_pct = 0.65&quot; )">
            <text:p/>
          </table:table-cell>
          <table:table-cell table:formula="of:=&quot;overlay&quot;&amp;[$source.$D$1]&amp;&quot;_desc&quot;&amp;[.D43]&amp;&quot;_alpha_mod = &quot;&amp;[$source.L44]" office:value-type="string" office:string-value="overlay1_desc40_alpha_mod = 2" calcext:value-type="string">
            <text:p>overlay1_desc40_alpha_mod = 2</text:p>
          </table:table-cell>
          <table:table-cell table:formula="of:=IF([$source.M44]=&quot;&quot;;&quot;&quot;; &quot;overlay&quot;&amp;[$source.$D$1]&amp;&quot;_desc&quot;&amp;[.D43]&amp;&quot;_next_target = &quot;&quot;&quot;&amp;[$source.M44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44:.T44])" office:value-type="string" office:string-value="### Overlay 'landscape' &gt; 41 &gt; button for 'up|right', disabled, handled by dpad_area&#10;overlay1_desc41 = &quot;up|right,0.19093,0.35072,radial,0.00875,0.01944&quot;&#10;overlay1_desc41_overlay = l-btn-corner.png&#10;overlay1_desc41_reach_x = 0&#10;overlay1_desc41_alpha_mod = 2" calcext:value-type="string">
            <text:p>### Overlay 'landscape' &gt; 41 &gt; button for 'up|right', disabled, handled by dpad_area</text:p>
            <text:p>overlay1_desc41 = "up|right,0.19093,0.35072,radial,0.00875,0.01944"</text:p>
            <text:p>overlay1_desc41_overlay = l-btn-corner.png</text:p>
            <text:p>overlay1_desc41_reach_x = 0</text:p>
            <text:p>overlay1_desc41_alpha_mod = 2</text:p>
          </table:table-cell>
          <table:table-cell table:number-columns-repeated="2"/>
          <table:table-cell table:formula="of:=[$source.A45]" office:value-type="float" office:value="41" calcext:value-type="float">
            <text:p>41</text:p>
          </table:table-cell>
          <table:table-cell table:formula="of:=[$source.D45]/2" office:value-type="float" office:value="21" calcext:value-type="float">
            <text:p>21</text:p>
          </table:table-cell>
          <table:table-cell table:formula="of:=[$source.E45]/2" office:value-type="float" office:value="21" calcext:value-type="float">
            <text:p>21</text:p>
          </table:table-cell>
          <table:table-cell table:formula="of:=[$source.F45]+[.E44]" office:value-type="float" office:value="458.22" calcext:value-type="float">
            <text:p>458.22</text:p>
          </table:table-cell>
          <table:table-cell table:formula="of:=[$source.G45]+[.F44]" office:value-type="float" office:value="378.78" calcext:value-type="float">
            <text:p>378.78</text:p>
          </table:table-cell>
          <table:table-cell table:formula="of:=ROUND([.E44]/[$source.$F$1];5)" office:value-type="float" office:value="0.00875" calcext:value-type="float">
            <text:p>0.00875</text:p>
          </table:table-cell>
          <table:table-cell table:formula="of:=ROUND([.F44]/[$source.$H$1];5)" office:value-type="float" office:value="0.01944" calcext:value-type="float">
            <text:p>0.01944</text:p>
          </table:table-cell>
          <table:table-cell table:formula="of:=ROUND([.G44]/[$source.$F$1];5)" office:value-type="float" office:value="0.19093" calcext:value-type="float">
            <text:p>0.19093</text:p>
          </table:table-cell>
          <table:table-cell table:formula="of:=ROUND([.H44]/[$source.$H$1];5)" office:value-type="float" office:value="0.35072" calcext:value-type="float">
            <text:p>0.35072</text:p>
          </table:table-cell>
          <table:table-cell table:style-name="ce4" table:formula="of:=&quot;### Overlay '&quot;&amp;[$source.$B$1]&amp;&quot;' &gt; &quot;&amp;[.D44]&amp;&quot; &gt; &quot;&amp;[$source.N45]" office:value-type="string" office:string-value="### Overlay 'landscape' &gt; 41 &gt; button for 'up|right', disabled, handled by dpad_area" calcext:value-type="string">
            <text:p>### Overlay 'landscape' &gt; 41 &gt; button for 'up|right', disabled, handled by dpad_area</text:p>
          </table:table-cell>
          <table:table-cell table:style-name="ce4" table:formula="of:=&quot;overlay&quot;&amp;[$source.$D$1]&amp;&quot;_desc&quot;&amp;[.D44]&amp;&quot; = &quot;&quot;&quot;&amp;COM.MICROSOFT.TEXTJOIN(&quot;,&quot;;0;[$source.B45];[.K44];[.L44];[$source.H45];[.I44];[.J44])&amp;&quot;&quot;&quot;&quot;" office:value-type="string" office:string-value="overlay1_desc41 = &quot;up|right,0.19093,0.35072,radial,0.00875,0.01944&quot;" calcext:value-type="string">
            <text:p>overlay1_desc41 = "up|right,0.19093,0.35072,radial,0.00875,0.01944"</text:p>
          </table:table-cell>
          <table:table-cell table:formula="of:=IF([$source.C45]=&quot;&quot;;&quot;&quot;;&quot;overlay&quot;&amp;[$source.$D$1]&amp;&quot;_desc&quot;&amp;[.D44]&amp;&quot;_overlay = &quot;&amp;[$source.C45])" office:value-type="string" office:string-value="overlay1_desc41_overlay = l-btn-corner.png" calcext:value-type="string">
            <text:p>overlay1_desc41_overlay = l-btn-corner.png</text:p>
          </table:table-cell>
          <table:table-cell table:formula="of:=IF([$source.I45]=&quot;&quot;; &quot;overlay&quot;&amp;[$source.$D$1]&amp;&quot;_desc&quot;&amp;[.D44]&amp;&quot;_reach_x = 0&quot;; &quot;overlay&quot;&amp;[$source.$D$1]&amp;&quot;_desc&quot;&amp;[.D44]&amp;&quot;_reach_x = 1.25&quot;&amp;CHAR(10)&amp;&quot;overlay&quot;&amp;[$source.$D$1]&amp;&quot;_desc&quot;&amp;[.D44]&amp;&quot;_reach_y = 1.25&quot; )" office:value-type="string" office:string-value="overlay1_desc41_reach_x = 0" calcext:value-type="string">
            <text:p>overlay1_desc41_reach_x = 0</text:p>
          </table:table-cell>
          <table:table-cell table:style-name="ce4" table:formula="of:=IF([$source.J45]=&quot;&quot;;&quot;&quot;; &quot;overlay&quot;&amp;[$source.$D$1]&amp;&quot;_desc&quot;&amp;[.D44]&amp;&quot;_range_mod = 15&quot;&amp; CHAR(10)&amp; &quot;overlay&quot;&amp;[$source.$D$1]&amp;&quot;_desc&quot;&amp;[.D44]&amp;&quot;_range_mod_exclusive = true&quot; )">
            <text:p/>
          </table:table-cell>
          <table:table-cell table:style-name="ce4" table:formula="of:=IF([$source.K45]=&quot;&quot;;&quot;&quot;; &quot;overlay&quot;&amp;[$source.$D$1]&amp;&quot;_desc&quot;&amp;[.D44]&amp;&quot;_movable = true&quot;&amp; CHAR(10)&amp; &quot;overlay&quot;&amp;[$source.$D$1]&amp;&quot;_desc&quot;&amp;[.D44]&amp;&quot;_saturate_pct = 0.65&quot; )">
            <text:p/>
          </table:table-cell>
          <table:table-cell table:formula="of:=&quot;overlay&quot;&amp;[$source.$D$1]&amp;&quot;_desc&quot;&amp;[.D44]&amp;&quot;_alpha_mod = &quot;&amp;[$source.L45]" office:value-type="string" office:string-value="overlay1_desc41_alpha_mod = 2" calcext:value-type="string">
            <text:p>overlay1_desc41_alpha_mod = 2</text:p>
          </table:table-cell>
          <table:table-cell table:formula="of:=IF([$source.M45]=&quot;&quot;;&quot;&quot;; &quot;overlay&quot;&amp;[$source.$D$1]&amp;&quot;_desc&quot;&amp;[.D44]&amp;&quot;_next_target = &quot;&quot;&quot;&amp;[$source.M45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45:.T45])" office:value-type="string" office:string-value="### Overlay 'landscape' &gt; 42 &gt; button for 'down|left', disabled, handled by dpad_area&#10;overlay1_desc42 = &quot;down|left,0.05658,0.64928,radial,0.00875,0.01944&quot;&#10;overlay1_desc42_overlay = l-btn-corner.png&#10;overlay1_desc42_reach_x = 0&#10;overlay1_desc42_alpha_mod = 2" calcext:value-type="string">
            <text:p>### Overlay 'landscape' &gt; 42 &gt; button for 'down|left', disabled, handled by dpad_area</text:p>
            <text:p>overlay1_desc42 = "down|left,0.05658,0.64928,radial,0.00875,0.01944"</text:p>
            <text:p>overlay1_desc42_overlay = l-btn-corner.png</text:p>
            <text:p>overlay1_desc42_reach_x = 0</text:p>
            <text:p>overlay1_desc42_alpha_mod = 2</text:p>
          </table:table-cell>
          <table:table-cell table:number-columns-repeated="2"/>
          <table:table-cell table:formula="of:=[$source.A46]" office:value-type="float" office:value="42" calcext:value-type="float">
            <text:p>42</text:p>
          </table:table-cell>
          <table:table-cell table:formula="of:=[$source.D46]/2" office:value-type="float" office:value="21" calcext:value-type="float">
            <text:p>21</text:p>
          </table:table-cell>
          <table:table-cell table:formula="of:=[$source.E46]/2" office:value-type="float" office:value="21" calcext:value-type="float">
            <text:p>21</text:p>
          </table:table-cell>
          <table:table-cell table:formula="of:=[$source.F46]+[.E45]" office:value-type="float" office:value="135.78" calcext:value-type="float">
            <text:p>135.78</text:p>
          </table:table-cell>
          <table:table-cell table:formula="of:=[$source.G46]+[.F45]" office:value-type="float" office:value="701.22" calcext:value-type="float">
            <text:p>701.22</text:p>
          </table:table-cell>
          <table:table-cell table:formula="of:=ROUND([.E45]/[$source.$F$1];5)" office:value-type="float" office:value="0.00875" calcext:value-type="float">
            <text:p>0.00875</text:p>
          </table:table-cell>
          <table:table-cell table:formula="of:=ROUND([.F45]/[$source.$H$1];5)" office:value-type="float" office:value="0.01944" calcext:value-type="float">
            <text:p>0.01944</text:p>
          </table:table-cell>
          <table:table-cell table:formula="of:=ROUND([.G45]/[$source.$F$1];5)" office:value-type="float" office:value="0.05658" calcext:value-type="float">
            <text:p>0.05658</text:p>
          </table:table-cell>
          <table:table-cell table:formula="of:=ROUND([.H45]/[$source.$H$1];5)" office:value-type="float" office:value="0.64928" calcext:value-type="float">
            <text:p>0.64928</text:p>
          </table:table-cell>
          <table:table-cell table:style-name="ce4" table:formula="of:=&quot;### Overlay '&quot;&amp;[$source.$B$1]&amp;&quot;' &gt; &quot;&amp;[.D45]&amp;&quot; &gt; &quot;&amp;[$source.N46]" office:value-type="string" office:string-value="### Overlay 'landscape' &gt; 42 &gt; button for 'down|left', disabled, handled by dpad_area" calcext:value-type="string">
            <text:p>### Overlay 'landscape' &gt; 42 &gt; button for 'down|left', disabled, handled by dpad_area</text:p>
          </table:table-cell>
          <table:table-cell table:style-name="ce4" table:formula="of:=&quot;overlay&quot;&amp;[$source.$D$1]&amp;&quot;_desc&quot;&amp;[.D45]&amp;&quot; = &quot;&quot;&quot;&amp;COM.MICROSOFT.TEXTJOIN(&quot;,&quot;;0;[$source.B46];[.K45];[.L45];[$source.H46];[.I45];[.J45])&amp;&quot;&quot;&quot;&quot;" office:value-type="string" office:string-value="overlay1_desc42 = &quot;down|left,0.05658,0.64928,radial,0.00875,0.01944&quot;" calcext:value-type="string">
            <text:p>overlay1_desc42 = "down|left,0.05658,0.64928,radial,0.00875,0.01944"</text:p>
          </table:table-cell>
          <table:table-cell table:formula="of:=IF([$source.C46]=&quot;&quot;;&quot;&quot;;&quot;overlay&quot;&amp;[$source.$D$1]&amp;&quot;_desc&quot;&amp;[.D45]&amp;&quot;_overlay = &quot;&amp;[$source.C46])" office:value-type="string" office:string-value="overlay1_desc42_overlay = l-btn-corner.png" calcext:value-type="string">
            <text:p>overlay1_desc42_overlay = l-btn-corner.png</text:p>
          </table:table-cell>
          <table:table-cell table:formula="of:=IF([$source.I46]=&quot;&quot;; &quot;overlay&quot;&amp;[$source.$D$1]&amp;&quot;_desc&quot;&amp;[.D45]&amp;&quot;_reach_x = 0&quot;; &quot;overlay&quot;&amp;[$source.$D$1]&amp;&quot;_desc&quot;&amp;[.D45]&amp;&quot;_reach_x = 1.25&quot;&amp;CHAR(10)&amp;&quot;overlay&quot;&amp;[$source.$D$1]&amp;&quot;_desc&quot;&amp;[.D45]&amp;&quot;_reach_y = 1.25&quot; )" office:value-type="string" office:string-value="overlay1_desc42_reach_x = 0" calcext:value-type="string">
            <text:p>overlay1_desc42_reach_x = 0</text:p>
          </table:table-cell>
          <table:table-cell table:style-name="ce4" table:formula="of:=IF([$source.J46]=&quot;&quot;;&quot;&quot;; &quot;overlay&quot;&amp;[$source.$D$1]&amp;&quot;_desc&quot;&amp;[.D45]&amp;&quot;_range_mod = 15&quot;&amp; CHAR(10)&amp; &quot;overlay&quot;&amp;[$source.$D$1]&amp;&quot;_desc&quot;&amp;[.D45]&amp;&quot;_range_mod_exclusive = true&quot; )">
            <text:p/>
          </table:table-cell>
          <table:table-cell table:style-name="ce4" table:formula="of:=IF([$source.K46]=&quot;&quot;;&quot;&quot;; &quot;overlay&quot;&amp;[$source.$D$1]&amp;&quot;_desc&quot;&amp;[.D45]&amp;&quot;_movable = true&quot;&amp; CHAR(10)&amp; &quot;overlay&quot;&amp;[$source.$D$1]&amp;&quot;_desc&quot;&amp;[.D45]&amp;&quot;_saturate_pct = 0.65&quot; )">
            <text:p/>
          </table:table-cell>
          <table:table-cell table:formula="of:=&quot;overlay&quot;&amp;[$source.$D$1]&amp;&quot;_desc&quot;&amp;[.D45]&amp;&quot;_alpha_mod = &quot;&amp;[$source.L46]" office:value-type="string" office:string-value="overlay1_desc42_alpha_mod = 2" calcext:value-type="string">
            <text:p>overlay1_desc42_alpha_mod = 2</text:p>
          </table:table-cell>
          <table:table-cell table:formula="of:=IF([$source.M46]=&quot;&quot;;&quot;&quot;; &quot;overlay&quot;&amp;[$source.$D$1]&amp;&quot;_desc&quot;&amp;[.D45]&amp;&quot;_next_target = &quot;&quot;&quot;&amp;[$source.M46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46:.T46])" office:value-type="string" office:string-value="### Overlay 'landscape' &gt; 43 &gt; button for 'down|right', disabled, handled by dpad_area&#10;overlay1_desc43 = &quot;down|right,0.19093,0.64928,radial,0.00875,0.01944&quot;&#10;overlay1_desc43_overlay = l-btn-corner.png&#10;overlay1_desc43_reach_x = 0&#10;overlay1_desc43_alpha_mod = 2" calcext:value-type="string">
            <text:p>### Overlay 'landscape' &gt; 43 &gt; button for 'down|right', disabled, handled by dpad_area</text:p>
            <text:p>overlay1_desc43 = "down|right,0.19093,0.64928,radial,0.00875,0.01944"</text:p>
            <text:p>overlay1_desc43_overlay = l-btn-corner.png</text:p>
            <text:p>overlay1_desc43_reach_x = 0</text:p>
            <text:p>overlay1_desc43_alpha_mod = 2</text:p>
          </table:table-cell>
          <table:table-cell table:number-columns-repeated="2"/>
          <table:table-cell table:formula="of:=[$source.A47]" office:value-type="float" office:value="43" calcext:value-type="float">
            <text:p>43</text:p>
          </table:table-cell>
          <table:table-cell table:formula="of:=[$source.D47]/2" office:value-type="float" office:value="21" calcext:value-type="float">
            <text:p>21</text:p>
          </table:table-cell>
          <table:table-cell table:formula="of:=[$source.E47]/2" office:value-type="float" office:value="21" calcext:value-type="float">
            <text:p>21</text:p>
          </table:table-cell>
          <table:table-cell table:formula="of:=[$source.F47]+[.E46]" office:value-type="float" office:value="458.22" calcext:value-type="float">
            <text:p>458.22</text:p>
          </table:table-cell>
          <table:table-cell table:formula="of:=[$source.G47]+[.F46]" office:value-type="float" office:value="701.22" calcext:value-type="float">
            <text:p>701.22</text:p>
          </table:table-cell>
          <table:table-cell table:formula="of:=ROUND([.E46]/[$source.$F$1];5)" office:value-type="float" office:value="0.00875" calcext:value-type="float">
            <text:p>0.00875</text:p>
          </table:table-cell>
          <table:table-cell table:formula="of:=ROUND([.F46]/[$source.$H$1];5)" office:value-type="float" office:value="0.01944" calcext:value-type="float">
            <text:p>0.01944</text:p>
          </table:table-cell>
          <table:table-cell table:formula="of:=ROUND([.G46]/[$source.$F$1];5)" office:value-type="float" office:value="0.19093" calcext:value-type="float">
            <text:p>0.19093</text:p>
          </table:table-cell>
          <table:table-cell table:formula="of:=ROUND([.H46]/[$source.$H$1];5)" office:value-type="float" office:value="0.64928" calcext:value-type="float">
            <text:p>0.64928</text:p>
          </table:table-cell>
          <table:table-cell table:style-name="ce4" table:formula="of:=&quot;### Overlay '&quot;&amp;[$source.$B$1]&amp;&quot;' &gt; &quot;&amp;[.D46]&amp;&quot; &gt; &quot;&amp;[$source.N47]" office:value-type="string" office:string-value="### Overlay 'landscape' &gt; 43 &gt; button for 'down|right', disabled, handled by dpad_area" calcext:value-type="string">
            <text:p>### Overlay 'landscape' &gt; 43 &gt; button for 'down|right', disabled, handled by dpad_area</text:p>
          </table:table-cell>
          <table:table-cell table:style-name="ce4" table:formula="of:=&quot;overlay&quot;&amp;[$source.$D$1]&amp;&quot;_desc&quot;&amp;[.D46]&amp;&quot; = &quot;&quot;&quot;&amp;COM.MICROSOFT.TEXTJOIN(&quot;,&quot;;0;[$source.B47];[.K46];[.L46];[$source.H47];[.I46];[.J46])&amp;&quot;&quot;&quot;&quot;" office:value-type="string" office:string-value="overlay1_desc43 = &quot;down|right,0.19093,0.64928,radial,0.00875,0.01944&quot;" calcext:value-type="string">
            <text:p>overlay1_desc43 = "down|right,0.19093,0.64928,radial,0.00875,0.01944"</text:p>
          </table:table-cell>
          <table:table-cell table:formula="of:=IF([$source.C47]=&quot;&quot;;&quot;&quot;;&quot;overlay&quot;&amp;[$source.$D$1]&amp;&quot;_desc&quot;&amp;[.D46]&amp;&quot;_overlay = &quot;&amp;[$source.C47])" office:value-type="string" office:string-value="overlay1_desc43_overlay = l-btn-corner.png" calcext:value-type="string">
            <text:p>overlay1_desc43_overlay = l-btn-corner.png</text:p>
          </table:table-cell>
          <table:table-cell table:formula="of:=IF([$source.I47]=&quot;&quot;; &quot;overlay&quot;&amp;[$source.$D$1]&amp;&quot;_desc&quot;&amp;[.D46]&amp;&quot;_reach_x = 0&quot;; &quot;overlay&quot;&amp;[$source.$D$1]&amp;&quot;_desc&quot;&amp;[.D46]&amp;&quot;_reach_x = 1.25&quot;&amp;CHAR(10)&amp;&quot;overlay&quot;&amp;[$source.$D$1]&amp;&quot;_desc&quot;&amp;[.D46]&amp;&quot;_reach_y = 1.25&quot; )" office:value-type="string" office:string-value="overlay1_desc43_reach_x = 0" calcext:value-type="string">
            <text:p>overlay1_desc43_reach_x = 0</text:p>
          </table:table-cell>
          <table:table-cell table:style-name="ce4" table:formula="of:=IF([$source.J47]=&quot;&quot;;&quot;&quot;; &quot;overlay&quot;&amp;[$source.$D$1]&amp;&quot;_desc&quot;&amp;[.D46]&amp;&quot;_range_mod = 15&quot;&amp; CHAR(10)&amp; &quot;overlay&quot;&amp;[$source.$D$1]&amp;&quot;_desc&quot;&amp;[.D46]&amp;&quot;_range_mod_exclusive = true&quot; )">
            <text:p/>
          </table:table-cell>
          <table:table-cell table:style-name="ce4" table:formula="of:=IF([$source.K47]=&quot;&quot;;&quot;&quot;; &quot;overlay&quot;&amp;[$source.$D$1]&amp;&quot;_desc&quot;&amp;[.D46]&amp;&quot;_movable = true&quot;&amp; CHAR(10)&amp; &quot;overlay&quot;&amp;[$source.$D$1]&amp;&quot;_desc&quot;&amp;[.D46]&amp;&quot;_saturate_pct = 0.65&quot; )">
            <text:p/>
          </table:table-cell>
          <table:table-cell table:formula="of:=&quot;overlay&quot;&amp;[$source.$D$1]&amp;&quot;_desc&quot;&amp;[.D46]&amp;&quot;_alpha_mod = &quot;&amp;[$source.L47]" office:value-type="string" office:string-value="overlay1_desc43_alpha_mod = 2" calcext:value-type="string">
            <text:p>overlay1_desc43_alpha_mod = 2</text:p>
          </table:table-cell>
          <table:table-cell table:formula="of:=IF([$source.M47]=&quot;&quot;;&quot;&quot;; &quot;overlay&quot;&amp;[$source.$D$1]&amp;&quot;_desc&quot;&amp;[.D46]&amp;&quot;_next_target = &quot;&quot;&quot;&amp;[$source.M47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47:.T47])" office:value-type="string" office:string-value="### Overlay 'landscape' &gt; 44 &gt; button for 'x', disabled, handled by abxy_area&#10;overlay1_desc44 = &quot;x,0.87625,0.35833,radial,0.04,0.08889&quot;&#10;overlay1_desc44_overlay = l-btn-act4-x-triangle.png&#10;overlay1_desc44_reach_x = 0&#10;overlay1_desc44_alpha_mod = 2" calcext:value-type="string">
            <text:p>### Overlay 'landscape' &gt; 44 &gt; button for 'x', disabled, handled by abxy_area</text:p>
            <text:p>overlay1_desc44 = "x,0.87625,0.35833,radial,0.04,0.08889"</text:p>
            <text:p>overlay1_desc44_overlay = l-btn-act4-x-triangle.png</text:p>
            <text:p>overlay1_desc44_reach_x = 0</text:p>
            <text:p>overlay1_desc44_alpha_mod = 2</text:p>
          </table:table-cell>
          <table:table-cell table:number-columns-repeated="2"/>
          <table:table-cell table:formula="of:=[$source.A48]" office:value-type="float" office:value="44" calcext:value-type="float">
            <text:p>44</text:p>
          </table:table-cell>
          <table:table-cell table:formula="of:=[$source.D48]/2" office:value-type="float" office:value="96" calcext:value-type="float">
            <text:p>96</text:p>
          </table:table-cell>
          <table:table-cell table:formula="of:=[$source.E48]/2" office:value-type="float" office:value="96" calcext:value-type="float">
            <text:p>96</text:p>
          </table:table-cell>
          <table:table-cell table:formula="of:=[$source.F48]+[.E47]" office:value-type="float" office:value="2103" calcext:value-type="float">
            <text:p>2103</text:p>
          </table:table-cell>
          <table:table-cell table:formula="of:=[$source.G48]+[.F47]" office:value-type="float" office:value="387" calcext:value-type="float">
            <text:p>387</text:p>
          </table:table-cell>
          <table:table-cell table:formula="of:=ROUND([.E47]/[$source.$F$1];5)" office:value-type="float" office:value="0.04" calcext:value-type="float">
            <text:p>0.04</text:p>
          </table:table-cell>
          <table:table-cell table:formula="of:=ROUND([.F47]/[$source.$H$1];5)" office:value-type="float" office:value="0.08889" calcext:value-type="float">
            <text:p>0.08889</text:p>
          </table:table-cell>
          <table:table-cell table:formula="of:=ROUND([.G47]/[$source.$F$1];5)" office:value-type="float" office:value="0.87625" calcext:value-type="float">
            <text:p>0.87625</text:p>
          </table:table-cell>
          <table:table-cell table:formula="of:=ROUND([.H47]/[$source.$H$1];5)" office:value-type="float" office:value="0.35833" calcext:value-type="float">
            <text:p>0.35833</text:p>
          </table:table-cell>
          <table:table-cell table:style-name="ce4" table:formula="of:=&quot;### Overlay '&quot;&amp;[$source.$B$1]&amp;&quot;' &gt; &quot;&amp;[.D47]&amp;&quot; &gt; &quot;&amp;[$source.N48]" office:value-type="string" office:string-value="### Overlay 'landscape' &gt; 44 &gt; button for 'x', disabled, handled by abxy_area" calcext:value-type="string">
            <text:p>### Overlay 'landscape' &gt; 44 &gt; button for 'x', disabled, handled by abxy_area</text:p>
          </table:table-cell>
          <table:table-cell table:style-name="ce4" table:formula="of:=&quot;overlay&quot;&amp;[$source.$D$1]&amp;&quot;_desc&quot;&amp;[.D47]&amp;&quot; = &quot;&quot;&quot;&amp;COM.MICROSOFT.TEXTJOIN(&quot;,&quot;;0;[$source.B48];[.K47];[.L47];[$source.H48];[.I47];[.J47])&amp;&quot;&quot;&quot;&quot;" office:value-type="string" office:string-value="overlay1_desc44 = &quot;x,0.87625,0.35833,radial,0.04,0.08889&quot;" calcext:value-type="string">
            <text:p>overlay1_desc44 = "x,0.87625,0.35833,radial,0.04,0.08889"</text:p>
          </table:table-cell>
          <table:table-cell table:formula="of:=IF([$source.C48]=&quot;&quot;;&quot;&quot;;&quot;overlay&quot;&amp;[$source.$D$1]&amp;&quot;_desc&quot;&amp;[.D47]&amp;&quot;_overlay = &quot;&amp;[$source.C48])" office:value-type="string" office:string-value="overlay1_desc44_overlay = l-btn-act4-x-triangle.png" calcext:value-type="string">
            <text:p>overlay1_desc44_overlay = l-btn-act4-x-triangle.png</text:p>
          </table:table-cell>
          <table:table-cell table:formula="of:=IF([$source.I48]=&quot;&quot;; &quot;overlay&quot;&amp;[$source.$D$1]&amp;&quot;_desc&quot;&amp;[.D47]&amp;&quot;_reach_x = 0&quot;; &quot;overlay&quot;&amp;[$source.$D$1]&amp;&quot;_desc&quot;&amp;[.D47]&amp;&quot;_reach_x = 1.25&quot;&amp;CHAR(10)&amp;&quot;overlay&quot;&amp;[$source.$D$1]&amp;&quot;_desc&quot;&amp;[.D47]&amp;&quot;_reach_y = 1.25&quot; )" office:value-type="string" office:string-value="overlay1_desc44_reach_x = 0" calcext:value-type="string">
            <text:p>overlay1_desc44_reach_x = 0</text:p>
          </table:table-cell>
          <table:table-cell table:style-name="ce4" table:formula="of:=IF([$source.J48]=&quot;&quot;;&quot;&quot;; &quot;overlay&quot;&amp;[$source.$D$1]&amp;&quot;_desc&quot;&amp;[.D47]&amp;&quot;_range_mod = 15&quot;&amp; CHAR(10)&amp; &quot;overlay&quot;&amp;[$source.$D$1]&amp;&quot;_desc&quot;&amp;[.D47]&amp;&quot;_range_mod_exclusive = true&quot; )">
            <text:p/>
          </table:table-cell>
          <table:table-cell table:style-name="ce4" table:formula="of:=IF([$source.K48]=&quot;&quot;;&quot;&quot;; &quot;overlay&quot;&amp;[$source.$D$1]&amp;&quot;_desc&quot;&amp;[.D47]&amp;&quot;_movable = true&quot;&amp; CHAR(10)&amp; &quot;overlay&quot;&amp;[$source.$D$1]&amp;&quot;_desc&quot;&amp;[.D47]&amp;&quot;_saturate_pct = 0.65&quot; )">
            <text:p/>
          </table:table-cell>
          <table:table-cell table:formula="of:=&quot;overlay&quot;&amp;[$source.$D$1]&amp;&quot;_desc&quot;&amp;[.D47]&amp;&quot;_alpha_mod = &quot;&amp;[$source.L48]" office:value-type="string" office:string-value="overlay1_desc44_alpha_mod = 2" calcext:value-type="string">
            <text:p>overlay1_desc44_alpha_mod = 2</text:p>
          </table:table-cell>
          <table:table-cell table:formula="of:=IF([$source.M48]=&quot;&quot;;&quot;&quot;; &quot;overlay&quot;&amp;[$source.$D$1]&amp;&quot;_desc&quot;&amp;[.D47]&amp;&quot;_next_target = &quot;&quot;&quot;&amp;[$source.M48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48:.T48])" office:value-type="string" office:string-value="### Overlay 'landscape' &gt; 45 &gt; button for 'y', disabled, handled by abxy_area&#10;overlay1_desc45 = &quot;y,0.8125,0.5,radial,0.04,0.08889&quot;&#10;overlay1_desc45_overlay = l-btn-act4-y-square.png&#10;overlay1_desc45_reach_x = 0&#10;overlay1_desc45_alpha_mod = 2" calcext:value-type="string">
            <text:p>### Overlay 'landscape' &gt; 45 &gt; button for 'y', disabled, handled by abxy_area</text:p>
            <text:p>overlay1_desc45 = "y,0.8125,0.5,radial,0.04,0.08889"</text:p>
            <text:p>overlay1_desc45_overlay = l-btn-act4-y-square.png</text:p>
            <text:p>overlay1_desc45_reach_x = 0</text:p>
            <text:p>overlay1_desc45_alpha_mod = 2</text:p>
          </table:table-cell>
          <table:table-cell table:number-columns-repeated="2"/>
          <table:table-cell table:formula="of:=[$source.A49]" office:value-type="float" office:value="45" calcext:value-type="float">
            <text:p>45</text:p>
          </table:table-cell>
          <table:table-cell table:formula="of:=[$source.D49]/2" office:value-type="float" office:value="96" calcext:value-type="float">
            <text:p>96</text:p>
          </table:table-cell>
          <table:table-cell table:formula="of:=[$source.E49]/2" office:value-type="float" office:value="96" calcext:value-type="float">
            <text:p>96</text:p>
          </table:table-cell>
          <table:table-cell table:formula="of:=[$source.F49]+[.E48]" office:value-type="float" office:value="1950" calcext:value-type="float">
            <text:p>1950</text:p>
          </table:table-cell>
          <table:table-cell table:formula="of:=[$source.G49]+[.F48]" office:value-type="float" office:value="540" calcext:value-type="float">
            <text:p>540</text:p>
          </table:table-cell>
          <table:table-cell table:formula="of:=ROUND([.E48]/[$source.$F$1];5)" office:value-type="float" office:value="0.04" calcext:value-type="float">
            <text:p>0.04</text:p>
          </table:table-cell>
          <table:table-cell table:formula="of:=ROUND([.F48]/[$source.$H$1];5)" office:value-type="float" office:value="0.08889" calcext:value-type="float">
            <text:p>0.08889</text:p>
          </table:table-cell>
          <table:table-cell table:formula="of:=ROUND([.G48]/[$source.$F$1];5)" office:value-type="float" office:value="0.8125" calcext:value-type="float">
            <text:p>0.8125</text:p>
          </table:table-cell>
          <table:table-cell table:formula="of:=ROUND([.H48]/[$source.$H$1];5)" office:value-type="float" office:value="0.5" calcext:value-type="float">
            <text:p>0.5</text:p>
          </table:table-cell>
          <table:table-cell table:style-name="ce4" table:formula="of:=&quot;### Overlay '&quot;&amp;[$source.$B$1]&amp;&quot;' &gt; &quot;&amp;[.D48]&amp;&quot; &gt; &quot;&amp;[$source.N49]" office:value-type="string" office:string-value="### Overlay 'landscape' &gt; 45 &gt; button for 'y', disabled, handled by abxy_area" calcext:value-type="string">
            <text:p>### Overlay 'landscape' &gt; 45 &gt; button for 'y', disabled, handled by abxy_area</text:p>
          </table:table-cell>
          <table:table-cell table:style-name="ce4" table:formula="of:=&quot;overlay&quot;&amp;[$source.$D$1]&amp;&quot;_desc&quot;&amp;[.D48]&amp;&quot; = &quot;&quot;&quot;&amp;COM.MICROSOFT.TEXTJOIN(&quot;,&quot;;0;[$source.B49];[.K48];[.L48];[$source.H49];[.I48];[.J48])&amp;&quot;&quot;&quot;&quot;" office:value-type="string" office:string-value="overlay1_desc45 = &quot;y,0.8125,0.5,radial,0.04,0.08889&quot;" calcext:value-type="string">
            <text:p>overlay1_desc45 = "y,0.8125,0.5,radial,0.04,0.08889"</text:p>
          </table:table-cell>
          <table:table-cell table:formula="of:=IF([$source.C49]=&quot;&quot;;&quot;&quot;;&quot;overlay&quot;&amp;[$source.$D$1]&amp;&quot;_desc&quot;&amp;[.D48]&amp;&quot;_overlay = &quot;&amp;[$source.C49])" office:value-type="string" office:string-value="overlay1_desc45_overlay = l-btn-act4-y-square.png" calcext:value-type="string">
            <text:p>overlay1_desc45_overlay = l-btn-act4-y-square.png</text:p>
          </table:table-cell>
          <table:table-cell table:formula="of:=IF([$source.I49]=&quot;&quot;; &quot;overlay&quot;&amp;[$source.$D$1]&amp;&quot;_desc&quot;&amp;[.D48]&amp;&quot;_reach_x = 0&quot;; &quot;overlay&quot;&amp;[$source.$D$1]&amp;&quot;_desc&quot;&amp;[.D48]&amp;&quot;_reach_x = 1.25&quot;&amp;CHAR(10)&amp;&quot;overlay&quot;&amp;[$source.$D$1]&amp;&quot;_desc&quot;&amp;[.D48]&amp;&quot;_reach_y = 1.25&quot; )" office:value-type="string" office:string-value="overlay1_desc45_reach_x = 0" calcext:value-type="string">
            <text:p>overlay1_desc45_reach_x = 0</text:p>
          </table:table-cell>
          <table:table-cell table:style-name="ce4" table:formula="of:=IF([$source.J49]=&quot;&quot;;&quot;&quot;; &quot;overlay&quot;&amp;[$source.$D$1]&amp;&quot;_desc&quot;&amp;[.D48]&amp;&quot;_range_mod = 15&quot;&amp; CHAR(10)&amp; &quot;overlay&quot;&amp;[$source.$D$1]&amp;&quot;_desc&quot;&amp;[.D48]&amp;&quot;_range_mod_exclusive = true&quot; )">
            <text:p/>
          </table:table-cell>
          <table:table-cell table:style-name="ce4" table:formula="of:=IF([$source.K49]=&quot;&quot;;&quot;&quot;; &quot;overlay&quot;&amp;[$source.$D$1]&amp;&quot;_desc&quot;&amp;[.D48]&amp;&quot;_movable = true&quot;&amp; CHAR(10)&amp; &quot;overlay&quot;&amp;[$source.$D$1]&amp;&quot;_desc&quot;&amp;[.D48]&amp;&quot;_saturate_pct = 0.65&quot; )">
            <text:p/>
          </table:table-cell>
          <table:table-cell table:formula="of:=&quot;overlay&quot;&amp;[$source.$D$1]&amp;&quot;_desc&quot;&amp;[.D48]&amp;&quot;_alpha_mod = &quot;&amp;[$source.L49]" office:value-type="string" office:string-value="overlay1_desc45_alpha_mod = 2" calcext:value-type="string">
            <text:p>overlay1_desc45_alpha_mod = 2</text:p>
          </table:table-cell>
          <table:table-cell table:formula="of:=IF([$source.M49]=&quot;&quot;;&quot;&quot;; &quot;overlay&quot;&amp;[$source.$D$1]&amp;&quot;_desc&quot;&amp;[.D48]&amp;&quot;_next_target = &quot;&quot;&quot;&amp;[$source.M49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49:.T49])" office:value-type="string" office:string-value="### Overlay 'landscape' &gt; 46 &gt; button for 'a', disabled, handled by abxy_area&#10;overlay1_desc46 = &quot;a,0.94,0.5,radial,0.04,0.08889&quot;&#10;overlay1_desc46_overlay = l-btn-act4-a-circle.png&#10;overlay1_desc46_reach_x = 0&#10;overlay1_desc46_alpha_mod = 2" calcext:value-type="string">
            <text:p>### Overlay 'landscape' &gt; 46 &gt; button for 'a', disabled, handled by abxy_area</text:p>
            <text:p>overlay1_desc46 = "a,0.94,0.5,radial,0.04,0.08889"</text:p>
            <text:p>overlay1_desc46_overlay = l-btn-act4-a-circle.png</text:p>
            <text:p>overlay1_desc46_reach_x = 0</text:p>
            <text:p>overlay1_desc46_alpha_mod = 2</text:p>
          </table:table-cell>
          <table:table-cell table:number-columns-repeated="2"/>
          <table:table-cell table:formula="of:=[$source.A50]" office:value-type="float" office:value="46" calcext:value-type="float">
            <text:p>46</text:p>
          </table:table-cell>
          <table:table-cell table:formula="of:=[$source.D50]/2" office:value-type="float" office:value="96" calcext:value-type="float">
            <text:p>96</text:p>
          </table:table-cell>
          <table:table-cell table:formula="of:=[$source.E50]/2" office:value-type="float" office:value="96" calcext:value-type="float">
            <text:p>96</text:p>
          </table:table-cell>
          <table:table-cell table:formula="of:=[$source.F50]+[.E49]" office:value-type="float" office:value="2256" calcext:value-type="float">
            <text:p>2256</text:p>
          </table:table-cell>
          <table:table-cell table:formula="of:=[$source.G50]+[.F49]" office:value-type="float" office:value="540" calcext:value-type="float">
            <text:p>540</text:p>
          </table:table-cell>
          <table:table-cell table:formula="of:=ROUND([.E49]/[$source.$F$1];5)" office:value-type="float" office:value="0.04" calcext:value-type="float">
            <text:p>0.04</text:p>
          </table:table-cell>
          <table:table-cell table:formula="of:=ROUND([.F49]/[$source.$H$1];5)" office:value-type="float" office:value="0.08889" calcext:value-type="float">
            <text:p>0.08889</text:p>
          </table:table-cell>
          <table:table-cell table:formula="of:=ROUND([.G49]/[$source.$F$1];5)" office:value-type="float" office:value="0.94" calcext:value-type="float">
            <text:p>0.94</text:p>
          </table:table-cell>
          <table:table-cell table:formula="of:=ROUND([.H49]/[$source.$H$1];5)" office:value-type="float" office:value="0.5" calcext:value-type="float">
            <text:p>0.5</text:p>
          </table:table-cell>
          <table:table-cell table:style-name="ce4" table:formula="of:=&quot;### Overlay '&quot;&amp;[$source.$B$1]&amp;&quot;' &gt; &quot;&amp;[.D49]&amp;&quot; &gt; &quot;&amp;[$source.N50]" office:value-type="string" office:string-value="### Overlay 'landscape' &gt; 46 &gt; button for 'a', disabled, handled by abxy_area" calcext:value-type="string">
            <text:p>### Overlay 'landscape' &gt; 46 &gt; button for 'a', disabled, handled by abxy_area</text:p>
          </table:table-cell>
          <table:table-cell table:style-name="ce4" table:formula="of:=&quot;overlay&quot;&amp;[$source.$D$1]&amp;&quot;_desc&quot;&amp;[.D49]&amp;&quot; = &quot;&quot;&quot;&amp;COM.MICROSOFT.TEXTJOIN(&quot;,&quot;;0;[$source.B50];[.K49];[.L49];[$source.H50];[.I49];[.J49])&amp;&quot;&quot;&quot;&quot;" office:value-type="string" office:string-value="overlay1_desc46 = &quot;a,0.94,0.5,radial,0.04,0.08889&quot;" calcext:value-type="string">
            <text:p>overlay1_desc46 = "a,0.94,0.5,radial,0.04,0.08889"</text:p>
          </table:table-cell>
          <table:table-cell table:formula="of:=IF([$source.C50]=&quot;&quot;;&quot;&quot;;&quot;overlay&quot;&amp;[$source.$D$1]&amp;&quot;_desc&quot;&amp;[.D49]&amp;&quot;_overlay = &quot;&amp;[$source.C50])" office:value-type="string" office:string-value="overlay1_desc46_overlay = l-btn-act4-a-circle.png" calcext:value-type="string">
            <text:p>overlay1_desc46_overlay = l-btn-act4-a-circle.png</text:p>
          </table:table-cell>
          <table:table-cell table:formula="of:=IF([$source.I50]=&quot;&quot;; &quot;overlay&quot;&amp;[$source.$D$1]&amp;&quot;_desc&quot;&amp;[.D49]&amp;&quot;_reach_x = 0&quot;; &quot;overlay&quot;&amp;[$source.$D$1]&amp;&quot;_desc&quot;&amp;[.D49]&amp;&quot;_reach_x = 1.25&quot;&amp;CHAR(10)&amp;&quot;overlay&quot;&amp;[$source.$D$1]&amp;&quot;_desc&quot;&amp;[.D49]&amp;&quot;_reach_y = 1.25&quot; )" office:value-type="string" office:string-value="overlay1_desc46_reach_x = 0" calcext:value-type="string">
            <text:p>overlay1_desc46_reach_x = 0</text:p>
          </table:table-cell>
          <table:table-cell table:style-name="ce4" table:formula="of:=IF([$source.J50]=&quot;&quot;;&quot;&quot;; &quot;overlay&quot;&amp;[$source.$D$1]&amp;&quot;_desc&quot;&amp;[.D49]&amp;&quot;_range_mod = 15&quot;&amp; CHAR(10)&amp; &quot;overlay&quot;&amp;[$source.$D$1]&amp;&quot;_desc&quot;&amp;[.D49]&amp;&quot;_range_mod_exclusive = true&quot; )">
            <text:p/>
          </table:table-cell>
          <table:table-cell table:style-name="ce4" table:formula="of:=IF([$source.K50]=&quot;&quot;;&quot;&quot;; &quot;overlay&quot;&amp;[$source.$D$1]&amp;&quot;_desc&quot;&amp;[.D49]&amp;&quot;_movable = true&quot;&amp; CHAR(10)&amp; &quot;overlay&quot;&amp;[$source.$D$1]&amp;&quot;_desc&quot;&amp;[.D49]&amp;&quot;_saturate_pct = 0.65&quot; )">
            <text:p/>
          </table:table-cell>
          <table:table-cell table:formula="of:=&quot;overlay&quot;&amp;[$source.$D$1]&amp;&quot;_desc&quot;&amp;[.D49]&amp;&quot;_alpha_mod = &quot;&amp;[$source.L50]" office:value-type="string" office:string-value="overlay1_desc46_alpha_mod = 2" calcext:value-type="string">
            <text:p>overlay1_desc46_alpha_mod = 2</text:p>
          </table:table-cell>
          <table:table-cell table:formula="of:=IF([$source.M50]=&quot;&quot;;&quot;&quot;; &quot;overlay&quot;&amp;[$source.$D$1]&amp;&quot;_desc&quot;&amp;[.D49]&amp;&quot;_next_target = &quot;&quot;&quot;&amp;[$source.M50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50:.T50])" office:value-type="string" office:string-value="### Overlay 'landscape' &gt; 47 &gt; button for 'b', disabled, handled by abxy_area&#10;overlay1_desc47 = &quot;b,0.87625,0.64167,radial,0.04,0.08889&quot;&#10;overlay1_desc47_overlay = l-btn-act4-b-cross.png&#10;overlay1_desc47_reach_x = 0&#10;overlay1_desc47_alpha_mod = 2" calcext:value-type="string">
            <text:p>### Overlay 'landscape' &gt; 47 &gt; button for 'b', disabled, handled by abxy_area</text:p>
            <text:p>overlay1_desc47 = "b,0.87625,0.64167,radial,0.04,0.08889"</text:p>
            <text:p>overlay1_desc47_overlay = l-btn-act4-b-cross.png</text:p>
            <text:p>overlay1_desc47_reach_x = 0</text:p>
            <text:p>overlay1_desc47_alpha_mod = 2</text:p>
          </table:table-cell>
          <table:table-cell table:number-columns-repeated="2"/>
          <table:table-cell table:formula="of:=[$source.A51]" office:value-type="float" office:value="47" calcext:value-type="float">
            <text:p>47</text:p>
          </table:table-cell>
          <table:table-cell table:formula="of:=[$source.D51]/2" office:value-type="float" office:value="96" calcext:value-type="float">
            <text:p>96</text:p>
          </table:table-cell>
          <table:table-cell table:formula="of:=[$source.E51]/2" office:value-type="float" office:value="96" calcext:value-type="float">
            <text:p>96</text:p>
          </table:table-cell>
          <table:table-cell table:formula="of:=[$source.F51]+[.E50]" office:value-type="float" office:value="2103" calcext:value-type="float">
            <text:p>2103</text:p>
          </table:table-cell>
          <table:table-cell table:formula="of:=[$source.G51]+[.F50]" office:value-type="float" office:value="693" calcext:value-type="float">
            <text:p>693</text:p>
          </table:table-cell>
          <table:table-cell table:formula="of:=ROUND([.E50]/[$source.$F$1];5)" office:value-type="float" office:value="0.04" calcext:value-type="float">
            <text:p>0.04</text:p>
          </table:table-cell>
          <table:table-cell table:formula="of:=ROUND([.F50]/[$source.$H$1];5)" office:value-type="float" office:value="0.08889" calcext:value-type="float">
            <text:p>0.08889</text:p>
          </table:table-cell>
          <table:table-cell table:formula="of:=ROUND([.G50]/[$source.$F$1];5)" office:value-type="float" office:value="0.87625" calcext:value-type="float">
            <text:p>0.87625</text:p>
          </table:table-cell>
          <table:table-cell table:formula="of:=ROUND([.H50]/[$source.$H$1];5)" office:value-type="float" office:value="0.64167" calcext:value-type="float">
            <text:p>0.64167</text:p>
          </table:table-cell>
          <table:table-cell table:style-name="ce4" table:formula="of:=&quot;### Overlay '&quot;&amp;[$source.$B$1]&amp;&quot;' &gt; &quot;&amp;[.D50]&amp;&quot; &gt; &quot;&amp;[$source.N51]" office:value-type="string" office:string-value="### Overlay 'landscape' &gt; 47 &gt; button for 'b', disabled, handled by abxy_area" calcext:value-type="string">
            <text:p>### Overlay 'landscape' &gt; 47 &gt; button for 'b', disabled, handled by abxy_area</text:p>
          </table:table-cell>
          <table:table-cell table:style-name="ce4" table:formula="of:=&quot;overlay&quot;&amp;[$source.$D$1]&amp;&quot;_desc&quot;&amp;[.D50]&amp;&quot; = &quot;&quot;&quot;&amp;COM.MICROSOFT.TEXTJOIN(&quot;,&quot;;0;[$source.B51];[.K50];[.L50];[$source.H51];[.I50];[.J50])&amp;&quot;&quot;&quot;&quot;" office:value-type="string" office:string-value="overlay1_desc47 = &quot;b,0.87625,0.64167,radial,0.04,0.08889&quot;" calcext:value-type="string">
            <text:p>overlay1_desc47 = "b,0.87625,0.64167,radial,0.04,0.08889"</text:p>
          </table:table-cell>
          <table:table-cell table:formula="of:=IF([$source.C51]=&quot;&quot;;&quot;&quot;;&quot;overlay&quot;&amp;[$source.$D$1]&amp;&quot;_desc&quot;&amp;[.D50]&amp;&quot;_overlay = &quot;&amp;[$source.C51])" office:value-type="string" office:string-value="overlay1_desc47_overlay = l-btn-act4-b-cross.png" calcext:value-type="string">
            <text:p>overlay1_desc47_overlay = l-btn-act4-b-cross.png</text:p>
          </table:table-cell>
          <table:table-cell table:formula="of:=IF([$source.I51]=&quot;&quot;; &quot;overlay&quot;&amp;[$source.$D$1]&amp;&quot;_desc&quot;&amp;[.D50]&amp;&quot;_reach_x = 0&quot;; &quot;overlay&quot;&amp;[$source.$D$1]&amp;&quot;_desc&quot;&amp;[.D50]&amp;&quot;_reach_x = 1.25&quot;&amp;CHAR(10)&amp;&quot;overlay&quot;&amp;[$source.$D$1]&amp;&quot;_desc&quot;&amp;[.D50]&amp;&quot;_reach_y = 1.25&quot; )" office:value-type="string" office:string-value="overlay1_desc47_reach_x = 0" calcext:value-type="string">
            <text:p>overlay1_desc47_reach_x = 0</text:p>
          </table:table-cell>
          <table:table-cell table:style-name="ce4" table:formula="of:=IF([$source.J51]=&quot;&quot;;&quot;&quot;; &quot;overlay&quot;&amp;[$source.$D$1]&amp;&quot;_desc&quot;&amp;[.D50]&amp;&quot;_range_mod = 15&quot;&amp; CHAR(10)&amp; &quot;overlay&quot;&amp;[$source.$D$1]&amp;&quot;_desc&quot;&amp;[.D50]&amp;&quot;_range_mod_exclusive = true&quot; )">
            <text:p/>
          </table:table-cell>
          <table:table-cell table:style-name="ce4" table:formula="of:=IF([$source.K51]=&quot;&quot;;&quot;&quot;; &quot;overlay&quot;&amp;[$source.$D$1]&amp;&quot;_desc&quot;&amp;[.D50]&amp;&quot;_movable = true&quot;&amp; CHAR(10)&amp; &quot;overlay&quot;&amp;[$source.$D$1]&amp;&quot;_desc&quot;&amp;[.D50]&amp;&quot;_saturate_pct = 0.65&quot; )">
            <text:p/>
          </table:table-cell>
          <table:table-cell table:formula="of:=&quot;overlay&quot;&amp;[$source.$D$1]&amp;&quot;_desc&quot;&amp;[.D50]&amp;&quot;_alpha_mod = &quot;&amp;[$source.L51]" office:value-type="string" office:string-value="overlay1_desc47_alpha_mod = 2" calcext:value-type="string">
            <text:p>overlay1_desc47_alpha_mod = 2</text:p>
          </table:table-cell>
          <table:table-cell table:formula="of:=IF([$source.M51]=&quot;&quot;;&quot;&quot;; &quot;overlay&quot;&amp;[$source.$D$1]&amp;&quot;_desc&quot;&amp;[.D50]&amp;&quot;_next_target = &quot;&quot;&quot;&amp;[$source.M51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51:.T51])" office:value-type="string" office:string-value="### Overlay 'landscape' &gt; 48 &gt; button for 'x|y', disabled, handled by abxy_area&#10;overlay1_desc48 = &quot;x|y,0.80908,0.35072,radial,0.00875,0.01944&quot;&#10;overlay1_desc48_overlay = l-btn-corner.png&#10;overlay1_desc48_reach_x = 0&#10;overlay1_desc48_alpha_mod = 2" calcext:value-type="string">
            <text:p>### Overlay 'landscape' &gt; 48 &gt; button for 'x|y', disabled, handled by abxy_area</text:p>
            <text:p>overlay1_desc48 = "x|y,0.80908,0.35072,radial,0.00875,0.01944"</text:p>
            <text:p>overlay1_desc48_overlay = l-btn-corner.png</text:p>
            <text:p>overlay1_desc48_reach_x = 0</text:p>
            <text:p>overlay1_desc48_alpha_mod = 2</text:p>
          </table:table-cell>
          <table:table-cell table:number-columns-repeated="2"/>
          <table:table-cell table:formula="of:=[$source.A52]" office:value-type="float" office:value="48" calcext:value-type="float">
            <text:p>48</text:p>
          </table:table-cell>
          <table:table-cell table:formula="of:=[$source.D52]/2" office:value-type="float" office:value="21" calcext:value-type="float">
            <text:p>21</text:p>
          </table:table-cell>
          <table:table-cell table:formula="of:=[$source.E52]/2" office:value-type="float" office:value="21" calcext:value-type="float">
            <text:p>21</text:p>
          </table:table-cell>
          <table:table-cell table:formula="of:=[$source.F52]+[.E51]" office:value-type="float" office:value="1941.78" calcext:value-type="float">
            <text:p>1941.78</text:p>
          </table:table-cell>
          <table:table-cell table:formula="of:=[$source.G52]+[.F51]" office:value-type="float" office:value="378.78" calcext:value-type="float">
            <text:p>378.78</text:p>
          </table:table-cell>
          <table:table-cell table:formula="of:=ROUND([.E51]/[$source.$F$1];5)" office:value-type="float" office:value="0.00875" calcext:value-type="float">
            <text:p>0.00875</text:p>
          </table:table-cell>
          <table:table-cell table:formula="of:=ROUND([.F51]/[$source.$H$1];5)" office:value-type="float" office:value="0.01944" calcext:value-type="float">
            <text:p>0.01944</text:p>
          </table:table-cell>
          <table:table-cell table:formula="of:=ROUND([.G51]/[$source.$F$1];5)" office:value-type="float" office:value="0.80908" calcext:value-type="float">
            <text:p>0.80908</text:p>
          </table:table-cell>
          <table:table-cell table:formula="of:=ROUND([.H51]/[$source.$H$1];5)" office:value-type="float" office:value="0.35072" calcext:value-type="float">
            <text:p>0.35072</text:p>
          </table:table-cell>
          <table:table-cell table:style-name="ce4" table:formula="of:=&quot;### Overlay '&quot;&amp;[$source.$B$1]&amp;&quot;' &gt; &quot;&amp;[.D51]&amp;&quot; &gt; &quot;&amp;[$source.N52]" office:value-type="string" office:string-value="### Overlay 'landscape' &gt; 48 &gt; button for 'x|y', disabled, handled by abxy_area" calcext:value-type="string">
            <text:p>### Overlay 'landscape' &gt; 48 &gt; button for 'x|y', disabled, handled by abxy_area</text:p>
          </table:table-cell>
          <table:table-cell table:style-name="ce4" table:formula="of:=&quot;overlay&quot;&amp;[$source.$D$1]&amp;&quot;_desc&quot;&amp;[.D51]&amp;&quot; = &quot;&quot;&quot;&amp;COM.MICROSOFT.TEXTJOIN(&quot;,&quot;;0;[$source.B52];[.K51];[.L51];[$source.H52];[.I51];[.J51])&amp;&quot;&quot;&quot;&quot;" office:value-type="string" office:string-value="overlay1_desc48 = &quot;x|y,0.80908,0.35072,radial,0.00875,0.01944&quot;" calcext:value-type="string">
            <text:p>overlay1_desc48 = "x|y,0.80908,0.35072,radial,0.00875,0.01944"</text:p>
          </table:table-cell>
          <table:table-cell table:formula="of:=IF([$source.C52]=&quot;&quot;;&quot;&quot;;&quot;overlay&quot;&amp;[$source.$D$1]&amp;&quot;_desc&quot;&amp;[.D51]&amp;&quot;_overlay = &quot;&amp;[$source.C52])" office:value-type="string" office:string-value="overlay1_desc48_overlay = l-btn-corner.png" calcext:value-type="string">
            <text:p>overlay1_desc48_overlay = l-btn-corner.png</text:p>
          </table:table-cell>
          <table:table-cell table:formula="of:=IF([$source.I52]=&quot;&quot;; &quot;overlay&quot;&amp;[$source.$D$1]&amp;&quot;_desc&quot;&amp;[.D51]&amp;&quot;_reach_x = 0&quot;; &quot;overlay&quot;&amp;[$source.$D$1]&amp;&quot;_desc&quot;&amp;[.D51]&amp;&quot;_reach_x = 1.25&quot;&amp;CHAR(10)&amp;&quot;overlay&quot;&amp;[$source.$D$1]&amp;&quot;_desc&quot;&amp;[.D51]&amp;&quot;_reach_y = 1.25&quot; )" office:value-type="string" office:string-value="overlay1_desc48_reach_x = 0" calcext:value-type="string">
            <text:p>overlay1_desc48_reach_x = 0</text:p>
          </table:table-cell>
          <table:table-cell table:style-name="ce4" table:formula="of:=IF([$source.J52]=&quot;&quot;;&quot;&quot;; &quot;overlay&quot;&amp;[$source.$D$1]&amp;&quot;_desc&quot;&amp;[.D51]&amp;&quot;_range_mod = 15&quot;&amp; CHAR(10)&amp; &quot;overlay&quot;&amp;[$source.$D$1]&amp;&quot;_desc&quot;&amp;[.D51]&amp;&quot;_range_mod_exclusive = true&quot; )">
            <text:p/>
          </table:table-cell>
          <table:table-cell table:style-name="ce4" table:formula="of:=IF([$source.K52]=&quot;&quot;;&quot;&quot;; &quot;overlay&quot;&amp;[$source.$D$1]&amp;&quot;_desc&quot;&amp;[.D51]&amp;&quot;_movable = true&quot;&amp; CHAR(10)&amp; &quot;overlay&quot;&amp;[$source.$D$1]&amp;&quot;_desc&quot;&amp;[.D51]&amp;&quot;_saturate_pct = 0.65&quot; )">
            <text:p/>
          </table:table-cell>
          <table:table-cell table:formula="of:=&quot;overlay&quot;&amp;[$source.$D$1]&amp;&quot;_desc&quot;&amp;[.D51]&amp;&quot;_alpha_mod = &quot;&amp;[$source.L52]" office:value-type="string" office:string-value="overlay1_desc48_alpha_mod = 2" calcext:value-type="string">
            <text:p>overlay1_desc48_alpha_mod = 2</text:p>
          </table:table-cell>
          <table:table-cell table:formula="of:=IF([$source.M52]=&quot;&quot;;&quot;&quot;; &quot;overlay&quot;&amp;[$source.$D$1]&amp;&quot;_desc&quot;&amp;[.D51]&amp;&quot;_next_target = &quot;&quot;&quot;&amp;[$source.M52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52:.T52])" office:value-type="string" office:string-value="### Overlay 'landscape' &gt; 49 &gt; button for 'x|a', disabled, handled by abxy_area&#10;overlay1_desc49 = &quot;x|a,0.94343,0.35072,radial,0.00875,0.01944&quot;&#10;overlay1_desc49_overlay = l-btn-corner.png&#10;overlay1_desc49_reach_x = 0&#10;overlay1_desc49_alpha_mod = 2" calcext:value-type="string">
            <text:p>### Overlay 'landscape' &gt; 49 &gt; button for 'x|a', disabled, handled by abxy_area</text:p>
            <text:p>overlay1_desc49 = "x|a,0.94343,0.35072,radial,0.00875,0.01944"</text:p>
            <text:p>overlay1_desc49_overlay = l-btn-corner.png</text:p>
            <text:p>overlay1_desc49_reach_x = 0</text:p>
            <text:p>overlay1_desc49_alpha_mod = 2</text:p>
          </table:table-cell>
          <table:table-cell table:number-columns-repeated="2"/>
          <table:table-cell table:formula="of:=[$source.A53]" office:value-type="float" office:value="49" calcext:value-type="float">
            <text:p>49</text:p>
          </table:table-cell>
          <table:table-cell table:formula="of:=[$source.D53]/2" office:value-type="float" office:value="21" calcext:value-type="float">
            <text:p>21</text:p>
          </table:table-cell>
          <table:table-cell table:formula="of:=[$source.E53]/2" office:value-type="float" office:value="21" calcext:value-type="float">
            <text:p>21</text:p>
          </table:table-cell>
          <table:table-cell table:formula="of:=[$source.F53]+[.E52]" office:value-type="float" office:value="2264.22" calcext:value-type="float">
            <text:p>2264.22</text:p>
          </table:table-cell>
          <table:table-cell table:formula="of:=[$source.G53]+[.F52]" office:value-type="float" office:value="378.78" calcext:value-type="float">
            <text:p>378.78</text:p>
          </table:table-cell>
          <table:table-cell table:formula="of:=ROUND([.E52]/[$source.$F$1];5)" office:value-type="float" office:value="0.00875" calcext:value-type="float">
            <text:p>0.00875</text:p>
          </table:table-cell>
          <table:table-cell table:formula="of:=ROUND([.F52]/[$source.$H$1];5)" office:value-type="float" office:value="0.01944" calcext:value-type="float">
            <text:p>0.01944</text:p>
          </table:table-cell>
          <table:table-cell table:formula="of:=ROUND([.G52]/[$source.$F$1];5)" office:value-type="float" office:value="0.94343" calcext:value-type="float">
            <text:p>0.94343</text:p>
          </table:table-cell>
          <table:table-cell table:formula="of:=ROUND([.H52]/[$source.$H$1];5)" office:value-type="float" office:value="0.35072" calcext:value-type="float">
            <text:p>0.35072</text:p>
          </table:table-cell>
          <table:table-cell table:style-name="ce4" table:formula="of:=&quot;### Overlay '&quot;&amp;[$source.$B$1]&amp;&quot;' &gt; &quot;&amp;[.D52]&amp;&quot; &gt; &quot;&amp;[$source.N53]" office:value-type="string" office:string-value="### Overlay 'landscape' &gt; 49 &gt; button for 'x|a', disabled, handled by abxy_area" calcext:value-type="string">
            <text:p>### Overlay 'landscape' &gt; 49 &gt; button for 'x|a', disabled, handled by abxy_area</text:p>
          </table:table-cell>
          <table:table-cell table:style-name="ce4" table:formula="of:=&quot;overlay&quot;&amp;[$source.$D$1]&amp;&quot;_desc&quot;&amp;[.D52]&amp;&quot; = &quot;&quot;&quot;&amp;COM.MICROSOFT.TEXTJOIN(&quot;,&quot;;0;[$source.B53];[.K52];[.L52];[$source.H53];[.I52];[.J52])&amp;&quot;&quot;&quot;&quot;" office:value-type="string" office:string-value="overlay1_desc49 = &quot;x|a,0.94343,0.35072,radial,0.00875,0.01944&quot;" calcext:value-type="string">
            <text:p>overlay1_desc49 = "x|a,0.94343,0.35072,radial,0.00875,0.01944"</text:p>
          </table:table-cell>
          <table:table-cell table:formula="of:=IF([$source.C53]=&quot;&quot;;&quot;&quot;;&quot;overlay&quot;&amp;[$source.$D$1]&amp;&quot;_desc&quot;&amp;[.D52]&amp;&quot;_overlay = &quot;&amp;[$source.C53])" office:value-type="string" office:string-value="overlay1_desc49_overlay = l-btn-corner.png" calcext:value-type="string">
            <text:p>overlay1_desc49_overlay = l-btn-corner.png</text:p>
          </table:table-cell>
          <table:table-cell table:formula="of:=IF([$source.I53]=&quot;&quot;; &quot;overlay&quot;&amp;[$source.$D$1]&amp;&quot;_desc&quot;&amp;[.D52]&amp;&quot;_reach_x = 0&quot;; &quot;overlay&quot;&amp;[$source.$D$1]&amp;&quot;_desc&quot;&amp;[.D52]&amp;&quot;_reach_x = 1.25&quot;&amp;CHAR(10)&amp;&quot;overlay&quot;&amp;[$source.$D$1]&amp;&quot;_desc&quot;&amp;[.D52]&amp;&quot;_reach_y = 1.25&quot; )" office:value-type="string" office:string-value="overlay1_desc49_reach_x = 0" calcext:value-type="string">
            <text:p>overlay1_desc49_reach_x = 0</text:p>
          </table:table-cell>
          <table:table-cell table:style-name="ce4" table:formula="of:=IF([$source.J53]=&quot;&quot;;&quot;&quot;; &quot;overlay&quot;&amp;[$source.$D$1]&amp;&quot;_desc&quot;&amp;[.D52]&amp;&quot;_range_mod = 15&quot;&amp; CHAR(10)&amp; &quot;overlay&quot;&amp;[$source.$D$1]&amp;&quot;_desc&quot;&amp;[.D52]&amp;&quot;_range_mod_exclusive = true&quot; )">
            <text:p/>
          </table:table-cell>
          <table:table-cell table:style-name="ce4" table:formula="of:=IF([$source.K53]=&quot;&quot;;&quot;&quot;; &quot;overlay&quot;&amp;[$source.$D$1]&amp;&quot;_desc&quot;&amp;[.D52]&amp;&quot;_movable = true&quot;&amp; CHAR(10)&amp; &quot;overlay&quot;&amp;[$source.$D$1]&amp;&quot;_desc&quot;&amp;[.D52]&amp;&quot;_saturate_pct = 0.65&quot; )">
            <text:p/>
          </table:table-cell>
          <table:table-cell table:formula="of:=&quot;overlay&quot;&amp;[$source.$D$1]&amp;&quot;_desc&quot;&amp;[.D52]&amp;&quot;_alpha_mod = &quot;&amp;[$source.L53]" office:value-type="string" office:string-value="overlay1_desc49_alpha_mod = 2" calcext:value-type="string">
            <text:p>overlay1_desc49_alpha_mod = 2</text:p>
          </table:table-cell>
          <table:table-cell table:formula="of:=IF([$source.M53]=&quot;&quot;;&quot;&quot;; &quot;overlay&quot;&amp;[$source.$D$1]&amp;&quot;_desc&quot;&amp;[.D52]&amp;&quot;_next_target = &quot;&quot;&quot;&amp;[$source.M53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53:.T53])" office:value-type="string" office:string-value="### Overlay 'landscape' &gt; 50 &gt; button for 'b|y', disabled, handled by abxy_area&#10;overlay1_desc50 = &quot;b|y,0.80908,0.64928,radial,0.00875,0.01944&quot;&#10;overlay1_desc50_overlay = l-btn-corner.png&#10;overlay1_desc50_reach_x = 0&#10;overlay1_desc50_alpha_mod = 2" calcext:value-type="string">
            <text:p>### Overlay 'landscape' &gt; 50 &gt; button for 'b|y', disabled, handled by abxy_area</text:p>
            <text:p>overlay1_desc50 = "b|y,0.80908,0.64928,radial,0.00875,0.01944"</text:p>
            <text:p>overlay1_desc50_overlay = l-btn-corner.png</text:p>
            <text:p>overlay1_desc50_reach_x = 0</text:p>
            <text:p>overlay1_desc50_alpha_mod = 2</text:p>
          </table:table-cell>
          <table:table-cell table:number-columns-repeated="2"/>
          <table:table-cell table:formula="of:=[$source.A54]" office:value-type="float" office:value="50" calcext:value-type="float">
            <text:p>50</text:p>
          </table:table-cell>
          <table:table-cell table:formula="of:=[$source.D54]/2" office:value-type="float" office:value="21" calcext:value-type="float">
            <text:p>21</text:p>
          </table:table-cell>
          <table:table-cell table:formula="of:=[$source.E54]/2" office:value-type="float" office:value="21" calcext:value-type="float">
            <text:p>21</text:p>
          </table:table-cell>
          <table:table-cell table:formula="of:=[$source.F54]+[.E53]" office:value-type="float" office:value="1941.78" calcext:value-type="float">
            <text:p>1941.78</text:p>
          </table:table-cell>
          <table:table-cell table:formula="of:=[$source.G54]+[.F53]" office:value-type="float" office:value="701.22" calcext:value-type="float">
            <text:p>701.22</text:p>
          </table:table-cell>
          <table:table-cell table:formula="of:=ROUND([.E53]/[$source.$F$1];5)" office:value-type="float" office:value="0.00875" calcext:value-type="float">
            <text:p>0.00875</text:p>
          </table:table-cell>
          <table:table-cell table:formula="of:=ROUND([.F53]/[$source.$H$1];5)" office:value-type="float" office:value="0.01944" calcext:value-type="float">
            <text:p>0.01944</text:p>
          </table:table-cell>
          <table:table-cell table:formula="of:=ROUND([.G53]/[$source.$F$1];5)" office:value-type="float" office:value="0.80908" calcext:value-type="float">
            <text:p>0.80908</text:p>
          </table:table-cell>
          <table:table-cell table:formula="of:=ROUND([.H53]/[$source.$H$1];5)" office:value-type="float" office:value="0.64928" calcext:value-type="float">
            <text:p>0.64928</text:p>
          </table:table-cell>
          <table:table-cell table:style-name="ce4" table:formula="of:=&quot;### Overlay '&quot;&amp;[$source.$B$1]&amp;&quot;' &gt; &quot;&amp;[.D53]&amp;&quot; &gt; &quot;&amp;[$source.N54]" office:value-type="string" office:string-value="### Overlay 'landscape' &gt; 50 &gt; button for 'b|y', disabled, handled by abxy_area" calcext:value-type="string">
            <text:p>### Overlay 'landscape' &gt; 50 &gt; button for 'b|y', disabled, handled by abxy_area</text:p>
          </table:table-cell>
          <table:table-cell table:style-name="ce4" table:formula="of:=&quot;overlay&quot;&amp;[$source.$D$1]&amp;&quot;_desc&quot;&amp;[.D53]&amp;&quot; = &quot;&quot;&quot;&amp;COM.MICROSOFT.TEXTJOIN(&quot;,&quot;;0;[$source.B54];[.K53];[.L53];[$source.H54];[.I53];[.J53])&amp;&quot;&quot;&quot;&quot;" office:value-type="string" office:string-value="overlay1_desc50 = &quot;b|y,0.80908,0.64928,radial,0.00875,0.01944&quot;" calcext:value-type="string">
            <text:p>overlay1_desc50 = "b|y,0.80908,0.64928,radial,0.00875,0.01944"</text:p>
          </table:table-cell>
          <table:table-cell table:formula="of:=IF([$source.C54]=&quot;&quot;;&quot;&quot;;&quot;overlay&quot;&amp;[$source.$D$1]&amp;&quot;_desc&quot;&amp;[.D53]&amp;&quot;_overlay = &quot;&amp;[$source.C54])" office:value-type="string" office:string-value="overlay1_desc50_overlay = l-btn-corner.png" calcext:value-type="string">
            <text:p>overlay1_desc50_overlay = l-btn-corner.png</text:p>
          </table:table-cell>
          <table:table-cell table:formula="of:=IF([$source.I54]=&quot;&quot;; &quot;overlay&quot;&amp;[$source.$D$1]&amp;&quot;_desc&quot;&amp;[.D53]&amp;&quot;_reach_x = 0&quot;; &quot;overlay&quot;&amp;[$source.$D$1]&amp;&quot;_desc&quot;&amp;[.D53]&amp;&quot;_reach_x = 1.25&quot;&amp;CHAR(10)&amp;&quot;overlay&quot;&amp;[$source.$D$1]&amp;&quot;_desc&quot;&amp;[.D53]&amp;&quot;_reach_y = 1.25&quot; )" office:value-type="string" office:string-value="overlay1_desc50_reach_x = 0" calcext:value-type="string">
            <text:p>overlay1_desc50_reach_x = 0</text:p>
          </table:table-cell>
          <table:table-cell table:style-name="ce4" table:formula="of:=IF([$source.J54]=&quot;&quot;;&quot;&quot;; &quot;overlay&quot;&amp;[$source.$D$1]&amp;&quot;_desc&quot;&amp;[.D53]&amp;&quot;_range_mod = 15&quot;&amp; CHAR(10)&amp; &quot;overlay&quot;&amp;[$source.$D$1]&amp;&quot;_desc&quot;&amp;[.D53]&amp;&quot;_range_mod_exclusive = true&quot; )">
            <text:p/>
          </table:table-cell>
          <table:table-cell table:style-name="ce4" table:formula="of:=IF([$source.K54]=&quot;&quot;;&quot;&quot;; &quot;overlay&quot;&amp;[$source.$D$1]&amp;&quot;_desc&quot;&amp;[.D53]&amp;&quot;_movable = true&quot;&amp; CHAR(10)&amp; &quot;overlay&quot;&amp;[$source.$D$1]&amp;&quot;_desc&quot;&amp;[.D53]&amp;&quot;_saturate_pct = 0.65&quot; )">
            <text:p/>
          </table:table-cell>
          <table:table-cell table:formula="of:=&quot;overlay&quot;&amp;[$source.$D$1]&amp;&quot;_desc&quot;&amp;[.D53]&amp;&quot;_alpha_mod = &quot;&amp;[$source.L54]" office:value-type="string" office:string-value="overlay1_desc50_alpha_mod = 2" calcext:value-type="string">
            <text:p>overlay1_desc50_alpha_mod = 2</text:p>
          </table:table-cell>
          <table:table-cell table:formula="of:=IF([$source.M54]=&quot;&quot;;&quot;&quot;; &quot;overlay&quot;&amp;[$source.$D$1]&amp;&quot;_desc&quot;&amp;[.D53]&amp;&quot;_next_target = &quot;&quot;&quot;&amp;[$source.M54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54:.T54])" office:value-type="string" office:string-value="### Overlay 'landscape' &gt; 51 &gt; button for 'b|a', disabled, handled by abxy_area&#10;overlay1_desc51 = &quot;b|a,0.94343,0.64928,radial,0.00875,0.01944&quot;&#10;overlay1_desc51_overlay = l-btn-corner.png&#10;overlay1_desc51_reach_x = 0&#10;overlay1_desc51_alpha_mod = 2" calcext:value-type="string">
            <text:p>### Overlay 'landscape' &gt; 51 &gt; button for 'b|a', disabled, handled by abxy_area</text:p>
            <text:p>overlay1_desc51 = "b|a,0.94343,0.64928,radial,0.00875,0.01944"</text:p>
            <text:p>overlay1_desc51_overlay = l-btn-corner.png</text:p>
            <text:p>overlay1_desc51_reach_x = 0</text:p>
            <text:p>overlay1_desc51_alpha_mod = 2</text:p>
          </table:table-cell>
          <table:table-cell table:number-columns-repeated="2"/>
          <table:table-cell table:formula="of:=[$source.A55]" office:value-type="float" office:value="51" calcext:value-type="float">
            <text:p>51</text:p>
          </table:table-cell>
          <table:table-cell table:formula="of:=[$source.D55]/2" office:value-type="float" office:value="21" calcext:value-type="float">
            <text:p>21</text:p>
          </table:table-cell>
          <table:table-cell table:formula="of:=[$source.E55]/2" office:value-type="float" office:value="21" calcext:value-type="float">
            <text:p>21</text:p>
          </table:table-cell>
          <table:table-cell table:formula="of:=[$source.F55]+[.E54]" office:value-type="float" office:value="2264.22" calcext:value-type="float">
            <text:p>2264.22</text:p>
          </table:table-cell>
          <table:table-cell table:formula="of:=[$source.G55]+[.F54]" office:value-type="float" office:value="701.22" calcext:value-type="float">
            <text:p>701.22</text:p>
          </table:table-cell>
          <table:table-cell table:formula="of:=ROUND([.E54]/[$source.$F$1];5)" office:value-type="float" office:value="0.00875" calcext:value-type="float">
            <text:p>0.00875</text:p>
          </table:table-cell>
          <table:table-cell table:formula="of:=ROUND([.F54]/[$source.$H$1];5)" office:value-type="float" office:value="0.01944" calcext:value-type="float">
            <text:p>0.01944</text:p>
          </table:table-cell>
          <table:table-cell table:formula="of:=ROUND([.G54]/[$source.$F$1];5)" office:value-type="float" office:value="0.94343" calcext:value-type="float">
            <text:p>0.94343</text:p>
          </table:table-cell>
          <table:table-cell table:formula="of:=ROUND([.H54]/[$source.$H$1];5)" office:value-type="float" office:value="0.64928" calcext:value-type="float">
            <text:p>0.64928</text:p>
          </table:table-cell>
          <table:table-cell table:style-name="ce4" table:formula="of:=&quot;### Overlay '&quot;&amp;[$source.$B$1]&amp;&quot;' &gt; &quot;&amp;[.D54]&amp;&quot; &gt; &quot;&amp;[$source.N55]" office:value-type="string" office:string-value="### Overlay 'landscape' &gt; 51 &gt; button for 'b|a', disabled, handled by abxy_area" calcext:value-type="string">
            <text:p>### Overlay 'landscape' &gt; 51 &gt; button for 'b|a', disabled, handled by abxy_area</text:p>
          </table:table-cell>
          <table:table-cell table:style-name="ce4" table:formula="of:=&quot;overlay&quot;&amp;[$source.$D$1]&amp;&quot;_desc&quot;&amp;[.D54]&amp;&quot; = &quot;&quot;&quot;&amp;COM.MICROSOFT.TEXTJOIN(&quot;,&quot;;0;[$source.B55];[.K54];[.L54];[$source.H55];[.I54];[.J54])&amp;&quot;&quot;&quot;&quot;" office:value-type="string" office:string-value="overlay1_desc51 = &quot;b|a,0.94343,0.64928,radial,0.00875,0.01944&quot;" calcext:value-type="string">
            <text:p>overlay1_desc51 = "b|a,0.94343,0.64928,radial,0.00875,0.01944"</text:p>
          </table:table-cell>
          <table:table-cell table:formula="of:=IF([$source.C55]=&quot;&quot;;&quot;&quot;;&quot;overlay&quot;&amp;[$source.$D$1]&amp;&quot;_desc&quot;&amp;[.D54]&amp;&quot;_overlay = &quot;&amp;[$source.C55])" office:value-type="string" office:string-value="overlay1_desc51_overlay = l-btn-corner.png" calcext:value-type="string">
            <text:p>overlay1_desc51_overlay = l-btn-corner.png</text:p>
          </table:table-cell>
          <table:table-cell table:formula="of:=IF([$source.I55]=&quot;&quot;; &quot;overlay&quot;&amp;[$source.$D$1]&amp;&quot;_desc&quot;&amp;[.D54]&amp;&quot;_reach_x = 0&quot;; &quot;overlay&quot;&amp;[$source.$D$1]&amp;&quot;_desc&quot;&amp;[.D54]&amp;&quot;_reach_x = 1.25&quot;&amp;CHAR(10)&amp;&quot;overlay&quot;&amp;[$source.$D$1]&amp;&quot;_desc&quot;&amp;[.D54]&amp;&quot;_reach_y = 1.25&quot; )" office:value-type="string" office:string-value="overlay1_desc51_reach_x = 0" calcext:value-type="string">
            <text:p>overlay1_desc51_reach_x = 0</text:p>
          </table:table-cell>
          <table:table-cell table:style-name="ce4" table:formula="of:=IF([$source.J55]=&quot;&quot;;&quot;&quot;; &quot;overlay&quot;&amp;[$source.$D$1]&amp;&quot;_desc&quot;&amp;[.D54]&amp;&quot;_range_mod = 15&quot;&amp; CHAR(10)&amp; &quot;overlay&quot;&amp;[$source.$D$1]&amp;&quot;_desc&quot;&amp;[.D54]&amp;&quot;_range_mod_exclusive = true&quot; )">
            <text:p/>
          </table:table-cell>
          <table:table-cell table:style-name="ce4" table:formula="of:=IF([$source.K55]=&quot;&quot;;&quot;&quot;; &quot;overlay&quot;&amp;[$source.$D$1]&amp;&quot;_desc&quot;&amp;[.D54]&amp;&quot;_movable = true&quot;&amp; CHAR(10)&amp; &quot;overlay&quot;&amp;[$source.$D$1]&amp;&quot;_desc&quot;&amp;[.D54]&amp;&quot;_saturate_pct = 0.65&quot; )">
            <text:p/>
          </table:table-cell>
          <table:table-cell table:formula="of:=&quot;overlay&quot;&amp;[$source.$D$1]&amp;&quot;_desc&quot;&amp;[.D54]&amp;&quot;_alpha_mod = &quot;&amp;[$source.L55]" office:value-type="string" office:string-value="overlay1_desc51_alpha_mod = 2" calcext:value-type="string">
            <text:p>overlay1_desc51_alpha_mod = 2</text:p>
          </table:table-cell>
          <table:table-cell table:formula="of:=IF([$source.M55]=&quot;&quot;;&quot;&quot;; &quot;overlay&quot;&amp;[$source.$D$1]&amp;&quot;_desc&quot;&amp;[.D54]&amp;&quot;_next_target = &quot;&quot;&quot;&amp;[$source.M55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55:.T55])" office:value-type="string" office:string-value="### Overlay 'landscape' &gt; 52 &gt; handler for 'dpad_area'&#10;overlay1_desc52 = &quot;dpad_area,0.12375,0.5,radial,0.11375,0.25278&quot;&#10;overlay1_desc52_overlay = l-area-dpad.png&#10;overlay1_desc52_reach_x = 1.25&#10;overlay1_desc52_reach_y = 1.25&#10;overlay1_desc52_alpha_mod = 1" calcext:value-type="string">
            <text:p>### Overlay 'landscape' &gt; 52 &gt; handler for 'dpad_area'</text:p>
            <text:p>overlay1_desc52 = "dpad_area,0.12375,0.5,radial,0.11375,0.25278"</text:p>
            <text:p>overlay1_desc52_overlay = l-area-dpad.png</text:p>
            <text:p>overlay1_desc52_reach_x = 1.25</text:p>
            <text:p>overlay1_desc52_reach_y = 1.25</text:p>
            <text:p>overlay1_desc52_alpha_mod = 1</text:p>
          </table:table-cell>
          <table:table-cell table:number-columns-repeated="2"/>
          <table:table-cell table:formula="of:=[$source.A56]" office:value-type="float" office:value="52" calcext:value-type="float">
            <text:p>52</text:p>
          </table:table-cell>
          <table:table-cell table:formula="of:=[$source.D56]/2" office:value-type="float" office:value="273" calcext:value-type="float">
            <text:p>273</text:p>
          </table:table-cell>
          <table:table-cell table:formula="of:=[$source.E56]/2" office:value-type="float" office:value="273" calcext:value-type="float">
            <text:p>273</text:p>
          </table:table-cell>
          <table:table-cell table:formula="of:=[$source.F56]+[.E55]" office:value-type="float" office:value="297" calcext:value-type="float">
            <text:p>297</text:p>
          </table:table-cell>
          <table:table-cell table:formula="of:=[$source.G56]+[.F55]" office:value-type="float" office:value="540" calcext:value-type="float">
            <text:p>540</text:p>
          </table:table-cell>
          <table:table-cell table:formula="of:=ROUND([.E55]/[$source.$F$1];5)" office:value-type="float" office:value="0.11375" calcext:value-type="float">
            <text:p>0.11375</text:p>
          </table:table-cell>
          <table:table-cell table:formula="of:=ROUND([.F55]/[$source.$H$1];5)" office:value-type="float" office:value="0.25278" calcext:value-type="float">
            <text:p>0.25278</text:p>
          </table:table-cell>
          <table:table-cell table:formula="of:=ROUND([.G55]/[$source.$F$1];5)" office:value-type="float" office:value="0.12375" calcext:value-type="float">
            <text:p>0.12375</text:p>
          </table:table-cell>
          <table:table-cell table:formula="of:=ROUND([.H55]/[$source.$H$1];5)" office:value-type="float" office:value="0.5" calcext:value-type="float">
            <text:p>0.5</text:p>
          </table:table-cell>
          <table:table-cell table:style-name="ce4" table:formula="of:=&quot;### Overlay '&quot;&amp;[$source.$B$1]&amp;&quot;' &gt; &quot;&amp;[.D55]&amp;&quot; &gt; &quot;&amp;[$source.N56]" office:value-type="string" office:string-value="### Overlay 'landscape' &gt; 52 &gt; handler for 'dpad_area'" calcext:value-type="string">
            <text:p>### Overlay 'landscape' &gt; 52 &gt; handler for 'dpad_area'</text:p>
          </table:table-cell>
          <table:table-cell table:style-name="ce4" table:formula="of:=&quot;overlay&quot;&amp;[$source.$D$1]&amp;&quot;_desc&quot;&amp;[.D55]&amp;&quot; = &quot;&quot;&quot;&amp;COM.MICROSOFT.TEXTJOIN(&quot;,&quot;;0;[$source.B56];[.K55];[.L55];[$source.H56];[.I55];[.J55])&amp;&quot;&quot;&quot;&quot;" office:value-type="string" office:string-value="overlay1_desc52 = &quot;dpad_area,0.12375,0.5,radial,0.11375,0.25278&quot;" calcext:value-type="string">
            <text:p>overlay1_desc52 = "dpad_area,0.12375,0.5,radial,0.11375,0.25278"</text:p>
          </table:table-cell>
          <table:table-cell table:formula="of:=IF([$source.C56]=&quot;&quot;;&quot;&quot;;&quot;overlay&quot;&amp;[$source.$D$1]&amp;&quot;_desc&quot;&amp;[.D55]&amp;&quot;_overlay = &quot;&amp;[$source.C56])" office:value-type="string" office:string-value="overlay1_desc52_overlay = l-area-dpad.png" calcext:value-type="string">
            <text:p>overlay1_desc52_overlay = l-area-dpad.png</text:p>
          </table:table-cell>
          <table:table-cell table:formula="of:=IF([$source.I56]=&quot;&quot;; &quot;overlay&quot;&amp;[$source.$D$1]&amp;&quot;_desc&quot;&amp;[.D55]&amp;&quot;_reach_x = 0&quot;; &quot;overlay&quot;&amp;[$source.$D$1]&amp;&quot;_desc&quot;&amp;[.D55]&amp;&quot;_reach_x = 1.25&quot;&amp;CHAR(10)&amp;&quot;overlay&quot;&amp;[$source.$D$1]&amp;&quot;_desc&quot;&amp;[.D55]&amp;&quot;_reach_y = 1.25&quot; )" office:value-type="string" office:string-value="overlay1_desc52_reach_x = 1.25&#10;overlay1_desc52_reach_y = 1.25" calcext:value-type="string">
            <text:p>overlay1_desc52_reach_x = 1.25</text:p>
            <text:p>overlay1_desc52_reach_y = 1.25</text:p>
          </table:table-cell>
          <table:table-cell table:style-name="ce4" table:formula="of:=IF([$source.J56]=&quot;&quot;;&quot;&quot;; &quot;overlay&quot;&amp;[$source.$D$1]&amp;&quot;_desc&quot;&amp;[.D55]&amp;&quot;_range_mod = 15&quot;&amp; CHAR(10)&amp; &quot;overlay&quot;&amp;[$source.$D$1]&amp;&quot;_desc&quot;&amp;[.D55]&amp;&quot;_range_mod_exclusive = true&quot; )">
            <text:p/>
          </table:table-cell>
          <table:table-cell table:style-name="ce4" table:formula="of:=IF([$source.K56]=&quot;&quot;;&quot;&quot;; &quot;overlay&quot;&amp;[$source.$D$1]&amp;&quot;_desc&quot;&amp;[.D55]&amp;&quot;_movable = true&quot;&amp; CHAR(10)&amp; &quot;overlay&quot;&amp;[$source.$D$1]&amp;&quot;_desc&quot;&amp;[.D55]&amp;&quot;_saturate_pct = 0.65&quot; )">
            <text:p/>
          </table:table-cell>
          <table:table-cell table:formula="of:=&quot;overlay&quot;&amp;[$source.$D$1]&amp;&quot;_desc&quot;&amp;[.D55]&amp;&quot;_alpha_mod = &quot;&amp;[$source.L56]" office:value-type="string" office:string-value="overlay1_desc52_alpha_mod = 1" calcext:value-type="string">
            <text:p>overlay1_desc52_alpha_mod = 1</text:p>
          </table:table-cell>
          <table:table-cell table:formula="of:=IF([$source.M56]=&quot;&quot;;&quot;&quot;; &quot;overlay&quot;&amp;[$source.$D$1]&amp;&quot;_desc&quot;&amp;[.D55]&amp;&quot;_next_target = &quot;&quot;&quot;&amp;[$source.M56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56:.T56])" office:value-type="string" office:string-value="### Overlay 'landscape' &gt; 53 &gt; handler for 'abxy_area'&#10;overlay1_desc53 = &quot;abxy_area,0.87625,0.5,radial,0.11375,0.25278&quot;&#10;overlay1_desc53_overlay = l-area-act.png&#10;overlay1_desc53_reach_x = 1.25&#10;overlay1_desc53_reach_y = 1.25&#10;overlay1_desc53_alpha_mod = 1" calcext:value-type="string">
            <text:p>### Overlay 'landscape' &gt; 53 &gt; handler for 'abxy_area'</text:p>
            <text:p>overlay1_desc53 = "abxy_area,0.87625,0.5,radial,0.11375,0.25278"</text:p>
            <text:p>overlay1_desc53_overlay = l-area-act.png</text:p>
            <text:p>overlay1_desc53_reach_x = 1.25</text:p>
            <text:p>overlay1_desc53_reach_y = 1.25</text:p>
            <text:p>overlay1_desc53_alpha_mod = 1</text:p>
          </table:table-cell>
          <table:table-cell table:number-columns-repeated="2"/>
          <table:table-cell table:formula="of:=[$source.A57]" office:value-type="float" office:value="53" calcext:value-type="float">
            <text:p>53</text:p>
          </table:table-cell>
          <table:table-cell table:formula="of:=[$source.D57]/2" office:value-type="float" office:value="273" calcext:value-type="float">
            <text:p>273</text:p>
          </table:table-cell>
          <table:table-cell table:formula="of:=[$source.E57]/2" office:value-type="float" office:value="273" calcext:value-type="float">
            <text:p>273</text:p>
          </table:table-cell>
          <table:table-cell table:formula="of:=[$source.F57]+[.E56]" office:value-type="float" office:value="2103" calcext:value-type="float">
            <text:p>2103</text:p>
          </table:table-cell>
          <table:table-cell table:formula="of:=[$source.G57]+[.F56]" office:value-type="float" office:value="540" calcext:value-type="float">
            <text:p>540</text:p>
          </table:table-cell>
          <table:table-cell table:formula="of:=ROUND([.E56]/[$source.$F$1];5)" office:value-type="float" office:value="0.11375" calcext:value-type="float">
            <text:p>0.11375</text:p>
          </table:table-cell>
          <table:table-cell table:formula="of:=ROUND([.F56]/[$source.$H$1];5)" office:value-type="float" office:value="0.25278" calcext:value-type="float">
            <text:p>0.25278</text:p>
          </table:table-cell>
          <table:table-cell table:formula="of:=ROUND([.G56]/[$source.$F$1];5)" office:value-type="float" office:value="0.87625" calcext:value-type="float">
            <text:p>0.87625</text:p>
          </table:table-cell>
          <table:table-cell table:formula="of:=ROUND([.H56]/[$source.$H$1];5)" office:value-type="float" office:value="0.5" calcext:value-type="float">
            <text:p>0.5</text:p>
          </table:table-cell>
          <table:table-cell table:style-name="ce4" table:formula="of:=&quot;### Overlay '&quot;&amp;[$source.$B$1]&amp;&quot;' &gt; &quot;&amp;[.D56]&amp;&quot; &gt; &quot;&amp;[$source.N57]" office:value-type="string" office:string-value="### Overlay 'landscape' &gt; 53 &gt; handler for 'abxy_area'" calcext:value-type="string">
            <text:p>### Overlay 'landscape' &gt; 53 &gt; handler for 'abxy_area'</text:p>
          </table:table-cell>
          <table:table-cell table:style-name="ce4" table:formula="of:=&quot;overlay&quot;&amp;[$source.$D$1]&amp;&quot;_desc&quot;&amp;[.D56]&amp;&quot; = &quot;&quot;&quot;&amp;COM.MICROSOFT.TEXTJOIN(&quot;,&quot;;0;[$source.B57];[.K56];[.L56];[$source.H57];[.I56];[.J56])&amp;&quot;&quot;&quot;&quot;" office:value-type="string" office:string-value="overlay1_desc53 = &quot;abxy_area,0.87625,0.5,radial,0.11375,0.25278&quot;" calcext:value-type="string">
            <text:p>overlay1_desc53 = "abxy_area,0.87625,0.5,radial,0.11375,0.25278"</text:p>
          </table:table-cell>
          <table:table-cell table:formula="of:=IF([$source.C57]=&quot;&quot;;&quot;&quot;;&quot;overlay&quot;&amp;[$source.$D$1]&amp;&quot;_desc&quot;&amp;[.D56]&amp;&quot;_overlay = &quot;&amp;[$source.C57])" office:value-type="string" office:string-value="overlay1_desc53_overlay = l-area-act.png" calcext:value-type="string">
            <text:p>overlay1_desc53_overlay = l-area-act.png</text:p>
          </table:table-cell>
          <table:table-cell table:formula="of:=IF([$source.I57]=&quot;&quot;; &quot;overlay&quot;&amp;[$source.$D$1]&amp;&quot;_desc&quot;&amp;[.D56]&amp;&quot;_reach_x = 0&quot;; &quot;overlay&quot;&amp;[$source.$D$1]&amp;&quot;_desc&quot;&amp;[.D56]&amp;&quot;_reach_x = 1.25&quot;&amp;CHAR(10)&amp;&quot;overlay&quot;&amp;[$source.$D$1]&amp;&quot;_desc&quot;&amp;[.D56]&amp;&quot;_reach_y = 1.25&quot; )" office:value-type="string" office:string-value="overlay1_desc53_reach_x = 1.25&#10;overlay1_desc53_reach_y = 1.25" calcext:value-type="string">
            <text:p>overlay1_desc53_reach_x = 1.25</text:p>
            <text:p>overlay1_desc53_reach_y = 1.25</text:p>
          </table:table-cell>
          <table:table-cell table:style-name="ce4" table:formula="of:=IF([$source.J57]=&quot;&quot;;&quot;&quot;; &quot;overlay&quot;&amp;[$source.$D$1]&amp;&quot;_desc&quot;&amp;[.D56]&amp;&quot;_range_mod = 15&quot;&amp; CHAR(10)&amp; &quot;overlay&quot;&amp;[$source.$D$1]&amp;&quot;_desc&quot;&amp;[.D56]&amp;&quot;_range_mod_exclusive = true&quot; )">
            <text:p/>
          </table:table-cell>
          <table:table-cell table:style-name="ce4" table:formula="of:=IF([$source.K57]=&quot;&quot;;&quot;&quot;; &quot;overlay&quot;&amp;[$source.$D$1]&amp;&quot;_desc&quot;&amp;[.D56]&amp;&quot;_movable = true&quot;&amp; CHAR(10)&amp; &quot;overlay&quot;&amp;[$source.$D$1]&amp;&quot;_desc&quot;&amp;[.D56]&amp;&quot;_saturate_pct = 0.65&quot; )">
            <text:p/>
          </table:table-cell>
          <table:table-cell table:formula="of:=&quot;overlay&quot;&amp;[$source.$D$1]&amp;&quot;_desc&quot;&amp;[.D56]&amp;&quot;_alpha_mod = &quot;&amp;[$source.L57]" office:value-type="string" office:string-value="overlay1_desc53_alpha_mod = 1" calcext:value-type="string">
            <text:p>overlay1_desc53_alpha_mod = 1</text:p>
          </table:table-cell>
          <table:table-cell table:formula="of:=IF([$source.M57]=&quot;&quot;;&quot;&quot;; &quot;overlay&quot;&amp;[$source.$D$1]&amp;&quot;_desc&quot;&amp;[.D56]&amp;&quot;_next_target = &quot;&quot;&quot;&amp;[$source.M57]&amp;&quot;&quot;&quot;&quot;)">
            <text:p/>
          </table:table-cell>
          <table:table-cell table:number-columns-repeated="16364"/>
        </table:table-row>
        <table:table-row table:style-name="ro2">
          <table:table-cell table:style-name="ce8" table:formula="of:=COM.MICROSOFT.TEXTJOIN(CHAR(10);1;[.M57:.T57])" office:value-type="string" office:string-value="### Overlay 'landscape' &gt; 54 &gt; link to portrait overlay&#10;overlay1_desc54 = &quot;overlay_next,0,0,radial,0,0&quot;&#10;overlay1_desc54_reach_x = 0&#10;overlay1_desc54_alpha_mod = 0&#10;overlay1_desc54_next_target = &quot;portrait&quot;" calcext:value-type="string">
            <text:p>### Overlay 'landscape' &gt; 54 &gt; link to portrait overlay</text:p>
            <text:p>overlay1_desc54 = "overlay_next,0,0,radial,0,0"</text:p>
            <text:p>overlay1_desc54_reach_x = 0</text:p>
            <text:p>overlay1_desc54_alpha_mod = 0</text:p>
            <text:p>overlay1_desc54_next_target = "portrait"</text:p>
          </table:table-cell>
          <table:table-cell table:number-columns-repeated="2"/>
          <table:table-cell table:formula="of:=[$source.A58]" office:value-type="float" office:value="54" calcext:value-type="float">
            <text:p>54</text:p>
          </table:table-cell>
          <table:table-cell table:formula="of:=[$source.D58]/2" office:value-type="float" office:value="0" calcext:value-type="float">
            <text:p>0</text:p>
          </table:table-cell>
          <table:table-cell table:formula="of:=[$source.E58]/2" office:value-type="float" office:value="0" calcext:value-type="float">
            <text:p>0</text:p>
          </table:table-cell>
          <table:table-cell table:formula="of:=[$source.F58]+[.E57]" office:value-type="float" office:value="0" calcext:value-type="float">
            <text:p>0</text:p>
          </table:table-cell>
          <table:table-cell table:formula="of:=[$source.G58]+[.F57]" office:value-type="float" office:value="0" calcext:value-type="float">
            <text:p>0</text:p>
          </table:table-cell>
          <table:table-cell table:formula="of:=ROUND([.E57]/[$source.$F$1];5)" office:value-type="float" office:value="0" calcext:value-type="float">
            <text:p>0</text:p>
          </table:table-cell>
          <table:table-cell table:formula="of:=ROUND([.F57]/[$source.$H$1];5)" office:value-type="float" office:value="0" calcext:value-type="float">
            <text:p>0</text:p>
          </table:table-cell>
          <table:table-cell table:formula="of:=ROUND([.G57]/[$source.$F$1];5)" office:value-type="float" office:value="0" calcext:value-type="float">
            <text:p>0</text:p>
          </table:table-cell>
          <table:table-cell table:formula="of:=ROUND([.H57]/[$source.$H$1];5)" office:value-type="float" office:value="0" calcext:value-type="float">
            <text:p>0</text:p>
          </table:table-cell>
          <table:table-cell table:style-name="ce4" table:formula="of:=&quot;### Overlay '&quot;&amp;[$source.$B$1]&amp;&quot;' &gt; &quot;&amp;[.D57]&amp;&quot; &gt; &quot;&amp;[$source.N58]" office:value-type="string" office:string-value="### Overlay 'landscape' &gt; 54 &gt; link to portrait overlay" calcext:value-type="string">
            <text:p>### Overlay 'landscape' &gt; 54 &gt; link to portrait overlay</text:p>
          </table:table-cell>
          <table:table-cell table:style-name="ce4" table:formula="of:=&quot;overlay&quot;&amp;[$source.$D$1]&amp;&quot;_desc&quot;&amp;[.D57]&amp;&quot; = &quot;&quot;&quot;&amp;COM.MICROSOFT.TEXTJOIN(&quot;,&quot;;0;[$source.B58];[.K57];[.L57];[$source.H58];[.I57];[.J57])&amp;&quot;&quot;&quot;&quot;" office:value-type="string" office:string-value="overlay1_desc54 = &quot;overlay_next,0,0,radial,0,0&quot;" calcext:value-type="string">
            <text:p>overlay1_desc54 = "overlay_next,0,0,radial,0,0"</text:p>
          </table:table-cell>
          <table:table-cell table:formula="of:=IF([$source.C58]=&quot;&quot;;&quot;&quot;;&quot;overlay&quot;&amp;[$source.$D$1]&amp;&quot;_desc&quot;&amp;[.D57]&amp;&quot;_overlay = &quot;&amp;[$source.C58])">
            <text:p/>
          </table:table-cell>
          <table:table-cell table:formula="of:=IF([$source.I58]=&quot;&quot;; &quot;overlay&quot;&amp;[$source.$D$1]&amp;&quot;_desc&quot;&amp;[.D57]&amp;&quot;_reach_x = 0&quot;; &quot;overlay&quot;&amp;[$source.$D$1]&amp;&quot;_desc&quot;&amp;[.D57]&amp;&quot;_reach_x = 1.25&quot;&amp;CHAR(10)&amp;&quot;overlay&quot;&amp;[$source.$D$1]&amp;&quot;_desc&quot;&amp;[.D57]&amp;&quot;_reach_y = 1.25&quot; )" office:value-type="string" office:string-value="overlay1_desc54_reach_x = 0" calcext:value-type="string">
            <text:p>overlay1_desc54_reach_x = 0</text:p>
          </table:table-cell>
          <table:table-cell table:style-name="ce4" table:formula="of:=IF([$source.J58]=&quot;&quot;;&quot;&quot;; &quot;overlay&quot;&amp;[$source.$D$1]&amp;&quot;_desc&quot;&amp;[.D57]&amp;&quot;_range_mod = 15&quot;&amp; CHAR(10)&amp; &quot;overlay&quot;&amp;[$source.$D$1]&amp;&quot;_desc&quot;&amp;[.D57]&amp;&quot;_range_mod_exclusive = true&quot; )">
            <text:p/>
          </table:table-cell>
          <table:table-cell table:style-name="ce4" table:formula="of:=IF([$source.K58]=&quot;&quot;;&quot;&quot;; &quot;overlay&quot;&amp;[$source.$D$1]&amp;&quot;_desc&quot;&amp;[.D57]&amp;&quot;_movable = true&quot;&amp; CHAR(10)&amp; &quot;overlay&quot;&amp;[$source.$D$1]&amp;&quot;_desc&quot;&amp;[.D57]&amp;&quot;_saturate_pct = 0.65&quot; )">
            <text:p/>
          </table:table-cell>
          <table:table-cell table:formula="of:=&quot;overlay&quot;&amp;[$source.$D$1]&amp;&quot;_desc&quot;&amp;[.D57]&amp;&quot;_alpha_mod = &quot;&amp;[$source.L58]" office:value-type="string" office:string-value="overlay1_desc54_alpha_mod = 0" calcext:value-type="string">
            <text:p>overlay1_desc54_alpha_mod = 0</text:p>
          </table:table-cell>
          <table:table-cell table:formula="of:=IF([$source.M58]=&quot;&quot;;&quot;&quot;; &quot;overlay&quot;&amp;[$source.$D$1]&amp;&quot;_desc&quot;&amp;[.D57]&amp;&quot;_next_target = &quot;&quot;&quot;&amp;[$source.M58]&amp;&quot;&quot;&quot;&quot;)" office:value-type="string" office:string-value="overlay1_desc54_next_target = &quot;portrait&quot;" calcext:value-type="string">
            <text:p>overlay1_desc54_next_target = "portrait"</text:p>
          </table:table-cell>
          <table:table-cell table:number-columns-repeated="16364"/>
        </table:table-row>
        <table:table-row table:style-name="ro2" table:number-rows-repeated="6">
          <table:table-cell table:style-name="ce8"/>
          <table:table-cell table:number-columns-repeated="11"/>
          <table:table-cell table:style-name="ce4" table:number-columns-repeated="2"/>
          <table:table-cell table:number-columns-repeated="2"/>
          <table:table-cell table:style-name="ce4" table:number-columns-repeated="2"/>
          <table:table-cell table:number-columns-repeated="16366"/>
        </table:table-row>
        <table:table-row table:style-name="ro2" table:number-rows-repeated="17">
          <table:table-cell table:number-columns-repeated="12"/>
          <table:table-cell table:style-name="ce4" table:number-columns-repeated="2"/>
          <table:table-cell table:number-columns-repeated="2"/>
          <table:table-cell table:style-name="ce4" table:number-columns-repeated="2"/>
          <table:table-cell table:number-columns-repeated="16366"/>
        </table:table-row>
        <table:table-row table:style-name="ro2" table:number-rows-repeated="104849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cript" table:style-name="ta1">
        <office:forms form:automatic-focus="false" form:apply-design-mode="false"/>
        <table:table-column table:style-name="co15" table:default-cell-style-name="Default"/>
        <table:table-row table:style-name="ro3">
          <table:table-cell table:formula="of:=COM.MICROSOFT.TEXTJOIN(CHAR(10)&amp;CHAR(10);1;[$parameter.A1:.A100])" office:value-type="string" office:string-value="## Overlay 'landscape'&#10;overlay1_name = &quot;landscape&quot;&#10;overlay1_full_screen = true&#10;overlay1_normalized = true&#10;overlay1_range_mod = 1.5&#10;overlay1_alpha_mod = 1&#10;overlay1_aspect_ratio = 2.22222222222222&#10;overlay1_descs = 55&#10;&#10;### Overlay 'landscape' &gt; 0 &gt; light for 'toggle_fast_forward'&#10;overlay1_desc0 = &quot;toggle_fast_forward,0.035,0.92222,radial,0.02,0.04444&quot;&#10;overlay1_desc0_overlay = l-light-hotkey.png&#10;overlay1_desc0_reach_x = 0&#10;overlay1_desc0_alpha_mod = 20&#10;&#10;### Overlay 'landscape' &gt; 1 &gt; light for 'load_state'&#10;overlay1_desc1 = &quot;load_state,0.345,0.07778,radial,0.02,0.04444&quot;&#10;overlay1_desc1_overlay = l-light-hotkey.png&#10;overlay1_desc1_reach_x = 0&#10;overlay1_desc1_alpha_mod = 20&#10;&#10;### Overlay 'landscape' &gt; 2 &gt; light for 'save_state'&#10;overlay1_desc2 = &quot;save_state,0.655,0.07778,radial,0.02,0.04444&quot;&#10;overlay1_desc2_overlay = l-light-hotkey.png&#10;overlay1_desc2_reach_x = 0&#10;overlay1_desc2_alpha_mod = 20&#10;&#10;### Overlay 'landscape' &gt; 3 &gt; light for 'menu_toggle'&#10;overlay1_desc3 = &quot;menu_toggle,0.965,0.92222,radial,0.02,0.04444&quot;&#10;overlay1_desc3_overlay = l-light-hotkey.png&#10;overlay1_desc3_reach_x = 0&#10;overlay1_desc3_alpha_mod = 20&#10;&#10;### Overlay 'landscape' &gt; 4 &gt; light for 'l2'&#10;overlay1_desc4 = &quot;l2,0.04,0.17765,radial,0.02875,0.06389&quot;&#10;overlay1_desc4_overlay = l-light-shoulder.png&#10;overlay1_desc4_reach_x = 0&#10;overlay1_desc4_alpha_mod = 20&#10;&#10;### Overlay 'landscape' &gt; 5 &gt; light for 'l1'&#10;overlay1_desc5 = &quot;l,0.12375,0.12778,radial,0.02875,0.06389&quot;&#10;overlay1_desc5_overlay = l-light-shoulder.png&#10;overlay1_desc5_reach_x = 0&#10;overlay1_desc5_alpha_mod = 20&#10;&#10;### Overlay 'landscape' &gt; 6 &gt; light for 'select'&#10;overlay1_desc6 = &quot;select,0.2075,0.17765,radial,0.02875,0.06389&quot;&#10;overlay1_desc6_overlay = l-light-shoulder.png&#10;overlay1_desc6_reach_x = 0&#10;overlay1_desc6_alpha_mod = 20&#10;&#10;### Overlay 'landscape' &gt; 7 &gt; light for 'start'&#10;overlay1_desc7 = &quot;start,0.7925,0.17765,radial,0.02875,0.06389&quot;&#10;overlay1_desc7_overlay = l-light-shoulder.png&#10;overlay1_desc7_reach_x = 0&#10;overlay1_desc7_alpha_mod = 20&#10;&#10;### Overlay 'landscape' &gt; 8 &gt; light for 'r1'&#10;overlay1_desc8 = &quot;r,0.87625,0.12778,radial,0.02875,0.06389&quot;&#10;overlay1_desc8_overlay = l-light-shoulder.png&#10;overlay1_desc8_reach_x = 0&#10;overlay1_desc8_alpha_mod = 20&#10;&#10;### Overlay 'landscape' &gt; 9 &gt; light for 'r2'&#10;overlay1_desc9 = &quot;r2,0.96,0.17765,radial,0.02875,0.06389&quot;&#10;overlay1_desc9_overlay = l-light-shoulder.png&#10;overlay1_desc9_reach_x = 0&#10;overlay1_desc9_alpha_mod = 20&#10;&#10;### Overlay 'landscape' &gt; 10 &gt; light for 'up'&#10;overlay1_desc10 = &quot;up,0.12375,0.35833,radial,0.04,0.08889&quot;&#10;overlay1_desc10_overlay = l-light-act4.png&#10;overlay1_desc10_reach_x = 0&#10;overlay1_desc10_alpha_mod = 20&#10;&#10;### Overlay 'landscape' &gt; 11 &gt; light for 'left'&#10;overlay1_desc11 = &quot;left,0.06,0.5,radial,0.04,0.08889&quot;&#10;overlay1_desc11_overlay = l-light-act4.png&#10;overlay1_desc11_reach_x = 0&#10;overlay1_desc11_alpha_mod = 20&#10;&#10;### Overlay 'landscape' &gt; 12 &gt; light for 'right'&#10;overlay1_desc12 = &quot;right,0.1875,0.5,radial,0.04,0.08889&quot;&#10;overlay1_desc12_overlay = l-light-act4.png&#10;overlay1_desc12_reach_x = 0&#10;overlay1_desc12_alpha_mod = 20&#10;&#10;### Overlay 'landscape' &gt; 13 &gt; light for 'down'&#10;overlay1_desc13 = &quot;down,0.12375,0.64167,radial,0.04,0.08889&quot;&#10;overlay1_desc13_overlay = l-light-act4.png&#10;overlay1_desc13_reach_x = 0&#10;overlay1_desc13_alpha_mod = 20&#10;&#10;### Overlay 'landscape' &gt; 14 &gt; light for 'up|left'&#10;overlay1_desc14 = &quot;up|left,0.05658,0.35072,radial,0.00875,0.01944&quot;&#10;overlay1_desc14_overlay = l-light-corner.png&#10;overlay1_desc14_reach_x = 0&#10;overlay1_desc14_alpha_mod = 20&#10;&#10;### Overlay 'landscape' &gt; 15 &gt; light for 'up|right'&#10;overlay1_desc15 = &quot;up|right,0.19093,0.35072,radial,0.00875,0.01944&quot;&#10;overlay1_desc15_overlay = l-light-corner.png&#10;overlay1_desc15_reach_x = 0&#10;overlay1_desc15_alpha_mod = 20&#10;&#10;### Overlay 'landscape' &gt; 16 &gt; light for 'down|left'&#10;overlay1_desc16 = &quot;down|left,0.05658,0.64928,radial,0.00875,0.01944&quot;&#10;overlay1_desc16_overlay = l-light-corner.png&#10;overlay1_desc16_reach_x = 0&#10;overlay1_desc16_alpha_mod = 20&#10;&#10;### Overlay 'landscape' &gt; 17 &gt; light for 'down|right'&#10;overlay1_desc17 = &quot;down|right,0.19093,0.64928,radial,0.00875,0.01944&quot;&#10;overlay1_desc17_overlay = l-light-corner.png&#10;overlay1_desc17_reach_x = 0&#10;overlay1_desc17_alpha_mod = 20&#10;&#10;### Overlay 'landscape' &gt; 18 &gt; light for 'x'&#10;overlay1_desc18 = &quot;x,0.87625,0.35833,radial,0.04,0.08889&quot;&#10;overlay1_desc18_overlay = l-light-act4.png&#10;overlay1_desc18_reach_x = 0&#10;overlay1_desc18_alpha_mod = 20&#10;&#10;### Overlay 'landscape' &gt; 19 &gt; light for 'y'&#10;overlay1_desc19 = &quot;y,0.8125,0.5,radial,0.04,0.08889&quot;&#10;overlay1_desc19_overlay = l-light-act4.png&#10;overlay1_desc19_reach_x = 0&#10;overlay1_desc19_alpha_mod = 20&#10;&#10;### Overlay 'landscape' &gt; 20 &gt; light for 'a'&#10;overlay1_desc20 = &quot;a,0.94,0.5,radial,0.04,0.08889&quot;&#10;overlay1_desc20_overlay = l-light-act4.png&#10;overlay1_desc20_reach_x = 0&#10;overlay1_desc20_alpha_mod = 20&#10;&#10;### Overlay 'landscape' &gt; 21 &gt; light for 'b'&#10;overlay1_desc21 = &quot;b,0.87625,0.64167,radial,0.04,0.08889&quot;&#10;overlay1_desc21_overlay = l-light-act4.png&#10;overlay1_desc21_reach_x = 0&#10;overlay1_desc21_alpha_mod = 20&#10;&#10;### Overlay 'landscape' &gt; 22 &gt; light for 'x|y'&#10;overlay1_desc22 = &quot;x|y,0.80908,0.35072,radial,0.00875,0.01944&quot;&#10;overlay1_desc22_overlay = l-light-corner.png&#10;overlay1_desc22_reach_x = 0&#10;overlay1_desc22_alpha_mod = 20&#10;&#10;### Overlay 'landscape' &gt; 23 &gt; light for 'x|a'&#10;overlay1_desc23 = &quot;x|a,0.94343,0.35072,radial,0.00875,0.01944&quot;&#10;overlay1_desc23_overlay = l-light-corner.png&#10;overlay1_desc23_reach_x = 0&#10;overlay1_desc23_alpha_mod = 20&#10;&#10;### Overlay 'landscape' &gt; 24 &gt; light for 'b|y'&#10;overlay1_desc24 = &quot;b|y,0.80908,0.64928,radial,0.00875,0.01944&quot;&#10;overlay1_desc24_overlay = l-light-corner.png&#10;overlay1_desc24_reach_x = 0&#10;overlay1_desc24_alpha_mod = 20&#10;&#10;### Overlay 'landscape' &gt; 25 &gt; light for 'b|a'&#10;overlay1_desc25 = &quot;b|a,0.94343,0.64928,radial,0.00875,0.01944&quot;&#10;overlay1_desc25_overlay = l-light-corner.png&#10;overlay1_desc25_reach_x = 0&#10;overlay1_desc25_alpha_mod = 20&#10;&#10;### Overlay 'landscape' &gt; 26 &gt; button for 'toggle_fast_forward'&#10;overlay1_desc26 = &quot;toggle_fast_forward,0.035,0.92222,radial,0.025,0.05556&quot;&#10;overlay1_desc26_overlay = l-btn-fast-forward.png&#10;overlay1_desc26_reach_x = 1.25&#10;overlay1_desc26_reach_y = 1.25&#10;overlay1_desc26_alpha_mod = 2&#10;&#10;### Overlay 'landscape' &gt; 27 &gt; button for 'load_state'&#10;overlay1_desc27 = &quot;load_state,0.345,0.07778,radial,0.025,0.05556&quot;&#10;overlay1_desc27_overlay = l-btn-load.png&#10;overlay1_desc27_reach_x = 1.25&#10;overlay1_desc27_reach_y = 1.25&#10;overlay1_desc27_alpha_mod = 2&#10;&#10;### Overlay 'landscape' &gt; 28 &gt; button for 'save_state'&#10;overlay1_desc28 = &quot;save_state,0.655,0.07778,radial,0.025,0.05556&quot;&#10;overlay1_desc28_overlay = l-btn-save.png&#10;overlay1_desc28_reach_x = 1.25&#10;overlay1_desc28_reach_y = 1.25&#10;overlay1_desc28_alpha_mod = 2&#10;&#10;### Overlay 'landscape' &gt; 29 &gt; button for 'menu_toggle'&#10;overlay1_desc29 = &quot;menu_toggle,0.965,0.92222,radial,0.025,0.05556&quot;&#10;overlay1_desc29_overlay = l-btn-menu.png&#10;overlay1_desc29_reach_x = 1.25&#10;overlay1_desc29_reach_y = 1.25&#10;overlay1_desc29_alpha_mod = 2&#10;&#10;### Overlay 'landscape' &gt; 30 &gt; button for 'l2'&#10;overlay1_desc30 = &quot;l2,0.04,0.17765,radial,0.03375,0.075&quot;&#10;overlay1_desc30_overlay = l-btn-l2.png&#10;overlay1_desc30_reach_x = 1.25&#10;overlay1_desc30_reach_y = 1.25&#10;overlay1_desc30_alpha_mod = 2&#10;&#10;### Overlay 'landscape' &gt; 31 &gt; button for 'l1'&#10;overlay1_desc31 = &quot;l,0.12375,0.12778,radial,0.03375,0.075&quot;&#10;overlay1_desc31_overlay = l-btn-l1.png&#10;overlay1_desc31_reach_x = 1.25&#10;overlay1_desc31_reach_y = 1.25&#10;overlay1_desc31_alpha_mod = 2&#10;&#10;### Overlay 'landscape' &gt; 32 &gt; button for 'select'&#10;overlay1_desc32 = &quot;select,0.2075,0.17765,radial,0.03375,0.075&quot;&#10;overlay1_desc32_overlay = l-btn-select.png&#10;overlay1_desc32_reach_x = 1.25&#10;overlay1_desc32_reach_y = 1.25&#10;overlay1_desc32_alpha_mod = 2&#10;&#10;### Overlay 'landscape' &gt; 33 &gt; button for 'start'&#10;overlay1_desc33 = &quot;start,0.7925,0.17765,radial,0.03375,0.075&quot;&#10;overlay1_desc33_overlay = l-btn-start.png&#10;overlay1_desc33_reach_x = 1.25&#10;overlay1_desc33_reach_y = 1.25&#10;overlay1_desc33_alpha_mod = 2&#10;&#10;### Overlay 'landscape' &gt; 34 &gt; button for 'r1'&#10;overlay1_desc34 = &quot;r,0.87625,0.12778,radial,0.03375,0.075&quot;&#10;overlay1_desc34_overlay = l-btn-r1.png&#10;overlay1_desc34_reach_x = 1.25&#10;overlay1_desc34_reach_y = 1.25&#10;overlay1_desc34_alpha_mod = 2&#10;&#10;### Overlay 'landscape' &gt; 35 &gt; button for 'r2'&#10;overlay1_desc35 = &quot;r2,0.96,0.17765,radial,0.03375,0.075&quot;&#10;overlay1_desc35_overlay = l-btn-r2.png&#10;overlay1_desc35_reach_x = 1.25&#10;overlay1_desc35_reach_y = 1.25&#10;overlay1_desc35_alpha_mod = 2&#10;&#10;### Overlay 'landscape' &gt; 36 &gt; button for 'up', disabled, handled by dpad_area&#10;overlay1_desc36 = &quot;up,0.12375,0.35833,radial,0.04,0.08889&quot;&#10;overlay1_desc36_overlay = l-btn-dpad-up.png&#10;overlay1_desc36_reach_x = 0&#10;overlay1_desc36_alpha_mod = 2&#10;&#10;### Overlay 'landscape' &gt; 37 &gt; button for 'left', disabled, handled by dpad_area&#10;overlay1_desc37 = &quot;left,0.06,0.5,radial,0.04,0.08889&quot;&#10;overlay1_desc37_overlay = l-btn-dpad-left.png&#10;overlay1_desc37_reach_x = 0&#10;overlay1_desc37_alpha_mod = 2&#10;&#10;### Overlay 'landscape' &gt; 38 &gt; button for 'right', disabled, handled by dpad_area&#10;overlay1_desc38 = &quot;right,0.1875,0.5,radial,0.04,0.08889&quot;&#10;overlay1_desc38_overlay = l-btn-dpad-right.png&#10;overlay1_desc38_reach_x = 0&#10;overlay1_desc38_alpha_mod = 2&#10;&#10;### Overlay 'landscape' &gt; 39 &gt; button for 'down', disabled, handled by dpad_area&#10;overlay1_desc39 = &quot;down,0.12375,0.64167,radial,0.04,0.08889&quot;&#10;overlay1_desc39_overlay = l-btn-dpad-down.png&#10;overlay1_desc39_reach_x = 0&#10;overlay1_desc39_alpha_mod = 2&#10;&#10;### Overlay 'landscape' &gt; 40 &gt; button for 'up|left', disabled, handled by dpad_area&#10;overlay1_desc40 = &quot;up|left,0.05658,0.35072,radial,0.00875,0.01944&quot;&#10;overlay1_desc40_overlay = l-btn-corner.png&#10;overlay1_desc40_reach_x = 0&#10;overlay1_desc40_alpha_mod = 2&#10;&#10;### Overlay 'landscape' &gt; 41 &gt; button for 'up|right', disabled, handled by dpad_area&#10;overlay1_desc41 = &quot;up|right,0.19093,0.35072,radial,0.00875,0.01944&quot;&#10;overlay1_desc41_overlay = l-btn-corner.png&#10;overlay1_desc41_reach_x = 0&#10;overlay1_desc41_alpha_mod = 2&#10;&#10;### Overlay 'landscape' &gt; 42 &gt; button for 'down|left', disabled, handled by dpad_area&#10;overlay1_desc42 = &quot;down|left,0.05658,0.64928,radial,0.00875,0.01944&quot;&#10;overlay1_desc42_overlay = l-btn-corner.png&#10;overlay1_desc42_reach_x = 0&#10;overlay1_desc42_alpha_mod = 2&#10;&#10;### Overlay 'landscape' &gt; 43 &gt; button for 'down|right', disabled, handled by dpad_area&#10;overlay1_desc43 = &quot;down|right,0.19093,0.64928,radial,0.00875,0.01944&quot;&#10;overlay1_desc43_overlay = l-btn-corner.png&#10;overlay1_desc43_reach_x = 0&#10;overlay1_desc43_alpha_mod = 2&#10;&#10;### Overlay 'landscape' &gt; 44 &gt; button for 'x', disabled, handled by abxy_area&#10;overlay1_desc44 = &quot;x,0.87625,0.35833,radial,0.04,0.08889&quot;&#10;overlay1_desc44_overlay = l-btn-act4-x-triangle.png&#10;overlay1_desc44_reach_x = 0&#10;overlay1_desc44_alpha_mod = 2&#10;&#10;### Overlay 'landscape' &gt; 45 &gt; button for 'y', disabled, handled by abxy_area&#10;overlay1_desc45 = &quot;y,0.8125,0.5,radial,0.04,0.08889&quot;&#10;overlay1_desc45_overlay = l-btn-act4-y-square.png&#10;overlay1_desc45_reach_x = 0&#10;overlay1_desc45_alpha_mod = 2&#10;&#10;### Overlay 'landscape' &gt; 46 &gt; button for 'a', disabled, handled by abxy_area&#10;overlay1_desc46 = &quot;a,0.94,0.5,radial,0.04,0.08889&quot;&#10;overlay1_desc46_overlay = l-btn-act4-a-circle.png&#10;overlay1_desc46_reach_x = 0&#10;overlay1_desc46_alpha_mod = 2&#10;&#10;### Overlay 'landscape' &gt; 47 &gt; button for 'b', disabled, handled by abxy_area&#10;overlay1_desc47 = &quot;b,0.87625,0.64167,radial,0.04,0.08889&quot;&#10;overlay1_desc47_overlay = l-btn-act4-b-cross.png&#10;overlay1_desc47_reach_x = 0&#10;overlay1_desc47_alpha_mod = 2&#10;&#10;### Overlay 'landscape' &gt; 48 &gt; button for 'x|y', disabled, handled by abxy_area&#10;overlay1_desc48 = &quot;x|y,0.80908,0.35072,radial,0.00875,0.01944&quot;&#10;overlay1_desc48_overlay = l-btn-corner.png&#10;overlay1_desc48_reach_x = 0&#10;overlay1_desc48_alpha_mod = 2&#10;&#10;### Overlay 'landscape' &gt; 49 &gt; button for 'x|a', disabled, handled by abxy_area&#10;overlay1_desc49 = &quot;x|a,0.94343,0.35072,radial,0.00875,0.01944&quot;&#10;overlay1_desc49_overlay = l-btn-corner.png&#10;overlay1_desc49_reach_x = 0&#10;overlay1_desc49_alpha_mod = 2&#10;&#10;### Overlay 'landscape' &gt; 50 &gt; button for 'b|y', disabled, handled by abxy_area&#10;overlay1_desc50 = &quot;b|y,0.80908,0.64928,radial,0.00875,0.01944&quot;&#10;overlay1_desc50_overlay = l-btn-corner.png&#10;overlay1_desc50_reach_x = 0&#10;overlay1_desc50_alpha_mod = 2&#10;&#10;### Overlay 'landscape' &gt; 51 &gt; button for 'b|a', disabled, handled by abxy_area&#10;overlay1_desc51 = &quot;b|a,0.94343,0.64928,radial,0.00875,0.01944&quot;&#10;overlay1_desc51_overlay = l-btn-corner.png&#10;overlay1_desc51_reach_x = 0&#10;overlay1_desc51_alpha_mod = 2&#10;&#10;### Overlay 'landscape' &gt; 52 &gt; handler for 'dpad_area'&#10;overlay1_desc52 = &quot;dpad_area,0.12375,0.5,radial,0.11375,0.25278&quot;&#10;overlay1_desc52_overlay = l-area-dpad.png&#10;overlay1_desc52_reach_x = 1.25&#10;overlay1_desc52_reach_y = 1.25&#10;overlay1_desc52_alpha_mod = 1&#10;&#10;### Overlay 'landscape' &gt; 53 &gt; handler for 'abxy_area'&#10;overlay1_desc53 = &quot;abxy_area,0.87625,0.5,radial,0.11375,0.25278&quot;&#10;overlay1_desc53_overlay = l-area-act.png&#10;overlay1_desc53_reach_x = 1.25&#10;overlay1_desc53_reach_y = 1.25&#10;overlay1_desc53_alpha_mod = 1&#10;&#10;### Overlay 'landscape' &gt; 54 &gt; link to portrait overlay&#10;overlay1_desc54 = &quot;overlay_next,0,0,radial,0,0&quot;&#10;overlay1_desc54_reach_x = 0&#10;overlay1_desc54_alpha_mod = 0&#10;overlay1_desc54_next_target = &quot;portrait&quot;" calcext:value-type="string">
            <text:p>## Overlay 'landscape'</text:p>
            <text:p>overlay1_name = "landscape"</text:p>
            <text:p>overlay1_full_screen = true</text:p>
            <text:p>overlay1_normalized = true</text:p>
            <text:p>overlay1_range_mod = 1.5</text:p>
            <text:p>overlay1_alpha_mod = 1</text:p>
            <text:p>overlay1_aspect_ratio = 2.22222222222222</text:p>
            <text:p>overlay1_descs = 55</text:p>
            <text:p/>
            <text:p>### Overlay 'landscape' &gt; 0 &gt; light for 'toggle_fast_forward'</text:p>
            <text:p>overlay1_desc0 = "toggle_fast_forward,0.035,0.92222,radial,0.02,0.04444"</text:p>
            <text:p>overlay1_desc0_overlay = l-light-hotkey.png</text:p>
            <text:p>overlay1_desc0_reach_x = 0</text:p>
            <text:p>overlay1_desc0_alpha_mod = 20</text:p>
            <text:p/>
            <text:p>### Overlay 'landscape' &gt; 1 &gt; light for 'load_state'</text:p>
            <text:p>overlay1_desc1 = "load_state,0.345,0.07778,radial,0.02,0.04444"</text:p>
            <text:p>overlay1_desc1_overlay = l-light-hotkey.png</text:p>
            <text:p>overlay1_desc1_reach_x = 0</text:p>
            <text:p>overlay1_desc1_alpha_mod = 20</text:p>
            <text:p/>
            <text:p>### Overlay 'landscape' &gt; 2 &gt; light for 'save_state'</text:p>
            <text:p>overlay1_desc2 = "save_state,0.655,0.07778,radial,0.02,0.04444"</text:p>
            <text:p>overlay1_desc2_overlay = l-light-hotkey.png</text:p>
            <text:p>overlay1_desc2_reach_x = 0</text:p>
            <text:p>overlay1_desc2_alpha_mod = 20</text:p>
            <text:p/>
            <text:p>### Overlay 'landscape' &gt; 3 &gt; light for 'menu_toggle'</text:p>
            <text:p>overlay1_desc3 = "menu_toggle,0.965,0.92222,radial,0.02,0.04444"</text:p>
            <text:p>overlay1_desc3_overlay = l-light-hotkey.png</text:p>
            <text:p>overlay1_desc3_reach_x = 0</text:p>
            <text:p>overlay1_desc3_alpha_mod = 20</text:p>
            <text:p/>
            <text:p>### Overlay 'landscape' &gt; 4 &gt; light for 'l2'</text:p>
            <text:p>overlay1_desc4 = "l2,0.04,0.17765,radial,0.02875,0.06389"</text:p>
            <text:p>overlay1_desc4_overlay = l-light-shoulder.png</text:p>
            <text:p>overlay1_desc4_reach_x = 0</text:p>
            <text:p>overlay1_desc4_alpha_mod = 20</text:p>
            <text:p/>
            <text:p>### Overlay 'landscape' &gt; 5 &gt; light for 'l1'</text:p>
            <text:p>overlay1_desc5 = "l,0.12375,0.12778,radial,0.02875,0.06389"</text:p>
            <text:p>overlay1_desc5_overlay = l-light-shoulder.png</text:p>
            <text:p>overlay1_desc5_reach_x = 0</text:p>
            <text:p>overlay1_desc5_alpha_mod = 20</text:p>
            <text:p/>
            <text:p>### Overlay 'landscape' &gt; 6 &gt; light for 'select'</text:p>
            <text:p>overlay1_desc6 = "select,0.2075,0.17765,radial,0.02875,0.06389"</text:p>
            <text:p>overlay1_desc6_overlay = l-light-shoulder.png</text:p>
            <text:p>overlay1_desc6_reach_x = 0</text:p>
            <text:p>overlay1_desc6_alpha_mod = 20</text:p>
            <text:p/>
            <text:p>### Overlay 'landscape' &gt; 7 &gt; light for 'start'</text:p>
            <text:p>overlay1_desc7 = "start,0.7925,0.17765,radial,0.02875,0.06389"</text:p>
            <text:p>overlay1_desc7_overlay = l-light-shoulder.png</text:p>
            <text:p>overlay1_desc7_reach_x = 0</text:p>
            <text:p>overlay1_desc7_alpha_mod = 20</text:p>
            <text:p/>
            <text:p>### Overlay 'landscape' &gt; 8 &gt; light for 'r1'</text:p>
            <text:p>overlay1_desc8 = "r,0.87625,0.12778,radial,0.02875,0.06389"</text:p>
            <text:p>overlay1_desc8_overlay = l-light-shoulder.png</text:p>
            <text:p>overlay1_desc8_reach_x = 0</text:p>
            <text:p>overlay1_desc8_alpha_mod = 20</text:p>
            <text:p/>
            <text:p>### Overlay 'landscape' &gt; 9 &gt; light for 'r2'</text:p>
            <text:p>overlay1_desc9 = "r2,0.96,0.17765,radial,0.02875,0.06389"</text:p>
            <text:p>overlay1_desc9_overlay = l-light-shoulder.png</text:p>
            <text:p>overlay1_desc9_reach_x = 0</text:p>
            <text:p>overlay1_desc9_alpha_mod = 20</text:p>
            <text:p/>
            <text:p>### Overlay 'landscape' &gt; 10 &gt; light for 'up'</text:p>
            <text:p>overlay1_desc10 = "up,0.12375,0.35833,radial,0.04,0.08889"</text:p>
            <text:p>overlay1_desc10_overlay = l-light-act4.png</text:p>
            <text:p>overlay1_desc10_reach_x = 0</text:p>
            <text:p>overlay1_desc10_alpha_mod = 20</text:p>
            <text:p/>
            <text:p>### Overlay 'landscape' &gt; 11 &gt; light for 'left'</text:p>
            <text:p>overlay1_desc11 = "left,0.06,0.5,radial,0.04,0.08889"</text:p>
            <text:p>overlay1_desc11_overlay = l-light-act4.png</text:p>
            <text:p>overlay1_desc11_reach_x = 0</text:p>
            <text:p>overlay1_desc11_alpha_mod = 20</text:p>
            <text:p/>
            <text:p>### Overlay 'landscape' &gt; 12 &gt; light for 'right'</text:p>
            <text:p>overlay1_desc12 = "right,0.1875,0.5,radial,0.04,0.08889"</text:p>
            <text:p>overlay1_desc12_overlay = l-light-act4.png</text:p>
            <text:p>overlay1_desc12_reach_x = 0</text:p>
            <text:p>overlay1_desc12_alpha_mod = 20</text:p>
            <text:p/>
            <text:p>### Overlay 'landscape' &gt; 13 &gt; light for 'down'</text:p>
            <text:p>overlay1_desc13 = "down,0.12375,0.64167,radial,0.04,0.08889"</text:p>
            <text:p>overlay1_desc13_overlay = l-light-act4.png</text:p>
            <text:p>overlay1_desc13_reach_x = 0</text:p>
            <text:p>overlay1_desc13_alpha_mod = 20</text:p>
            <text:p/>
            <text:p>### Overlay 'landscape' &gt; 14 &gt; light for 'up|left'</text:p>
            <text:p>overlay1_desc14 = "up|left,0.05658,0.35072,radial,0.00875,0.01944"</text:p>
            <text:p>overlay1_desc14_overlay = l-light-corner.png</text:p>
            <text:p>overlay1_desc14_reach_x = 0</text:p>
            <text:p>overlay1_desc14_alpha_mod = 20</text:p>
            <text:p/>
            <text:p>### Overlay 'landscape' &gt; 15 &gt; light for 'up|right'</text:p>
            <text:p>overlay1_desc15 = "up|right,0.19093,0.35072,radial,0.00875,0.01944"</text:p>
            <text:p>overlay1_desc15_overlay = l-light-corner.png</text:p>
            <text:p>overlay1_desc15_reach_x = 0</text:p>
            <text:p>overlay1_desc15_alpha_mod = 20</text:p>
            <text:p/>
            <text:p>### Overlay 'landscape' &gt; 16 &gt; light for 'down|left'</text:p>
            <text:p>overlay1_desc16 = "down|left,0.05658,0.64928,radial,0.00875,0.01944"</text:p>
            <text:p>overlay1_desc16_overlay = l-light-corner.png</text:p>
            <text:p>overlay1_desc16_reach_x = 0</text:p>
            <text:p>overlay1_desc16_alpha_mod = 20</text:p>
            <text:p/>
            <text:p>### Overlay 'landscape' &gt; 17 &gt; light for 'down|right'</text:p>
            <text:p>overlay1_desc17 = "down|right,0.19093,0.64928,radial,0.00875,0.01944"</text:p>
            <text:p>overlay1_desc17_overlay = l-light-corner.png</text:p>
            <text:p>overlay1_desc17_reach_x = 0</text:p>
            <text:p>overlay1_desc17_alpha_mod = 20</text:p>
            <text:p/>
            <text:p>### Overlay 'landscape' &gt; 18 &gt; light for 'x'</text:p>
            <text:p>overlay1_desc18 = "x,0.87625,0.35833,radial,0.04,0.08889"</text:p>
            <text:p>overlay1_desc18_overlay = l-light-act4.png</text:p>
            <text:p>overlay1_desc18_reach_x = 0</text:p>
            <text:p>overlay1_desc18_alpha_mod = 20</text:p>
            <text:p/>
            <text:p>### Overlay 'landscape' &gt; 19 &gt; light for 'y'</text:p>
            <text:p>overlay1_desc19 = "y,0.8125,0.5,radial,0.04,0.08889"</text:p>
            <text:p>overlay1_desc19_overlay = l-light-act4.png</text:p>
            <text:p>overlay1_desc19_reach_x = 0</text:p>
            <text:p>overlay1_desc19_alpha_mod = 20</text:p>
            <text:p/>
            <text:p>### Overlay 'landscape' &gt; 20 &gt; light for 'a'</text:p>
            <text:p>overlay1_desc20 = "a,0.94,0.5,radial,0.04,0.08889"</text:p>
            <text:p>overlay1_desc20_overlay = l-light-act4.png</text:p>
            <text:p>overlay1_desc20_reach_x = 0</text:p>
            <text:p>overlay1_desc20_alpha_mod = 20</text:p>
            <text:p/>
            <text:p>### Overlay 'landscape' &gt; 21 &gt; light for 'b'</text:p>
            <text:p>overlay1_desc21 = "b,0.87625,0.64167,radial,0.04,0.08889"</text:p>
            <text:p>overlay1_desc21_overlay = l-light-act4.png</text:p>
            <text:p>overlay1_desc21_reach_x = 0</text:p>
            <text:p>overlay1_desc21_alpha_mod = 20</text:p>
            <text:p/>
            <text:p>### Overlay 'landscape' &gt; 22 &gt; light for 'x|y'</text:p>
            <text:p>overlay1_desc22 = "x|y,0.80908,0.35072,radial,0.00875,0.01944"</text:p>
            <text:p>overlay1_desc22_overlay = l-light-corner.png</text:p>
            <text:p>overlay1_desc22_reach_x = 0</text:p>
            <text:p>overlay1_desc22_alpha_mod = 20</text:p>
            <text:p/>
            <text:p>### Overlay 'landscape' &gt; 23 &gt; light for 'x|a'</text:p>
            <text:p>overlay1_desc23 = "x|a,0.94343,0.35072,radial,0.00875,0.01944"</text:p>
            <text:p>overlay1_desc23_overlay = l-light-corner.png</text:p>
            <text:p>overlay1_desc23_reach_x = 0</text:p>
            <text:p>overlay1_desc23_alpha_mod = 20</text:p>
            <text:p/>
            <text:p>### Overlay 'landscape' &gt; 24 &gt; light for 'b|y'</text:p>
            <text:p>overlay1_desc24 = "b|y,0.80908,0.64928,radial,0.00875,0.01944"</text:p>
            <text:p>overlay1_desc24_overlay = l-light-corner.png</text:p>
            <text:p>overlay1_desc24_reach_x = 0</text:p>
            <text:p>overlay1_desc24_alpha_mod = 20</text:p>
            <text:p/>
            <text:p>### Overlay 'landscape' &gt; 25 &gt; light for 'b|a'</text:p>
            <text:p>overlay1_desc25 = "b|a,0.94343,0.64928,radial,0.00875,0.01944"</text:p>
            <text:p>overlay1_desc25_overlay = l-light-corner.png</text:p>
            <text:p>overlay1_desc25_reach_x = 0</text:p>
            <text:p>overlay1_desc25_alpha_mod = 20</text:p>
            <text:p/>
            <text:p>### Overlay 'landscape' &gt; 26 &gt; button for 'toggle_fast_forward'</text:p>
            <text:p>overlay1_desc26 = "toggle_fast_forward,0.035,0.92222,radial,0.025,0.05556"</text:p>
            <text:p>overlay1_desc26_overlay = l-btn-fast-forward.png</text:p>
            <text:p>overlay1_desc26_reach_x = 1.25</text:p>
            <text:p>overlay1_desc26_reach_y = 1.25</text:p>
            <text:p>overlay1_desc26_alpha_mod = 2</text:p>
            <text:p/>
            <text:p>### Overlay 'landscape' &gt; 27 &gt; button for 'load_state'</text:p>
            <text:p>overlay1_desc27 = "load_state,0.345,0.07778,radial,0.025,0.05556"</text:p>
            <text:p>overlay1_desc27_overlay = l-btn-load.png</text:p>
            <text:p>overlay1_desc27_reach_x = 1.25</text:p>
            <text:p>overlay1_desc27_reach_y = 1.25</text:p>
            <text:p>overlay1_desc27_alpha_mod = 2</text:p>
            <text:p/>
            <text:p>### Overlay 'landscape' &gt; 28 &gt; button for 'save_state'</text:p>
            <text:p>overlay1_desc28 = "save_state,0.655,0.07778,radial,0.025,0.05556"</text:p>
            <text:p>overlay1_desc28_overlay = l-btn-save.png</text:p>
            <text:p>overlay1_desc28_reach_x = 1.25</text:p>
            <text:p>overlay1_desc28_reach_y = 1.25</text:p>
            <text:p>overlay1_desc28_alpha_mod = 2</text:p>
            <text:p/>
            <text:p>### Overlay 'landscape' &gt; 29 &gt; button for 'menu_toggle'</text:p>
            <text:p>overlay1_desc29 = "menu_toggle,0.965,0.92222,radial,0.025,0.05556"</text:p>
            <text:p>overlay1_desc29_overlay = l-btn-menu.png</text:p>
            <text:p>overlay1_desc29_reach_x = 1.25</text:p>
            <text:p>overlay1_desc29_reach_y = 1.25</text:p>
            <text:p>overlay1_desc29_alpha_mod = 2</text:p>
            <text:p/>
            <text:p>### Overlay 'landscape' &gt; 30 &gt; button for 'l2'</text:p>
            <text:p>overlay1_desc30 = "l2,0.04,0.17765,radial,0.03375,0.075"</text:p>
            <text:p>overlay1_desc30_overlay = l-btn-l2.png</text:p>
            <text:p>overlay1_desc30_reach_x = 1.25</text:p>
            <text:p>overlay1_desc30_reach_y = 1.25</text:p>
            <text:p>overlay1_desc30_alpha_mod = 2</text:p>
            <text:p/>
            <text:p>### Overlay 'landscape' &gt; 31 &gt; button for 'l1'</text:p>
            <text:p>overlay1_desc31 = "l,0.12375,0.12778,radial,0.03375,0.075"</text:p>
            <text:p>overlay1_desc31_overlay = l-btn-l1.png</text:p>
            <text:p>overlay1_desc31_reach_x = 1.25</text:p>
            <text:p>overlay1_desc31_reach_y = 1.25</text:p>
            <text:p>overlay1_desc31_alpha_mod = 2</text:p>
            <text:p/>
            <text:p>### Overlay 'landscape' &gt; 32 &gt; button for 'select'</text:p>
            <text:p>overlay1_desc32 = "select,0.2075,0.17765,radial,0.03375,0.075"</text:p>
            <text:p>overlay1_desc32_overlay = l-btn-select.png</text:p>
            <text:p>overlay1_desc32_reach_x = 1.25</text:p>
            <text:p>overlay1_desc32_reach_y = 1.25</text:p>
            <text:p>overlay1_desc32_alpha_mod = 2</text:p>
            <text:p/>
            <text:p>### Overlay 'landscape' &gt; 33 &gt; button for 'start'</text:p>
            <text:p>overlay1_desc33 = "start,0.7925,0.17765,radial,0.03375,0.075"</text:p>
            <text:p>overlay1_desc33_overlay = l-btn-start.png</text:p>
            <text:p>overlay1_desc33_reach_x = 1.25</text:p>
            <text:p>overlay1_desc33_reach_y = 1.25</text:p>
            <text:p>overlay1_desc33_alpha_mod = 2</text:p>
            <text:p/>
            <text:p>### Overlay 'landscape' &gt; 34 &gt; button for 'r1'</text:p>
            <text:p>overlay1_desc34 = "r,0.87625,0.12778,radial,0.03375,0.075"</text:p>
            <text:p>overlay1_desc34_overlay = l-btn-r1.png</text:p>
            <text:p>overlay1_desc34_reach_x = 1.25</text:p>
            <text:p>overlay1_desc34_reach_y = 1.25</text:p>
            <text:p>overlay1_desc34_alpha_mod = 2</text:p>
            <text:p/>
            <text:p>### Overlay 'landscape' &gt; 35 &gt; button for 'r2'</text:p>
            <text:p>overlay1_desc35 = "r2,0.96,0.17765,radial,0.03375,0.075"</text:p>
            <text:p>overlay1_desc35_overlay = l-btn-r2.png</text:p>
            <text:p>overlay1_desc35_reach_x = 1.25</text:p>
            <text:p>overlay1_desc35_reach_y = 1.25</text:p>
            <text:p>overlay1_desc35_alpha_mod = 2</text:p>
            <text:p/>
            <text:p>### Overlay 'landscape' &gt; 36 &gt; button for 'up', disabled, handled by dpad_area</text:p>
            <text:p>overlay1_desc36 = "up,0.12375,0.35833,radial,0.04,0.08889"</text:p>
            <text:p>overlay1_desc36_overlay = l-btn-dpad-up.png</text:p>
            <text:p>overlay1_desc36_reach_x = 0</text:p>
            <text:p>overlay1_desc36_alpha_mod = 2</text:p>
            <text:p/>
            <text:p>### Overlay 'landscape' &gt; 37 &gt; button for 'left', disabled, handled by dpad_area</text:p>
            <text:p>overlay1_desc37 = "left,0.06,0.5,radial,0.04,0.08889"</text:p>
            <text:p>overlay1_desc37_overlay = l-btn-dpad-left.png</text:p>
            <text:p>overlay1_desc37_reach_x = 0</text:p>
            <text:p>overlay1_desc37_alpha_mod = 2</text:p>
            <text:p/>
            <text:p>### Overlay 'landscape' &gt; 38 &gt; button for 'right', disabled, handled by dpad_area</text:p>
            <text:p>overlay1_desc38 = "right,0.1875,0.5,radial,0.04,0.08889"</text:p>
            <text:p>overlay1_desc38_overlay = l-btn-dpad-right.png</text:p>
            <text:p>overlay1_desc38_reach_x = 0</text:p>
            <text:p>overlay1_desc38_alpha_mod = 2</text:p>
            <text:p/>
            <text:p>### Overlay 'landscape' &gt; 39 &gt; button for 'down', disabled, handled by dpad_area</text:p>
            <text:p>overlay1_desc39 = "down,0.12375,0.64167,radial,0.04,0.08889"</text:p>
            <text:p>overlay1_desc39_overlay = l-btn-dpad-down.png</text:p>
            <text:p>overlay1_desc39_reach_x = 0</text:p>
            <text:p>overlay1_desc39_alpha_mod = 2</text:p>
            <text:p/>
            <text:p>### Overlay 'landscape' &gt; 40 &gt; button for 'up|left', disabled, handled by dpad_area</text:p>
            <text:p>overlay1_desc40 = "up|left,0.05658,0.35072,radial,0.00875,0.01944"</text:p>
            <text:p>overlay1_desc40_overlay = l-btn-corner.png</text:p>
            <text:p>overlay1_desc40_reach_x = 0</text:p>
            <text:p>overlay1_desc40_alpha_mod = 2</text:p>
            <text:p/>
            <text:p>### Overlay 'landscape' &gt; 41 &gt; button for 'up|right', disabled, handled by dpad_area</text:p>
            <text:p>overlay1_desc41 = "up|right,0.19093,0.35072,radial,0.00875,0.01944"</text:p>
            <text:p>overlay1_desc41_overlay = l-btn-corner.png</text:p>
            <text:p>overlay1_desc41_reach_x = 0</text:p>
            <text:p>overlay1_desc41_alpha_mod = 2</text:p>
            <text:p/>
            <text:p>### Overlay 'landscape' &gt; 42 &gt; button for 'down|left', disabled, handled by dpad_area</text:p>
            <text:p>overlay1_desc42 = "down|left,0.05658,0.64928,radial,0.00875,0.01944"</text:p>
            <text:p>overlay1_desc42_overlay = l-btn-corner.png</text:p>
            <text:p>overlay1_desc42_reach_x = 0</text:p>
            <text:p>overlay1_desc42_alpha_mod = 2</text:p>
            <text:p/>
            <text:p>### Overlay 'landscape' &gt; 43 &gt; button for 'down|right', disabled, handled by dpad_area</text:p>
            <text:p>overlay1_desc43 = "down|right,0.19093,0.64928,radial,0.00875,0.01944"</text:p>
            <text:p>overlay1_desc43_overlay = l-btn-corner.png</text:p>
            <text:p>overlay1_desc43_reach_x = 0</text:p>
            <text:p>overlay1_desc43_alpha_mod = 2</text:p>
            <text:p/>
            <text:p>### Overlay 'landscape' &gt; 44 &gt; button for 'x', disabled, handled by abxy_area</text:p>
            <text:p>overlay1_desc44 = "x,0.87625,0.35833,radial,0.04,0.08889"</text:p>
            <text:p>overlay1_desc44_overlay = l-btn-act4-x-triangle.png</text:p>
            <text:p>overlay1_desc44_reach_x = 0</text:p>
            <text:p>overlay1_desc44_alpha_mod = 2</text:p>
            <text:p/>
            <text:p>### Overlay 'landscape' &gt; 45 &gt; button for 'y', disabled, handled by abxy_area</text:p>
            <text:p>overlay1_desc45 = "y,0.8125,0.5,radial,0.04,0.08889"</text:p>
            <text:p>overlay1_desc45_overlay = l-btn-act4-y-square.png</text:p>
            <text:p>overlay1_desc45_reach_x = 0</text:p>
            <text:p>overlay1_desc45_alpha_mod = 2</text:p>
            <text:p/>
            <text:p>### Overlay 'landscape' &gt; 46 &gt; button for 'a', disabled, handled by abxy_area</text:p>
            <text:p>overlay1_desc46 = "a,0.94,0.5,radial,0.04,0.08889"</text:p>
            <text:p>overlay1_desc46_overlay = l-btn-act4-a-circle.png</text:p>
            <text:p>overlay1_desc46_reach_x = 0</text:p>
            <text:p>overlay1_desc46_alpha_mod = 2</text:p>
            <text:p/>
            <text:p>### Overlay 'landscape' &gt; 47 &gt; button for 'b', disabled, handled by abxy_area</text:p>
            <text:p>overlay1_desc47 = "b,0.87625,0.64167,radial,0.04,0.08889"</text:p>
            <text:p>overlay1_desc47_overlay = l-btn-act4-b-cross.png</text:p>
            <text:p>overlay1_desc47_reach_x = 0</text:p>
            <text:p>overlay1_desc47_alpha_mod = 2</text:p>
            <text:p/>
            <text:p>### Overlay 'landscape' &gt; 48 &gt; button for 'x|y', disabled, handled by abxy_area</text:p>
            <text:p>overlay1_desc48 = "x|y,0.80908,0.35072,radial,0.00875,0.01944"</text:p>
            <text:p>overlay1_desc48_overlay = l-btn-corner.png</text:p>
            <text:p>overlay1_desc48_reach_x = 0</text:p>
            <text:p>overlay1_desc48_alpha_mod = 2</text:p>
            <text:p/>
            <text:p>### Overlay 'landscape' &gt; 49 &gt; button for 'x|a', disabled, handled by abxy_area</text:p>
            <text:p>overlay1_desc49 = "x|a,0.94343,0.35072,radial,0.00875,0.01944"</text:p>
            <text:p>overlay1_desc49_overlay = l-btn-corner.png</text:p>
            <text:p>overlay1_desc49_reach_x = 0</text:p>
            <text:p>overlay1_desc49_alpha_mod = 2</text:p>
            <text:p/>
            <text:p>### Overlay 'landscape' &gt; 50 &gt; button for 'b|y', disabled, handled by abxy_area</text:p>
            <text:p>overlay1_desc50 = "b|y,0.80908,0.64928,radial,0.00875,0.01944"</text:p>
            <text:p>overlay1_desc50_overlay = l-btn-corner.png</text:p>
            <text:p>overlay1_desc50_reach_x = 0</text:p>
            <text:p>overlay1_desc50_alpha_mod = 2</text:p>
            <text:p/>
            <text:p>### Overlay 'landscape' &gt; 51 &gt; button for 'b|a', disabled, handled by abxy_area</text:p>
            <text:p>overlay1_desc51 = "b|a,0.94343,0.64928,radial,0.00875,0.01944"</text:p>
            <text:p>overlay1_desc51_overlay = l-btn-corner.png</text:p>
            <text:p>overlay1_desc51_reach_x = 0</text:p>
            <text:p>overlay1_desc51_alpha_mod = 2</text:p>
            <text:p/>
            <text:p>### Overlay 'landscape' &gt; 52 &gt; handler for 'dpad_area'</text:p>
            <text:p>overlay1_desc52 = "dpad_area,0.12375,0.5,radial,0.11375,0.25278"</text:p>
            <text:p>overlay1_desc52_overlay = l-area-dpad.png</text:p>
            <text:p>overlay1_desc52_reach_x = 1.25</text:p>
            <text:p>overlay1_desc52_reach_y = 1.25</text:p>
            <text:p>overlay1_desc52_alpha_mod = 1</text:p>
            <text:p/>
            <text:p>### Overlay 'landscape' &gt; 53 &gt; handler for 'abxy_area'</text:p>
            <text:p>overlay1_desc53 = "abxy_area,0.87625,0.5,radial,0.11375,0.25278"</text:p>
            <text:p>overlay1_desc53_overlay = l-area-act.png</text:p>
            <text:p>overlay1_desc53_reach_x = 1.25</text:p>
            <text:p>overlay1_desc53_reach_y = 1.25</text:p>
            <text:p>overlay1_desc53_alpha_mod = 1</text:p>
            <text:p/>
            <text:p>### Overlay 'landscape' &gt; 54 &gt; link to portrait overlay</text:p>
            <text:p>overlay1_desc54 = "overlay_next,0,0,radial,0,0"</text:p>
            <text:p>overlay1_desc54_reach_x = 0</text:p>
            <text:p>overlay1_desc54_alpha_mod = 0</text:p>
            <text:p>overlay1_desc54_next_target = "portrait"</text:p>
          </table:table-cell>
        </table:table-row>
      </table:table>
      <table:named-expressions/>
      <table:database-ranges>
        <table:database-range table:name="__Anonymous_Sheet_DB__0" table:target-range-address="source.P4:source.R2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Go Noto Kurrent-Regular" svg:font-family="'Go Noto Kurrent-Regular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en" fo:country="US" style:font-name-asian="Source Han Sans CN" style:font-size-asian="10pt" style:language-asian="zh" style:country-asian="CN" style:font-name-complex="Go Noto Kurrent-Regular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Go Noto Kurrent-Regular" style:font-family-complex="'Go Noto Kurrent-Regular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3">00/00/0000</text:date>, <text:time style:data-style-name="N2" text:time-value="14:28:15.44717191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5T22:12:47.759976782</meta:creation-date>
    <dc:date>2024-05-13T14:29:37.141717996</dc:date>
    <meta:editing-duration>PT22H21M15S</meta:editing-duration>
    <meta:editing-cycles>47</meta:editing-cycles>
    <meta:generator>LibreOffice/24.2.3.2$Linux_X86_64 LibreOffice_project/420$Build-2</meta:generator>
    <meta:document-statistic meta:table-count="3" meta:cell-count="1593" meta:object-count="0"/>
  </office:meta>
</office:document-meta>
</file>